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fo:margin-left="0.176cm" table:align="left" style:writing-mode="lr-tb"/>
    </style:style>
    <style:style style:name="Tabela1.A" style:family="table-column">
      <style:table-column-properties style:column-width="4.233cm"/>
    </style:style>
    <style:style style:name="Tabela1.B" style:family="table-column">
      <style:table-column-properties style:column-width="7.699cm"/>
    </style:style>
    <style:style style:name="Tabela1.C" style:family="table-column">
      <style:table-column-properties style:column-width="2.461cm"/>
    </style:style>
    <style:style style:name="Tabela1.D" style:family="table-column">
      <style:table-column-properties style:column-width="2.143cm"/>
    </style:style>
    <style:style style:name="Tabela1.A1" style:family="table-cell">
      <style:table-cell-properties style:vertical-align="top" fo:padding-left="0.191cm" fo:padding-right="0.191cm" fo:padding-top="0cm" fo:padding-bottom="0cm" fo:border="1pt solid #000000"/>
    </style:style>
    <style:style style:name="Tabela1.A3" style:family="table-cell">
      <style:table-cell-properties style:vertical-align="top" fo:padding="0.176cm" fo:border="1pt solid #000000"/>
    </style:style>
    <style:style style:name="Tabela1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2" style:family="table">
      <style:table-properties style:width="15cm" fo:margin-left="0.176cm" table:align="left" style:writing-mode="lr-tb"/>
    </style:style>
    <style:style style:name="Tabela2.A" style:family="table-column">
      <style:table-column-properties style:column-width="7.5cm"/>
    </style:style>
    <style:style style:name="Tabela2.A1" style:family="table-cell">
      <style:table-cell-properties style:vertical-align="top" fo:padding="0.176cm" fo:border="1pt solid #000000"/>
    </style:style>
    <style:style style:name="Tabela3" style:family="table">
      <style:table-properties style:width="15.247cm" fo:margin-left="0.176cm" table:align="left" style:writing-mode="lr-tb"/>
    </style:style>
    <style:style style:name="Tabela3.A" style:family="table-column">
      <style:table-column-properties style:column-width="5.191cm"/>
    </style:style>
    <style:style style:name="Tabela3.B" style:family="table-column">
      <style:table-column-properties style:column-width="10.056cm"/>
    </style:style>
    <style:style style:name="Tabela3.A1" style:family="table-cell">
      <style:table-cell-properties style:vertical-align="top" fo:background-color="#4f81bd" fo:padding-left="0.191cm" fo:padding-right="0.191cm" fo:padding-top="0cm" fo:padding-bottom="0cm" fo:border="1pt solid #000000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="1pt solid #000000"/>
    </style:style>
    <style:style style:name="Tabela3.B2" style:family="table-cell">
      <style:table-cell-properties style:vertical-align="top" fo:padding-left="0.191cm" fo:padding-right="0.191cm" fo:padding-top="0cm" fo:padding-bottom="0cm" fo:border="1pt solid #000000"/>
    </style:style>
    <style:style style:name="Tabela3.A3" style:family="table-cell">
      <style:table-cell-properties style:vertical-align="top" fo:padding-left="0.191cm" fo:padding-right="0.191cm" fo:padding-top="0cm" fo:padding-bottom="0cm" fo:border="1pt solid #000000"/>
    </style:style>
    <style:style style:name="Tabela3.B3" style:family="table-cell">
      <style:table-cell-properties style:vertical-align="top" fo:padding-left="0.191cm" fo:padding-right="0.191cm" fo:padding-top="0cm" fo:padding-bottom="0cm" fo:border="1pt solid #000000"/>
    </style:style>
    <style:style style:name="Tabela3.A4" style:family="table-cell">
      <style:table-cell-properties style:vertical-align="top" fo:padding-left="0.191cm" fo:padding-right="0.191cm" fo:padding-top="0cm" fo:padding-bottom="0cm" fo:border="1pt solid #000000"/>
    </style:style>
    <style:style style:name="Tabela3.B4" style:family="table-cell">
      <style:table-cell-properties style:vertical-align="top" fo:padding-left="0.191cm" fo:padding-right="0.191cm" fo:padding-top="0cm" fo:padding-bottom="0cm" fo:border="1pt solid #000000"/>
    </style:style>
    <style:style style:name="Tabela3.A5" style:family="table-cell">
      <style:table-cell-properties style:vertical-align="top" fo:padding-left="0.191cm" fo:padding-right="0.191cm" fo:padding-top="0cm" fo:padding-bottom="0cm" fo:border="1pt solid #000000"/>
    </style:style>
    <style:style style:name="Tabela3.B5" style:family="table-cell">
      <style:table-cell-properties style:vertical-align="top" fo:padding-left="0.191cm" fo:padding-right="0.191cm" fo:padding-top="0cm" fo:padding-bottom="0cm" fo:border="1pt solid #000000"/>
    </style:style>
    <style:style style:name="Tabela3.A6" style:family="table-cell">
      <style:table-cell-properties style:vertical-align="top" fo:padding-left="0.191cm" fo:padding-right="0.191cm" fo:padding-top="0cm" fo:padding-bottom="0cm" fo:border="1pt solid #000000"/>
    </style:style>
    <style:style style:name="Tabela3.B6" style:family="table-cell">
      <style:table-cell-properties style:vertical-align="top" fo:padding-left="0.191cm" fo:padding-right="0.191cm" fo:padding-top="0cm" fo:padding-bottom="0cm" fo:border="1pt solid #000000"/>
    </style:style>
    <style:style style:name="Tabela3.A7" style:family="table-cell">
      <style:table-cell-properties style:vertical-align="top" fo:padding-left="0.191cm" fo:padding-right="0.191cm" fo:padding-top="0cm" fo:padding-bottom="0cm" fo:border="1pt solid #000000"/>
    </style:style>
    <style:style style:name="Tabela3.B7" style:family="table-cell">
      <style:table-cell-properties style:vertical-align="top" fo:padding-left="0.191cm" fo:padding-right="0.191cm" fo:padding-top="0cm" fo:padding-bottom="0cm" fo:border="1pt solid #000000"/>
    </style:style>
    <style:style style:name="Tabela3.A8" style:family="table-cell">
      <style:table-cell-properties style:vertical-align="top" fo:padding-left="0.191cm" fo:padding-right="0.191cm" fo:padding-top="0cm" fo:padding-bottom="0cm" fo:border="1pt solid #000000"/>
    </style:style>
    <style:style style:name="Tabela3.B8" style:family="table-cell">
      <style:table-cell-properties style:vertical-align="top" fo:padding-left="0.191cm" fo:padding-right="0.191cm" fo:padding-top="0cm" fo:padding-bottom="0cm" fo:border="1pt solid #000000"/>
    </style:style>
    <style:style style:name="Tabela3.A9" style:family="table-cell">
      <style:table-cell-properties style:vertical-align="top" fo:padding-left="0.191cm" fo:padding-right="0.191cm" fo:padding-top="0cm" fo:padding-bottom="0cm" fo:border="1pt solid #000000"/>
    </style:style>
    <style:style style:name="Tabela3.B9" style:family="table-cell">
      <style:table-cell-properties style:vertical-align="top" fo:padding-left="0.191cm" fo:padding-right="0.191cm" fo:padding-top="0cm" fo:padding-bottom="0cm" fo:border="1pt solid #000000"/>
    </style:style>
    <style:style style:name="Tabela3.A10" style:family="table-cell">
      <style:table-cell-properties style:vertical-align="top" fo:padding-left="0.191cm" fo:padding-right="0.191cm" fo:padding-top="0cm" fo:padding-bottom="0cm" fo:border="1pt solid #000000"/>
    </style:style>
    <style:style style:name="Tabela3.B10" style:family="table-cell">
      <style:table-cell-properties style:vertical-align="top" fo:padding-left="0.191cm" fo:padding-right="0.191cm" fo:padding-top="0cm" fo:padding-bottom="0cm" fo:border="1pt solid #000000"/>
    </style:style>
    <style:style style:name="Tabela3.A11" style:family="table-cell">
      <style:table-cell-properties style:vertical-align="top" fo:padding="0.176cm" fo:border="1pt solid #000000"/>
    </style:style>
    <style:style style:name="Tabela3.B11" style:family="table-cell">
      <style:table-cell-properties style:vertical-align="top" fo:padding="0.176cm" fo:border="1pt solid #000000"/>
    </style:style>
    <style:style style:name="Tabela3.A12" style:family="table-cell">
      <style:table-cell-properties style:vertical-align="top" fo:padding="0.176cm" fo:border="1pt solid #000000"/>
    </style:style>
    <style:style style:name="Tabela3.B12" style:family="table-cell">
      <style:table-cell-properties style:vertical-align="top" fo:padding="0.176cm" fo:border="1pt solid #000000"/>
    </style:style>
    <style:style style:name="Tabela3.A13" style:family="table-cell">
      <style:table-cell-properties style:vertical-align="top" fo:padding="0.176cm" fo:border="1pt solid #000000"/>
    </style:style>
    <style:style style:name="Tabela3.B13" style:family="table-cell">
      <style:table-cell-properties style:vertical-align="top" fo:padding="0.176cm" fo:border="1pt solid #000000"/>
    </style:style>
    <style:style style:name="Tabela3.A14" style:family="table-cell">
      <style:table-cell-properties style:vertical-align="top" fo:padding="0.176cm" fo:border="1pt solid #000000"/>
    </style:style>
    <style:style style:name="Tabela3.B14" style:family="table-cell">
      <style:table-cell-properties style:vertical-align="top" fo:padding="0.176cm" fo:border="1pt solid #000000"/>
    </style:style>
    <style:style style:name="Tabela3.A15" style:family="table-cell">
      <style:table-cell-properties style:vertical-align="top" fo:padding="0.176cm" fo:border="1pt solid #000000"/>
    </style:style>
    <style:style style:name="Tabela3.B15" style:family="table-cell">
      <style:table-cell-properties style:vertical-align="top" fo:padding="0.176cm" fo:border="1pt solid #000000"/>
    </style:style>
    <style:style style:name="Tabela3.A16" style:family="table-cell">
      <style:table-cell-properties style:vertical-align="top" fo:padding="0.176cm" fo:border="1pt solid #000000"/>
    </style:style>
    <style:style style:name="Tabela3.B16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bold" style:font-name-asian="Calibri" style:font-style-asian="normal" style:font-weight-asian="bold" style:font-name-complex="Calibri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Calibri" style:font-style-asian="normal" style:font-weight-asian="normal" style:font-name-complex="Calibri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style:font-name="Ari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/>
    </style:style>
    <style:style style:name="P8" style:family="paragraph" style:parent-style-name="Standard">
      <style:paragraph-properties fo:margin-left="0cm" fo:margin-right="0cm" fo:margin-top="0.176cm" fo:margin-bottom="0cm" fo:line-height="100%" fo:text-align="center" style:justify-single-word="false" fo:text-indent="0cm" style:auto-text-indent="false" fo:break-before="auto" fo:break-after="auto" style:writing-mode="lr-tb"/>
      <style:text-properties fo:color="#ffffff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176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176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P11" style:family="paragraph" style:parent-style-name="Standard">
      <style:paragraph-properties fo:margin-left="0cm" fo:margin-right="0cm" fo:margin-top="0.176cm" fo:margin-bottom="0cm" fo:line-height="100%" fo:text-align="justify" style:justify-single-word="false" fo:text-indent="0cm" style:auto-text-indent="false" fo:break-before="auto" fo:break-after="auto" style:writing-mode="lr-tb"/>
      <style:text-properties fo:color="#222222" style:text-line-through-style="none" style:font-name="Arial" fo:font-size="11pt" fo:font-style="normal" style:text-underline-style="none" fo:font-weight="bold" fo:background-color="#ffffff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176cm" fo:margin-bottom="0cm" fo:line-height="100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13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14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ff0000" style:font-name="Arial" style:font-name-asian="Arial" style:font-name-complex="Arial"/>
    </style:style>
    <style:style style:name="P17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18" style:family="paragraph" style:parent-style-name="Standard">
      <style:paragraph-properties fo:margin-top="0cm" fo:margin-bottom="0cm" fo:line-height="100%" fo:text-align="end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top="0cm" fo:margin-bottom="0cm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fo:line-height="100%" fo:break-before="auto" fo:break-after="auto" style:writing-mode="lr-tb"/>
      <style:text-properties style:font-name="Arial"/>
    </style:style>
    <style:style style:name="P21" style:family="paragraph" style:parent-style-name="Standard">
      <style:paragraph-properties fo:margin-top="0cm" fo:margin-bottom="0cm" fo:line-height="100%" fo:text-align="justify" style:justify-single-word="false" fo:break-before="auto" fo:break-after="auto" style:writing-mode="lr-tb"/>
      <style:text-properties style:font-name="Arial"/>
    </style:style>
    <style:style style:name="P22" style:family="paragraph" style:parent-style-name="Standard">
      <style:paragraph-properties fo:margin-top="0cm" fo:margin-bottom="0cm" fo:line-height="100%" fo:break-before="auto" fo:break-after="auto" style:writing-mode="lr-tb"/>
      <style:text-properties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P23" style:family="paragraph" style:parent-style-name="Standard">
      <style:paragraph-properties fo:margin-top="0cm" fo:margin-bottom="0cm"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4" style:family="paragraph" style:parent-style-name="Standard">
      <style:paragraph-properties fo:margin-top="0cm" fo:margin-bottom="0cm" fo:line-height="100%" fo:text-align="justify" style:justify-single-word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5" style:family="paragraph" style:parent-style-name="Standard">
      <style:paragraph-properties fo:line-height="100%" fo:break-before="page" style:writing-mode="lr-tb"/>
      <style:text-properties style:font-name="Arial"/>
    </style:style>
    <style:style style:name="P26" style:family="paragraph" style:parent-style-name="Standard">
      <style:paragraph-properties fo:line-height="115%" fo:break-before="page" style:writing-mode="lr-tb"/>
      <style:text-properties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P27" style:family="paragraph" style:parent-style-name="Standard">
      <style:paragraph-properties fo:line-height="115%" fo:text-align="justify" style:justify-single-word="false" fo:break-before="page" style:writing-mode="lr-tb"/>
      <style:text-properties style:font-name="Arial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Standard">
      <style:paragraph-properties fo:margin-left="0.026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P30" style:family="paragraph" style:parent-style-name="Standard">
      <style:paragraph-properties fo:margin-left="0.026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31" style:family="paragraph" style:parent-style-name="Standard">
      <style:paragraph-properties fo:margin-left="0.026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style:font-name="Arial"/>
    </style:style>
    <style:style style:name="P32" style:family="paragraph" style:parent-style-name="Standard">
      <style:paragraph-properties fo:margin-left="0.026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33" style:family="paragraph" style:parent-style-name="Standard">
      <style:paragraph-properties fo:margin-left="0.026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style:font-name="Arial"/>
    </style:style>
    <style:style style:name="P34" style:family="paragraph" style:parent-style-name="Standard">
      <style:paragraph-properties fo:margin-left="0.026cm" fo:margin-right="0cm" fo:margin-top="0cm" fo:margin-bottom="0.353cm" fo:line-height="115%" fo:text-align="center" style:justify-single-word="false" fo:text-indent="0cm" style:auto-text-indent="false" fo:break-before="auto" fo:break-after="auto" style:writing-mode="lr-tb"/>
      <style:text-properties style:font-name="Arial"/>
    </style:style>
    <style:style style:name="P35" style:family="paragraph" style:parent-style-name="Standard">
      <style:paragraph-properties fo:line-height="100%" fo:break-before="auto" fo:break-after="auto" style:writing-mode="lr-tb"/>
      <style:text-properties style:font-name="Arial"/>
    </style:style>
    <style:style style:name="P3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/>
    </style:style>
    <style:style style:name="P37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/>
    </style:style>
    <style:style style:name="P38" style:family="paragraph" style:parent-style-name="Standard">
      <style:paragraph-properties fo:line-height="100%" fo:text-align="end" style:justify-single-word="false" fo:break-before="auto" fo:break-after="auto" style:writing-mode="lr-tb"/>
      <style:text-properties style:font-name="Arial" fo:font-size="20pt" style:font-name-asian="Arial" style:font-size-asian="20pt" style:font-name-complex="Arial" style:font-size-complex="20pt"/>
    </style:style>
    <style:style style:name="P39" style:family="paragraph" style:parent-style-name="Standard">
      <style:paragraph-properties fo:line-height="100%" fo:break-before="auto" fo:break-after="auto" style:writing-mode="lr-tb"/>
      <style:text-properties style:font-name="Arial" fo:font-size="20pt" style:font-size-asian="20pt" style:font-size-complex="20pt"/>
    </style:style>
    <style:style style:name="P40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4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/>
    </style:style>
    <style:style style:name="P4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"/>
    </style:style>
    <style:style style:name="P4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4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45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7" style:family="paragraph" style:parent-style-name="Standard">
      <style:paragraph-properties fo:margin-top="0cm" fo:margin-bottom="0.24cm" fo:line-height="150%" fo:text-align="end" style:justify-single-word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48" style:family="paragraph" style:parent-style-name="Standard">
      <style:paragraph-properties fo:margin-left="0cm" fo:margin-right="0cm" fo:margin-top="0cm" fo:margin-bottom="0.176cm" fo:line-height="115%" fo:text-align="start" style:justify-single-word="false" fo:text-indent="0.381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.176cm" fo:line-height="115%" fo:text-align="start" style:justify-single-word="false" fo:text-indent="0.381cm" style:auto-text-indent="false" fo:break-before="auto" fo:break-after="auto" style:writing-mode="lr-tb"/>
      <style:text-properties style:font-name="Arial"/>
    </style:style>
    <style:style style:name="P50" style:family="paragraph" style:parent-style-name="Standard">
      <style:paragraph-properties fo:margin-left="1.249cm" fo:margin-right="0cm" fo:line-height="100%" fo:text-indent="1.249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.635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52" style:family="paragraph" style:parent-style-name="Standard">
      <style:paragraph-properties fo:margin-left="0.635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53" style:family="paragraph" style:parent-style-name="Standard">
      <style:paragraph-properties fo:margin-left="0.661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54" style:family="paragraph" style:parent-style-name="Standard">
      <style:paragraph-properties fo:margin-left="0.661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55" style:family="paragraph" style:parent-style-name="Standard">
      <style:paragraph-properties fo:margin-left="0.661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56" style:family="paragraph" style:parent-style-name="Standard">
      <style:paragraph-properties fo:margin-left="0.661cm" fo:margin-right="0cm" fo:margin-top="0cm" fo:margin-bottom="0.353cm" fo:line-height="115%" fo:text-align="center" style:justify-single-word="false" fo:text-indent="0cm" style:auto-text-indent="false" fo:break-before="auto" fo:break-after="auto" style:writing-mode="lr-tb"/>
      <style:text-properties style:font-name="Arial"/>
    </style:style>
    <style:style style:name="P57" style:family="paragraph" style:parent-style-name="Standard">
      <style:paragraph-properties fo:margin-left="0.661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58" style:family="paragraph" style:parent-style-name="Standard">
      <style:paragraph-properties fo:margin-left="0.661cm" fo:margin-right="0cm" fo:line-height="100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59" style:family="paragraph" style:parent-style-name="Standard">
      <style:paragraph-properties fo:margin-left="0.661cm" fo:margin-right="0cm" fo:line-height="100%" fo:text-align="center" style:justify-single-word="false" fo:text-indent="0cm" style:auto-text-indent="false" fo:break-before="auto" fo:break-after="auto" style:writing-mode="lr-tb"/>
      <style:text-properties style:font-name="Arial"/>
    </style:style>
    <style:style style:name="P60" style:family="paragraph" style:parent-style-name="Standard">
      <style:paragraph-properties fo:margin-left="0.661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61" style:family="paragraph" style:parent-style-name="Standard">
      <style:paragraph-properties fo:margin-left="1.27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62" style:family="paragraph" style:parent-style-name="Standard">
      <style:paragraph-properties fo:margin-left="1.27cm" fo:margin-right="0cm" fo:line-height="115%" fo:text-align="center" style:justify-single-word="false" fo:text-indent="0cm" style:auto-text-indent="false" fo:break-before="auto" fo:break-after="auto" style:writing-mode="lr-tb"/>
      <style:text-properties style:font-name="Arial"/>
    </style:style>
    <style:style style:name="P63" style:family="paragraph" style:parent-style-name="Standard">
      <style:paragraph-properties fo:margin-left="1.27cm" fo:margin-right="0cm" fo:line-height="115%" fo:text-align="start" style:justify-single-word="false" fo:text-indent="0cm" style:auto-text-indent="false" fo:break-before="auto" fo:break-after="auto" style:writing-mode="lr-tb"/>
      <style:text-properties style:font-name="Arial"/>
    </style:style>
    <style:style style:name="P64" style:family="paragraph" style:parent-style-name="Standard">
      <style:paragraph-properties fo:margin-left="1.27cm" fo:margin-right="0cm" fo:line-height="115%" fo:text-align="end" style:justify-single-word="false" fo:text-indent="0cm" style:auto-text-indent="false" fo:break-before="auto" fo:break-after="auto" style:writing-mode="lr-tb"/>
      <style:text-properties style:font-name="Arial"/>
    </style:style>
    <style:style style:name="P65" style:family="paragraph" style:parent-style-name="Standard">
      <style:paragraph-properties fo:margin-left="1.27cm" fo:margin-right="0cm" fo:line-height="115%" fo:text-align="start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66" style:family="paragraph" style:parent-style-name="Standard">
      <style:paragraph-properties fo:margin-left="1.296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67" style:family="paragraph" style:parent-style-name="Standard">
      <style:paragraph-properties fo:margin-left="1.296cm" fo:margin-right="0cm" fo:line-height="100%" fo:text-indent="0cm" style:auto-text-indent="false" fo:break-before="auto" fo:break-after="auto" style:writing-mode="lr-tb"/>
      <style:text-properties style:font-name="Arial"/>
    </style:style>
    <style:style style:name="P68" style:family="paragraph" style:parent-style-name="Standard">
      <style:paragraph-properties fo:margin-left="1.296cm" fo:margin-right="0cm" fo:line-height="100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69" style:family="paragraph" style:parent-style-name="Standard">
      <style:paragraph-properties fo:margin-left="1.296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70" style:family="paragraph" style:parent-style-name="Standard">
      <style:paragraph-properties fo:margin-left="1.296cm" fo:margin-right="0cm" fo:margin-top="0cm" fo:margin-bottom="0.353cm" fo:line-height="115%" fo:text-align="center" style:justify-single-word="false" fo:text-indent="0cm" style:auto-text-indent="false" fo:break-before="auto" fo:break-after="auto" style:writing-mode="lr-tb"/>
      <style:text-properties style:font-name="Arial"/>
    </style:style>
    <style:style style:name="P71" style:family="paragraph" style:parent-style-name="Standard">
      <style:paragraph-properties fo:margin-left="1.296cm" fo:margin-right="0cm" fo:margin-top="0cm" fo:margin-bottom="0.353cm" fo:line-height="100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72" style:family="paragraph" style:parent-style-name="Standard">
      <style:paragraph-properties fo:margin-left="1.296cm" fo:margin-right="0cm" fo:margin-top="0cm" fo:margin-bottom="0.353cm" fo:line-height="115%" fo:text-align="center" style:justify-single-word="false" fo:text-indent="0cm" style:auto-text-indent="false" fo:break-before="auto" fo:break-after="auto" style:writing-mode="lr-tb"/>
      <style:text-properties style:font-name="Arial" fo:font-size="10pt" style:font-name-asian="Arial" style:font-size-asian="10pt" style:font-name-complex="Arial" style:font-size-complex="10pt"/>
    </style:style>
    <style:style style:name="P73" style:family="paragraph" style:parent-style-name="Standard">
      <style:paragraph-properties fo:margin-left="1.296cm" fo:margin-right="0cm" fo:margin-top="0cm" fo:margin-bottom="0.353cm" fo:line-height="115%" fo:text-align="center" style:justify-single-word="false" fo:text-indent="0cm" style:auto-text-indent="false" fo:break-before="auto" fo:break-after="auto"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1.296cm" fo:margin-right="0cm" fo:margin-top="0cm" fo:margin-bottom="0.353cm" fo:line-height="115%" fo:text-align="center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75" style:family="paragraph" style:parent-style-name="Standard">
      <style:paragraph-properties fo:margin-left="1.296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76" style:family="paragraph" style:parent-style-name="Standard">
      <style:paragraph-properties fo:margin-left="0.82cm" fo:margin-right="0cm" fo:margin-top="0cm" fo:margin-bottom="0.353cm" fo:line-height="100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77" style:family="paragraph" style:parent-style-name="Standard">
      <style:paragraph-properties fo:margin-left="0.82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78" style:family="paragraph" style:parent-style-name="Standard">
      <style:paragraph-properties fo:margin-left="0.503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79" style:family="paragraph" style:parent-style-name="Standard">
      <style:paragraph-properties fo:margin-left="0.503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80" style:family="paragraph" style:parent-style-name="Contents_20_10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Heading_20_2">
      <style:paragraph-properties fo:line-height="115%" fo:break-before="page" style:writing-mode="lr-tb"/>
    </style:style>
    <style:style style:name="P82" style:family="paragraph" style:parent-style-name="Heading_20_2">
      <style:paragraph-properties fo:line-height="115%" fo:break-before="auto" fo:break-after="auto" style:writing-mode="lr-tb"/>
      <style:text-properties style:font-name="Arial"/>
    </style:style>
    <style:style style:name="P83" style:family="paragraph" style:parent-style-name="Heading_20_3">
      <style:paragraph-properties fo:margin-left="0.661cm" fo:margin-right="0cm" fo:line-height="115%" fo:text-indent="0cm" style:auto-text-indent="false" fo:break-before="auto" fo:break-after="auto" style:writing-mode="lr-tb"/>
      <style:text-properties style:font-name="Arial"/>
    </style:style>
    <style:style style:name="P84" style:family="paragraph" style:parent-style-name="Heading_20_3">
      <style:paragraph-properties fo:margin-left="0.82cm" fo:margin-right="0cm" fo:line-height="115%" fo:text-indent="0cm" style:auto-text-indent="false" fo:break-before="auto" fo:break-after="auto" style:writing-mode="lr-tb"/>
      <style:text-properties style:font-name="Arial"/>
    </style:style>
    <style:style style:name="P85" style:family="paragraph" style:parent-style-name="Heading_20_3">
      <style:paragraph-properties fo:margin-left="0.635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86" style:family="paragraph" style:parent-style-name="Heading_20_3">
      <style:paragraph-properties fo:margin-left="0.503cm" fo:margin-right="0cm" fo:line-height="115%" fo:text-indent="0cm" style:auto-text-indent="false" fo:break-before="auto" fo:break-after="auto" style:writing-mode="lr-tb"/>
      <style:text-properties style:font-name="Arial"/>
    </style:style>
    <style:style style:name="P87" style:family="paragraph" style:parent-style-name="Heading_20_4">
      <style:paragraph-properties fo:margin-left="1.296cm" fo:margin-right="0cm" fo:line-height="115%" fo:text-indent="0cm" style:auto-text-indent="false" fo:break-before="auto" fo:break-after="auto" style:writing-mode="lr-tb"/>
      <style:text-properties style:font-name="Arial"/>
    </style:style>
    <style:style style:name="P88" style:family="paragraph" style:parent-style-name="Heading_20_4">
      <style:paragraph-properties fo:margin-left="1.296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89" style:family="paragraph" style:parent-style-name="Heading_20_4">
      <style:paragraph-properties fo:margin-left="1.296cm" fo:margin-right="0cm" fo:margin-top="0.423cm" fo:margin-bottom="0.106cm" fo:line-height="115%" fo:text-indent="0cm" style:auto-text-indent="false" fo:break-before="auto" fo:break-after="auto" style:writing-mode="lr-tb"/>
      <style:text-properties style:font-name="Arial"/>
    </style:style>
    <style:style style:name="P90" style:family="paragraph" style:parent-style-name="Heading_20_4">
      <style:paragraph-properties fo:margin-left="1.296cm" fo:margin-right="0cm" fo:margin-top="0.423cm" fo:margin-bottom="0.106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91" style:family="paragraph" style:parent-style-name="Heading_20_1" style:list-style-name="">
      <style:paragraph-properties fo:margin-top="0.847cm" fo:margin-bottom="0.212cm" fo:line-height="115%" fo:text-align="start" style:justify-single-word="false" fo:orphans="2" fo:widows="2" style:writing-mode="lr-tb"/>
      <style:text-properties style:font-name="Arial" style:font-name-asian="Arial" style:font-name-complex="Arial"/>
    </style:style>
    <style:style style:name="P92" style:family="paragraph" style:parent-style-name="Heading_20_1">
      <style:paragraph-properties fo:margin-top="0.847cm" fo:margin-bottom="0.212cm" fo:line-height="115%" fo:break-before="page" style:writing-mode="lr-tb"/>
      <style:text-properties style:font-name="Arial"/>
    </style:style>
    <style:style style:name="P93" style:family="paragraph" style:parent-style-name="Standard" style:master-page-name="Standard">
      <style:paragraph-properties fo:margin-left="0cm" fo:margin-right="0cm" fo:margin-top="0cm" fo:margin-bottom="0cm" fo:line-height="100%" fo:text-indent="0cm" style:auto-text-indent="false" style:page-number="auto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94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95" style:family="paragraph" style:parent-style-name="Standard" style:list-style-name="LS3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96" style:family="paragraph" style:parent-style-name="Standard" style:list-style-name="LS4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97" style:family="paragraph" style:parent-style-name="Standard" style:list-style-name="LS5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98" style:family="paragraph" style:parent-style-name="Standard" style:list-style-name="LS2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99" style:family="paragraph" style:parent-style-name="Standard" style:list-style-name="LS6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10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style:font-name="Arial"/>
    </style:style>
    <style:style style:name="P10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2" style:family="paragraph" style:parent-style-name="Standard">
      <style:paragraph-properties fo:margin-left="0cm" fo:margin-right="0cm" fo:margin-top="0cm" fo:margin-bottom="0cm" fo:line-height="100%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103" style:family="paragraph" style:parent-style-name="Standard" style:master-page-name="Standard">
      <style:paragraph-properties fo:margin-top="0cm" fo:margin-bottom="0cm" fo:line-height="100%" fo:text-align="start" style:justify-single-word="false" style:page-number="auto" fo:break-before="auto" fo:break-after="auto" style:writing-mode="lr-tb"/>
      <style:text-properties style:font-name="Arial"/>
    </style:style>
    <style:style style:name="P104" style:family="paragraph" style:parent-style-name="Standard" style:list-style-name="LS1">
      <style:paragraph-properties fo:margin-top="0cm" fo:margin-bottom="0cm" fo:line-height="100%" fo:break-before="auto" fo:break-after="auto" style:writing-mode="lr-tb"/>
    </style:style>
    <style:style style:name="P105" style:family="paragraph" style:parent-style-name="Standard" style:list-style-name="LS2">
      <style:paragraph-properties fo:margin-top="0cm" fo:margin-bottom="0cm" fo:line-height="115%" fo:text-align="justify" style:justify-single-word="false" fo:break-before="auto" fo:break-after="auto" style:writing-mode="lr-tb"/>
      <style:text-properties style:font-name="Arial"/>
    </style:style>
    <style:style style:name="P106" style:family="paragraph" style:parent-style-name="Standard" style:list-style-name="LS3">
      <style:paragraph-properties fo:margin-top="0cm" fo:margin-bottom="0cm" fo:line-height="115%" fo:text-align="justify" style:justify-single-word="false" fo:break-before="auto" fo:break-after="auto" style:writing-mode="lr-tb"/>
      <style:text-properties style:font-name="Arial"/>
    </style:style>
    <style:style style:name="P107" style:family="paragraph" style:parent-style-name="Standard" style:list-style-name="LS4">
      <style:paragraph-properties fo:margin-top="0cm" fo:margin-bottom="0cm" fo:line-height="115%" fo:text-align="justify" style:justify-single-word="false" fo:break-before="auto" fo:break-after="auto" style:writing-mode="lr-tb"/>
      <style:text-properties style:font-name="Arial"/>
    </style:style>
    <style:style style:name="P10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name-asian="Arial" style:font-size-asian="11pt" style:font-name-complex="Arial" style:font-size-complex="11pt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6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7" style:family="text">
      <style:text-properties fo:color="#000000" style:text-line-through-style="none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color="#1155cc" style:font-name="Arial" style:text-underline-style="solid" style:text-underline-width="auto" style:text-und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style:font-name-asian="Arial" style:font-size-asian="11pt" style:font-name-complex="Arial" style:font-size-complex="11pt"/>
    </style:style>
    <style:style style:name="T13" style:family="text">
      <style:text-properties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4" style:family="text">
      <style:text-properties fo:font-size="11pt" fo:font-style="italic" style:font-name-asian="Arial" style:font-size-asian="11pt" style:font-style-asian="italic" style:font-name-complex="Arial" style:font-size-complex="11pt" style:font-style-complex="italic"/>
    </style:style>
    <style:style style:name="T15" style:family="text">
      <style:text-properties fo:color="#222222" fo:font-size="11pt" fo:background-color="#ffffff" style:font-name-asian="Arial" style:font-size-asian="11pt" style:font-name-complex="Arial" style:font-size-complex="11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name-asian="Arial" style:font-weight-asian="bold" style:font-name-complex="Arial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22" style:family="text">
      <style:text-properties style:font-name-asian="Arial" style:font-name-complex="Arial"/>
    </style:style>
    <style:style style:name="T2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/>
      <text:p text:style-name="P18"/>
      <text:p text:style-name="P18"/>
      <text:p text:style-name="P47"/>
      <text:p text:style-name="P18"/>
      <text:p text:style-name="P19"/>
      <text:p text:style-name="P20"><draw:frame draw:style-name="fr2" draw:name="figura1" text:anchor-type="as-char" svg:width="8.467cm" svg:height="6.35cm" draw:z-index="0"><draw:image xlink:href="Pictures/1000020100000140000000F06BA53021.png" xlink:type="simple" xlink:show="embed" xlink:actuate="onLoad"/></draw:frame></text:p>
      <text:p text:style-name="P22"/>
      <text:p text:style-name="P35"><text:span text:style-name="T19">SGB</text:span><text:span text:style-name="T19">_</text:span><text:span text:style-name="T19">REQ</text:span><text:span text:style-name="T19">_</text:span><text:span text:style-name="T19">DocumentoConOps</text:span></text:p>
      <text:p text:style-name="P35"><text:span text:style-name="T19">Versão</text:span><text:span text:style-name="T19"> 1.0</text:span></text:p>
      <text:p text:style-name="P38"/>
      <text:p text:style-name="P39"/>
      <text:p text:style-name="P25"><text:span text:style-name="T21">Histórico</text:span><text:span text:style-name="T21"> </text:span><text:span text:style-name="T21">de</text:span><text:span text:style-name="T21"> </text:span><text:span text:style-name="T21">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Nome</text:p>
          </table:table-cell>
          <table:table-cell table:style-name="Tabela1.A1" office:value-type="string">
            <text:p text:style-name="P1">Alterações</text:p>
          </table:table-cell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Versão</text:p>
          </table:table-cell>
        </table:table-row>
        <table:table-row>
          <table:table-cell table:style-name="Tabela1.A1" office:value-type="string">
            <text:p text:style-name="P6"><text:span text:style-name="T4">Bruno</text:span><text:span text:style-name="T4"> </text:span><text:span text:style-name="T4">Blumenschein</text:span><text:span text:style-name="T4"> </text:span><text:span text:style-name="T4">e</text:span><text:span text:style-name="T4"> </text:span><text:span text:style-name="T4">Rodrigo</text:span><text:span text:style-name="T4"> </text:span><text:span text:style-name="T4">Andrade</text:span></text:p>
          </table:table-cell>
          <table:table-cell table:style-name="Tabela1.A1" office:value-type="string">
            <text:p text:style-name="P6"><text:span text:style-name="T4">Inicio</text:span><text:span text:style-name="T4"> </text:span><text:span text:style-name="T4">do</text:span><text:span text:style-name="T4"> </text:span><text:span text:style-name="T4">documento</text:span><text:span text:style-name="T4"> – </text:span><text:span text:style-name="T4">Adequação</text:span><text:span text:style-name="T4"> </text:span><text:span text:style-name="T4">do</text:span><text:span text:style-name="T4"> </text:span><text:span text:style-name="T4">documento</text:span><text:span text:style-name="T4"> </text:span><text:span text:style-name="T4">reutilizado</text:span><text:span text:style-name="T4"> </text:span><text:span text:style-name="T4">as</text:span><text:span text:style-name="T4"> </text:span><text:span text:style-name="T4">necessidades</text:span><text:span text:style-name="T4"> </text:span><text:span text:style-name="T4">atuais</text:span><text:span text:style-name="T4"> </text:span><text:span text:style-name="T4">do</text:span><text:span text:style-name="T4"> </text:span><text:span text:style-name="T4">sistema</text:span></text:p>
          </table:table-cell>
          <table:table-cell table:style-name="Tabela1.A1" office:value-type="string">
            <text:p text:style-name="P5">26/10/2012</text:p>
          </table:table-cell>
          <table:table-cell table:style-name="Tabela1.A1" office:value-type="string">
            <text:p text:style-name="P5">0.1</text:p>
          </table:table-cell>
        </table:table-row>
        <table:table-row>
          <table:table-cell table:style-name="Tabela1.A3" office:value-type="string">
            <text:p text:style-name="P6"><text:span text:style-name="T4">Andressa</text:span><text:span text:style-name="T4"> </text:span><text:span text:style-name="T4">Gonçalves</text:span></text:p>
          </table:table-cell>
          <table:table-cell table:style-name="Tabela1.A3" office:value-type="string">
            <text:p text:style-name="P6"><text:span text:style-name="T4">Alteração</text:span><text:span text:style-name="T4"> </text:span><text:span text:style-name="T4">de</text:span><text:span text:style-name="T4"> </text:span><text:span text:style-name="T4">alguns</text:span><text:span text:style-name="T4"> </text:span><text:span text:style-name="T4">itens</text:span><text:span text:style-name="T4"> </text:span><text:span text:style-name="T4">do</text:span><text:span text:style-name="T4"> </text:span><text:span text:style-name="T4">Conceito</text:span><text:span text:style-name="T4"> </text:span><text:span text:style-name="T4">do</text:span><text:span text:style-name="T4"> </text:span><text:span text:style-name="T4">Sistema</text:span></text:p>
          </table:table-cell>
          <table:table-cell table:style-name="Tabela1.A3" office:value-type="string">
            <text:p text:style-name="P5">26/10/2012</text:p>
          </table:table-cell>
          <table:table-cell table:style-name="Tabela1.A3" office:value-type="string">
            <text:p text:style-name="P5">0.2</text:p>
          </table:table-cell>
        </table:table-row>
        <table:table-row>
          <table:table-cell table:style-name="Tabela1.A3" office:value-type="string">
            <text:p text:style-name="P6"><text:span text:style-name="T4">Bruno</text:span><text:span text:style-name="T4"> </text:span><text:span text:style-name="T4">Blumenschein</text:span></text:p>
          </table:table-cell>
          <table:table-cell table:style-name="Tabela1.A3" office:value-type="string">
            <text:p text:style-name="P6"><text:span text:style-name="T4">Revisão</text:span><text:span text:style-name="T4"> </text:span><text:span text:style-name="T4">de</text:span><text:span text:style-name="T4"> </text:span><text:span text:style-name="T4">todo</text:span><text:span text:style-name="T4"> </text:span><text:span text:style-name="T4">o</text:span><text:span text:style-name="T4"> </text:span><text:span text:style-name="T4">documento</text:span><text:span text:style-name="T4">, </text:span><text:span text:style-name="T4">com</text:span><text:span text:style-name="T4"> </text:span><text:span text:style-name="T4">foco</text:span><text:span text:style-name="T4"> </text:span><text:span text:style-name="T4">nos</text:span><text:span text:style-name="T4"> </text:span><text:span text:style-name="T4">itens</text:span><text:span text:style-name="T4"> </text:span><text:span text:style-name="T4">das</text:span><text:span text:style-name="T4"> </text:span><text:span text:style-name="T4">seções</text:span><text:span text:style-name="T4"> 4 </text:span><text:span text:style-name="T4">e</text:span><text:span text:style-name="T4"> 5.</text:span></text:p>
          </table:table-cell>
          <table:table-cell table:style-name="Tabela1.A3" office:value-type="string">
            <text:p text:style-name="P5">31/10/2012</text:p>
          </table:table-cell>
          <table:table-cell table:style-name="Tabela1.A3" office:value-type="string">
            <text:p text:style-name="P5">0.3</text:p>
          </table:table-cell>
        </table:table-row>
        <table:table-row>
          <table:table-cell table:style-name="Tabela1.A3" office:value-type="string">
            <text:p text:style-name="P6"><text:span text:style-name="T4">Bruno</text:span><text:span text:style-name="T4"> </text:span><text:span text:style-name="T4">Blumenschein</text:span></text:p>
          </table:table-cell>
          <table:table-cell table:style-name="Tabela1.A3" office:value-type="string">
            <text:p text:style-name="P6"><text:span text:style-name="T4">Finalização</text:span><text:span text:style-name="T4"> </text:span><text:span text:style-name="T4">da</text:span><text:span text:style-name="T4"> </text:span><text:span text:style-name="T4">revisão</text:span><text:span text:style-name="T4"> </text:span><text:span text:style-name="T4">dos</text:span><text:span text:style-name="T4"> </text:span><text:span text:style-name="T4">tópicos</text:span><text:span text:style-name="T4">: 5, 6 </text:span><text:span text:style-name="T4">e</text:span><text:span text:style-name="T4"> 7</text:span></text:p>
          </table:table-cell>
          <table:table-cell table:style-name="Tabela1.A3" office:value-type="string">
            <text:p text:style-name="P5">01/11/2012</text:p>
          </table:table-cell>
          <table:table-cell table:style-name="Tabela1.A3" office:value-type="string">
            <text:p text:style-name="P5">0.4</text:p>
          </table:table-cell>
        </table:table-row>
        <table:table-row>
          <table:table-cell table:style-name="Tabela1.A6" office:value-type="string">
            <text:p text:style-name="P6">Rodrigo Andrade</text:p>
          </table:table-cell>
          <table:table-cell table:style-name="Tabela1.A6" office:value-type="string">
            <text:p text:style-name="P6">Formatação do documento para entrega</text:p>
          </table:table-cell>
          <table:table-cell table:style-name="Tabela1.A6" office:value-type="string">
            <text:p text:style-name="P5">01/11/2012</text:p>
          </table:table-cell>
          <table:table-cell table:style-name="Tabela1.A6" office:value-type="string">
            <text:p text:style-name="P5">1.0</text:p>
          </table:table-cell>
        </table:table-row>
      </table:table>
      <text:p text:style-name="P40"/>
      <text:p text:style-name="P26">Prefácio</text:p>
      <text:p text:style-name="P41"><text:span text:style-name="T12">Atualmente</text:span><text:span text:style-name="T12"> </text:span><text:span text:style-name="T12">as</text:span><text:span text:style-name="T12"> </text:span><text:span text:style-name="T12">instituições</text:span><text:span text:style-name="T12"> </text:span><text:span text:style-name="T12">de</text:span><text:span text:style-name="T12"> </text:span><text:span text:style-name="T12">ensino</text:span><text:span text:style-name="T12"> </text:span><text:span text:style-name="T12">possuem</text:span><text:span text:style-name="T12"> </text:span><text:span text:style-name="T12">acervos</text:span><text:span text:style-name="T12"> </text:span><text:span text:style-name="T12">bibliográficos</text:span><text:span text:style-name="T12"> </text:span><text:span text:style-name="T12">cada</text:span><text:span text:style-name="T12"> </text:span><text:span text:style-name="T12">vez</text:span><text:span text:style-name="T12"> </text:span><text:span text:style-name="T12">maiores</text:span><text:span text:style-name="T12"> </text:span><text:span text:style-name="T12">disponibilizados</text:span><text:span text:style-name="T12"> </text:span><text:span text:style-name="T12">para</text:span><text:span text:style-name="T12"> </text:span><text:span text:style-name="T12">a</text:span><text:span text:style-name="T12"> </text:span><text:span text:style-name="T12">comunidade</text:span><text:span text:style-name="T12">. </text:span><text:span text:style-name="T12">O</text:span><text:span text:style-name="T12"> </text:span><text:span text:style-name="T12">número</text:span><text:span text:style-name="T12"> </text:span><text:span text:style-name="T12">de</text:span><text:span text:style-name="T12"> </text:span><text:span text:style-name="T12">livros</text:span><text:span text:style-name="T12"> </text:span><text:span text:style-name="T12">disponíveis</text:span><text:span text:style-name="T12"> </text:span><text:span text:style-name="T12">cresce</text:span><text:span text:style-name="T12"> </text:span><text:span text:style-name="T12">a</text:span><text:span text:style-name="T12"> </text:span><text:span text:style-name="T12">cada</text:span><text:span text:style-name="T12"> </text:span><text:span text:style-name="T12">dia</text:span><text:span text:style-name="T12"> </text:span><text:span text:style-name="T12">devido</text:span><text:span text:style-name="T12"> </text:span><text:span text:style-name="T12">a</text:span><text:span text:style-name="T12"> </text:span><text:span text:style-name="T12">fatores</text:span><text:span text:style-name="T12"> </text:span><text:span text:style-name="T12">como</text:span><text:span text:style-name="T12">: </text:span><text:span text:style-name="T12">novos</text:span><text:span text:style-name="T12"> </text:span><text:span text:style-name="T12">cursos</text:span><text:span text:style-name="T12"> </text:span><text:span text:style-name="T12">que</text:span><text:span text:style-name="T12"> </text:span><text:span text:style-name="T12">estão</text:span><text:span text:style-name="T12"> </text:span><text:span text:style-name="T12">sendo</text:span><text:span text:style-name="T12"> </text:span><text:span text:style-name="T12">criados</text:span><text:span text:style-name="T12"> (</text:span><text:span text:style-name="T12">Engenharia</text:span><text:span text:style-name="T12"> </text:span><text:span text:style-name="T12">de</text:span><text:span text:style-name="T12"> </text:span><text:span text:style-name="T12">Software</text:span><text:span text:style-name="T12">, </text:span><text:span text:style-name="T12">Biotecnologia</text:span><text:span text:style-name="T12">, </text:span><text:span text:style-name="T12">Games</text:span><text:span text:style-name="T12">), </text:span><text:span text:style-name="T12">e</text:span><text:span text:style-name="T12"> </text:span><text:span text:style-name="T12">até</text:span><text:span text:style-name="T12"> </text:span><text:span text:style-name="T12">mesmo</text:span><text:span text:style-name="T12"> </text:span><text:span text:style-name="T12">novas</text:span><text:span text:style-name="T12"> </text:span><text:span text:style-name="T12">disciplinas</text:span><text:span text:style-name="T12"> </text:span><text:span text:style-name="T12">em</text:span><text:span text:style-name="T12"> </text:span><text:span text:style-name="T12">cursos</text:span><text:span text:style-name="T12"> </text:span><text:span text:style-name="T12">já</text:span><text:span text:style-name="T12"> </text:span><text:span text:style-name="T12">existentes</text:span><text:span text:style-name="T12">, </text:span><text:span text:style-name="T12">que</text:span><text:span text:style-name="T12"> </text:span><text:span text:style-name="T12">exigem</text:span><text:span text:style-name="T12"> </text:span><text:span text:style-name="T12">novas</text:span><text:span text:style-name="T12"> </text:span><text:span text:style-name="T12">bibliografias</text:span><text:span text:style-name="T12"> </text:span><text:span text:style-name="T12">que</text:span><text:span text:style-name="T12"> </text:span><text:span text:style-name="T12">não</text:span><text:span text:style-name="T12"> </text:span><text:span text:style-name="T12">existiam</text:span><text:span text:style-name="T12"> </text:span><text:span text:style-name="T12">anteriormente</text:span><text:span text:style-name="T12">; </text:span><text:span text:style-name="T12">atualização</text:span><text:span text:style-name="T12"> </text:span><text:span text:style-name="T12">de</text:span><text:span text:style-name="T12"> </text:span><text:span text:style-name="T12">livros</text:span><text:span text:style-name="T12"> </text:span><text:span text:style-name="T12">antigos</text:span><text:span text:style-name="T12"> </text:span><text:span text:style-name="T12">com</text:span><text:span text:style-name="T12"> </text:span><text:span text:style-name="T12">novas</text:span><text:span text:style-name="T12"> </text:span><text:span text:style-name="T12">edições</text:span><text:span text:style-name="T12">, </text:span><text:span text:style-name="T12">adequação</text:span><text:span text:style-name="T12"> </text:span><text:span text:style-name="T12">das</text:span><text:span text:style-name="T12"> </text:span><text:span text:style-name="T12">literaturas</text:span><text:span text:style-name="T12"> </text:span><text:span text:style-name="T12">utilizadas</text:span><text:span text:style-name="T12"> </text:span><text:span text:style-name="T12">com</text:span><text:span text:style-name="T12"> </text:span><text:span text:style-name="T12">materiais</text:span><text:span text:style-name="T12"> </text:span><text:span text:style-name="T12">mais</text:span><text:span text:style-name="T12"> </text:span><text:span text:style-name="T12">recentes</text:span><text:span text:style-name="T12">, </text:span><text:span text:style-name="T12">entre</text:span><text:span text:style-name="T12"> </text:span><text:span text:style-name="T12">vários</text:span><text:span text:style-name="T12"> </text:span><text:span text:style-name="T12">outros</text:span><text:span text:style-name="T12">. </text:span></text:p>
      <text:p text:style-name="P13"><text:span text:style-name="T12">Este</text:span><text:span text:style-name="T12"> </text:span><text:span text:style-name="T12">cenário</text:span><text:span text:style-name="T12"> </text:span><text:span text:style-name="T12">gera</text:span><text:span text:style-name="T12"> </text:span><text:span text:style-name="T12">muitos</text:span><text:span text:style-name="T12"> </text:span><text:span text:style-name="T12">problemas</text:span><text:span text:style-name="T12"> </text:span><text:span text:style-name="T12">organizacionais</text:span><text:span text:style-name="T12"> </text:span><text:span text:style-name="T12">para</text:span><text:span text:style-name="T12"> </text:span><text:span text:style-name="T12">a</text:span><text:span text:style-name="T12"> </text:span><text:span text:style-name="T12">própria</text:span><text:span text:style-name="T12"> </text:span><text:span text:style-name="T12">biblioteca</text:span><text:span text:style-name="T12"> </text:span><text:span text:style-name="T12">e</text:span><text:span text:style-name="T12"> </text:span><text:span text:style-name="T12">para</text:span><text:span text:style-name="T12"> </text:span><text:span text:style-name="T12">todos</text:span><text:span text:style-name="T12"> </text:span><text:span text:style-name="T12">os</text:span><text:span text:style-name="T12"> </text:span><text:span text:style-name="T12">envolvidos</text:span><text:span text:style-name="T12"> </text:span><text:span text:style-name="T12">no</text:span><text:span text:style-name="T12"> </text:span><text:span text:style-name="T12">processo</text:span><text:span text:style-name="T12"> </text:span><text:span text:style-name="T12">de</text:span><text:span text:style-name="T12"> </text:span><text:span text:style-name="T12">adquirir</text:span><text:span text:style-name="T12"> </text:span><text:span text:style-name="T12">livros</text:span><text:span text:style-name="T12"> </text:span><text:span text:style-name="T12">e</text:span><text:span text:style-name="T12"> </text:span><text:span text:style-name="T12">no</text:span><text:span text:style-name="T12"> </text:span><text:span text:style-name="T12">desenvolvimento</text:span><text:span text:style-name="T12"> </text:span><text:span text:style-name="T12">do</text:span><text:span text:style-name="T12"> </text:span><text:span text:style-name="T12">Plano</text:span><text:span text:style-name="T12"> </text:span><text:span text:style-name="T12">de</text:span><text:span text:style-name="T12"> </text:span><text:span text:style-name="T12">Disciplina</text:span><text:span text:style-name="T12"> (</text:span><text:span text:style-name="T12">Projeto</text:span><text:span text:style-name="T12"> </text:span><text:span text:style-name="T12">Político</text:span><text:span text:style-name="T12"> </text:span><text:span text:style-name="T12">Pedagógico</text:span><text:span text:style-name="T12">). </text:span><text:span text:style-name="T12">Tentaremos</text:span><text:span text:style-name="T12"> </text:span><text:span text:style-name="T12">saciar</text:span><text:span text:style-name="T12"> </text:span><text:span text:style-name="T12">um</text:span><text:span text:style-name="T12"> </text:span><text:span text:style-name="T12">dos</text:span><text:span text:style-name="T12"> </text:span><text:span text:style-name="T12">problemas</text:span><text:span text:style-name="T12"> </text:span><text:span text:style-name="T12">deste</text:span><text:span text:style-name="T12"> </text:span><text:span text:style-name="T12">processo</text:span><text:span text:style-name="T12">: </text:span><text:span text:style-name="T12">o</text:span><text:span text:style-name="T12"> </text:span><text:span text:style-name="T12">momento</text:span><text:span text:style-name="T12"> </text:span><text:span text:style-name="T12">da</text:span><text:span text:style-name="T12"> </text:span><text:span text:style-name="T12">compra</text:span><text:span text:style-name="T12"> </text:span><text:span text:style-name="T12">de</text:span><text:span text:style-name="T12"> </text:span><text:span text:style-name="T12">novos</text:span><text:span text:style-name="T12"> </text:span><text:span text:style-name="T12">exemplares</text:span><text:span text:style-name="T12"> </text:span><text:span text:style-name="T12">para</text:span><text:span text:style-name="T12"> </text:span><text:span text:style-name="T12">o</text:span><text:span text:style-name="T12"> </text:span><text:span text:style-name="T12">acervo</text:span><text:span text:style-name="T12">, </text:span><text:span text:style-name="T12">fazendo</text:span><text:span text:style-name="T12"> </text:span><text:span text:style-name="T12">um</text:span><text:span text:style-name="T12"> </text:span><text:span text:style-name="T12">apanhado</text:span><text:span text:style-name="T12"> </text:span><text:span text:style-name="T12">geral</text:span><text:span text:style-name="T12"> </text:span><text:span text:style-name="T12">de</text:span><text:span text:style-name="T12"> </text:span><text:span text:style-name="T12">quais</text:span><text:span text:style-name="T12"> </text:span><text:span text:style-name="T12">são</text:span><text:span text:style-name="T12"> </text:span><text:span text:style-name="T12">os</text:span><text:span text:style-name="T12"> </text:span><text:span text:style-name="T12">novos</text:span><text:span text:style-name="T12"> </text:span><text:span text:style-name="T12">livros</text:span><text:span text:style-name="T12"> </text:span><text:span text:style-name="T12">a</text:span><text:span text:style-name="T12"> </text:span><text:span text:style-name="T12">serem</text:span><text:span text:style-name="T12"> </text:span><text:span text:style-name="T12">comprados</text:span><text:span text:style-name="T12">, </text:span><text:span text:style-name="T12">o</text:span><text:span text:style-name="T12"> </text:span><text:span text:style-name="T12">preço</text:span><text:span text:style-name="T12"> </text:span><text:span text:style-name="T12">médio</text:span><text:span text:style-name="T12"> </text:span><text:span text:style-name="T12">de</text:span><text:span text:style-name="T12"> </text:span><text:span text:style-name="T12">cada</text:span><text:span text:style-name="T12"> </text:span><text:span text:style-name="T12">um</text:span><text:span text:style-name="T12">, </text:span><text:span text:style-name="T12">as</text:span><text:span text:style-name="T12"> </text:span><text:span text:style-name="T12">devidas</text:span><text:span text:style-name="T12"> </text:span><text:span text:style-name="T12">quantidades</text:span><text:span text:style-name="T12"> </text:span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</text:span><text:span text:style-name="T12"> </text:span><text:span text:style-name="T12">que</text:span><text:span text:style-name="T12"> </text:span><text:span text:style-name="T12">especifica</text:span><text:span text:style-name="T12"> </text:span><text:span text:style-name="T12">os</text:span><text:span text:style-name="T12"> </text:span><text:span text:style-name="T12">órgãos</text:span><text:span text:style-name="T12"> </text:span><text:span text:style-name="T12">reguladores</text:span><text:span text:style-name="T12"> </text:span><text:span text:style-name="T12">e</text:span><text:span text:style-name="T12"> </text:span><text:span text:style-name="T12">o</text:span><text:span text:style-name="T12"> </text:span><text:span text:style-name="T12">valor</text:span><text:span text:style-name="T12"> </text:span><text:span text:style-name="T12">disponível</text:span><text:span text:style-name="T12"> </text:span><text:span text:style-name="T12">para</text:span><text:span text:style-name="T12"> </text:span><text:span text:style-name="T12">adquisição</text:span><text:span text:style-name="T12"> </text:span><text:span text:style-name="T12">dos</text:span><text:span text:style-name="T12"> </text:span><text:span text:style-name="T12">mesmo</text:span><text:span text:style-name="T12"> </text:span><text:span text:style-name="T12">por</text:span><text:span text:style-name="T12"> </text:span><text:span text:style-name="T12">parte</text:span><text:span text:style-name="T12"> </text:span><text:span text:style-name="T12">dos</text:span><text:span text:style-name="T12"> </text:span><text:span text:style-name="T12">institutos</text:span><text:span text:style-name="T12">. </text:span><text:span text:style-name="T12">Inicialmente</text:span><text:span text:style-name="T12">, </text:span><text:span text:style-name="T12">nosso</text:span><text:span text:style-name="T12"> </text:span><text:span text:style-name="T12">sistema</text:span><text:span text:style-name="T12"> </text:span><text:span text:style-name="T12">visa</text:span><text:span text:style-name="T12"> </text:span><text:span text:style-name="T12">atender</text:span><text:span text:style-name="T12"> </text:span><text:span text:style-name="T12">às</text:span><text:span text:style-name="T12"> </text:span><text:span text:style-name="T12">necessidades</text:span><text:span text:style-name="T12">, </text:span><text:span text:style-name="T12">em</text:span><text:span text:style-name="T12"> </text:span><text:span text:style-name="T12">específico</text:span><text:span text:style-name="T12">, </text:span><text:span text:style-name="T12">de</text:span><text:span text:style-name="T12"> </text:span><text:span text:style-name="T12">uma</text:span><text:span text:style-name="T12"> </text:span><text:span text:style-name="T12">das</text:span><text:span text:style-name="T12"> </text:span><text:span text:style-name="T12">unidades</text:span><text:span text:style-name="T12"> </text:span><text:span text:style-name="T12">acadêmicas</text:span><text:span text:style-name="T12"> </text:span><text:span text:style-name="T12">da</text:span><text:span text:style-name="T12"> </text:span><text:span text:style-name="T12">Universidade</text:span><text:span text:style-name="T12"> </text:span><text:span text:style-name="T12">Federal</text:span><text:span text:style-name="T12"> </text:span><text:span text:style-name="T12">de</text:span><text:span text:style-name="T12"> </text:span><text:span text:style-name="T12">Goiás</text:span><text:span text:style-name="T12"> (</text:span><text:span text:style-name="T12">UFG</text:span><text:span text:style-name="T12">), </text:span><text:span text:style-name="T12">o</text:span><text:span text:style-name="T12"> </text:span><text:span text:style-name="T12">Instituto</text:span><text:span text:style-name="T12"> </text:span><text:span text:style-name="T12">de</text:span><text:span text:style-name="T12"> </text:span><text:span text:style-name="T12">Informática</text:span><text:span text:style-name="T12"> (</text:span><text:span text:style-name="T12">INF</text:span><text:span text:style-name="T12">).</text:span></text:p>
      <text:p text:style-name="P41"><text:span text:style-name="T12">A</text:span><text:span text:style-name="T12"> </text:span><text:span text:style-name="T12">UFG</text:span><text:span text:style-name="T12"> </text:span><text:span text:style-name="T12">foi</text:span><text:span text:style-name="T12"> </text:span><text:span text:style-name="T12">criada</text:span><text:span text:style-name="T12"> </text:span><text:span text:style-name="T12">no</text:span><text:span text:style-name="T12"> </text:span><text:span text:style-name="T12">dia</text:span><text:span text:style-name="T12"> 14 </text:span><text:span text:style-name="T12">de</text:span><text:span text:style-name="T12"> </text:span><text:span text:style-name="T12">dezembro</text:span><text:span text:style-name="T12"> </text:span><text:span text:style-name="T12">de</text:span><text:span text:style-name="T12"> 1960, </text:span><text:span text:style-name="T12">e</text:span><text:span text:style-name="T12"> </text:span><text:span text:style-name="T12">tem</text:span><text:span text:style-name="T12"> </text:span><text:span text:style-name="T12">como</text:span><text:span text:style-name="T12"> </text:span><text:span text:style-name="T12">missão</text:span><text:span text:style-name="T12">: </text:span><text:span text:style-name="T12">gerar</text:span><text:span text:style-name="T12">, </text:span><text:span text:style-name="T12">sistematizar</text:span><text:span text:style-name="T12"> </text:span><text:span text:style-name="T12">e</text:span><text:span text:style-name="T12"> </text:span><text:span text:style-name="T12">socializar</text:span><text:span text:style-name="T12"> </text:span><text:span text:style-name="T12">o</text:span><text:span text:style-name="T12"> </text:span><text:span text:style-name="T12">conhecimento</text:span><text:span text:style-name="T12"> </text:span><text:span text:style-name="T12">e</text:span><text:span text:style-name="T12"> </text:span><text:span text:style-name="T12">o</text:span><text:span text:style-name="T12"> </text:span><text:span text:style-name="T12">saber</text:span><text:span text:style-name="T12">, </text:span><text:span text:style-name="T12">formando</text:span><text:span text:style-name="T12"> </text:span><text:span text:style-name="T12">profissionais</text:span><text:span text:style-name="T12"> </text:span><text:span text:style-name="T12">e</text:span><text:span text:style-name="T12"> </text:span><text:span text:style-name="T12">indivíduos</text:span><text:span text:style-name="T12"> </text:span><text:span text:style-name="T12">capazes</text:span><text:span text:style-name="T12"> </text:span><text:span text:style-name="T12">de</text:span><text:span text:style-name="T12"> </text:span><text:span text:style-name="T12">promover</text:span><text:span text:style-name="T12"> </text:span><text:span text:style-name="T12">a</text:span><text:span text:style-name="T12"> </text:span><text:span text:style-name="T12">transformação</text:span><text:span text:style-name="T12"> </text:span><text:span text:style-name="T12">e</text:span><text:span text:style-name="T12"> </text:span><text:span text:style-name="T12">o</text:span><text:span text:style-name="T12"> </text:span><text:span text:style-name="T12">desenvolvimento</text:span><text:span text:style-name="T12"> </text:span><text:span text:style-name="T12">da</text:span><text:span text:style-name="T12"> </text:span><text:span text:style-name="T12">sociedade</text:span><text:span text:style-name="T12">. </text:span><text:span text:style-name="T12">A</text:span><text:span text:style-name="T12"> </text:span><text:span text:style-name="T12">UFG</text:span><text:span text:style-name="T12"> </text:span><text:span text:style-name="T12">constitui</text:span><text:span text:style-name="T12">-</text:span><text:span text:style-name="T12">se</text:span><text:span text:style-name="T12"> </text:span><text:span text:style-name="T12">em</text:span><text:span text:style-name="T12"> </text:span><text:span text:style-name="T12">uma</text:span><text:span text:style-name="T12"> </text:span><text:span text:style-name="T12">instituição</text:span><text:span text:style-name="T12"> </text:span><text:span text:style-name="T12">de</text:span><text:span text:style-name="T12"> </text:span><text:span text:style-name="T12">referência</text:span><text:span text:style-name="T12"> </text:span><text:span text:style-name="T12">no</text:span><text:span text:style-name="T12"> </text:span><text:span text:style-name="T12">ensino</text:span><text:span text:style-name="T12"> </text:span><text:span text:style-name="T12">e</text:span><text:span text:style-name="T12"> </text:span><text:span text:style-name="T12">pesquisa</text:span><text:span text:style-name="T12"> </text:span><text:span text:style-name="T12">em</text:span><text:span text:style-name="T12"> </text:span><text:span text:style-name="T12">Computação</text:span><text:span text:style-name="T12"> </text:span><text:span text:style-name="T12">e</text:span><text:span text:style-name="T12"> </text:span><text:span text:style-name="T12">Informática</text:span><text:span text:style-name="T12"> </text:span><text:span text:style-name="T12">no</text:span><text:span text:style-name="T12"> </text:span><text:span text:style-name="T12">Estado</text:span><text:span text:style-name="T12"> </text:span><text:span text:style-name="T12">de</text:span><text:span text:style-name="T12"> </text:span><text:span text:style-name="T12">Goiás</text:span><text:span text:style-name="T12">, </text:span><text:span text:style-name="T12">desde</text:span><text:span text:style-name="T12"> </text:span><text:span text:style-name="T12">a</text:span><text:span text:style-name="T12"> </text:span><text:span text:style-name="T12">década</text:span><text:span text:style-name="T12"> </text:span><text:span text:style-name="T12">de</text:span><text:span text:style-name="T12"> 70 </text:span><text:span text:style-name="T12">com</text:span><text:span text:style-name="T12"> </text:span><text:span text:style-name="T12">a</text:span><text:span text:style-name="T12"> </text:span><text:span text:style-name="T12">criação</text:span><text:span text:style-name="T12"> </text:span><text:span text:style-name="T12">do</text:span><text:span text:style-name="T12"> </text:span><text:span text:style-name="T12">Departamento</text:span><text:span text:style-name="T12"> </text:span><text:span text:style-name="T12">de</text:span><text:span text:style-name="T12"> </text:span><text:span text:style-name="T12">Estatística</text:span><text:span text:style-name="T12"> </text:span><text:span text:style-name="T12">e</text:span><text:span text:style-name="T12"> </text:span><text:span text:style-name="T12">Informática</text:span><text:span text:style-name="T12"> (</text:span><text:span text:style-name="T12">DEI</text:span><text:span text:style-name="T12">).</text:span></text:p>
      <text:p text:style-name="P41"><text:span text:style-name="T12">Em</text:span><text:span text:style-name="T12"> 1996, </text:span><text:span text:style-name="T12">o</text:span><text:span text:style-name="T12"> </text:span><text:span text:style-name="T12">DEI</text:span><text:span text:style-name="T12"> </text:span><text:span text:style-name="T12">deu</text:span><text:span text:style-name="T12"> </text:span><text:span text:style-name="T12">origem</text:span><text:span text:style-name="T12"> </text:span><text:span text:style-name="T12">ao</text:span><text:span text:style-name="T12"> </text:span><text:span text:style-name="T12">INF</text:span><text:span text:style-name="T12">, </text:span><text:span text:style-name="T12">uma</text:span><text:span text:style-name="T12"> </text:span><text:span text:style-name="T12">unidade</text:span><text:span text:style-name="T12"> </text:span><text:span text:style-name="T12">autônoma</text:span><text:span text:style-name="T12"> </text:span><text:span text:style-name="T12">da</text:span><text:span text:style-name="T12"> </text:span><text:span text:style-name="T12">UFG</text:span><text:span text:style-name="T12">, </text:span><text:span text:style-name="T12">que</text:span><text:span text:style-name="T12"> </text:span><text:span text:style-name="T12">visa</text:span><text:span text:style-name="T12"> </text:span><text:span text:style-name="T12">buscar</text:span><text:span text:style-name="T12"> </text:span><text:span text:style-name="T12">a</text:span><text:span text:style-name="T12"> </text:span><text:span text:style-name="T12">excelência</text:span><text:span text:style-name="T12"> </text:span><text:span text:style-name="T12">no</text:span><text:span text:style-name="T12"> </text:span><text:span text:style-name="T12">ensino</text:span><text:span text:style-name="T12">, </text:span><text:span text:style-name="T12">na</text:span><text:span text:style-name="T12"> </text:span><text:span text:style-name="T12">pesquisa</text:span><text:span text:style-name="T12"> </text:span><text:span text:style-name="T12">e</text:span><text:span text:style-name="T12"> </text:span><text:span text:style-name="T12">na</text:span><text:span text:style-name="T12"> </text:span><text:span text:style-name="T12">extensão</text:span><text:span text:style-name="T12"> </text:span><text:span text:style-name="T12">universitária</text:span><text:span text:style-name="T12"> </text:span><text:span text:style-name="T12">na</text:span><text:span text:style-name="T12"> </text:span><text:span text:style-name="T12">área</text:span><text:span text:style-name="T12"> </text:span><text:span text:style-name="T12">de</text:span><text:span text:style-name="T12"> </text:span><text:span text:style-name="T12">computação</text:span><text:span text:style-name="T12">. </text:span><text:span text:style-name="T12">Desde</text:span><text:span text:style-name="T12"> </text:span><text:span text:style-name="T12">a</text:span><text:span text:style-name="T12"> </text:span><text:span text:style-name="T12">sua</text:span><text:span text:style-name="T12"> </text:span><text:span text:style-name="T12">origem</text:span><text:span text:style-name="T12"> </text:span><text:span text:style-name="T12">o</text:span><text:span text:style-name="T12"> </text:span><text:span text:style-name="T12">INF</text:span><text:span text:style-name="T12"> </text:span><text:span text:style-name="T12">vem</text:span><text:span text:style-name="T12"> </text:span><text:span text:style-name="T12">crescendo</text:span><text:span text:style-name="T12"> </text:span><text:span text:style-name="T12">graças</text:span><text:span text:style-name="T12"> </text:span><text:span text:style-name="T12">ao</text:span><text:span text:style-name="T12"> </text:span><text:span text:style-name="T12">esforço</text:span><text:span text:style-name="T12"> </text:span><text:span text:style-name="T12">e</text:span><text:span text:style-name="T12"> </text:span><text:span text:style-name="T12">trabalho</text:span><text:span text:style-name="T12"> </text:span><text:span text:style-name="T12">dos</text:span><text:span text:style-name="T12"> </text:span><text:span text:style-name="T12">funcionários</text:span><text:span text:style-name="T12"> </text:span><text:span text:style-name="T12">e</text:span><text:span text:style-name="T12"> </text:span><text:span text:style-name="T12">alunos</text:span><text:span text:style-name="T12"> </text:span><text:span text:style-name="T12">do</text:span><text:span text:style-name="T12"> </text:span><text:span text:style-name="T12">instituto</text:span><text:span text:style-name="T12">. </text:span><text:span text:style-name="T12">Para</text:span><text:span text:style-name="T12"> </text:span><text:span text:style-name="T12">elevar</text:span><text:span text:style-name="T12"> </text:span><text:span text:style-name="T12">cada</text:span><text:span text:style-name="T12"> </text:span><text:span text:style-name="T12">vez</text:span><text:span text:style-name="T12"> </text:span><text:span text:style-name="T12">mais</text:span><text:span text:style-name="T12"> </text:span><text:span text:style-name="T12">o</text:span><text:span text:style-name="T12"> </text:span><text:span text:style-name="T12">nível</text:span><text:span text:style-name="T12"> </text:span><text:span text:style-name="T12">da</text:span><text:span text:style-name="T12"> </text:span><text:span text:style-name="T12">instituição</text:span><text:span text:style-name="T12">, </text:span><text:span text:style-name="T12">o</text:span><text:span text:style-name="T12"> </text:span><text:span text:style-name="T12">sistema</text:span><text:span text:style-name="T12"> </text:span><text:span text:style-name="T12">de</text:span><text:span text:style-name="T12"> </text:span><text:span text:style-name="T12">apoio</text:span><text:span text:style-name="T12"> </text:span><text:span text:style-name="T12">as</text:span><text:span text:style-name="T12"> </text:span><text:span text:style-name="T12">coordenações</text:span><text:span text:style-name="T12"> </text:span><text:span text:style-name="T12">será</text:span><text:span text:style-name="T12"> </text:span><text:span text:style-name="T12">de</text:span><text:span text:style-name="T12"> </text:span><text:span text:style-name="T12">grande</text:span><text:span text:style-name="T12"> </text:span><text:span text:style-name="T12">ajuda</text:span><text:span text:style-name="T12"> </text:span><text:span text:style-name="T12">para</text:span><text:span text:style-name="T12"> </text:span><text:span text:style-name="T12">tornar</text:span><text:span text:style-name="T12"> </text:span><text:span text:style-name="T12">a</text:span><text:span text:style-name="T12"> </text:span><text:span text:style-name="T12">execução</text:span><text:span text:style-name="T12"> </text:span><text:span text:style-name="T12">das</text:span><text:span text:style-name="T12"> </text:span><text:span text:style-name="T12">atividades</text:span><text:span text:style-name="T12"> </text:span><text:span text:style-name="T12">mais</text:span><text:span text:style-name="T12"> </text:span><text:span text:style-name="T12">rápidas</text:span><text:span text:style-name="T12"> </text:span><text:span text:style-name="T12">e</text:span><text:span text:style-name="T12"> </text:span><text:span text:style-name="T12">eficientes</text:span><text:span text:style-name="T12">.</text:span></text:p>
      <text:p text:style-name="P46"><text:span text:style-name="T2">O SGB irá transformar os processos executados pelos docentes, coordenadores, conselheiros e funcionários da biblioteca, mais produtivos, viabilizando tempo extra para novas atividades. A instituição e o instituto terão suas atividades melhoradas, através da utilização de novas técnicas para a organização de grande parte do sistema. O sistema cobrirá a automação na execução das seguintes atividades: efetuar o levantamento de todos livros de todas as disciplinas que precisam ser <text:s/>adquiridos, a cotação do valor monetário real médio de cada um dos exemplares (sempre em moeda nacional), com frete ou não; A quantidade necessária de cada um destes, baseado nas normas dos órgãos reguladores; A exibição do relatório final para os representantes oficiais contendo os valores individuais e totais para todos os itens do acervo. Proverá a comunicação com as bases de dados do SIPA, para manter informações de bibliografias básicas, complementares e sugeridas; da Biblioteca Central (BC), para as informações dos livros já existentes, acessando-o através do sistema SOPHIA; e do SOLICITE, uitilizado para a aquisição de materiais na UFG. O SGB atuará diretamente no cálculo para adequar as necessidades de compra aos valores existentes para compra dos materiais e ainda será primordial por manter os </text:span><text:soft-page-break/><text:span text:style-name="T2">registros das listas de aquisição mantidas durante o tempo. E ainda muitas outras atividades descritas neste documento serão alvo de criação e melhorias.</text:span></text:p>
      <text:h text:style-name="P91" text:outline-level="10"/>
      <text:table-of-content text:style-name="Sect1" text:protected="true" text:name="Sumário1">
        <text:table-of-content-source text:outline-level="10" text:use-index-marks="false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Contents_20_10"/>
          </text:index-source-styles>
        </text:table-of-content-source>
        <text:index-body>
          <text:index-title text:style-name="Sect1" text:name="Sumário1_Head">
            <text:p text:style-name="P28">Sumário</text:p>
          </text:index-title>
          <text:p text:style-name="P80">Lista de Figuras<text:tab/>7</text:p>
          <text:p text:style-name="P80">Lista de Tabelas<text:tab/>8</text:p>
          <text:p text:style-name="P80">1. Escopo<text:tab/>9</text:p>
          <text:p text:style-name="P80">1.1. Identificação<text:tab/>9</text:p>
          <text:p text:style-name="P80">1.2. Resumo do Documento<text:tab/>9</text:p>
          <text:p text:style-name="P80">1.3. Resumo do Sistema<text:tab/>9</text:p>
          <text:p text:style-name="P80">2. Referências<text:tab/>10</text:p>
          <text:p text:style-name="P80">3. Sistema Corrente (Situação Atual)<text:tab/>10</text:p>
          <text:p text:style-name="P80">3.1 Background, Objetivos e Escopo<text:tab/>10</text:p>
          <text:p text:style-name="P80">3.2. Políticas e Restrições Operacionais<text:tab/>11</text:p>
          <text:p text:style-name="P80">3.3. Descrição do Sistema Corrente <text:tab/>11</text:p>
          <text:p text:style-name="P80">3.4. Modos de Operação do Sistema Corrente<text:tab/>12</text:p>
          <text:p text:style-name="P80">3.5. Classes de Usuário e de Outros Profissionais Envolvidos<text:tab/>14</text:p>
          <text:p text:style-name="P80">3.5.1. Estrutura Organizacional<text:tab/>14</text:p>
          <text:p text:style-name="P80">3.5.2. Perfis dos Usuários de Classes<text:tab/>15</text:p>
          <text:p text:style-name="P80">3.5.3. Interação entre os Usuários de Classes<text:tab/>15</text:p>
          <text:p text:style-name="P80">3.5.4. Outras Pessoas Envolvidas <text:tab/>16</text:p>
          <text:p text:style-name="P80">3.6. Ambiente de Suporte<text:tab/>16</text:p>
          <text:p text:style-name="P80">4. Justificação e Natureza das Mudanças<text:tab/>16</text:p>
          <text:p text:style-name="P80">4.1. Justificativa das Mudanças<text:tab/>16</text:p>
          <text:p text:style-name="P80">4.2. Descrição das Mudanças Desejadas<text:tab/>16</text:p>
          <text:p text:style-name="P80">4.3. Prioridade entre Mudanças<text:tab/>17</text:p>
          <text:p text:style-name="P80">5. Conceitos do Sistema Proposto<text:tab/>17</text:p>
          <text:p text:style-name="P80">5.1. Background, Objetivos e Escopo<text:tab/>17</text:p>
          <text:p text:style-name="P80">5.2. Políticas e Restrições Operacionais<text:tab/>18</text:p>
          <text:p text:style-name="P80">5.3. Descrição do Sistema Proposto<text:tab/>18</text:p>
          <text:p text:style-name="P80">5.4. Modos de Operação<text:tab/>19</text:p>
          <text:p text:style-name="P80">5.5. Classes de Usuário e de Outros Profissionais Envolvidos<text:tab/>20</text:p>
          <text:p text:style-name="P80"><text:soft-page-break/>3.5.3. Interação entre os Usuários de Classes<text:tab/>21</text:p>
          <text:p text:style-name="P80">3.5.4. Outras Pessoas Envolvidas <text:tab/>22</text:p>
          <text:p text:style-name="P80">5.6. Ambiente de Suporte<text:tab/>22</text:p>
          <text:p text:style-name="P80">6. Notas<text:tab/>22</text:p>
          <text:p text:style-name="P80">7. Apêndice<text:tab/>22</text:p>
          <text:p text:style-name="P80">8. Glossário<text:tab/>22</text:p>
        </text:index-body>
      </text:table-of-content>
      <text:h text:style-name="P91" text:outline-level="10"/>
      <text:h text:style-name="P92" text:outline-level="10"><text:bookmark-start text:name="h.g8xtmmme2n9c"/><text:span text:style-name="T22">Lista</text:span><text:bookmark-end text:name="h.g8xtmmme2n9c"/><text:span text:style-name="T22"> </text:span><text:span text:style-name="T22">de</text:span><text:span text:style-name="T22"> </text:span><text:span text:style-name="T22">Figuras</text:span></text:h>
      <text:p text:style-name="P49"><text:span text:style-name="T13">[</text:span><text:span text:style-name="T13">Figura</text:span><text:span text:style-name="T13"> 1]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na</text:span><text:span text:style-name="T12"> </text:span><text:span text:style-name="T12">produção</text:span><text:span text:style-name="T12"> </text:span><text:span text:style-name="T12">dos</text:span><text:span text:style-name="T12"> </text:span><text:span text:style-name="T12">planos</text:span><text:span text:style-name="T12"> </text:span><text:span text:style-name="T12">e</text:span><text:span text:style-name="T12"> </text:span><text:span text:style-name="T12">projetos</text:span><text:span text:style-name="T12">.</text:span></text:p>
      <text:p text:style-name="P49"><text:span text:style-name="T13">[</text:span><text:span text:style-name="T13">Figura</text:span><text:span text:style-name="T13"> 2]</text:span><text:span text:style-name="T12"> </text:span><text:span text:style-name="T12">Conselheiro</text:span><text:span text:style-name="T12"> </text:span><text:span text:style-name="T12">buscando</text:span><text:span text:style-name="T12"> </text:span><text:span text:style-name="T12">informações</text:span><text:span text:style-name="T12"> </text:span><text:span text:style-name="T12">sobre</text:span><text:span text:style-name="T12"> </text:span><text:span text:style-name="T12">bibliografias</text:span><text:span text:style-name="T12">.</text:span></text:p>
      <text:p text:style-name="P49"><text:span text:style-name="T13">[</text:span><text:span text:style-name="T13">Figura</text:span><text:span text:style-name="T13"> 3]</text:span><text:span text:style-name="T12"> </text:span><text:span text:style-name="T12">Conselheiro</text:span><text:span text:style-name="T12"> </text:span><text:span text:style-name="T12">recorre</text:span><text:span text:style-name="T12"> </text:span><text:span text:style-name="T12">aos</text:span><text:span text:style-name="T12"> </text:span><text:span text:style-name="T12">docentes</text:span><text:span text:style-name="T12"> </text:span><text:span text:style-name="T12">por</text:span><text:span text:style-name="T12"> </text:span><text:span text:style-name="T12">informações</text:span><text:span text:style-name="T12"> </text:span><text:span text:style-name="T12">de</text:span><text:span text:style-name="T12"> </text:span><text:span text:style-name="T12">bibliografias</text:span><text:span text:style-name="T12">.</text:span></text:p>
      <text:p text:style-name="P49"><text:span text:style-name="T13">[</text:span><text:span text:style-name="T13">Figura</text:span><text:span text:style-name="T13"> 4]</text:span><text:span text:style-name="T12"> </text:span><text:span text:style-name="T12">Conselheiro</text:span><text:span text:style-name="T12"> </text:span><text:span text:style-name="T12">produz</text:span><text:span text:style-name="T12"> </text:span><text:span text:style-name="T12">uma</text:span><text:span text:style-name="T12"> </text:span><text:span text:style-name="T12">planilha</text:span><text:span text:style-name="T12"> </text:span><text:span text:style-name="T12">final</text:span><text:span text:style-name="T12"> </text:span><text:span text:style-name="T12">unificada</text:span><text:span text:style-name="T12">.</text:span></text:p>
      <text:p text:style-name="P49"><text:span text:style-name="T13">[</text:span><text:span text:style-name="T13">Figura</text:span><text:span text:style-name="T13"> 5]</text:span><text:span text:style-name="T12"> </text:span><text:span text:style-name="T12">Funcionários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efetuam</text:span><text:span text:style-name="T12"> </text:span><text:span text:style-name="T12">a</text:span><text:span text:style-name="T12"> </text:span><text:span text:style-name="T12">compra</text:span><text:span text:style-name="T12"> </text:span><text:span text:style-name="T12">dos</text:span><text:span text:style-name="T12"> </text:span><text:span text:style-name="T12">livros</text:span><text:span text:style-name="T12">.</text:span></text:p>
      <text:p text:style-name="P49"><text:span text:style-name="T13">[</text:span><text:span text:style-name="T13">Figura</text:span><text:span text:style-name="T13"> 6]</text:span><text:span text:style-name="T12"> </text:span><text:span text:style-name="T12">Estrutura</text:span><text:span text:style-name="T12"> </text:span><text:span text:style-name="T12">oganizacional</text:span><text:span text:style-name="T12"> </text:span><text:span text:style-name="T12">da</text:span><text:span text:style-name="T12"> </text:span><text:span text:style-name="T12">UFG</text:span><text:span text:style-name="T12">.</text:span></text:p>
      <text:p text:style-name="P48"/>
      <text:p text:style-name="P45"/>
      <text:p text:style-name="P50"/>
      <text:h text:style-name="P92" text:outline-level="10"><text:bookmark-start text:name="h.jti9hyyyzemq"/><text:span text:style-name="T22">Lista</text:span><text:bookmark-end text:name="h.jti9hyyyzemq"/><text:span text:style-name="T22"> </text:span><text:span text:style-name="T22">de</text:span><text:span text:style-name="T22"> </text:span><text:span text:style-name="T22">Tabelas</text:span></text:h>
      <text:p text:style-name="P49"><text:span text:style-name="T13">[</text:span><text:span text:style-name="T13">Tabela</text:span><text:span text:style-name="T13"> 1]</text:span><text:span text:style-name="T12"> </text:span><text:span text:style-name="T12">Glossário</text:span></text:p>
      <text:p text:style-name="P45"/>
      <text:p text:style-name="P50"/>
      <text:h text:style-name="P81" text:outline-level="10"><text:bookmark-start text:name="h.75db6owlvu69"/><text:span text:style-name="T3">1.</text:span><text:bookmark-end text:name="h.75db6owlvu69"/><text:span text:style-name="T3"> Escopo</text:span></text:h>
      <text:h text:style-name="P83" text:outline-level="10"><text:bookmark-start text:name="h.hleo1ywutydo"/><text:span text:style-name="T10">1.1.</text:span><text:bookmark-end text:name="h.hleo1ywutydo"/><text:span text:style-name="T10"> </text:span><text:span text:style-name="T10">Identificação</text:span></text:h>
      <text:p text:style-name="P51"><text:span text:style-name="T12">Este</text:span><text:span text:style-name="T12"> </text:span><text:span text:style-name="T12">é</text:span><text:span text:style-name="T12"> </text:span><text:span text:style-name="T12">um</text:span><text:span text:style-name="T12"> </text:span><text:span text:style-name="T12">documento</text:span><text:span text:style-name="T12"> </text:span><text:span text:style-name="T12">ConOps</text:span><text:span text:style-name="T12"> </text:span><text:span text:style-name="T12">único</text:span><text:span text:style-name="T12">, </text:span><text:span text:style-name="T12">identificado</text:span><text:span text:style-name="T12"> </text:span><text:span text:style-name="T12">pelo</text:span><text:span text:style-name="T12"> </text:span><text:span text:style-name="T12">título</text:span><text:span text:style-name="T12">: </text:span><text:span text:style-name="T12">SGB</text:span><text:span text:style-name="T12">_</text:span><text:span text:style-name="T12">CONOPS</text:span><text:span text:style-name="T12">_</text:span><text:span text:style-name="T14">DocumentoConOps</text:span><text:span text:style-name="T14">. </text:span><text:span text:style-name="T12">Elaborado</text:span><text:span text:style-name="T12"> </text:span><text:span text:style-name="T12">pelos</text:span><text:span text:style-name="T12"> </text:span><text:span text:style-name="T12">colaboradores</text:span><text:span text:style-name="T12">: </text:span><text:span text:style-name="T12">Bruno</text:span><text:span text:style-name="T12"> </text:span><text:span text:style-name="T12">Blumenschein</text:span><text:span text:style-name="T12"> </text:span><text:span text:style-name="T12">e</text:span><text:span text:style-name="T12"> </text:span><text:span text:style-name="T12">Rodrigo</text:span><text:span text:style-name="T12"> </text:span><text:span text:style-name="T12">Oliveira</text:span><text:span text:style-name="T12"> </text:span><text:span text:style-name="T12">Andrade</text:span><text:span text:style-name="T12">. </text:span></text:p>
      <text:h text:style-name="P83" text:outline-level="10"><text:bookmark-start text:name="h.3gicdc9124dg"/><text:span text:style-name="T10">1.2.</text:span><text:bookmark-end text:name="h.3gicdc9124dg"/><text:span text:style-name="T10"> </text:span><text:span text:style-name="T10">Resumo</text:span><text:span text:style-name="T10"> </text:span><text:span text:style-name="T10">do</text:span><text:span text:style-name="T10"> </text:span><text:span text:style-name="T10">Documento</text:span></text:h>
      <text:p text:style-name="P51"><text:span text:style-name="T12">Este</text:span><text:span text:style-name="T12"> </text:span><text:span text:style-name="T12">documento</text:span><text:span text:style-name="T12"> </text:span><text:span text:style-name="T12">ConOps</text:span><text:span text:style-name="T12"> </text:span><text:span text:style-name="T12">possui</text:span><text:span text:style-name="T12"> </text:span><text:span text:style-name="T12">o</text:span><text:span text:style-name="T12"> </text:span><text:span text:style-name="T12">objetivo</text:span><text:span text:style-name="T12"> </text:span><text:span text:style-name="T12">de</text:span><text:span text:style-name="T12"> </text:span><text:span text:style-name="T12">descrever</text:span><text:span text:style-name="T12"> </text:span><text:span text:style-name="T12">o</text:span><text:span text:style-name="T12"> </text:span><text:span text:style-name="T12">S</text:span><text:span text:style-name="T12">istema</text:span><text:span text:style-name="T12"> </text:span><text:span text:style-name="T12">de</text:span><text:span text:style-name="T12"> </text:span><text:span text:style-name="T12">Gestão</text:span><text:span text:style-name="T12"> </text:span><text:span text:style-name="T12">Bibliográfica</text:span><text:span text:style-name="T12"> </text:span><text:span text:style-name="T12">da</text:span><text:span text:style-name="T12"> </text:span><text:span text:style-name="T12">UFG</text:span><text:span text:style-name="T12">. </text:span><text:span text:style-name="T12">Nele</text:span><text:span text:style-name="T12"> </text:span><text:span text:style-name="T12">estão</text:span><text:span text:style-name="T12"> </text:span><text:span text:style-name="T12">descritos</text:span><text:span text:style-name="T12">: </text:span><text:span text:style-name="T12">o</text:span><text:span text:style-name="T12"> </text:span><text:span text:style-name="T12">sistema</text:span><text:span text:style-name="T12"> </text:span><text:span text:style-name="T12">corrente</text:span><text:span text:style-name="T12"> </text:span><text:span text:style-name="T12">e</text:span><text:span text:style-name="T12"> </text:span><text:span text:style-name="T12">a</text:span><text:span text:style-name="T12"> </text:span><text:span text:style-name="T12">sua</text:span><text:span text:style-name="T12"> </text:span><text:span text:style-name="T12">forma</text:span><text:span text:style-name="T12"> </text:span><text:span text:style-name="T12">de</text:span><text:span text:style-name="T12"> </text:span><text:span text:style-name="T12">execução</text:span><text:span text:style-name="T12">; </text:span><text:span text:style-name="T12">a</text:span><text:span text:style-name="T12"> </text:span><text:span text:style-name="T12">proposição</text:span><text:span text:style-name="T12"> </text:span><text:span text:style-name="T12">de</text:span><text:span text:style-name="T12"> </text:span><text:span text:style-name="T12">um</text:span><text:span text:style-name="T12"> </text:span><text:span text:style-name="T12">sistema</text:span><text:span text:style-name="T12"> </text:span><text:span text:style-name="T12">para</text:span><text:span text:style-name="T12"> </text:span><text:span text:style-name="T12">substituí</text:span><text:span text:style-name="T12">-</text:span><text:span text:style-name="T12">lo</text:span><text:span text:style-name="T12">, </text:span><text:span text:style-name="T12">e</text:span><text:span text:style-name="T12"> </text:span><text:span text:style-name="T12">os</text:span><text:span text:style-name="T12"> </text:span><text:span text:style-name="T12">motivos</text:span><text:span text:style-name="T12"> </text:span><text:span text:style-name="T12">para</text:span><text:span text:style-name="T12"> </text:span><text:span text:style-name="T12">esta</text:span><text:span text:style-name="T12"> </text:span><text:span text:style-name="T12">mudança</text:span><text:span text:style-name="T12">. </text:span><text:span text:style-name="T12">Este</text:span><text:span text:style-name="T12"> </text:span><text:span text:style-name="T12">documento</text:span><text:span text:style-name="T12"> </text:span><text:span text:style-name="T12">é</text:span><text:span text:style-name="T12"> </text:span><text:span text:style-name="T12">destinado</text:span><text:span text:style-name="T12"> </text:span><text:span text:style-name="T12">para</text:span><text:span text:style-name="T12"> </text:span><text:span text:style-name="T12">os</text:span><text:span text:style-name="T12"> </text:span><text:span text:style-name="T12">Stakeholders</text:span><text:span text:style-name="T12"> </text:span><text:span text:style-name="T12">deste</text:span><text:span text:style-name="T12"> </text:span><text:span text:style-name="T12">sistema</text:span><text:span text:style-name="T12"> </text:span><text:span text:style-name="T12">que</text:span><text:span text:style-name="T12"> </text:span><text:span text:style-name="T12">incluem</text:span><text:span text:style-name="T12">: </text:span><text:span text:style-name="T12">os</text:span><text:span text:style-name="T12"> </text:span><text:span text:style-name="T12">coordenadores</text:span><text:span text:style-name="T12"> </text:span><text:span text:style-name="T12">de</text:span><text:span text:style-name="T12"> </text:span><text:span text:style-name="T12">curso</text:span><text:span text:style-name="T12">, </text:span><text:span text:style-name="T12">os</text:span><text:span text:style-name="T12"> </text:span><text:span text:style-name="T12">docentes</text:span><text:span text:style-name="T12"> </text:span><text:span text:style-name="T12">da</text:span><text:span text:style-name="T12"> </text:span><text:span text:style-name="T12">universidade</text:span><text:span text:style-name="T12"> </text:span><text:span text:style-name="T12">e</text:span><text:span text:style-name="T12"> </text:span><text:span text:style-name="T12">os</text:span><text:span text:style-name="T12"> </text:span><text:span text:style-name="T12">conselheiros</text:span><text:span text:style-name="T12"> </text:span><text:span text:style-name="T12">das</text:span><text:span text:style-name="T12"> </text:span><text:span text:style-name="T12">unidades</text:span><text:span text:style-name="T12">, </text:span><text:span text:style-name="T12">com</text:span><text:span text:style-name="T12"> </text:span><text:span text:style-name="T12">foco</text:span><text:span text:style-name="T12"> </text:span><text:span text:style-name="T12">n</text:span><text:span text:style-name="T12">aqueles</text:span><text:span text:style-name="T12"> </text:span><text:span text:style-name="T12">do</text:span><text:span text:style-name="T12"> </text:span><text:span text:style-name="T12">i</text:span><text:span text:style-name="T12">nstituto</text:span><text:span text:style-name="T12"> </text:span><text:span text:style-name="T12">de</text:span><text:span text:style-name="T12"> </text:span><text:span text:style-name="T12">informática</text:span><text:span text:style-name="T12">, </text:span><text:span text:style-name="T12">os</text:span><text:span text:style-name="T12"> </text:span><text:span text:style-name="T12">funcionários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responsáveis</text:span><text:span text:style-name="T12"> </text:span><text:span text:style-name="T12">pela</text:span><text:span text:style-name="T12"> </text:span><text:span text:style-name="T12">an</text:span><text:span text:style-name="T12">álise</text:span><text:span text:style-name="T12"> </text:span><text:span text:style-name="T12">dos</text:span><text:span text:style-name="T12"> </text:span><text:span text:style-name="T12">dados</text:span><text:span text:style-name="T12"> </text:span><text:span text:style-name="T12">produzidos</text:span><text:span text:style-name="T12"> </text:span><text:span text:style-name="T12">e</text:span><text:span text:style-name="T12"> </text:span><text:span text:style-name="T12">os</text:span><text:span text:style-name="T12"> </text:span><text:span text:style-name="T12">demais</text:span><text:span text:style-name="T12"> </text:span><text:span text:style-name="T12">funcion</text:span><text:span text:style-name="T12">ários</text:span><text:span text:style-name="T12"> </text:span><text:span text:style-name="T12">da</text:span><text:span text:style-name="T12"> </text:span><text:span text:style-name="T12">instituição</text:span><text:span text:style-name="T12"> </text:span><text:span text:style-name="T12">que</text:span><text:span text:style-name="T12"> </text:span><text:span text:style-name="T12">se</text:span><text:span text:style-name="T12"> </text:span><text:span text:style-name="T12">relacionam</text:span><text:span text:style-name="T12"> </text:span><text:span text:style-name="T12">com</text:span><text:span text:style-name="T12"> </text:span><text:span text:style-name="T12">o</text:span><text:span text:style-name="T12"> </text:span><text:span text:style-name="T12">sistema</text:span><text:span text:style-name="T12">. </text:span><text:span text:style-name="T12">O</text:span><text:span text:style-name="T12"> </text:span><text:span text:style-name="T12">propósito</text:span><text:span text:style-name="T12"> </text:span><text:span text:style-name="T12">para</text:span><text:span text:style-name="T12"> </text:span><text:span text:style-name="T12">a</text:span><text:span text:style-name="T12"> </text:span><text:span text:style-name="T12">confecção</text:span><text:span text:style-name="T12"> </text:span><text:span text:style-name="T12">deste</text:span><text:span text:style-name="T12"> </text:span><text:span text:style-name="T12">documento</text:span><text:span text:style-name="T12"> </text:span><text:span text:style-name="T12">ConOps</text:span><text:span text:style-name="T12"> </text:span><text:span text:style-name="T12">é</text:span><text:span text:style-name="T12"> </text:span><text:span text:style-name="T12">sintetizar</text:span><text:span text:style-name="T12"> </text:span><text:span text:style-name="T12">as</text:span><text:span text:style-name="T12"> </text:span><text:span text:style-name="T12">razões</text:span><text:span text:style-name="T12"> </text:span><text:span text:style-name="T12">e</text:span><text:span text:style-name="T12"> </text:span><text:span text:style-name="T12">necessidades</text:span><text:span text:style-name="T12"> </text:span><text:span text:style-name="T12">para</text:span><text:span text:style-name="T12"> </text:span><text:span text:style-name="T12">a</text:span><text:span text:style-name="T12"> </text:span><text:span text:style-name="T12">produção</text:span><text:span text:style-name="T12"> </text:span><text:span text:style-name="T12">de</text:span><text:span text:style-name="T12"> </text:span><text:span text:style-name="T12">um</text:span><text:span text:style-name="T12"> </text:span><text:span text:style-name="T12">novo</text:span><text:span text:style-name="T12"> </text:span><text:span text:style-name="T12">sistema</text:span><text:span text:style-name="T12"> </text:span><text:span text:style-name="T12">e</text:span><text:span text:style-name="T12"> </text:span><text:span text:style-name="T12">descrevê</text:span><text:span text:style-name="T12">-</text:span><text:span text:style-name="T12">lo</text:span><text:span text:style-name="T12">, </text:span><text:span text:style-name="T12">apontando</text:span><text:span text:style-name="T12"> </text:span><text:span text:style-name="T12">quais</text:span><text:span text:style-name="T12"> </text:span><text:span text:style-name="T12">são</text:span><text:span text:style-name="T12"> </text:span><text:span text:style-name="T12">as</text:span><text:span text:style-name="T12"> </text:span><text:span text:style-name="T12">melhorias</text:span><text:span text:style-name="T12"> </text:span><text:span text:style-name="T12">necessárias</text:span><text:span text:style-name="T12"> </text:span><text:span text:style-name="T12">para</text:span><text:span text:style-name="T12"> </text:span><text:span text:style-name="T12">facilitar</text:span><text:span text:style-name="T12"> </text:span><text:span text:style-name="T12">as</text:span><text:span text:style-name="T12"> </text:span><text:span text:style-name="T12">ações</text:span><text:span text:style-name="T12"> </text:span><text:span text:style-name="T12">e</text:span><text:span text:style-name="T12"> </text:span><text:span text:style-name="T12">as</text:span><text:span text:style-name="T12"> </text:span><text:span text:style-name="T12">tomadas</text:span><text:span text:style-name="T12"> </text:span><text:span text:style-name="T12">de</text:span><text:span text:style-name="T12"> </text:span><text:span text:style-name="T12">decisões</text:span><text:span text:style-name="T12"> </text:span><text:span text:style-name="T12">d</text:span><text:span text:style-name="T12">estes</text:span><text:span text:style-name="T12"> </text:span><text:span text:style-name="T12">envolvidos</text:span><text:span text:style-name="T12">.</text:span><text:span text:style-name="T12"> </text:span></text:p>
      <text:h text:style-name="P83" text:outline-level="10"><text:bookmark-start text:name="h.us7f5ra3yyda"/><text:span text:style-name="T10">1.3.</text:span><text:bookmark-end text:name="h.us7f5ra3yyda"/><text:span text:style-name="T10"> </text:span><text:span text:style-name="T10">Resumo</text:span><text:span text:style-name="T10"> </text:span><text:span text:style-name="T10">do</text:span><text:span text:style-name="T10"> </text:span><text:span text:style-name="T10">Sistema</text:span></text:h>
      <text:p text:style-name="P53"><text:span text:style-name="T12">O</text:span><text:span text:style-name="T12"> </text:span><text:span text:style-name="T12">sistema</text:span><text:span text:style-name="T12"> </text:span><text:span text:style-name="T12">de</text:span><text:span text:style-name="T12"> </text:span><text:span text:style-name="T12">gestão</text:span><text:span text:style-name="T12"> </text:span><text:span text:style-name="T12">bibliográfica</text:span><text:span text:style-name="T12"> </text:span><text:span text:style-name="T12">que</text:span><text:span text:style-name="T12"> </text:span><text:span text:style-name="T12">está</text:span><text:span text:style-name="T12"> </text:span><text:span text:style-name="T12">expresso</text:span><text:span text:style-name="T12"> </text:span><text:span text:style-name="T12">neste</text:span><text:span text:style-name="T12"> </text:span><text:span text:style-name="T12">documento</text:span><text:span text:style-name="T12"> </text:span><text:span text:style-name="T12">ConOps</text:span><text:span text:style-name="T12"> </text:span><text:span text:style-name="T12">é</text:span><text:span text:style-name="T12"> </text:span><text:span text:style-name="T12">baseado</text:span><text:span text:style-name="T12"> </text:span><text:span text:style-name="T12">nas</text:span><text:span text:style-name="T12"> </text:span><text:span text:style-name="T12">funções</text:span><text:span text:style-name="T12"> </text:span><text:span text:style-name="T12">e</text:span><text:span text:style-name="T12"> </text:span><text:span text:style-name="T12">atividades</text:span><text:span text:style-name="T12"> </text:span><text:span text:style-name="T12">expressas</text:span><text:span text:style-name="T12"> </text:span><text:span text:style-name="T12">pelos</text:span><text:span text:style-name="T12"> </text:span><text:span text:style-name="T12">docentes</text:span><text:span text:style-name="T12">, </text:span><text:span text:style-name="T12">coordenadores</text:span><text:span text:style-name="T12">, </text:span><text:span text:style-name="T12">conselheiros</text:span><text:span text:style-name="T12"> </text:span><text:span text:style-name="T12">e</text:span><text:span text:style-name="T12"> </text:span><text:span text:style-name="T12">funcion</text:span><text:span text:style-name="T12">ários</text:span><text:span text:style-name="T12"> </text:span><text:span text:style-name="T12">da</text:span><text:span text:style-name="T12"> </text:span><text:span text:style-name="T12">biblioteca</text:span><text:span text:style-name="T12">. </text:span><text:span text:style-name="T12">D</text:span><text:span text:style-name="T12">e</text:span><text:span text:style-name="T12">stacamos</text:span><text:span text:style-name="T12"> </text:span><text:span text:style-name="T12">as</text:span><text:span text:style-name="T12"> </text:span><text:span text:style-name="T12">atividades</text:span><text:span text:style-name="T12"> </text:span><text:span text:style-name="T12">relacionadas</text:span><text:span text:style-name="T12"> </text:span><text:span text:style-name="T12">ao</text:span><text:span text:style-name="T12"> </text:span><text:span text:style-name="T12">sistema</text:span><text:span text:style-name="T12">: </text:span><text:span text:style-name="T12">efetuar</text:span><text:span text:style-name="T12"> </text:span><text:span text:style-name="T12">o</text:span><text:span text:style-name="T12"> </text:span><text:span text:style-name="T12">levantamento</text:span><text:span text:style-name="T12"> </text:span><text:span text:style-name="T12">de</text:span><text:span text:style-name="T12"> </text:span><text:span text:style-name="T12">todos</text:span><text:span text:style-name="T12"> </text:span><text:span text:style-name="T12">os</text:span><text:span text:style-name="T12"> </text:span><text:span text:style-name="T12">livros</text:span><text:span text:style-name="T12">, </text:span><text:span text:style-name="T12">de</text:span><text:span text:style-name="T12"> </text:span><text:span text:style-name="T12">todas</text:span><text:span text:style-name="T12"> </text:span><text:span text:style-name="T12">as</text:span><text:span text:style-name="T12"> </text:span><text:span text:style-name="T12">disciplinas</text:span><text:span text:style-name="T12">, </text:span><text:span text:style-name="T12">de</text:span><text:span text:style-name="T12"> </text:span><text:span text:style-name="T12">todos</text:span><text:span text:style-name="T12"> </text:span><text:span text:style-name="T12">os</text:span><text:span text:style-name="T12"> </text:span><text:span text:style-name="T12">cursos</text:span><text:span text:style-name="T12"> </text:span><text:span text:style-name="T12">de</text:span><text:span text:style-name="T12"> </text:span><text:span text:style-name="T12">uma</text:span><text:span text:style-name="T12"> </text:span><text:span text:style-name="T12">determinada</text:span><text:span text:style-name="T12"> </text:span><text:span text:style-name="T12">unidade</text:span><text:span text:style-name="T12"> </text:span><text:span text:style-name="T12">que</text:span><text:span text:style-name="T12"> </text:span><text:span text:style-name="T12">precisam</text:span><text:span text:style-name="T12"> </text:span><text:span text:style-name="T12">ser</text:span><text:span text:style-name="T12"> </text:span><text:span text:style-name="T12">adquiridos</text:span><text:span text:style-name="T12">;</text:span></text:p>
      <text:p text:style-name="P54"/>
      <text:p text:style-name="P53"><text:span text:style-name="T12">Utilizando</text:span><text:span text:style-name="T12"> </text:span><text:span text:style-name="T12">o</text:span><text:span text:style-name="T12"> </text:span><text:span text:style-name="T12">sistema</text:span><text:span text:style-name="T12"> </text:span><text:span text:style-name="T12">SIPA</text:span><text:span text:style-name="T12"> </text:span><text:span text:style-name="T12">o</text:span><text:span text:style-name="T12"> </text:span><text:span text:style-name="T12">coordenador</text:span><text:span text:style-name="T12"> </text:span><text:span text:style-name="T12">de</text:span><text:span text:style-name="T12"> </text:span><text:span text:style-name="T12">cada</text:span><text:span text:style-name="T12"> </text:span><text:span text:style-name="T12">curso</text:span><text:span text:style-name="T12"> </text:span><text:span text:style-name="T12">é</text:span><text:span text:style-name="T12"> </text:span><text:span text:style-name="T12">o</text:span><text:span text:style-name="T12"> </text:span><text:span text:style-name="T12">responsável</text:span><text:span text:style-name="T12"> </text:span><text:span text:style-name="T12">por</text:span><text:span text:style-name="T12"> </text:span><text:span text:style-name="T12">registrar</text:span><text:span text:style-name="T12"> </text:span><text:span text:style-name="T12">e</text:span><text:span text:style-name="T12"> </text:span><text:span text:style-name="T12">manter</text:span><text:span text:style-name="T12"> </text:span><text:span text:style-name="T12">as</text:span><text:span text:style-name="T12"> </text:span><text:span text:style-name="T12">bibliografias</text:span><text:span text:style-name="T12"> </text:span><text:span text:style-name="T12">básicas</text:span><text:span text:style-name="T12"> </text:span><text:span text:style-name="T12">e</text:span><text:span text:style-name="T12"> </text:span><text:span text:style-name="T12">complementares</text:span><text:span text:style-name="T12"> </text:span><text:span text:style-name="T12">de</text:span><text:span text:style-name="T12"> </text:span><text:span text:style-name="T12">cada</text:span><text:span text:style-name="T12"> </text:span><text:span text:style-name="T12">disciplina</text:span><text:span text:style-name="T12"> </text:span><text:span text:style-name="T12">do</text:span><text:span text:style-name="T12"> </text:span><text:span text:style-name="T12">curso</text:span><text:span text:style-name="T12">. </text:span><text:span text:style-name="T12">O</text:span><text:span text:style-name="T12"> </text:span><text:span text:style-name="T12">professor</text:span><text:span text:style-name="T12"> </text:span><text:span text:style-name="T12">responsável</text:span><text:span text:style-name="T12"> </text:span><text:span text:style-name="T12">por</text:span><text:span text:style-name="T12"> </text:span><text:span text:style-name="T12">cada</text:span><text:span text:style-name="T12"> </text:span><text:span text:style-name="T12">disciplina</text:span><text:span text:style-name="T12"> </text:span><text:span text:style-name="T12">deve</text:span><text:span text:style-name="T12"> </text:span><text:span text:style-name="T12">manter</text:span><text:span text:style-name="T12"> </text:span><text:span text:style-name="T12">ou</text:span><text:span text:style-name="T12"> </text:span><text:span text:style-name="T12">registrar</text:span><text:span text:style-name="T12"> </text:span><text:span text:style-name="T12">a</text:span><text:span text:style-name="T12"> </text:span><text:span text:style-name="T12">bibliografia</text:span><text:span text:style-name="T12"> </text:span><text:span text:style-name="T12">sugerida</text:span><text:span text:style-name="T12"> </text:span><text:span text:style-name="T12">no</text:span><text:span text:style-name="T12"> </text:span><text:span text:style-name="T12">plano</text:span><text:span text:style-name="T12"> </text:span><text:span text:style-name="T12">de</text:span><text:span text:style-name="T12"> </text:span><text:span text:style-name="T12">disciplina</text:span><text:span text:style-name="T12"> </text:span><text:span text:style-name="T12">no</text:span><text:span text:style-name="T12"> </text:span><text:span text:style-name="T12">sistema</text:span><text:span text:style-name="T12"> </text:span><text:span text:style-name="T12">SIPA</text:span><text:span text:style-name="T12">; </text:span><text:span text:style-name="T12">A</text:span><text:span text:style-name="T12"> </text:span><text:span text:style-name="T12">construção</text:span><text:span text:style-name="T12"> </text:span><text:span text:style-name="T12">de</text:span><text:span text:style-name="T12"> </text:span><text:span text:style-name="T12">uma</text:span><text:span text:style-name="T12"> </text:span><text:span text:style-name="T12">lista</text:span><text:span text:style-name="T12"> </text:span><text:span text:style-name="T12">de</text:span><text:span text:style-name="T12"> </text:span><text:span text:style-name="T12">todos</text:span><text:span text:style-name="T12"> </text:span><text:span text:style-name="T12">os</text:span><text:span text:style-name="T12"> </text:span><text:span text:style-name="T12">livros</text:span><text:span text:style-name="T12"> </text:span><text:span text:style-name="T12">que</text:span><text:span text:style-name="T12"> </text:span><text:span text:style-name="T12">necessitam</text:span><text:span text:style-name="T12"> </text:span><text:span text:style-name="T12">ser</text:span><text:span text:style-name="T12"> </text:span><text:span text:style-name="T12">adquiridos</text:span><text:span text:style-name="T12"> </text:span><text:span text:style-name="T12">pela</text:span><text:span text:style-name="T12"> </text:span><text:span text:style-name="T12">UFG</text:span><text:span text:style-name="T12">, </text:span><text:span text:style-name="T12">utilizando</text:span><text:span text:style-name="T12"> </text:span><text:span text:style-name="T12">os</text:span><text:span text:style-name="T12"> </text:span><text:span text:style-name="T12">livros</text:span><text:span text:style-name="T12"> </text:span><text:span text:style-name="T12">registrados</text:span><text:span text:style-name="T12"> </text:span><text:span text:style-name="T12">no</text:span><text:span text:style-name="T12"> </text:span><text:span text:style-name="T12">SIPA</text:span><text:span text:style-name="T12">, </text:span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</text:span><text:span text:style-name="T12"> </text:span><text:span text:style-name="T12">plano</text:span><text:span text:style-name="T12"> </text:span><text:span text:style-name="T12">de</text:span><text:span text:style-name="T12"> </text:span><text:span text:style-name="T12">ensino</text:span><text:span text:style-name="T12"> </text:span><text:span text:style-name="T12">de</text:span><text:span text:style-name="T12"> </text:span><text:span text:style-name="T12">cada</text:span><text:span text:style-name="T12"> </text:span><text:span text:style-name="T12">disciplina</text:span><text:span text:style-name="T12">;</text:span></text:p>
      <text:p text:style-name="P54"/>
      <text:p text:style-name="P53"><text:span text:style-name="T12">A</text:span><text:span text:style-name="T12"> </text:span><text:span text:style-name="T12">cotação</text:span><text:span text:style-name="T12"> </text:span><text:span text:style-name="T12">do</text:span><text:span text:style-name="T12"> </text:span><text:span text:style-name="T12">valor</text:span><text:span text:style-name="T12"> </text:span><text:span text:style-name="T12">monetário</text:span><text:span text:style-name="T12"> </text:span><text:span text:style-name="T12">médio</text:span><text:span text:style-name="T12"> </text:span><text:span text:style-name="T12">de</text:span><text:span text:style-name="T12"> </text:span><text:span text:style-name="T12">cada</text:span><text:span text:style-name="T12"> </text:span><text:span text:style-name="T12">um</text:span><text:span text:style-name="T12"> </text:span><text:span text:style-name="T12">dos</text:span><text:span text:style-name="T12"> </text:span><text:span text:style-name="T12">exemplares</text:span><text:span text:style-name="T12">, </text:span><text:span text:style-name="T12">sempre</text:span><text:span text:style-name="T12"> </text:span><text:span text:style-name="T12">em</text:span><text:span text:style-name="T12"> </text:span><text:span text:style-name="T12">reais</text:span><text:span text:style-name="T12">. </text:span><text:span text:style-name="T12">Livros</text:span><text:span text:style-name="T12"> <text:s/></text:span><text:span text:style-name="T12">estrangeiros</text:span><text:span text:style-name="T12"> </text:span><text:span text:style-name="T12">são</text:span><text:span text:style-name="T12"> </text:span><text:span text:style-name="T12">cotados</text:span><text:span text:style-name="T12"> </text:span><text:span text:style-name="T12">em</text:span><text:span text:style-name="T12"> </text:span><text:span text:style-name="T12">livrarias</text:span><text:span text:style-name="T12"> </text:span><text:span text:style-name="T12">do</text:span><text:span text:style-name="T12"> </text:span><text:span text:style-name="T12">exterior</text:span><text:span text:style-name="T12"> </text:span><text:span text:style-name="T12">com</text:span><text:span text:style-name="T12"> </text:span><text:span text:style-name="T12">seus</text:span><text:span text:style-name="T12"> </text:span><text:span text:style-name="T12">respectivos</text:span><text:span text:style-name="T12"> </text:span><text:span text:style-name="T12">valores</text:span><text:span text:style-name="T12"> </text:span><text:span text:style-name="T12">em</text:span><text:span text:style-name="T12"> </text:span><text:span text:style-name="T12">dólares</text:span><text:span text:style-name="T12"> </text:span><text:span text:style-name="T12">convertidos</text:span><text:span text:style-name="T12"> </text:span><text:span text:style-name="T12">para</text:span><text:span text:style-name="T12"> </text:span><text:span text:style-name="T12">reais</text:span><text:span text:style-name="T12"> </text:span><text:span text:style-name="T12">na</text:span><text:span text:style-name="T12"> </text:span><text:span text:style-name="T12">cotação</text:span><text:span text:style-name="T12"> </text:span><text:span text:style-name="T12">do</text:span><text:span text:style-name="T12"> </text:span><text:span text:style-name="T12">dia</text:span><text:span text:style-name="T12">. </text:span><text:span text:style-name="T12">O</text:span><text:span text:style-name="T12"> </text:span><text:span text:style-name="T12">frete</text:span><text:span text:style-name="T12"> </text:span><text:span text:style-name="T12">também</text:span><text:span text:style-name="T12"> </text:span><text:span text:style-name="T12">será</text:span><text:span text:style-name="T12"> </text:span><text:span text:style-name="T12">considerado</text:span><text:span text:style-name="T12">. </text:span><text:span text:style-name="T12">A</text:span><text:span text:style-name="T12"> </text:span><text:span text:style-name="T12">quantidade</text:span><text:span text:style-name="T12"> </text:span><text:span text:style-name="T12">necessária</text:span><text:span text:style-name="T12"> </text:span><text:span text:style-name="T12">de</text:span><text:span text:style-name="T12"> </text:span><text:span text:style-name="T12">cada</text:span><text:span text:style-name="T12"> </text:span><text:span text:style-name="T12">um</text:span><text:span text:style-name="T12"> </text:span><text:span text:style-name="T12">destes</text:span><text:span text:style-name="T12"> </text:span><text:span text:style-name="T12">itens</text:span><text:span text:style-name="T12"> </text:span><text:span text:style-name="T12">baseada</text:span><text:span text:style-name="T12"> </text:span><text:span text:style-name="T12">nas</text:span><text:span text:style-name="T12"> </text:span><text:span text:style-name="T12">normas</text:span><text:span text:style-name="T12"> </text:span><text:span text:style-name="T12">dos</text:span><text:span text:style-name="T12"> </text:span><text:span text:style-name="T12">órgãos</text:span><text:span text:style-name="T12"> </text:span><text:span text:style-name="T12">reguladores</text:span><text:span text:style-name="T12"> </text:span><text:span text:style-name="T12">e</text:span><text:span text:style-name="T12"> </text:span><text:span text:style-name="T12">no</text:span><text:span text:style-name="T12"> </text:span><text:span text:style-name="T12">material</text:span><text:span text:style-name="T12"> </text:span><text:span text:style-name="T12">já</text:span><text:span text:style-name="T12"> </text:span><text:span text:style-name="T12">disponível</text:span><text:span text:style-name="T12">, </text:span><text:span text:style-name="T12">sempre</text:span><text:span text:style-name="T12"> </text:span><text:span text:style-name="T12">mantendo</text:span><text:span text:style-name="T12"> </text:span><text:span text:style-name="T12">o</text:span><text:span text:style-name="T12"> </text:span><text:span text:style-name="T12">registro</text:span><text:span text:style-name="T12"> </text:span><text:span text:style-name="T12">das</text:span><text:span text:style-name="T12"> </text:span><text:span text:style-name="T12">cotações</text:span><text:span text:style-name="T12"> </text:span><text:span text:style-name="T12">realizadas</text:span><text:span text:style-name="T12"> </text:span><text:span text:style-name="T12">ao</text:span><text:span text:style-name="T12"> </text:span><text:span text:style-name="T12">longo</text:span><text:span text:style-name="T12"> </text:span><text:span text:style-name="T12">do</text:span><text:span text:style-name="T12"> </text:span><text:span text:style-name="T12">tempo</text:span><text:span text:style-name="T12">; </text:span><text:span text:style-name="T12">A</text:span><text:span text:style-name="T12"> </text:span><text:span text:style-name="T12">exibição</text:span><text:span text:style-name="T12"> </text:span><text:span text:style-name="T12">da</text:span><text:span text:style-name="T12"> </text:span><text:span text:style-name="T12">lista</text:span><text:span text:style-name="T12"> </text:span><text:span text:style-name="T12">de</text:span><text:span text:style-name="T12"> </text:span><text:span text:style-name="T12">aquisição</text:span><text:span text:style-name="T12"> </text:span><text:span text:style-name="T12">para</text:span><text:span text:style-name="T12"> </text:span><text:span text:style-name="T12">os</text:span><text:span text:style-name="T12"> </text:span><text:span text:style-name="T12">devidos</text:span><text:span text:style-name="T12"> </text:span><text:span text:style-name="T12">representantes</text:span><text:span text:style-name="T12"> </text:span><text:span text:style-name="T12">contendo</text:span><text:span text:style-name="T12"> </text:span><text:span text:style-name="T12">os</text:span><text:span text:style-name="T12"> </text:span><text:span text:style-name="T12">valores</text:span><text:span text:style-name="T12"> </text:span><text:span text:style-name="T12">individuais</text:span><text:span text:style-name="T12"> </text:span><text:span text:style-name="T12">e</text:span><text:span text:style-name="T12"> </text:span><text:span text:style-name="T12">totais</text:span><text:span text:style-name="T12"> </text:span><text:span text:style-name="T12">para</text:span><text:span text:style-name="T12"> </text:span><text:span text:style-name="T12">todos</text:span><text:span text:style-name="T12"> </text:span><text:span text:style-name="T12">os</text:span><text:span text:style-name="T12"> </text:span><text:span text:style-name="T12">itens</text:span><text:span text:style-name="T12"> </text:span><text:span text:style-name="T12">do</text:span><text:span text:style-name="T12"> </text:span><text:span text:style-name="T12">acervo</text:span><text:span text:style-name="T12">, </text:span><text:span text:style-name="T12">podendo</text:span><text:span text:style-name="T12"> </text:span><text:span text:style-name="T12">ser</text:span><text:span text:style-name="T12"> </text:span><text:span text:style-name="T12">exportada</text:span><text:span text:style-name="T12"> </text:span><text:span text:style-name="T12">para</text:span><text:span text:style-name="T12"> </text:span><text:span text:style-name="T12">atender</text:span><text:span text:style-name="T12"> </text:span><text:span text:style-name="T12">a</text:span><text:span text:style-name="T12"> </text:span><text:span text:style-name="T12">integração</text:span><text:span text:style-name="T12"> </text:span><text:span text:style-name="T12">com</text:span><text:span text:style-name="T12"> </text:span><text:span text:style-name="T12">os</text:span><text:span text:style-name="T12"> </text:span><text:span text:style-name="T12">sistemas</text:span><text:span text:style-name="T12"> </text:span><text:span text:style-name="T12">BC</text:span><text:span text:style-name="T12"> (</text:span><text:span text:style-name="T12">SOPHIA</text:span><text:span text:style-name="T12">) </text:span><text:span text:style-name="T12">e</text:span><text:span text:style-name="T12"> </text:span><text:span text:style-name="T12">o</text:span><text:span text:style-name="T12"> </text:span><text:span text:style-name="T12">SOLICITE</text:span><text:span text:style-name="T12">. </text:span><text:span text:style-name="T12">Esta</text:span><text:span text:style-name="T12"> </text:span><text:span text:style-name="T12">lista</text:span><text:span text:style-name="T12"> </text:span><text:span text:style-name="T12">terá</text:span><text:span text:style-name="T12"> </text:span><text:span text:style-name="T12">como</text:span><text:span text:style-name="T12"> </text:span><text:span text:style-name="T12">parâmetro</text:span><text:span text:style-name="T12"> </text:span><text:span text:style-name="T12">de</text:span><text:span text:style-name="T12"> </text:span><text:span text:style-name="T12">entrada</text:span><text:span text:style-name="T12"> </text:span><text:span text:style-name="T12">informações</text:span><text:span text:style-name="T12"> </text:span><text:span text:style-name="T12">para</text:span><text:span text:style-name="T12"> </text:span><text:span text:style-name="T12">filtrar</text:span><text:span text:style-name="T12"> </text:span><text:span text:style-name="T12">os</text:span><text:span text:style-name="T12"> </text:span><text:span text:style-name="T12">livros</text:span><text:span text:style-name="T12"> </text:span><text:span text:style-name="T12">que</text:span><text:span text:style-name="T12"> </text:span><text:span text:style-name="T12">precisam</text:span><text:span text:style-name="T12"> </text:span><text:span text:style-name="T12">ser</text:span><text:span text:style-name="T12"> </text:span><text:span text:style-name="T12">considerados</text:span><text:span text:style-name="T12">, </text:span><text:span text:style-name="T12">facilitando</text:span><text:span text:style-name="T12"> </text:span><text:span text:style-name="T12">buscas</text:span><text:span text:style-name="T12">. </text:span><text:soft-page-break/><text:span text:style-name="T12">Será</text:span><text:span text:style-name="T12"> </text:span><text:span text:style-name="T12">também</text:span><text:span text:style-name="T12"> </text:span><text:span text:style-name="T12">sugerida</text:span><text:span text:style-name="T12"> </text:span><text:span text:style-name="T12">uma</text:span><text:span text:style-name="T12"> </text:span><text:span text:style-name="T12">lista</text:span><text:span text:style-name="T12"> </text:span><text:span text:style-name="T12">com</text:span><text:span text:style-name="T12"> </text:span><text:span text:style-name="T12">livros</text:span><text:span text:style-name="T12"> </text:span><text:span text:style-name="T12">e</text:span><text:span text:style-name="T12"> </text:span><text:span text:style-name="T12">quantidades</text:span><text:span text:style-name="T12"> </text:span><text:span text:style-name="T12">de</text:span><text:span text:style-name="T12"> </text:span><text:span text:style-name="T12">modo</text:span><text:span text:style-name="T12"> </text:span><text:span text:style-name="T12">a</text:span><text:span text:style-name="T12"> </text:span><text:span text:style-name="T12">maximizar</text:span><text:span text:style-name="T12"> </text:span><text:span text:style-name="T12">o</text:span><text:span text:style-name="T12"> </text:span><text:span text:style-name="T12">atendimento</text:span><text:span text:style-name="T12"> </text:span><text:span text:style-name="T12">das</text:span><text:span text:style-name="T12"> </text:span><text:span text:style-name="T12">necessidades</text:span><text:span text:style-name="T12"> </text:span><text:span text:style-name="T12">de</text:span><text:span text:style-name="T12"> </text:span><text:span text:style-name="T12">aquisic</text:span><text:span text:style-name="T12">̧</text:span><text:span text:style-name="T12">a</text:span><text:span text:style-name="T12">̃</text:span><text:span text:style-name="T12">o</text:span><text:span text:style-name="T12">, </text:span><text:span text:style-name="T12">sem</text:span><text:span text:style-name="T12"> </text:span><text:span text:style-name="T12">ultrapassar</text:span><text:span text:style-name="T12"> </text:span><text:span text:style-name="T12">o</text:span><text:span text:style-name="T12"> </text:span><text:span text:style-name="T12">valor</text:span><text:span text:style-name="T12"> </text:span><text:span text:style-name="T12">disponi</text:span><text:span text:style-name="T12">́</text:span><text:span text:style-name="T12">vel</text:span><text:span text:style-name="T12"> </text:span><text:span text:style-name="T12">para</text:span><text:span text:style-name="T12"> </text:span><text:span text:style-name="T12">aquisic</text:span><text:span text:style-name="T12">̧</text:span><text:span text:style-name="T12">a</text:span><text:span text:style-name="T12">̃</text:span><text:span text:style-name="T12">o</text:span><text:span text:style-name="T12">. </text:span><text:span text:style-name="T12">E</text:span><text:span text:style-name="T12"> </text:span><text:span text:style-name="T12">o</text:span><text:span text:style-name="T12"> </text:span><text:span text:style-name="T12">sistema</text:span><text:span text:style-name="T12"> </text:span><text:span text:style-name="T12">manterá</text:span><text:span text:style-name="T12"> </text:span><text:span text:style-name="T12">estas</text:span><text:span text:style-name="T12"> </text:span><text:span text:style-name="T12">listas</text:span><text:span text:style-name="T12"> </text:span><text:span text:style-name="T12">de</text:span><text:span text:style-name="T12"> </text:span><text:span text:style-name="T12">aquisição</text:span><text:span text:style-name="T12"> </text:span><text:span text:style-name="T12">para</text:span><text:span text:style-name="T12"> </text:span><text:span text:style-name="T12">consultas</text:span><text:span text:style-name="T12"> </text:span><text:span text:style-name="T12">posteriores</text:span><text:span text:style-name="T12">.</text:span></text:p>
      <text:p text:style-name="P54"/>
      <text:p text:style-name="P52"><text:span text:style-name="T12">Os</text:span><text:span text:style-name="T12"> </text:span><text:span text:style-name="T12">patrocinadores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são</text:span><text:span text:style-name="T12"> </text:span><text:span text:style-name="T12">os</text:span><text:span text:style-name="T12"> </text:span><text:span text:style-name="T12">próprios</text:span><text:span text:style-name="T12"> </text:span><text:span text:style-name="T12">stakeholders</text:span><text:span text:style-name="T12"> </text:span><text:span text:style-name="T12">em</text:span><text:span text:style-name="T12"> </text:span><text:span text:style-name="T12">conjunto</text:span><text:span text:style-name="T12"> </text:span><text:span text:style-name="T12">com</text:span><text:span text:style-name="T12"> </text:span><text:span text:style-name="T12">o</text:span><text:span text:style-name="T12"> </text:span><text:span text:style-name="T12">governo</text:span><text:span text:style-name="T12"> </text:span><text:span text:style-name="T12">federal</text:span><text:span text:style-name="T12"> </text:span><text:span text:style-name="T12">atrav</text:span><text:span text:style-name="T12">és</text:span><text:span text:style-name="T12"> </text:span><text:span text:style-name="T12">da</text:span><text:span text:style-name="T12"> </text:span><text:span text:style-name="T12">Fábrica</text:span><text:span text:style-name="T12"> </text:span><text:span text:style-name="T12">de</text:span><text:span text:style-name="T12"> </text:span><text:span text:style-name="T12">Software</text:span><text:span text:style-name="T12"> (</text:span><text:span text:style-name="T12">FS</text:span><text:span text:style-name="T12">) </text:span><text:span text:style-name="T12">do</text:span><text:span text:style-name="T12"> </text:span><text:span text:style-name="T12">INF</text:span><text:span text:style-name="T12">. </text:span><text:span text:style-name="T12">Todas</text:span><text:span text:style-name="T12"> </text:span><text:span text:style-name="T12">as</text:span><text:span text:style-name="T12"> </text:span><text:span text:style-name="T12">necessidades</text:span><text:span text:style-name="T12"> </text:span><text:span text:style-name="T12">e</text:span><text:span text:style-name="T12"> </text:span><text:span text:style-name="T12">expectativas</text:span><text:span text:style-name="T12"> </text:span><text:span text:style-name="T12">aqui</text:span><text:span text:style-name="T12"> </text:span><text:span text:style-name="T12">expressas</text:span><text:span text:style-name="T12"> </text:span><text:span text:style-name="T12">foram</text:span><text:span text:style-name="T12"> </text:span><text:span text:style-name="T12">obtidas</text:span><text:span text:style-name="T12"> </text:span><text:span text:style-name="T12">e</text:span><text:span text:style-name="T12"> </text:span><text:span text:style-name="T12">analisadas</text:span><text:span text:style-name="T12"> </text:span><text:span text:style-name="T12">a</text:span><text:span text:style-name="T12"> </text:span><text:span text:style-name="T12">partir</text:span><text:span text:style-name="T12"> </text:span><text:span text:style-name="T12">de</text:span><text:span text:style-name="T12"> </text:span><text:span text:style-name="T12">encontros</text:span><text:span text:style-name="T12"> </text:span><text:span text:style-name="T12">com</text:span><text:span text:style-name="T12"> </text:span><text:span text:style-name="T12">os</text:span><text:span text:style-name="T12"> </text:span><text:span text:style-name="T12">próprios</text:span><text:span text:style-name="T12"> </text:span><text:span text:style-name="T12">stakeholders</text:span><text:span text:style-name="T12">. </text:span><text:span text:style-name="T12">No</text:span><text:span text:style-name="T12"> </text:span><text:span text:style-name="T12">caso</text:span><text:span text:style-name="T12"> </text:span><text:span text:style-name="T12">da</text:span><text:span text:style-name="T12"> </text:span><text:span text:style-name="T12">validação</text:span><text:span text:style-name="T12">, </text:span><text:span text:style-name="T12">o</text:span><text:span text:style-name="T12"> </text:span><text:span text:style-name="T12">representante</text:span><text:span text:style-name="T12"> </text:span><text:span text:style-name="T12">escolhido</text:span><text:span text:style-name="T12"> </text:span><text:span text:style-name="T12">para</text:span><text:span text:style-name="T12"> </text:span><text:span text:style-name="T12">atuar</text:span><text:span text:style-name="T12"> </text:span><text:span text:style-name="T12">como</text:span><text:span text:style-name="T12"> </text:span><text:span text:style-name="T12">o</text:span><text:span text:style-name="T12"> </text:span><text:span text:style-name="T12">stakeholder</text:span><text:span text:style-name="T12"> </text:span><text:span text:style-name="T12">principa</text:span><text:span text:style-name="T12">l</text:span><text:span text:style-name="T12"> </text:span><text:span text:style-name="T12">fo</text:span><text:span text:style-name="T12">i</text:span><text:span text:style-name="T12">,</text:span><text:span text:style-name="T12"> </text:span><text:span text:style-name="T12">o</text:span><text:span text:style-name="T12"> </text:span><text:span text:style-name="T12">docente</text:span><text:span text:style-name="T12">, </text:span><text:span text:style-name="T12">Cássio</text:span><text:span text:style-name="T12"> </text:span><text:span text:style-name="T12">Leonardo</text:span><text:span text:style-name="T12"> </text:span><text:span text:style-name="T12">Rodrigues</text:span><text:span text:style-name="T12">.</text:span><text:span text:style-name="T12"> </text:span><text:span text:style-name="T12">O</text:span><text:span text:style-name="T12"> </text:span><text:span text:style-name="T12">sistema</text:span><text:span text:style-name="T12"> </text:span><text:span text:style-name="T12">visa</text:span><text:span text:style-name="T12"> </text:span><text:span text:style-name="T12">atender</text:span><text:span text:style-name="T12"> </text:span><text:span text:style-name="T12">a</text:span><text:span text:style-name="T12"> </text:span><text:span text:style-name="T12">toda</text:span><text:span text:style-name="T12"> </text:span><text:span text:style-name="T12">a</text:span><text:span text:style-name="T12"> </text:span><text:span text:style-name="T12">instituição</text:span><text:span text:style-name="T12"> </text:span><text:span text:style-name="T12">UFG</text:span><text:span text:style-name="T12">, </text:span><text:span text:style-name="T12">entretanto</text:span><text:span text:style-name="T12"> </text:span><text:span text:style-name="T12">inicialmente</text:span><text:span text:style-name="T12"> </text:span><text:span text:style-name="T12">será</text:span><text:span text:style-name="T12"> </text:span><text:span text:style-name="T12">focado</text:span><text:span text:style-name="T12"> </text:span><text:span text:style-name="T12">especificamente</text:span><text:span text:style-name="T12"> </text:span><text:span text:style-name="T12">para</text:span><text:span text:style-name="T12"> </text:span><text:span text:style-name="T12">atender</text:span><text:span text:style-name="T12"> </text:span><text:span text:style-name="T12">as</text:span><text:span text:style-name="T12"> </text:span><text:span text:style-name="T12">necessidades</text:span><text:span text:style-name="T12"> </text:span><text:span text:style-name="T12">do</text:span><text:span text:style-name="T12"> </text:span><text:span text:style-name="T12">INF</text:span><text:span text:style-name="T12">, </text:span><text:span text:style-name="T12">podendo</text:span><text:span text:style-name="T12"> </text:span><text:span text:style-name="T12">apresentar</text:span><text:span text:style-name="T12"> </text:span><text:span text:style-name="T12">discrepâncias</text:span><text:span text:style-name="T12"> </text:span><text:span text:style-name="T12">em</text:span><text:span text:style-name="T12"> </text:span><text:span text:style-name="T12">algumas</text:span><text:span text:style-name="T12"> </text:span><text:span text:style-name="T12">de</text:span><text:span text:style-name="T12"> </text:span><text:span text:style-name="T12">suas</text:span><text:span text:style-name="T12"> </text:span><text:span text:style-name="T12">funções</text:span><text:span text:style-name="T12"> </text:span><text:span text:style-name="T12">quando</text:span><text:span text:style-name="T12"> </text:span><text:span text:style-name="T12">comparados</text:span><text:span text:style-name="T12"> </text:span><text:span text:style-name="T12">ao</text:span><text:span text:style-name="T12"> </text:span><text:span text:style-name="T12">funcionamento</text:span><text:span text:style-name="T12"> </text:span><text:span text:style-name="T12">de</text:span><text:span text:style-name="T12"> </text:span><text:span text:style-name="T12">outras</text:span><text:span text:style-name="T12"> </text:span><text:span text:style-name="T12">unidades</text:span><text:span text:style-name="T12"> </text:span><text:span text:style-name="T12">ou</text:span><text:span text:style-name="T12"> </text:span><text:span text:style-name="T12">institutos</text:span><text:span text:style-name="T12">. </text:span><text:span text:style-name="T12">O</text:span><text:span text:style-name="T12"> </text:span><text:span text:style-name="T12">sistema</text:span><text:span text:style-name="T12"> </text:span><text:span text:style-name="T12">ainda</text:span><text:span text:style-name="T12"> </text:span><text:span text:style-name="T12">segue</text:span><text:span text:style-name="T12"> </text:span><text:span text:style-name="T12">padrões</text:span><text:span text:style-name="T12"> </text:span><text:span text:style-name="T12">e</text:span><text:span text:style-name="T12"> </text:span><text:span text:style-name="T12">regulamentos</text:span><text:span text:style-name="T12"> </text:span><text:span text:style-name="T12">que</text:span><text:span text:style-name="T12"> </text:span><text:span text:style-name="T12">regem</text:span><text:span text:style-name="T12"> </text:span><text:span text:style-name="T12">toda</text:span><text:span text:style-name="T12"> </text:span><text:span text:style-name="T12">a</text:span><text:span text:style-name="T12"> </text:span><text:span text:style-name="T12">instituição</text:span><text:span text:style-name="T12">, </text:span><text:span text:style-name="T12">descritos</text:span><text:span text:style-name="T12"> </text:span><text:span text:style-name="T12">na</text:span><text:span text:style-name="T12"> </text:span><text:span text:style-name="T12">resolução</text:span><text:span text:style-name="T12"> </text:span><text:span text:style-name="T12">do</text:span><text:span text:style-name="T12"> </text:span><text:span text:style-name="T12">CONSUNI</text:span><text:span text:style-name="T12"> </text:span><text:span text:style-name="T12">e</text:span><text:span text:style-name="T12"> </text:span><text:span text:style-name="T12">no</text:span><text:span text:style-name="T12"> </text:span><text:span text:style-name="T12">estatuto</text:span><text:span text:style-name="T12"> </text:span><text:span text:style-name="T12">e</text:span><text:span text:style-name="T12"> </text:span><text:span text:style-name="T12">regimento</text:span><text:span text:style-name="T12"> </text:span><text:span text:style-name="T12">geral</text:span><text:span text:style-name="T12"> </text:span><text:span text:style-name="T12">da</text:span><text:span text:style-name="T12"> </text:span><text:span text:style-name="T12">UFG</text:span><text:span text:style-name="T12">, </text:span><text:span text:style-name="T12">disponibilizados</text:span><text:span text:style-name="T12"> </text:span><text:span text:style-name="T12">a</text:span><text:span text:style-name="T12"> </text:span><text:span text:style-name="T12">seguir</text:span><text:span text:style-name="T12">, </text:span><text:span text:style-name="T12">juntamente</text:span><text:span text:style-name="T11"> </text:span><text:span text:style-name="T12">com</text:span><text:span text:style-name="T12"> </text:span><text:span text:style-name="T12">os</text:span><text:span text:style-name="T12"> </text:span><text:span text:style-name="T12">sítios</text:span><text:span text:style-name="T12"> </text:span><text:span text:style-name="T12">de</text:span><text:span text:style-name="T12"> </text:span><text:span text:style-name="T12">importância</text:span><text:span text:style-name="T12"> </text:span><text:span text:style-name="T12">para</text:span><text:span text:style-name="T12"> </text:span><text:span text:style-name="T12">o</text:span><text:span text:style-name="T12"> </text:span><text:span text:style-name="T12">sistema</text:span><text:span text:style-name="T12">:</text:span></text:p>
      <text:list xml:id="list41194615" text:style-name="LS1">
        <text:list-item>
          <text:p text:style-name="P104"><text:span text:style-name="T1">Universidade Federal de Goiás (UFG) - </text:span><text:a xlink:type="simple" xlink:href="http://www.ufg.br/page.php">http</text:a><text:a xlink:type="simple" xlink:href="http://www.ufg.br/page.php">://</text:a><text:a xlink:type="simple" xlink:href="http://www.ufg.br/page.php">www</text:a><text:a xlink:type="simple" xlink:href="http://www.ufg.br/page.php">.</text:a><text:a xlink:type="simple" xlink:href="http://www.ufg.br/page.php">ufg</text:a><text:a xlink:type="simple" xlink:href="http://www.ufg.br/page.php">.</text:a><text:a xlink:type="simple" xlink:href="http://www.ufg.br/page.php">br</text:a><text:a xlink:type="simple" xlink:href="http://www.ufg.br/page.php">/</text:a><text:a xlink:type="simple" xlink:href="http://www.ufg.br/page.php">page</text:a><text:a xlink:type="simple" xlink:href="http://www.ufg.br/page.php">.</text:a><text:a xlink:type="simple" xlink:href="http://www.ufg.br/page.php">php</text:a><text:span text:style-name="T1"> [S1]</text:span></text:p>
        </text:list-item>
        <text:list-item>
          <text:p text:style-name="P104"><text:span text:style-name="T1">Instituto de Informática (INF) - </text:span><text:a xlink:type="simple" xlink:href="http://www.inf.ufg.br/">http</text:a><text:a xlink:type="simple" xlink:href="http://www.inf.ufg.br/">://</text:a><text:a xlink:type="simple" xlink:href="http://www.inf.ufg.br/">www</text:a><text:a xlink:type="simple" xlink:href="http://www.inf.ufg.br/">.</text:a><text:a xlink:type="simple" xlink:href="http://www.inf.ufg.br/">inf</text:a><text:a xlink:type="simple" xlink:href="http://www.inf.ufg.br/">.</text:a><text:a xlink:type="simple" xlink:href="http://www.inf.ufg.br/">ufg</text:a><text:a xlink:type="simple" xlink:href="http://www.inf.ufg.br/">.</text:a><text:a xlink:type="simple" xlink:href="http://www.inf.ufg.br/">br</text:a><text:a xlink:type="simple" xlink:href="http://www.inf.ufg.br/">/</text:a><text:span text:style-name="T1"> [S2]</text:span></text:p>
        </text:list-item>
        <text:list-item>
          <text:p text:style-name="P104"><text:span text:style-name="T1">Sistemas de Bibiotecas da UFG - </text:span><text:a xlink:type="simple" xlink:href="http://www.bc.ufg.br/">http</text:a><text:a xlink:type="simple" xlink:href="http://www.bc.ufg.br/">://</text:a><text:a xlink:type="simple" xlink:href="http://www.bc.ufg.br/">www</text:a><text:a xlink:type="simple" xlink:href="http://www.bc.ufg.br/">.</text:a><text:a xlink:type="simple" xlink:href="http://www.bc.ufg.br/">bc</text:a><text:a xlink:type="simple" xlink:href="http://www.bc.ufg.br/">.</text:a><text:a xlink:type="simple" xlink:href="http://www.bc.ufg.br/">ufg</text:a><text:a xlink:type="simple" xlink:href="http://www.bc.ufg.br/">.</text:a><text:a xlink:type="simple" xlink:href="http://www.bc.ufg.br/">br</text:a><text:a xlink:type="simple" xlink:href="http://www.bc.ufg.br/">/</text:a><text:span text:style-name="T1"> [S3]</text:span></text:p>
        </text:list-item>
        <text:list-item>
          <text:p text:style-name="P104"><text:span text:style-name="T1">Sistema Sophia de Bibliotecas da UFG - </text:span><text:a xlink:type="simple" xlink:href="http://www.bc.ufg.br/sophia/">http</text:a><text:a xlink:type="simple" xlink:href="http://www.bc.ufg.br/sophia/">://</text:a><text:a xlink:type="simple" xlink:href="http://www.bc.ufg.br/sophia/">www</text:a><text:a xlink:type="simple" xlink:href="http://www.bc.ufg.br/sophia/">.</text:a><text:a xlink:type="simple" xlink:href="http://www.bc.ufg.br/sophia/">bc</text:a><text:a xlink:type="simple" xlink:href="http://www.bc.ufg.br/sophia/">.</text:a><text:a xlink:type="simple" xlink:href="http://www.bc.ufg.br/sophia/">ufg</text:a><text:a xlink:type="simple" xlink:href="http://www.bc.ufg.br/sophia/">.</text:a><text:a xlink:type="simple" xlink:href="http://www.bc.ufg.br/sophia/">br</text:a><text:a xlink:type="simple" xlink:href="http://www.bc.ufg.br/sophia/">/</text:a><text:a xlink:type="simple" xlink:href="http://www.bc.ufg.br/sophia/">sophia</text:a><text:a xlink:type="simple" xlink:href="http://www.bc.ufg.br/sophia/">/</text:a><text:span text:style-name="T1"> [S4]</text:span></text:p>
        </text:list-item>
        <text:list-item>
          <text:p text:style-name="P104"><text:span text:style-name="T1">Ministério da Educação (MEC) - </text:span><text:a xlink:type="simple" xlink:href="http://www.mec.gov.br/">http</text:a><text:a xlink:type="simple" xlink:href="http://www.mec.gov.br/">://</text:a><text:a xlink:type="simple" xlink:href="http://www.mec.gov.br/">www</text:a><text:a xlink:type="simple" xlink:href="http://www.mec.gov.br/">.</text:a><text:a xlink:type="simple" xlink:href="http://www.mec.gov.br/">mec</text:a><text:a xlink:type="simple" xlink:href="http://www.mec.gov.br/">.</text:a><text:a xlink:type="simple" xlink:href="http://www.mec.gov.br/">gov</text:a><text:a xlink:type="simple" xlink:href="http://www.mec.gov.br/">.</text:a><text:a xlink:type="simple" xlink:href="http://www.mec.gov.br/">br</text:a><text:a xlink:type="simple" xlink:href="http://www.mec.gov.br/">/</text:a><text:span text:style-name="T1"> [S5]</text:span></text:p>
        </text:list-item>
        <text:list-item>
          <text:p text:style-name="P104"><text:span text:style-name="T1">Resolução CONSUNI número 6 – 2002 - </text:span><text:a xlink:type="simple" xlink:href="http://www.catalao.ufg.br/mat/galdino/arquivos/Resolucao_CONSUNI_2002_0006.pdf">http</text:a><text:a xlink:type="simple" xlink:href="http://www.catalao.ufg.br/mat/galdino/arquivos/Resolucao_CONSUNI_2002_0006.pdf">://</text:a><text:a xlink:type="simple" xlink:href="http://www.catalao.ufg.br/mat/galdino/arquivos/Resolucao_CONSUNI_2002_0006.pdf">www</text:a><text:a xlink:type="simple" xlink:href="http://www.catalao.ufg.br/mat/galdino/arquivos/Resolucao_CONSUNI_2002_0006.pdf">.</text:a><text:a xlink:type="simple" xlink:href="http://www.catalao.ufg.br/mat/galdino/arquivos/Resolucao_CONSUNI_2002_0006.pdf">catalao</text:a><text:a xlink:type="simple" xlink:href="http://www.catalao.ufg.br/mat/galdino/arquivos/Resolucao_CONSUNI_2002_0006.pdf">.</text:a><text:a xlink:type="simple" xlink:href="http://www.catalao.ufg.br/mat/galdino/arquivos/Resolucao_CONSUNI_2002_0006.pdf">ufg</text:a><text:a xlink:type="simple" xlink:href="http://www.catalao.ufg.br/mat/galdino/arquivos/Resolucao_CONSUNI_2002_0006.pdf">.</text:a><text:a xlink:type="simple" xlink:href="http://www.catalao.ufg.br/mat/galdino/arquivos/Resolucao_CONSUNI_2002_0006.pdf">br</text:a><text:a xlink:type="simple" xlink:href="http://www.catalao.ufg.br/mat/galdino/arquivos/Resolucao_CONSUNI_2002_0006.pdf">/</text:a><text:a xlink:type="simple" xlink:href="http://www.catalao.ufg.br/mat/galdino/arquivos/Resolucao_CONSUNI_2002_0006.pdf">mat</text:a><text:a xlink:type="simple" xlink:href="http://www.catalao.ufg.br/mat/galdino/arquivos/Resolucao_CONSUNI_2002_0006.pdf">/</text:a><text:a xlink:type="simple" xlink:href="http://www.catalao.ufg.br/mat/galdino/arquivos/Resolucao_CONSUNI_2002_0006.pdf">galdino</text:a><text:a xlink:type="simple" xlink:href="http://www.catalao.ufg.br/mat/galdino/arquivos/Resolucao_CONSUNI_2002_0006.pdf">/</text:a><text:a xlink:type="simple" xlink:href="http://www.catalao.ufg.br/mat/galdino/arquivos/Resolucao_CONSUNI_2002_0006.pdf">arquivos</text:a><text:a xlink:type="simple" xlink:href="http://www.catalao.ufg.br/mat/galdino/arquivos/Resolucao_CONSUNI_2002_0006.pdf">/</text:a><text:a xlink:type="simple" xlink:href="http://www.catalao.ufg.br/mat/galdino/arquivos/Resolucao_CONSUNI_2002_0006.pdf">Resolucao</text:a><text:a xlink:type="simple" xlink:href="http://www.catalao.ufg.br/mat/galdino/arquivos/Resolucao_CONSUNI_2002_0006.pdf">_</text:a><text:a xlink:type="simple" xlink:href="http://www.catalao.ufg.br/mat/galdino/arquivos/Resolucao_CONSUNI_2002_0006.pdf">CONSUNI</text:a><text:a xlink:type="simple" xlink:href="http://www.catalao.ufg.br/mat/galdino/arquivos/Resolucao_CONSUNI_2002_0006.pdf">_2002_0006.</text:a><text:a xlink:type="simple" xlink:href="http://www.catalao.ufg.br/mat/galdino/arquivos/Resolucao_CONSUNI_2002_0006.pdf">pdf</text:a><text:span text:style-name="T1"> [D1] </text:span></text:p>
        </text:list-item>
        <text:list-item>
          <text:p text:style-name="P104"><text:span text:style-name="T1">Resolução CONSUNI número 11 – 2004 - </text:span><text:a xlink:type="simple" xlink:href="http://www.ufg.br/consultas/resolucoes/arquivos/Resolucao_CONSUNI_2004_0011.pdf">http</text:a><text:a xlink:type="simple" xlink:href="http://www.ufg.br/consultas/resolucoes/arquivos/Resolucao_CONSUNI_2004_0011.pdf">://</text:a><text:a xlink:type="simple" xlink:href="http://www.ufg.br/consultas/resolucoes/arquivos/Resolucao_CONSUNI_2004_0011.pdf">www</text:a><text:a xlink:type="simple" xlink:href="http://www.ufg.br/consultas/resolucoes/arquivos/Resolucao_CONSUNI_2004_0011.pdf">.</text:a><text:a xlink:type="simple" xlink:href="http://www.ufg.br/consultas/resolucoes/arquivos/Resolucao_CONSUNI_2004_0011.pdf">ufg</text:a><text:a xlink:type="simple" xlink:href="http://www.ufg.br/consultas/resolucoes/arquivos/Resolucao_CONSUNI_2004_0011.pdf">.</text:a><text:a xlink:type="simple" xlink:href="http://www.ufg.br/consultas/resolucoes/arquivos/Resolucao_CONSUNI_2004_0011.pdf">br</text:a><text:a xlink:type="simple" xlink:href="http://www.ufg.br/consultas/resolucoes/arquivos/Resolucao_CONSUNI_2004_0011.pdf">/</text:a><text:a xlink:type="simple" xlink:href="http://www.ufg.br/consultas/resolucoes/arquivos/Resolucao_CONSUNI_2004_0011.pdf">consultas</text:a><text:a xlink:type="simple" xlink:href="http://www.ufg.br/consultas/resolucoes/arquivos/Resolucao_CONSUNI_2004_0011.pdf">/</text:a><text:a xlink:type="simple" xlink:href="http://www.ufg.br/consultas/resolucoes/arquivos/Resolucao_CONSUNI_2004_0011.pdf">resolucoes</text:a><text:a xlink:type="simple" xlink:href="http://www.ufg.br/consultas/resolucoes/arquivos/Resolucao_CONSUNI_2004_0011.pdf">/</text:a><text:a xlink:type="simple" xlink:href="http://www.ufg.br/consultas/resolucoes/arquivos/Resolucao_CONSUNI_2004_0011.pdf">arquivos</text:a><text:a xlink:type="simple" xlink:href="http://www.ufg.br/consultas/resolucoes/arquivos/Resolucao_CONSUNI_2004_0011.pdf">/</text:a><text:a xlink:type="simple" xlink:href="http://www.ufg.br/consultas/resolucoes/arquivos/Resolucao_CONSUNI_2004_0011.pdf">Resolucao</text:a><text:a xlink:type="simple" xlink:href="http://www.ufg.br/consultas/resolucoes/arquivos/Resolucao_CONSUNI_2004_0011.pdf">_</text:a><text:a xlink:type="simple" xlink:href="http://www.ufg.br/consultas/resolucoes/arquivos/Resolucao_CONSUNI_2004_0011.pdf">CONSUNI</text:a><text:a xlink:type="simple" xlink:href="http://www.ufg.br/consultas/resolucoes/arquivos/Resolucao_CONSUNI_2004_0011.pdf">_2004_0011.</text:a><text:a xlink:type="simple" xlink:href="http://www.ufg.br/consultas/resolucoes/arquivos/Resolucao_CONSUNI_2004_0011.pdf">pdf</text:a><text:span text:style-name="T1"> [D2] </text:span></text:p>
        </text:list-item>
        <text:list-item>
          <text:p text:style-name="P104"><text:span text:style-name="T1">Estatuto e Regimento Geral UFG – 2004 - </text:span><text:span text:style-name="T8">http</text:span><text:span text:style-name="T8">://</text:span><text:span text:style-name="T8">www</text:span><text:span text:style-name="T8">.</text:span><text:span text:style-name="T8">ufg</text:span><text:span text:style-name="T8">.</text:span><text:span text:style-name="T8">br</text:span><text:span text:style-name="T8">/</text:span><text:span text:style-name="T8">uploads</text:span><text:span text:style-name="T8">/</text:span><text:span text:style-name="T8">files</text:span><text:span text:style-name="T8">/</text:span><text:span text:style-name="T8">estatuto</text:span><text:span text:style-name="T8">-</text:span><text:span text:style-name="T8">regimento</text:span><text:span text:style-name="T8">-</text:span><text:span text:style-name="T8">alterado</text:span><text:span text:style-name="T8">2004.</text:span><text:span text:style-name="T8">pdf</text:span><text:span text:style-name="T1"> [D3] </text:span></text:p>
        </text:list-item>
      </text:list>
      <text:p text:style-name="P16"/>
      <text:h text:style-name="P82" text:outline-level="10"><text:bookmark-start text:name="h.1x51n5yqq9ow"/><text:span text:style-name="T9">2.</text:span><text:bookmark-end text:name="h.1x51n5yqq9ow"/><text:span text:style-name="T9"> </text:span><text:span text:style-name="T9">Referências</text:span></text:h>
      <text:p text:style-name="P21"><text:span text:style-name="T12">IEEE</text:span><text:span text:style-name="T12"> </text:span><text:span text:style-name="T12">Std</text:span><text:span text:style-name="T12"> 1362-1998, </text:span><text:span text:style-name="T12">IEEE</text:span><text:span text:style-name="T12"> </text:span><text:span text:style-name="T12">Guide</text:span><text:span text:style-name="T12"> </text:span><text:span text:style-name="T12">for</text:span><text:span text:style-name="T12"> </text:span><text:span text:style-name="T12">Information</text:span><text:span text:style-name="T12"> </text:span><text:span text:style-name="T12">Technology</text:span><text:span text:style-name="T12">—</text:span><text:span text:style-name="T12">System</text:span><text:span text:style-name="T12"> </text:span><text:span text:style-name="T12">Definition</text:span><text:span text:style-name="T12">— </text:span><text:span text:style-name="T12">Concept</text:span><text:span text:style-name="T12"> </text:span><text:span text:style-name="T12">of</text:span><text:span text:style-name="T12"> </text:span><text:span text:style-name="T12">Operations</text:span><text:span text:style-name="T12"> (</text:span><text:span text:style-name="T12">ConOps</text:span><text:span text:style-name="T12">) </text:span><text:span text:style-name="T12">Document</text:span></text:p>
      <text:p text:style-name="P23"/>
      <text:p text:style-name="P41"><text:span text:style-name="T12">IEEE</text:span><text:span text:style-name="T12"> </text:span><text:span text:style-name="T12">Std</text:span><text:span text:style-name="T12"> 830-1998, </text:span><text:span text:style-name="T12">IEEE</text:span><text:span text:style-name="T12"> </text:span><text:span text:style-name="T12">Recommended</text:span><text:span text:style-name="T12"> </text:span><text:span text:style-name="T12">Practice</text:span><text:span text:style-name="T12"> </text:span><text:span text:style-name="T12">for</text:span><text:span text:style-name="T12"> </text:span><text:span text:style-name="T12">Software</text:span><text:span text:style-name="T12"> </text:span><text:span text:style-name="T12">Requirements</text:span><text:span text:style-name="T12"> </text:span><text:span text:style-name="T12">Specifications</text:span><text:span text:style-name="T12">.</text:span></text:p>
      <text:p text:style-name="P21"><text:span text:style-name="T12">IEEE</text:span><text:span text:style-name="T12">/</text:span><text:span text:style-name="T12">EIA</text:span><text:span text:style-name="T12"> 12207.0-1996, </text:span><text:span text:style-name="T12">IEEE</text:span><text:span text:style-name="T12">/</text:span><text:span text:style-name="T12">EIA</text:span><text:span text:style-name="T12"> </text:span><text:span text:style-name="T12">Standard</text:span><text:span text:style-name="T12"> - </text:span><text:span text:style-name="T12">Industry</text:span><text:span text:style-name="T12"> </text:span><text:span text:style-name="T12">Implementation</text:span><text:span text:style-name="T12"> </text:span><text:span text:style-name="T12">of</text:span><text:span text:style-name="T12"> </text:span><text:span text:style-name="T12">ISO</text:span><text:span text:style-name="T12">/</text:span><text:span text:style-name="T12">IEC</text:span><text:span text:style-name="T12"> 12207:1995, </text:span><text:span text:style-name="T12">for</text:span><text:span text:style-name="T12"> </text:span><text:span text:style-name="T12">Information</text:span><text:span text:style-name="T12"> </text:span><text:span text:style-name="T12">Technology</text:span><text:span text:style-name="T12"> - </text:span><text:span text:style-name="T12">Software</text:span><text:span text:style-name="T12"> </text:span><text:span text:style-name="T12">life</text:span><text:span text:style-name="T12"> </text:span><text:span text:style-name="T12">cycle</text:span><text:span text:style-name="T12"> </text:span><text:span text:style-name="T12">processes</text:span><text:span text:style-name="T12">.</text:span></text:p>
      <text:p text:style-name="P24"/>
      <text:p text:style-name="P21"><text:span text:style-name="T12">IEEE</text:span><text:span text:style-name="T12">/</text:span><text:span text:style-name="T12">EIA</text:span><text:span text:style-name="T12"> 12207.1-1997, </text:span><text:span text:style-name="T12">IEEE</text:span><text:span text:style-name="T12">/</text:span><text:span text:style-name="T12">EIA</text:span><text:span text:style-name="T12"> </text:span><text:span text:style-name="T12">Guide</text:span><text:span text:style-name="T12"> </text:span><text:span text:style-name="T12">for</text:span><text:span text:style-name="T12"> </text:span><text:span text:style-name="T12">Information</text:span><text:span text:style-name="T12"> </text:span><text:span text:style-name="T12">Technology</text:span><text:span text:style-name="T12"> - </text:span><text:span text:style-name="T12">Software</text:span><text:span text:style-name="T12"> </text:span><text:span text:style-name="T12">life</text:span><text:span text:style-name="T12"> </text:span><text:span text:style-name="T12">cycle</text:span><text:span text:style-name="T12"> </text:span><text:span text:style-name="T12">processes</text:span><text:span text:style-name="T12"> - </text:span><text:span text:style-name="T12">Life</text:span><text:span text:style-name="T12"> </text:span><text:span text:style-name="T12">cycle</text:span><text:span text:style-name="T12"> </text:span><text:span text:style-name="T12">data</text:span><text:span text:style-name="T12">.</text:span></text:p>
      <text:p text:style-name="P24"/>
      <text:h text:style-name="P82" text:outline-level="10"><text:bookmark-start text:name="h.kis6fkzg7cnu"/><text:span text:style-name="T9">3.</text:span><text:bookmark-end text:name="h.kis6fkzg7cnu"/><text:span text:style-name="T9"> </text:span><text:span text:style-name="T9">Sistema</text:span><text:span text:style-name="T9"> </text:span><text:span text:style-name="T9">Corrente</text:span><text:span text:style-name="T9"> (</text:span><text:span text:style-name="T9">Situação</text:span><text:span text:style-name="T9"> </text:span><text:span text:style-name="T9">Atual</text:span><text:span text:style-name="T9">)</text:span></text:h>
      <text:h text:style-name="P83" text:outline-level="10"><text:bookmark-start text:name="h.ycqgocdmvznk"/><text:span text:style-name="T10">3.1</text:span><text:bookmark-end text:name="h.ycqgocdmvznk"/><text:span text:style-name="T10"> </text:span><text:span text:style-name="T10">Background</text:span><text:span text:style-name="T10">, </text:span><text:span text:style-name="T10">Objetivos</text:span><text:span text:style-name="T10"> </text:span><text:span text:style-name="T10">e</text:span><text:span text:style-name="T10"> </text:span><text:span text:style-name="T10">Escopo</text:span></text:h>
      <text:p text:style-name="P55"><text:soft-page-break/><text:span text:style-name="T12">O</text:span><text:span text:style-name="T12"> </text:span><text:span text:style-name="T12">objetivo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é</text:span><text:span text:style-name="T12"> </text:span><text:span text:style-name="T12">prover</text:span><text:span text:style-name="T12"> </text:span><text:span text:style-name="T12">a</text:span><text:span text:style-name="T12"> </text:span><text:span text:style-name="T12">biblioteca</text:span><text:span text:style-name="T12"> </text:span><text:span text:style-name="T12">os</text:span><text:span text:style-name="T12"> </text:span><text:span text:style-name="T12">materiais</text:span><text:span text:style-name="T12"> </text:span><text:span text:style-name="T12">que</text:span><text:span text:style-name="T12"> </text:span><text:span text:style-name="T12">serão</text:span><text:span text:style-name="T12"> </text:span><text:span text:style-name="T12">necessários</text:span><text:span text:style-name="T12"> </text:span><text:span text:style-name="T12">para</text:span><text:span text:style-name="T12"> </text:span><text:span text:style-name="T12">a</text:span><text:span text:style-name="T12"> </text:span><text:span text:style-name="T12">consulta</text:span><text:span text:style-name="T12"> </text:span><text:span text:style-name="T12">dos</text:span><text:span text:style-name="T12"> </text:span><text:span text:style-name="T12">alunos</text:span><text:span text:style-name="T12"> </text:span><text:span text:style-name="T12">no</text:span><text:span text:style-name="T12"> </text:span><text:span text:style-name="T12">período</text:span><text:span text:style-name="T12"> </text:span><text:span text:style-name="T12">letivo</text:span><text:span text:style-name="T12"> </text:span><text:span text:style-name="T12">vigente</text:span><text:span text:style-name="T12">. </text:span><text:span text:style-name="T12">Os</text:span><text:span text:style-name="T12"> </text:span><text:span text:style-name="T12">envolvidos</text:span><text:span text:style-name="T12"> </text:span><text:span text:style-name="T12">devem</text:span><text:span text:style-name="T12"> </text:span><text:span text:style-name="T12">se</text:span><text:span text:style-name="T12"> </text:span><text:span text:style-name="T12">comunicar</text:span><text:span text:style-name="T12">, </text:span><text:span text:style-name="T12">trocar</text:span><text:span text:style-name="T12"> </text:span><text:span text:style-name="T12">informações</text:span><text:span text:style-name="T12"> </text:span><text:span text:style-name="T12">e</text:span><text:span text:style-name="T12"> </text:span><text:span text:style-name="T12">efetuarem</text:span><text:span text:style-name="T12"> </text:span><text:span text:style-name="T12">buscas</text:span><text:span text:style-name="T12"> </text:span><text:span text:style-name="T12">manuais</text:span><text:span text:style-name="T12"> </text:span><text:span text:style-name="T12">para</text:span><text:span text:style-name="T12"> </text:span><text:span text:style-name="T12">descobrirem</text:span><text:span text:style-name="T12"> </text:span><text:span text:style-name="T12">os</text:span><text:span text:style-name="T12"> </text:span><text:span text:style-name="T12">materiais</text:span><text:span text:style-name="T12"> </text:span><text:span text:style-name="T12">que</text:span><text:span text:style-name="T12"> </text:span><text:span text:style-name="T12">já</text:span><text:span text:style-name="T12"> </text:span><text:span text:style-name="T12">estão</text:span><text:span text:style-name="T12"> </text:span><text:span text:style-name="T12">disponíveis</text:span><text:span text:style-name="T12">, </text:span><text:span text:style-name="T12">a</text:span><text:span text:style-name="T12"> </text:span><text:span text:style-name="T12">quantidade</text:span><text:span text:style-name="T12"> </text:span><text:span text:style-name="T12">dos</text:span><text:span text:style-name="T12"> </text:span><text:span text:style-name="T12">itens</text:span><text:span text:style-name="T12"> </text:span><text:span text:style-name="T12">que</text:span><text:span text:style-name="T12"> </text:span><text:span text:style-name="T12">precisa</text:span><text:span text:style-name="T12"> </text:span><text:span text:style-name="T12">ser</text:span><text:span text:style-name="T12"> </text:span><text:span text:style-name="T12">pedida</text:span><text:span text:style-name="T12"> </text:span><text:span text:style-name="T12">e</text:span><text:span text:style-name="T12"> </text:span><text:span text:style-name="T12">como</text:span><text:span text:style-name="T12"> </text:span><text:span text:style-name="T12">isso</text:span><text:span text:style-name="T12"> </text:span><text:span text:style-name="T12">se</text:span><text:span text:style-name="T12"> </text:span><text:span text:style-name="T12">encaixa</text:span><text:span text:style-name="T12"> </text:span><text:span text:style-name="T12">no</text:span><text:span text:style-name="T12"> </text:span><text:span text:style-name="T12">orçamento</text:span><text:span text:style-name="T12"> </text:span><text:span text:style-name="T12">disponível</text:span><text:span text:style-name="T12">. </text:span><text:span text:style-name="T12">Basicamente</text:span><text:span text:style-name="T12"> </text:span><text:span text:style-name="T12">o</text:span><text:span text:style-name="T12"> </text:span><text:span text:style-name="T12">sistema</text:span><text:span text:style-name="T12"> </text:span><text:span text:style-name="T12">gira</text:span><text:span text:style-name="T12"> </text:span><text:span text:style-name="T12">em</text:span><text:span text:style-name="T12"> </text:span><text:span text:style-name="T12">torno</text:span><text:span text:style-name="T12"> </text:span><text:span text:style-name="T12">de</text:span><text:span text:style-name="T12">: </text:span><text:span text:style-name="T12">seleção</text:span><text:span text:style-name="T12">, </text:span><text:span text:style-name="T12">cotação</text:span><text:span text:style-name="T12"> </text:span><text:span text:style-name="T12">e</text:span><text:span text:style-name="T12"> </text:span><text:span text:style-name="T12">pedido</text:span><text:span text:style-name="T12"> </text:span><text:span text:style-name="T12">de</text:span><text:span text:style-name="T12"> </text:span><text:span text:style-name="T12">livros</text:span><text:span text:style-name="T12">. </text:span><text:span text:style-name="T12"><text:s/></text:span></text:p>
      <text:p text:style-name="P55"><text:span text:style-name="T12">Não</text:span><text:span text:style-name="T12"> </text:span><text:span text:style-name="T12">há</text:span><text:span text:style-name="T12"> </text:span><text:span text:style-name="T12">um</text:span><text:span text:style-name="T12"> </text:span><text:span text:style-name="T12">sistema</text:span><text:span text:style-name="T12"> </text:span><text:span text:style-name="T12">que</text:span><text:span text:style-name="T12"> </text:span><text:span text:style-name="T12">integre</text:span><text:span text:style-name="T12"> </text:span><text:span text:style-name="T12">todas</text:span><text:span text:style-name="T12"> </text:span><text:span text:style-name="T12">estas</text:span><text:span text:style-name="T12"> </text:span><text:span text:style-name="T12">atividades</text:span><text:span text:style-name="T12"> </text:span><text:span text:style-name="T12">do</text:span><text:span text:style-name="T12"> </text:span><text:span text:style-name="T12">processo</text:span><text:span text:style-name="T12"> </text:span><text:span text:style-name="T12">do</text:span><text:span text:style-name="T12"> </text:span><text:span text:style-name="T12">início</text:span><text:span text:style-name="T12"> </text:span><text:span text:style-name="T12">ao</text:span><text:span text:style-name="T12"> </text:span><text:span text:style-name="T12">fim</text:span><text:span text:style-name="T12">. </text:span><text:span text:style-name="T12">E</text:span><text:span text:style-name="T12"> </text:span><text:span text:style-name="T12">não</text:span><text:span text:style-name="T12"> </text:span><text:span text:style-name="T12">há</text:span><text:span text:style-name="T12"> </text:span><text:span text:style-name="T12">padrões</text:span><text:span text:style-name="T12"> </text:span><text:span text:style-name="T12">e</text:span><text:span text:style-name="T12"> </text:span><text:span text:style-name="T12">regras</text:span><text:span text:style-name="T12"> </text:span><text:span text:style-name="T12">rígidas</text:span><text:span text:style-name="T12"> </text:span><text:span text:style-name="T12">para</text:span><text:span text:style-name="T12"> </text:span><text:span text:style-name="T12">a</text:span><text:span text:style-name="T12"> </text:span><text:span text:style-name="T12">seleção</text:span><text:span text:style-name="T12">, </text:span><text:span text:style-name="T12">pedido</text:span><text:span text:style-name="T12"> </text:span><text:span text:style-name="T12">e</text:span><text:span text:style-name="T12"> </text:span><text:span text:style-name="T12">cotação</text:span><text:span text:style-name="T12"> </text:span><text:span text:style-name="T12">de</text:span><text:span text:style-name="T12"> </text:span><text:span text:style-name="T12">livros</text:span><text:span text:style-name="T12"> </text:span><text:span text:style-name="T12">na</text:span><text:span text:style-name="T12"> </text:span><text:span text:style-name="T12">universidade</text:span><text:span text:style-name="T12">, </text:span><text:span text:style-name="T12">tornando</text:span><text:span text:style-name="T12"> </text:span><text:span text:style-name="T12">o</text:span><text:span text:style-name="T12"> </text:span><text:span text:style-name="T12">procedimento</text:span><text:span text:style-name="T12"> </text:span><text:span text:style-name="T12">um</text:span><text:span text:style-name="T12"> </text:span><text:span text:style-name="T12">tanto</text:span><text:span text:style-name="T12"> </text:span><text:span text:style-name="T12">quanto</text:span><text:span text:style-name="T12"> </text:span><text:span text:style-name="T12">precário</text:span><text:span text:style-name="T12">, </text:span><text:span text:style-name="T12">falho</text:span><text:span text:style-name="T12"> </text:span><text:span text:style-name="T12">e</text:span><text:span text:style-name="T12"> </text:span><text:span text:style-name="T12">lento</text:span><text:span text:style-name="T12">. </text:span><text:span text:style-name="T12">O</text:span><text:span text:style-name="T12"> </text:span><text:span text:style-name="T12">que</text:span><text:span text:style-name="T12"> </text:span><text:span text:style-name="T12">existe</text:span><text:span text:style-name="T12"> </text:span><text:span text:style-name="T12">atualmente</text:span><text:span text:style-name="T12"> </text:span><text:span text:style-name="T12">são</text:span><text:span text:style-name="T12"> </text:span><text:span text:style-name="T12">orientações</text:span><text:span text:style-name="T12"> </text:span><text:span text:style-name="T12">providas</text:span><text:span text:style-name="T12"> </text:span><text:span text:style-name="T12">pela</text:span><text:span text:style-name="T12"> </text:span><text:span text:style-name="T12">Pró</text:span><text:span text:style-name="T12">-</text:span><text:span text:style-name="T12">Reitoria</text:span><text:span text:style-name="T12"> </text:span><text:span text:style-name="T12">de</text:span><text:span text:style-name="T12"> </text:span><text:span text:style-name="T12">Pesquisa</text:span><text:span text:style-name="T12"> </text:span><text:span text:style-name="T12">e</text:span><text:span text:style-name="T12"> </text:span><text:span text:style-name="T12">Pós</text:span><text:span text:style-name="T12">-</text:span><text:span text:style-name="T12">Graduação</text:span><text:span text:style-name="T12"> (</text:span><text:span text:style-name="T15">PRPPG</text:span><text:span text:style-name="T12">) </text:span><text:span text:style-name="T12">de</text:span><text:span text:style-name="T12"> </text:span><text:span text:style-name="T12">como</text:span><text:span text:style-name="T12"> <text:s/></text:span><text:span text:style-name="T12">os</text:span><text:span text:style-name="T12"> </text:span><text:span text:style-name="T12">conselheiros</text:span><text:span text:style-name="T12"> </text:span><text:span text:style-name="T12">devem</text:span><text:span text:style-name="T12"> </text:span><text:span text:style-name="T12">proceder</text:span><text:span text:style-name="T12"> </text:span><text:span text:style-name="T12">para</text:span><text:span text:style-name="T12"> </text:span><text:span text:style-name="T12">desenvolver</text:span><text:span text:style-name="T12"> </text:span><text:span text:style-name="T12">as</text:span><text:span text:style-name="T12"> </text:span><text:span text:style-name="T12">suas</text:span><text:span text:style-name="T12"> </text:span><text:span text:style-name="T12">atividades</text:span><text:span text:style-name="T12">, </text:span><text:span text:style-name="T12">o</text:span><text:span text:style-name="T12"> </text:span><text:span text:style-name="T12">que</text:span><text:span text:style-name="T12"> </text:span><text:span text:style-name="T12">inclui</text:span><text:span text:style-name="T12"> </text:span><text:span text:style-name="T12">em</text:span><text:span text:style-name="T12"> </text:span><text:span text:style-name="T12">grande</text:span><text:span text:style-name="T12"> </text:span><text:span text:style-name="T12">parte</text:span><text:span text:style-name="T12"> </text:span><text:span text:style-name="T12">preencher</text:span><text:span text:style-name="T12"> </text:span><text:span text:style-name="T12">as</text:span><text:span text:style-name="T12"> </text:span><text:span text:style-name="T12">planilhas</text:span><text:span text:style-name="T12"> </text:span><text:span text:style-name="T12">necessárias</text:span><text:span text:style-name="T12">. </text:span><text:span text:style-name="T12">Não</text:span><text:span text:style-name="T12"> </text:span><text:span text:style-name="T12">há</text:span><text:span text:style-name="T12"> </text:span><text:span text:style-name="T12">padrões</text:span><text:span text:style-name="T12"> </text:span><text:span text:style-name="T12">concretos</text:span><text:span text:style-name="T12"> </text:span><text:span text:style-name="T12">para</text:span><text:span text:style-name="T12"> </text:span><text:span text:style-name="T12">este</text:span><text:span text:style-name="T12"> </text:span><text:span text:style-name="T12">preenchimento</text:span><text:span text:style-name="T12">, </text:span><text:span text:style-name="T12">para</text:span><text:span text:style-name="T12"> </text:span><text:span text:style-name="T12">se</text:span><text:span text:style-name="T12"> </text:span><text:span text:style-name="T12">estabelecer</text:span><text:span text:style-name="T12"> </text:span><text:span text:style-name="T12">níveis</text:span><text:span text:style-name="T12"> </text:span><text:span text:style-name="T12">de</text:span><text:span text:style-name="T12"> </text:span><text:span text:style-name="T12">prioridade</text:span><text:span text:style-name="T12"> </text:span><text:span text:style-name="T12">ou</text:span><text:span text:style-name="T12"> </text:span><text:span text:style-name="T12">para</text:span><text:span text:style-name="T12"> </text:span><text:span text:style-name="T12">as</text:span><text:span text:style-name="T12"> </text:span><text:span text:style-name="T12">pesquisas</text:span><text:span text:style-name="T12"> </text:span><text:span text:style-name="T12">na</text:span><text:span text:style-name="T12"> </text:span><text:span text:style-name="T12">base</text:span><text:span text:style-name="T12"> </text:span><text:span text:style-name="T12">de</text:span><text:span text:style-name="T12"> </text:span><text:span text:style-name="T12">dados</text:span><text:span text:style-name="T12">, </text:span><text:span text:style-name="T12">já</text:span><text:span text:style-name="T12"> </text:span><text:span text:style-name="T12">que</text:span><text:span text:style-name="T12"> </text:span><text:span text:style-name="T12">se</text:span><text:span text:style-name="T12"> </text:span><text:span text:style-name="T12">tratam</text:span><text:span text:style-name="T12"> </text:span><text:span text:style-name="T12">apenas</text:span><text:span text:style-name="T12"> </text:span><text:span text:style-name="T12">de</text:span><text:span text:style-name="T12"> </text:span><text:span text:style-name="T12">orientações</text:span><text:span text:style-name="T12"> </text:span><text:span text:style-name="T12">que</text:span><text:span text:style-name="T12"> </text:span><text:span text:style-name="T12">muitas</text:span><text:span text:style-name="T12"> </text:span><text:span text:style-name="T12">vezes</text:span><text:span text:style-name="T12"> </text:span><text:span text:style-name="T12">não</text:span><text:span text:style-name="T12"> </text:span><text:span text:style-name="T12">são</text:span><text:span text:style-name="T12"> </text:span><text:span text:style-name="T12">seguidas</text:span><text:span text:style-name="T12">.</text:span></text:p>
      <text:p text:style-name="P55"><text:span text:style-name="T12">Os</text:span><text:span text:style-name="T12"> </text:span><text:span text:style-name="T12">docentes</text:span><text:span text:style-name="T12"> </text:span><text:span text:style-name="T12">acabam</text:span><text:span text:style-name="T12"> </text:span><text:span text:style-name="T12">realizando</text:span><text:span text:style-name="T12"> </text:span><text:span text:style-name="T12">tarefas</text:span><text:span text:style-name="T12"> </text:span><text:span text:style-name="T12">que</text:span><text:span text:style-name="T12"> </text:span><text:span text:style-name="T12">seriam</text:span><text:span text:style-name="T12"> </text:span><text:span text:style-name="T12">de</text:span><text:span text:style-name="T12"> </text:span><text:span text:style-name="T12">responsabilidade</text:span><text:span text:style-name="T12"> </text:span><text:span text:style-name="T12">apenas</text:span><text:span text:style-name="T12"> </text:span><text:span text:style-name="T12">dos</text:span><text:span text:style-name="T12"> </text:span><text:span text:style-name="T12">conselheiros</text:span><text:span text:style-name="T12">, </text:span><text:span text:style-name="T12">como</text:span><text:span text:style-name="T12"> </text:span><text:span text:style-name="T12">o</text:span><text:span text:style-name="T12"> </text:span><text:span text:style-name="T12">procedimento</text:span><text:span text:style-name="T12"> </text:span><text:span text:style-name="T12">de</text:span><text:span text:style-name="T12"> </text:span><text:span text:style-name="T12">cotação</text:span><text:span text:style-name="T12">. </text:span><text:span text:style-name="T12">Algumas</text:span><text:span text:style-name="T12"> </text:span><text:span text:style-name="T12">das</text:span><text:span text:style-name="T12"> </text:span><text:span text:style-name="T12">vezes</text:span><text:span text:style-name="T12"> </text:span><text:span text:style-name="T12">isto</text:span><text:span text:style-name="T12"> </text:span><text:span text:style-name="T12">ocorre</text:span><text:span text:style-name="T12"> </text:span><text:span text:style-name="T12">a</text:span><text:span text:style-name="T12"> </text:span><text:span text:style-name="T12">pedido</text:span><text:span text:style-name="T12"> </text:span><text:span text:style-name="T12">dos</text:span><text:span text:style-name="T12"> </text:span><text:span text:style-name="T12">próprios</text:span><text:span text:style-name="T12"> </text:span><text:span text:style-name="T12">conselheiros</text:span><text:span text:style-name="T12">, </text:span><text:span text:style-name="T12">já</text:span><text:span text:style-name="T12"> </text:span><text:span text:style-name="T12">que</text:span><text:span text:style-name="T12"> </text:span><text:span text:style-name="T12">estes</text:span><text:span text:style-name="T12"> </text:span><text:span text:style-name="T12">se</text:span><text:span text:style-name="T12"> </text:span><text:span text:style-name="T12">encontram</text:span><text:span text:style-name="T12"> </text:span><text:span text:style-name="T12">sobrecarregados</text:span><text:span text:style-name="T12"> </text:span><text:span text:style-name="T12">ou</text:span><text:span text:style-name="T12"> </text:span><text:span text:style-name="T12">sem</text:span><text:span text:style-name="T12"> </text:span><text:span text:style-name="T12">acesso</text:span><text:span text:style-name="T12"> </text:span><text:span text:style-name="T12">aos</text:span><text:span text:style-name="T12"> </text:span><text:span text:style-name="T12">materiais</text:span><text:span text:style-name="T12"> </text:span><text:span text:style-name="T12">bibliográficos</text:span><text:span text:style-name="T12">.</text:span></text:p>
      <text:h text:style-name="P83" text:outline-level="10"><text:bookmark-start text:name="h.c7icix2ico18"/><text:span text:style-name="T10">3.2.</text:span><text:bookmark-end text:name="h.c7icix2ico18"/><text:span text:style-name="T10"> </text:span><text:span text:style-name="T10">Políticas</text:span><text:span text:style-name="T10"> </text:span><text:span text:style-name="T10">e</text:span><text:span text:style-name="T10"> </text:span><text:span text:style-name="T10">Restrições</text:span><text:span text:style-name="T10"> </text:span><text:span text:style-name="T10">Operacionais</text:span></text:h>
      <text:p text:style-name="P51"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</text:span><text:span text:style-name="T12"> </text:span><text:span text:style-name="T12">Ministério</text:span><text:span text:style-name="T12"> </text:span><text:span text:style-name="T12">da</text:span><text:span text:style-name="T12"> </text:span><text:span text:style-name="T12">Educação</text:span><text:span text:style-name="T12"> (</text:span><text:span text:style-name="T12">MEC</text:span><text:span text:style-name="T12">), </text:span><text:span text:style-name="T12">a</text:span><text:span text:style-name="T12"> </text:span><text:span text:style-name="T12">quantidade</text:span><text:span text:style-name="T12"> </text:span><text:span text:style-name="T12">de</text:span><text:span text:style-name="T12"> </text:span><text:span text:style-name="T12">livros</text:span><text:span text:style-name="T12"> </text:span><text:span text:style-name="T12">que</text:span><text:span text:style-name="T12"> </text:span><text:span text:style-name="T12">deve</text:span><text:span text:style-name="T12"> </text:span><text:span text:style-name="T12">ser</text:span><text:span text:style-name="T12"> </text:span><text:span text:style-name="T12">adquirida</text:span><text:span text:style-name="T12"> </text:span><text:span text:style-name="T12">é</text:span><text:span text:style-name="T12"> </text:span><text:span text:style-name="T12">na</text:span><text:span text:style-name="T12"> </text:span><text:span text:style-name="T12">proporção</text:span><text:span text:style-name="T12"> </text:span><text:span text:style-name="T12">de</text:span><text:span text:style-name="T12">: 1 </text:span><text:span text:style-name="T12">livro</text:span><text:span text:style-name="T12"> </text:span><text:span text:style-name="T12">para</text:span><text:span text:style-name="T12"> </text:span><text:span text:style-name="T12">cada</text:span><text:span text:style-name="T12"> 5 </text:span><text:span text:style-name="T12">vagas</text:span><text:span text:style-name="T12"> </text:span><text:span text:style-name="T12">do</text:span><text:span text:style-name="T12"> </text:span><text:span text:style-name="T12">curso</text:span><text:span text:style-name="T12"> </text:span><text:span text:style-name="T12">a</text:span><text:span text:style-name="T12"> </text:span><text:span text:style-name="T12">qual</text:span><text:span text:style-name="T12"> </text:span><text:span text:style-name="T12">a</text:span><text:span text:style-name="T12"> </text:span><text:span text:style-name="T12">disciplina</text:span><text:span text:style-name="T12"> (</text:span><text:span text:style-name="T12">que</text:span><text:span text:style-name="T12"> </text:span><text:span text:style-name="T12">necessita</text:span><text:span text:style-name="T12"> </text:span><text:span text:style-name="T12">do</text:span><text:span text:style-name="T12"> </text:span><text:span text:style-name="T12">livro</text:span><text:span text:style-name="T12">), </text:span><text:span text:style-name="T12">está</text:span><text:span text:style-name="T12"> </text:span><text:span text:style-name="T12">vinculada</text:span><text:span text:style-name="T12">.</text:span></text:p>
      <text:p text:style-name="P51"><text:span text:style-name="T12">A</text:span><text:span text:style-name="T12"> </text:span><text:span text:style-name="T12">definição</text:span><text:span text:style-name="T12"> </text:span><text:span text:style-name="T12">da</text:span><text:span text:style-name="T12"> </text:span><text:span text:style-name="T12">bibliografia</text:span><text:span text:style-name="T12"> </text:span><text:span text:style-name="T12">utilizada</text:span><text:span text:style-name="T12"> </text:span><text:span text:style-name="T12">em</text:span><text:span text:style-name="T12"> </text:span><text:span text:style-name="T12">cada</text:span><text:span text:style-name="T12"> </text:span><text:span text:style-name="T12">um</text:span><text:span text:style-name="T12"> </text:span><text:span text:style-name="T12">dos</text:span><text:span text:style-name="T12"> </text:span><text:span text:style-name="T12">períodos</text:span><text:span text:style-name="T12"> </text:span><text:span text:style-name="T12">é</text:span><text:span text:style-name="T12"> </text:span><text:span text:style-name="T12">definida</text:span><text:span text:style-name="T12"> </text:span><text:span text:style-name="T12">pelo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das</text:span><text:span text:style-name="T12"> </text:span><text:span text:style-name="T12">unidades</text:span><text:span text:style-name="T12">, </text:span><text:span text:style-name="T12">através</text:span><text:span text:style-name="T12"> </text:span><text:span text:style-name="T12">da</text:span><text:span text:style-name="T12"> </text:span><text:span text:style-name="T12">formulação</text:span><text:span text:style-name="T12"> </text:span><text:span text:style-name="T12">dos</text:span><text:span text:style-name="T12"> </text:span><text:span text:style-name="T12">projetos</text:span><text:span text:style-name="T12"> </text:span><text:span text:style-name="T12">políticos</text:span><text:span text:style-name="T12"> </text:span><text:span text:style-name="T12">pedagógicos</text:span><text:span text:style-name="T12"> </text:span><text:span text:style-name="T12">e</text:span><text:span text:style-name="T12"> </text:span><text:span text:style-name="T12">dos</text:span><text:span text:style-name="T12"> </text:span><text:span text:style-name="T12">planos</text:span><text:span text:style-name="T12"> </text:span><text:span text:style-name="T12">de</text:span><text:span text:style-name="T12"> </text:span><text:span text:style-name="T12">ensino</text:span><text:span text:style-name="T12"> </text:span><text:span text:style-name="T12">das</text:span><text:span text:style-name="T12"> </text:span><text:span text:style-name="T12">disciplinas</text:span><text:span text:style-name="T12">. </text:span></text:p>
      <text:p text:style-name="P51"><text:span text:style-name="T12">Quem</text:span><text:span text:style-name="T12"> </text:span><text:span text:style-name="T12">tem</text:span><text:span text:style-name="T12"> </text:span><text:span text:style-name="T12">o</text:span><text:span text:style-name="T12"> </text:span><text:span text:style-name="T12">poder</text:span><text:span text:style-name="T12"> </text:span><text:span text:style-name="T12">de</text:span><text:span text:style-name="T12"> </text:span><text:span text:style-name="T12">definir</text:span><text:span text:style-name="T12"> </text:span><text:span text:style-name="T12">quais</text:span><text:span text:style-name="T12"> </text:span><text:span text:style-name="T12">livros</text:span><text:span text:style-name="T12"> </text:span><text:span text:style-name="T12">serão</text:span><text:span text:style-name="T12"> </text:span><text:span text:style-name="T12">pedidos</text:span><text:span text:style-name="T12">, </text:span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</text:span><text:span text:style-name="T12"> </text:span><text:span text:style-name="T12">orçamento</text:span><text:span text:style-name="T12"> </text:span><text:span text:style-name="T12">disponível</text:span><text:span text:style-name="T12">, </text:span><text:span text:style-name="T12">é</text:span><text:span text:style-name="T12"> </text:span><text:span text:style-name="T12">o</text:span><text:span text:style-name="T12"> </text:span><text:span text:style-name="T12">conselheiro</text:span><text:span text:style-name="T12"> </text:span><text:span text:style-name="T12">de</text:span><text:span text:style-name="T12"> </text:span><text:span text:style-name="T12">cada</text:span><text:span text:style-name="T12"> </text:span><text:span text:style-name="T12">unidade</text:span><text:span text:style-name="T12">.</text:span></text:p>
      <text:p text:style-name="P51"><text:span text:style-name="T12">Não</text:span><text:span text:style-name="T12"> </text:span><text:span text:style-name="T12">há</text:span><text:span text:style-name="T12"> </text:span><text:span text:style-name="T12">lojas</text:span><text:span text:style-name="T12"> </text:span><text:span text:style-name="T12">virtuais</text:span><text:span text:style-name="T12"> </text:span><text:span text:style-name="T12">específicas</text:span><text:span text:style-name="T12"> </text:span><text:span text:style-name="T12">para</text:span><text:span text:style-name="T12"> </text:span><text:span text:style-name="T12">se</text:span><text:span text:style-name="T12"> </text:span><text:span text:style-name="T12">efetuar</text:span><text:span text:style-name="T12"> </text:span><text:span text:style-name="T12">a</text:span><text:span text:style-name="T12"> </text:span><text:span text:style-name="T12">cotação</text:span><text:span text:style-name="T12"> </text:span><text:span text:style-name="T12">dos</text:span><text:span text:style-name="T12"> </text:span><text:span text:style-name="T12">livros</text:span><text:span text:style-name="T12">. </text:span><text:span text:style-name="T12">Os</text:span><text:span text:style-name="T12"> </text:span><text:span text:style-name="T12">conselheiros</text:span><text:span text:style-name="T12"> </text:span><text:span text:style-name="T12">e</text:span><text:span text:style-name="T12"> </text:span><text:span text:style-name="T12">docentes</text:span><text:span text:style-name="T12"> </text:span><text:span text:style-name="T12">fazem</text:span><text:span text:style-name="T12"> </text:span><text:span text:style-name="T12">suas</text:span><text:span text:style-name="T12"> </text:span><text:span text:style-name="T12">pesquisas</text:span><text:span text:style-name="T12"> </text:span><text:span text:style-name="T12">onde</text:span><text:span text:style-name="T12"> </text:span><text:span text:style-name="T12">acham</text:span><text:span text:style-name="T12"> </text:span><text:span text:style-name="T12">satisfatório</text:span><text:span text:style-name="T12">.</text:span></text:p>
      <text:p text:style-name="P51"><text:span text:style-name="T12">Não</text:span><text:span text:style-name="T12"> </text:span><text:span text:style-name="T12">é</text:span><text:span text:style-name="T12"> </text:span><text:span text:style-name="T12">realizada</text:span><text:span text:style-name="T12"> </text:span><text:span text:style-name="T12">nenhum</text:span><text:span text:style-name="T12"> </text:span><text:span text:style-name="T12">tipo</text:span><text:span text:style-name="T12"> </text:span><text:span text:style-name="T12">de</text:span><text:span text:style-name="T12"> </text:span><text:span text:style-name="T12">cotação</text:span><text:span text:style-name="T12"> </text:span><text:span text:style-name="T12">em</text:span><text:span text:style-name="T12"> </text:span><text:span text:style-name="T12">lojas</text:span><text:span text:style-name="T12"> </text:span><text:span text:style-name="T12">estrangeiras</text:span><text:span text:style-name="T12"> </text:span><text:span text:style-name="T12">com</text:span><text:span text:style-name="T12"> </text:span><text:span text:style-name="T12">valores</text:span><text:span text:style-name="T12"> </text:span><text:span text:style-name="T12">em</text:span><text:span text:style-name="T12"> </text:span><text:span text:style-name="T12">dólar</text:span><text:span text:style-name="T12">.</text:span></text:p>
      <text:p text:style-name="P51"><text:span text:style-name="T12">A</text:span><text:span text:style-name="T12"> </text:span><text:span text:style-name="T12">orientação</text:span><text:span text:style-name="T12"> </text:span><text:span text:style-name="T12">atual</text:span><text:span text:style-name="T12"> </text:span><text:span text:style-name="T12">a</text:span><text:span text:style-name="T12"> </text:span><text:span text:style-name="T12">ser</text:span><text:span text:style-name="T12"> </text:span><text:span text:style-name="T12">seguida</text:span><text:span text:style-name="T12"> </text:span><text:span text:style-name="T12">é</text:span><text:span text:style-name="T12"> </text:span><text:span text:style-name="T12">produzida</text:span><text:span text:style-name="T12"> </text:span><text:span text:style-name="T12">pela</text:span><text:span text:style-name="T12"> </text:span><text:span text:style-name="T15">PRPPG</text:span><text:span text:style-name="T15"> </text:span><text:span text:style-name="T15">e</text:span><text:span text:style-name="T15"> </text:span><text:span text:style-name="T15">é</text:span><text:span text:style-name="T15"> </text:span><text:span text:style-name="T15">apenas</text:span><text:span text:style-name="T15"> </text:span><text:span text:style-name="T12">parcialmente</text:span><text:span text:style-name="T12"> </text:span><text:span text:style-name="T12">documentada</text:span><text:span text:style-name="T12">. </text:span><text:span text:style-name="T12">Documentação</text:span><text:span text:style-name="T12"> </text:span><text:span text:style-name="T12">disponível</text:span><text:span text:style-name="T12"> </text:span><text:span text:style-name="T12">nos</text:span><text:span text:style-name="T12"> </text:span><text:span text:style-name="T12">itens</text:span><text:span text:style-name="T12"> 1, 2 </text:span><text:span text:style-name="T12">e</text:span><text:span text:style-name="T12"> 3 </text:span><text:span text:style-name="T12">do</text:span><text:span text:style-name="T12"> </text:span><text:span text:style-name="T12">apêndice</text:span><text:span text:style-name="T12"> </text:span><text:span text:style-name="T12">deste</text:span><text:span text:style-name="T12"> </text:span><text:span text:style-name="T12">documento</text:span><text:span text:style-name="T12">.</text:span></text:p>
      <text:p text:style-name="P58"><text:span text:style-name="T12">O</text:span><text:span text:style-name="T12"> </text:span><text:span text:style-name="T12">pedido</text:span><text:span text:style-name="T12"> </text:span><text:span text:style-name="T12">de</text:span><text:span text:style-name="T12"> </text:span><text:span text:style-name="T12">todos</text:span><text:span text:style-name="T12"> </text:span><text:span text:style-name="T12">os</text:span><text:span text:style-name="T12"> </text:span><text:span text:style-name="T12">materias</text:span><text:span text:style-name="T12"> </text:span><text:span text:style-name="T12">deve</text:span><text:span text:style-name="T12"> </text:span><text:span text:style-name="T12">ser</text:span><text:span text:style-name="T12"> </text:span><text:span text:style-name="T12">feito</text:span><text:span text:style-name="T12"> </text:span><text:span text:style-name="T12">tomando</text:span><text:span text:style-name="T12"> </text:span><text:span text:style-name="T12">em</text:span><text:span text:style-name="T12"> </text:span><text:span text:style-name="T12">conta</text:span><text:span text:style-name="T12"> </text:span><text:span text:style-name="T12">o</text:span><text:span text:style-name="T12"> </text:span><text:span text:style-name="T12">orçamento</text:span><text:span text:style-name="T12"> </text:span><text:span text:style-name="T12">disponível</text:span><text:span text:style-name="T12"> </text:span><text:span text:style-name="T12">para</text:span><text:span text:style-name="T12"> </text:span><text:span text:style-name="T12">cada</text:span><text:span text:style-name="T12"> </text:span><text:span text:style-name="T12">unidade</text:span><text:span text:style-name="T12"> </text:span><text:span text:style-name="T12">no</text:span><text:span text:style-name="T12"> </text:span><text:span text:style-name="T12">período</text:span><text:span text:style-name="T12"> </text:span><text:span text:style-name="T12">referente</text:span><text:span text:style-name="T12">. (</text:span><text:span text:style-name="T12">Exmplo</text:span><text:span text:style-name="T12"> </text:span><text:span text:style-name="T12">de</text:span><text:span text:style-name="T12"> </text:span><text:span text:style-name="T12">planilha</text:span><text:span text:style-name="T12"> </text:span><text:span text:style-name="T12">orçamentária</text:span><text:span text:style-name="T12"> </text:span><text:span text:style-name="T12">disponível</text:span><text:span text:style-name="T12"> </text:span><text:span text:style-name="T12">no</text:span><text:span text:style-name="T12"> </text:span><text:span text:style-name="T12">item</text:span><text:span text:style-name="T12"> 4 </text:span><text:span text:style-name="T12">do</text:span><text:span text:style-name="T12"> </text:span><text:span text:style-name="T12">apêndice</text:span><text:span text:style-name="T12">).</text:span></text:p>
      <text:h text:style-name="P83" text:outline-level="10"><text:bookmark-start text:name="h.ij2f3e6xslk4"/><text:span text:style-name="T10">3.3.</text:span><text:bookmark-end text:name="h.ij2f3e6xslk4"/><text:span text:style-name="T10"> </text:span><text:span text:style-name="T10">Descrição</text:span><text:span text:style-name="T10"> </text:span><text:span text:style-name="T10">do</text:span><text:span text:style-name="T10"> </text:span><text:span text:style-name="T10">Sistema</text:span><text:span text:style-name="T10"> </text:span><text:span text:style-name="T10">Corrente</text:span><text:span text:style-name="T10"> </text:span></text:h>
      <text:p text:style-name="P60"><text:soft-page-break/><text:span text:style-name="T12">O</text:span><text:span text:style-name="T12"> </text:span><text:span text:style-name="T12">Projeto</text:span><text:span text:style-name="T12"> </text:span><text:span text:style-name="T12">Político</text:span><text:span text:style-name="T12"> </text:span><text:span text:style-name="T12">Pedagógico</text:span><text:span text:style-name="T12"> </text:span><text:span text:style-name="T12">de</text:span><text:span text:style-name="T12"> </text:span><text:span text:style-name="T12">um</text:span><text:span text:style-name="T12"> </text:span><text:span text:style-name="T12">curso</text:span><text:span text:style-name="T12"> </text:span><text:span text:style-name="T12">é</text:span><text:span text:style-name="T12"> </text:span><text:span text:style-name="T12">o</text:span><text:span text:style-name="T12"> </text:span><text:span text:style-name="T12">documento</text:span><text:span text:style-name="T12"> </text:span><text:span text:style-name="T12">que</text:span><text:span text:style-name="T12"> </text:span><text:span text:style-name="T12">o</text:span><text:span text:style-name="T12"> </text:span><text:span text:style-name="T12">descreve</text:span><text:span text:style-name="T12">. </text:span><text:span text:style-name="T12">Dentre</text:span><text:span text:style-name="T12"> </text:span><text:span text:style-name="T12">as</text:span><text:span text:style-name="T12"> </text:span><text:span text:style-name="T12">informações</text:span><text:span text:style-name="T12"> </text:span><text:span text:style-name="T12">presentes</text:span><text:span text:style-name="T12"> </text:span><text:span text:style-name="T12">neste</text:span><text:span text:style-name="T12"> </text:span><text:span text:style-name="T12">documento</text:span><text:span text:style-name="T12"> </text:span><text:span text:style-name="T12">está</text:span><text:span text:style-name="T12"> </text:span><text:span text:style-name="T12">a</text:span><text:span text:style-name="T12"> </text:span><text:span text:style-name="T12">lista</text:span><text:span text:style-name="T12"> </text:span><text:span text:style-name="T12">de</text:span><text:span text:style-name="T12"> </text:span><text:span text:style-name="T12">todas</text:span><text:span text:style-name="T12"> </text:span><text:span text:style-name="T12">as</text:span><text:span text:style-name="T12"> </text:span><text:span text:style-name="T12">disciplinas</text:span><text:span text:style-name="T12">, </text:span><text:span text:style-name="T12">juntamente</text:span><text:span text:style-name="T12"> </text:span><text:span text:style-name="T12">com</text:span><text:span text:style-name="T12"> </text:span><text:span text:style-name="T12">uma</text:span><text:span text:style-name="T12"> </text:span><text:span text:style-name="T12">ementa</text:span><text:span text:style-name="T12"> </text:span><text:span text:style-name="T12">e</text:span><text:span text:style-name="T12"> </text:span><text:span text:style-name="T12">bibliografias</text:span><text:span text:style-name="T12"> </text:span><text:span text:style-name="T12">básica</text:span><text:span text:style-name="T12">, </text:span><text:span text:style-name="T12">complementar</text:span><text:span text:style-name="T12"> </text:span><text:span text:style-name="T12">e</text:span><text:span text:style-name="T12"> </text:span><text:span text:style-name="T12">sugerida</text:span><text:span text:style-name="T12">. </text:span><text:span text:style-name="T12">Além</text:span><text:span text:style-name="T12"> </text:span><text:span text:style-name="T12">deste</text:span><text:span text:style-name="T12"> </text:span><text:span text:style-name="T12">documento</text:span><text:span text:style-name="T12">, </text:span><text:span text:style-name="T12">semestralmente</text:span><text:span text:style-name="T12">, </text:span><text:span text:style-name="T12">em</text:span><text:span text:style-name="T12"> </text:span><text:span text:style-name="T12">cada</text:span><text:span text:style-name="T12"> </text:span><text:span text:style-name="T12">unidade</text:span><text:span text:style-name="T12"> </text:span><text:span text:style-name="T12">acadêmica</text:span><text:span text:style-name="T12">, </text:span><text:span text:style-name="T12">os</text:span><text:span text:style-name="T12"> </text:span><text:span text:style-name="T12">docentes</text:span><text:span text:style-name="T12"> </text:span><text:span text:style-name="T12">em</text:span><text:span text:style-name="T12"> </text:span><text:span text:style-name="T12">conjunto</text:span><text:span text:style-name="T12"> </text:span><text:span text:style-name="T12">com</text:span><text:span text:style-name="T12"> </text:span><text:span text:style-name="T12">os</text:span><text:span text:style-name="T12"> </text:span><text:span text:style-name="T12">coordenadores</text:span><text:span text:style-name="T12">, </text:span><text:span text:style-name="T12">se</text:span><text:span text:style-name="T12"> </text:span><text:span text:style-name="T12">reúnem</text:span><text:span text:style-name="T12"> </text:span><text:span text:style-name="T12">para</text:span><text:span text:style-name="T12"> </text:span><text:span text:style-name="T12">a</text:span><text:span text:style-name="T12"> </text:span><text:span text:style-name="T12">definição</text:span><text:span text:style-name="T12"> </text:span><text:span text:style-name="T12">do</text:span><text:span text:style-name="T12"> </text:span><text:span text:style-name="T12">Plano</text:span><text:span text:style-name="T12"> </text:span><text:span text:style-name="T12">de</text:span><text:span text:style-name="T12"> </text:span><text:span text:style-name="T12">Ensino</text:span><text:span text:style-name="T12"> </text:span><text:span text:style-name="T12">de</text:span><text:span text:style-name="T12"> </text:span><text:span text:style-name="T12">cada</text:span><text:span text:style-name="T12"> </text:span><text:span text:style-name="T12">uma</text:span><text:span text:style-name="T12"> </text:span><text:span text:style-name="T12">das</text:span><text:span text:style-name="T12"> </text:span><text:span text:style-name="T12">disciplinas</text:span><text:span text:style-name="T12"> </text:span><text:span text:style-name="T12">ministradas</text:span><text:span text:style-name="T12"> </text:span><text:span text:style-name="T12">para</text:span><text:span text:style-name="T12"> </text:span><text:span text:style-name="T12">o</text:span><text:span text:style-name="T12"> </text:span><text:span text:style-name="T12">período</text:span><text:span text:style-name="T12"> </text:span><text:span text:style-name="T12">corrente</text:span><text:span text:style-name="T12">.</text:span></text:p>
      <text:p text:style-name="P60"><text:span text:style-name="T12">O</text:span><text:span text:style-name="T12"> </text:span><text:span text:style-name="T12">conselheiro</text:span><text:span text:style-name="T12"> </text:span><text:span text:style-name="T12">é</text:span><text:span text:style-name="T12"> </text:span><text:span text:style-name="T12">um</text:span><text:span text:style-name="T12"> </text:span><text:span text:style-name="T12">representante</text:span><text:span text:style-name="T12"> </text:span><text:span text:style-name="T12">do</text:span><text:span text:style-name="T12"> </text:span><text:span text:style-name="T12">instituto</text:span><text:span text:style-name="T12"> </text:span><text:span text:style-name="T12">responsável</text:span><text:span text:style-name="T12"> </text:span><text:span text:style-name="T12">por</text:span><text:span text:style-name="T12"> </text:span><text:span text:style-name="T12">coletar</text:span><text:span text:style-name="T12"> </text:span><text:span text:style-name="T12">as</text:span><text:span text:style-name="T12"> </text:span><text:span text:style-name="T12">informações</text:span><text:span text:style-name="T12"> </text:span><text:span text:style-name="T12">de</text:span><text:span text:style-name="T12"> </text:span><text:span text:style-name="T12">quais</text:span><text:span text:style-name="T12"> </text:span><text:span text:style-name="T12">bibliografias</text:span><text:span text:style-name="T12"> </text:span><text:span text:style-name="T12">serão</text:span><text:span text:style-name="T12"> </text:span><text:span text:style-name="T12">utilizados</text:span><text:span text:style-name="T12"> </text:span><text:span text:style-name="T12">no</text:span><text:span text:style-name="T12"> </text:span><text:span text:style-name="T12">período</text:span><text:span text:style-name="T12">, </text:span><text:span text:style-name="T12">analisando</text:span><text:span text:style-name="T12"> </text:span><text:span text:style-name="T12">os</text:span><text:span text:style-name="T12"> </text:span><text:span text:style-name="T12">projetos</text:span><text:span text:style-name="T12"> </text:span><text:span text:style-name="T12">e</text:span><text:span text:style-name="T12"> </text:span><text:span text:style-name="T12">planos</text:span><text:span text:style-name="T12">. </text:span><text:span text:style-name="T12">É</text:span><text:span text:style-name="T12"> </text:span><text:span text:style-name="T12">responsável</text:span><text:span text:style-name="T12"> </text:span><text:span text:style-name="T12">também</text:span><text:span text:style-name="T12"> </text:span><text:span text:style-name="T12">por</text:span><text:span text:style-name="T12"> </text:span><text:span text:style-name="T12">verificar</text:span><text:span text:style-name="T12"> </text:span><text:span text:style-name="T12">as</text:span><text:span text:style-name="T12"> </text:span><text:span text:style-name="T12">quantidades</text:span><text:span text:style-name="T12"> </text:span><text:span text:style-name="T12">necessárias</text:span><text:span text:style-name="T12"> </text:span><text:span text:style-name="T12">destes</text:span><text:span text:style-name="T12"> </text:span><text:span text:style-name="T12">itens</text:span><text:span text:style-name="T12"> </text:span><text:span text:style-name="T12">para</text:span><text:span text:style-name="T12"> </text:span><text:span text:style-name="T12">a</text:span><text:span text:style-name="T12"> </text:span><text:span text:style-name="T12">aquisição</text:span><text:span text:style-name="T12"> (</text:span><text:span text:style-name="T12">compra</text:span><text:span text:style-name="T12">), </text:span><text:span text:style-name="T12">certificando</text:span><text:span text:style-name="T12">-</text:span><text:span text:style-name="T12">se</text:span><text:span text:style-name="T12"> </text:span><text:span text:style-name="T12">das</text:span><text:span text:style-name="T12"> </text:span><text:span text:style-name="T12">quantidades</text:span><text:span text:style-name="T12"> </text:span><text:span text:style-name="T12">disponíveis</text:span><text:span text:style-name="T12"> </text:span><text:span text:style-name="T12">na</text:span><text:span text:style-name="T12"> </text:span><text:span text:style-name="T12">biblioteca</text:span><text:span text:style-name="T12">. </text:span><text:span text:style-name="T12">Ele</text:span><text:span text:style-name="T12"> </text:span><text:span text:style-name="T12">efetua</text:span><text:span text:style-name="T12"> </text:span><text:span text:style-name="T12">o</text:span><text:span text:style-name="T12"> </text:span><text:span text:style-name="T12">levantamento</text:span><text:span text:style-name="T12"> </text:span><text:span text:style-name="T12">dos</text:span><text:span text:style-name="T12"> </text:span><text:span text:style-name="T12">preços</text:span><text:span text:style-name="T12"> </text:span><text:span text:style-name="T12">destes</text:span><text:span text:style-name="T12"> </text:span><text:span text:style-name="T12">itens</text:span><text:span text:style-name="T12"> (</text:span><text:span text:style-name="T12">cotação</text:span><text:span text:style-name="T12">) </text:span><text:span text:style-name="T12">e</text:span><text:span text:style-name="T12"> </text:span><text:span text:style-name="T12">repassa</text:span><text:span text:style-name="T12"> </text:span><text:span text:style-name="T12">os</text:span><text:span text:style-name="T12"> </text:span><text:span text:style-name="T12">dados</text:span><text:span text:style-name="T12"> </text:span><text:span text:style-name="T12">finais</text:span><text:span text:style-name="T12"> </text:span><text:span text:style-name="T12">aos</text:span><text:span text:style-name="T12"> </text:span><text:span text:style-name="T12">funcionários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através</text:span><text:span text:style-name="T12"> </text:span><text:span text:style-name="T12">de</text:span><text:span text:style-name="T12"> </text:span><text:span text:style-name="T12">uma</text:span><text:span text:style-name="T12"> </text:span><text:span text:style-name="T12">planilha</text:span><text:span text:style-name="T12"> </text:span><text:span text:style-name="T12">única</text:span><text:span text:style-name="T12"> </text:span><text:span text:style-name="T12">devidamente</text:span><text:span text:style-name="T12"> </text:span><text:span text:style-name="T12">preenchida</text:span><text:span text:style-name="T12"> (</text:span><text:span text:style-name="T12">conforme</text:span><text:span text:style-name="T12"> </text:span><text:span text:style-name="T12">o</text:span><text:span text:style-name="T12"> </text:span><text:span text:style-name="T12">apêndice</text:span><text:span text:style-name="T12"> 2). </text:span><text:span text:style-name="T12">Isto</text:span><text:span text:style-name="T12">, </text:span><text:span text:style-name="T12">sempre</text:span><text:span text:style-name="T12"> </text:span><text:span text:style-name="T12">que</text:span><text:span text:style-name="T12"> </text:span><text:span text:style-name="T12">houver</text:span><text:span text:style-name="T12"> </text:span><text:span text:style-name="T12">recursos</text:span><text:span text:style-name="T12"> </text:span><text:span text:style-name="T12">disponíveis</text:span><text:span text:style-name="T12"> </text:span><text:span text:style-name="T12">para</text:span><text:span text:style-name="T12"> </text:span><text:span text:style-name="T12">o</text:span><text:span text:style-name="T12"> </text:span><text:span text:style-name="T12">instituto</text:span><text:span text:style-name="T12">.</text:span></text:p>
      <text:p text:style-name="P55"><text:span text:style-name="T12">Os</text:span><text:span text:style-name="T12"> </text:span><text:span text:style-name="T12">responsáveis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em</text:span><text:span text:style-name="T12"> </text:span><text:span text:style-name="T12">contato</text:span><text:span text:style-name="T12"> </text:span><text:span text:style-name="T12">com</text:span><text:span text:style-name="T12"> </text:span><text:span text:style-name="T12">uma</text:span><text:span text:style-name="T12"> </text:span><text:span text:style-name="T12">planilha</text:span><text:span text:style-name="T12"> </text:span><text:span text:style-name="T12">final</text:span><text:span text:style-name="T12"> </text:span><text:span text:style-name="T12">enviada</text:span><text:span text:style-name="T12"> </text:span><text:span text:style-name="T12">por</text:span><text:span text:style-name="T12"> </text:span><text:span text:style-name="T12">cada</text:span><text:span text:style-name="T12"> </text:span><text:span text:style-name="T12">conselheiro</text:span><text:span text:style-name="T12"> </text:span><text:span text:style-name="T12">de</text:span><text:span text:style-name="T12"> </text:span><text:span text:style-name="T12">cada</text:span><text:span text:style-name="T12"> </text:span><text:span text:style-name="T12">instituto</text:span><text:span text:style-name="T12">, </text:span><text:span text:style-name="T12">fazem</text:span><text:span text:style-name="T12"> </text:span><text:span text:style-name="T12">o</text:span><text:span text:style-name="T12"> </text:span><text:span text:style-name="T12">pedido</text:span><text:span text:style-name="T12"> </text:span><text:span text:style-name="T12">dos</text:span><text:span text:style-name="T12"> </text:span><text:span text:style-name="T12">materiais</text:span><text:span text:style-name="T12">, </text:span><text:span text:style-name="T12">caso</text:span><text:span text:style-name="T12"> </text:span><text:span text:style-name="T12">tudo</text:span><text:span text:style-name="T12"> </text:span><text:span text:style-name="T12">esteja</text:span><text:span text:style-name="T12"> </text:span><text:span text:style-name="T12">dentro</text:span><text:span text:style-name="T12"> </text:span><text:span text:style-name="T12">do</text:span><text:span text:style-name="T12"> </text:span><text:span text:style-name="T12">orçamento</text:span><text:span text:style-name="T12"> </text:span><text:span text:style-name="T12">disponível</text:span><text:span text:style-name="T12">.</text:span></text:p>
      <text:p text:style-name="P60"><text:span text:style-name="T12">Com</text:span><text:span text:style-name="T12"> </text:span><text:span text:style-name="T12">um</text:span><text:span text:style-name="T12"> </text:span><text:span text:style-name="T12">nível</text:span><text:span text:style-name="T12"> </text:span><text:span text:style-name="T12">razoável</text:span><text:span text:style-name="T12"> </text:span><text:span text:style-name="T12">de</text:span><text:span text:style-name="T12"> </text:span><text:span text:style-name="T12">organização</text:span><text:span text:style-name="T12">, </text:span><text:span text:style-name="T12">este</text:span><text:span text:style-name="T12"> </text:span><text:span text:style-name="T12">é</text:span><text:span text:style-name="T12"> </text:span><text:span text:style-name="T12">o</text:span><text:span text:style-name="T12"> </text:span><text:span text:style-name="T12">procedimento</text:span><text:span text:style-name="T12">, </text:span><text:span text:style-name="T12">que</text:span><text:span text:style-name="T12"> </text:span><text:span text:style-name="T12">não</text:span><text:span text:style-name="T12"> </text:span><text:span text:style-name="T12">é</text:span><text:span text:style-name="T12"> </text:span><text:span text:style-name="T12">completamente</text:span><text:span text:style-name="T12"> </text:span><text:span text:style-name="T12">documentado</text:span><text:span text:style-name="T12">, </text:span><text:span text:style-name="T12">mas</text:span><text:span text:style-name="T12"> </text:span><text:span text:style-name="T12">acordado</text:span><text:span text:style-name="T12"> </text:span><text:span text:style-name="T12">entre</text:span><text:span text:style-name="T12"> </text:span><text:span text:style-name="T12">as</text:span><text:span text:style-name="T12"> </text:span><text:span text:style-name="T12">partes</text:span><text:span text:style-name="T12">, </text:span><text:span text:style-name="T12">e</text:span><text:span text:style-name="T12"> </text:span><text:span text:style-name="T12">seria</text:span><text:span text:style-name="T12"> </text:span><text:span text:style-name="T12">até</text:span><text:span text:style-name="T12"> </text:span><text:span text:style-name="T12">um</text:span><text:span text:style-name="T12"> </text:span><text:span text:style-name="T12">mínimo</text:span><text:span text:style-name="T12"> </text:span><text:span text:style-name="T12">satisfatório</text:span><text:span text:style-name="T12">. </text:span><text:span text:style-name="T12">Entretanto</text:span><text:span text:style-name="T12"> </text:span><text:span text:style-name="T12">muitas</text:span><text:span text:style-name="T12"> </text:span><text:span text:style-name="T12">vezes</text:span><text:span text:style-name="T12"> </text:span><text:span text:style-name="T12">não</text:span><text:span text:style-name="T12"> </text:span><text:span text:style-name="T12">é</text:span><text:span text:style-name="T12"> </text:span><text:span text:style-name="T12">desta</text:span><text:span text:style-name="T12"> </text:span><text:span text:style-name="T12">maneira</text:span><text:span text:style-name="T12"> </text:span><text:span text:style-name="T12">que</text:span><text:span text:style-name="T12"> </text:span><text:span text:style-name="T12">o</text:span><text:span text:style-name="T12"> </text:span><text:span text:style-name="T12">fluxo</text:span><text:span text:style-name="T12"> </text:span><text:span text:style-name="T12">se</text:span><text:span text:style-name="T12"> </text:span><text:span text:style-name="T12">segue</text:span><text:span text:style-name="T12">. </text:span><text:span text:style-name="T12">Algumas</text:span><text:span text:style-name="T12"> </text:span><text:span text:style-name="T12">das</text:span><text:span text:style-name="T12"> </text:span><text:span text:style-name="T12">vezes</text:span><text:span text:style-name="T12"> </text:span><text:span text:style-name="T12">o</text:span><text:span text:style-name="T12"> </text:span><text:span text:style-name="T12">conselheiro</text:span><text:span text:style-name="T12"> </text:span><text:span text:style-name="T12">tem</text:span><text:span text:style-name="T12"> </text:span><text:span text:style-name="T12">de</text:span><text:span text:style-name="T12"> </text:span><text:span text:style-name="T12">trocar</text:span><text:span text:style-name="T12"> </text:span><text:span text:style-name="T12">e</text:span><text:span text:style-name="T12">-</text:span><text:span text:style-name="T12">mails</text:span><text:span text:style-name="T12"> </text:span><text:span text:style-name="T12">com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pedindo</text:span><text:span text:style-name="T12"> </text:span><text:span text:style-name="T12">informações</text:span><text:span text:style-name="T12"> </text:span><text:span text:style-name="T12">sobre</text:span><text:span text:style-name="T12"> </text:span><text:span text:style-name="T12">as</text:span><text:span text:style-name="T12"> </text:span><text:span text:style-name="T12">bibliografias</text:span><text:span text:style-name="T12">, </text:span><text:span text:style-name="T12">outras</text:span><text:span text:style-name="T12"> </text:span><text:span text:style-name="T12">vezes</text:span><text:span text:style-name="T12"> </text:span><text:span text:style-name="T12">as</text:span><text:span text:style-name="T12"> </text:span><text:span text:style-name="T12">planilhas</text:span><text:span text:style-name="T12"> </text:span><text:span text:style-name="T12">apresentam</text:span><text:span text:style-name="T12"> </text:span><text:span text:style-name="T12">erros</text:span><text:span text:style-name="T12"> </text:span><text:span text:style-name="T12">e</text:span><text:span text:style-name="T12"> </text:span><text:span text:style-name="T12">valores</text:span><text:span text:style-name="T12"> </text:span><text:span text:style-name="T12">aproximados</text:span><text:span text:style-name="T12"> </text:span><text:span text:style-name="T12">que</text:span><text:span text:style-name="T12"> </text:span><text:span text:style-name="T12">não</text:span><text:span text:style-name="T12"> </text:span><text:span text:style-name="T12">correspondem</text:span><text:span text:style-name="T12"> </text:span><text:span text:style-name="T12">a</text:span><text:span text:style-name="T12"> </text:span><text:span text:style-name="T12">realidade</text:span><text:span text:style-name="T12">, </text:span><text:span text:style-name="T12">possivelmente</text:span><text:span text:style-name="T12"> </text:span><text:span text:style-name="T12">devido</text:span><text:span text:style-name="T12"> </text:span><text:span text:style-name="T12">a</text:span><text:span text:style-name="T12"> </text:span><text:span text:style-name="T12">cotações</text:span><text:span text:style-name="T12"> </text:span><text:span text:style-name="T12">incorretas</text:span><text:span text:style-name="T12">.</text:span></text:p>
      <text:p text:style-name="P60"><text:span text:style-name="T12">Em</text:span><text:span text:style-name="T12"> </text:span><text:span text:style-name="T12">alguns</text:span><text:span text:style-name="T12"> </text:span><text:span text:style-name="T12">casos</text:span><text:span text:style-name="T12"> </text:span><text:span text:style-name="T12">os</text:span><text:span text:style-name="T12"> </text:span><text:span text:style-name="T12">docentes</text:span><text:span text:style-name="T12"> </text:span><text:span text:style-name="T12">preenchem</text:span><text:span text:style-name="T12"> </text:span><text:span text:style-name="T12">formulários</text:span><text:span text:style-name="T12"> </text:span><text:span text:style-name="T12">similares</text:span><text:span text:style-name="T12"> </text:span><text:span text:style-name="T12">aos</text:span><text:span text:style-name="T12"> </text:span><text:span text:style-name="T12">do</text:span><text:span text:style-name="T12"> </text:span><text:span text:style-name="T12">conselheiros</text:span><text:span text:style-name="T12">, </text:span><text:span text:style-name="T12">de</text:span><text:span text:style-name="T12"> </text:span><text:span text:style-name="T12">forma</text:span><text:span text:style-name="T12"> </text:span><text:span text:style-name="T12">a</text:span><text:span text:style-name="T12"> </text:span><text:span text:style-name="T12">ajudá</text:span><text:span text:style-name="T12">-</text:span><text:span text:style-name="T12">los</text:span><text:span text:style-name="T12"> </text:span><text:span text:style-name="T12">no</text:span><text:span text:style-name="T12"> </text:span><text:span text:style-name="T12">procedimento</text:span><text:span text:style-name="T12">. </text:span><text:span text:style-name="T12">Estes</text:span><text:span text:style-name="T12"> </text:span><text:span text:style-name="T12">formulários</text:span><text:span text:style-name="T12"> </text:span><text:span text:style-name="T12">são</text:span><text:span text:style-name="T12"> </text:span><text:span text:style-name="T12">devolvidos</text:span><text:span text:style-name="T12"> </text:span><text:span text:style-name="T12">ao</text:span><text:span text:style-name="T12"> </text:span><text:span text:style-name="T12">conselheiro</text:span><text:span text:style-name="T12"> </text:span><text:span text:style-name="T12">para</text:span><text:span text:style-name="T12"> </text:span><text:span text:style-name="T12">que</text:span><text:span text:style-name="T12"> </text:span><text:span text:style-name="T12">se</text:span><text:span text:style-name="T12"> </text:span><text:span text:style-name="T12">faça</text:span><text:span text:style-name="T12"> </text:span><text:span text:style-name="T12">um</text:span><text:span text:style-name="T12"> </text:span><text:span text:style-name="T12">levantamento</text:span><text:span text:style-name="T12"> </text:span><text:span text:style-name="T12">de</text:span><text:span text:style-name="T12"> </text:span><text:span text:style-name="T12">todos</text:span><text:span text:style-name="T12"> </text:span><text:span text:style-name="T12">os</text:span><text:span text:style-name="T12"> </text:span><text:span text:style-name="T12">livros</text:span><text:span text:style-name="T12"> </text:span><text:span text:style-name="T12">requisitados</text:span><text:span text:style-name="T12"> </text:span><text:span text:style-name="T12">e</text:span><text:span text:style-name="T12"> </text:span><text:span text:style-name="T12">verifique</text:span><text:span text:style-name="T12"> </text:span><text:span text:style-name="T12">se</text:span><text:span text:style-name="T12"> </text:span><text:span text:style-name="T12">os</text:span><text:span text:style-name="T12"> </text:span><text:span text:style-name="T12">pedidos</text:span><text:span text:style-name="T12"> </text:span><text:span text:style-name="T12">se</text:span><text:span text:style-name="T12"> </text:span><text:span text:style-name="T12">encaixam</text:span><text:span text:style-name="T12"> </text:span><text:span text:style-name="T12">dentro</text:span><text:span text:style-name="T12"> </text:span><text:span text:style-name="T12">do</text:span><text:span text:style-name="T12"> </text:span><text:span text:style-name="T12">orçamento</text:span><text:span text:style-name="T12"> </text:span><text:span text:style-name="T12">da</text:span><text:span text:style-name="T12"> </text:span><text:span text:style-name="T12">unidade</text:span><text:span text:style-name="T12">. </text:span><text:span text:style-name="T12">Caso</text:span><text:span text:style-name="T12"> </text:span><text:span text:style-name="T12">o</text:span><text:span text:style-name="T12"> </text:span><text:span text:style-name="T12">valor</text:span><text:span text:style-name="T12"> </text:span><text:span text:style-name="T12">dos</text:span><text:span text:style-name="T12"> </text:span><text:span text:style-name="T12">livros</text:span><text:span text:style-name="T12"> </text:span><text:span text:style-name="T12">requisitados</text:span><text:span text:style-name="T12"> </text:span><text:span text:style-name="T12">ultrapasse</text:span><text:span text:style-name="T12"> </text:span><text:span text:style-name="T12">o</text:span><text:span text:style-name="T12"> </text:span><text:span text:style-name="T12">limite</text:span><text:span text:style-name="T12"> </text:span><text:span text:style-name="T12">do</text:span><text:span text:style-name="T12"> </text:span><text:span text:style-name="T12">orçamento</text:span><text:span text:style-name="T12">, </text:span><text:span text:style-name="T12">fica</text:span><text:span text:style-name="T12"> </text:span><text:span text:style-name="T12">a</text:span><text:span text:style-name="T12"> </text:span><text:span text:style-name="T12">cargo</text:span><text:span text:style-name="T12"> </text:span><text:span text:style-name="T12">do</text:span><text:span text:style-name="T12"> </text:span><text:span text:style-name="T12">conselheiro</text:span><text:span text:style-name="T12"> </text:span><text:span text:style-name="T12">filtrar</text:span><text:span text:style-name="T12"> </text:span><text:span text:style-name="T12">os</text:span><text:span text:style-name="T12"> </text:span><text:span text:style-name="T12">livros</text:span><text:span text:style-name="T12"> </text:span><text:span text:style-name="T12">que</text:span><text:span text:style-name="T12"> </text:span><text:span text:style-name="T12">serão</text:span><text:span text:style-name="T12"> </text:span><text:span text:style-name="T12">adquiridos</text:span><text:span text:style-name="T12"> </text:span><text:span text:style-name="T12">pela</text:span><text:span text:style-name="T12"> </text:span><text:span text:style-name="T12">unidade</text:span><text:span text:style-name="T12"> </text:span><text:span text:style-name="T12">e</text:span><text:span text:style-name="T12"> </text:span><text:span text:style-name="T12">comunicar</text:span><text:span text:style-name="T12"> </text:span><text:span text:style-name="T12">aos</text:span><text:span text:style-name="T12"> </text:span><text:span text:style-name="T12">professores</text:span><text:span text:style-name="T12"> </text:span><text:span text:style-name="T12">o</text:span><text:span text:style-name="T12"> </text:span><text:span text:style-name="T12">corte</text:span><text:span text:style-name="T12">. </text:span></text:p>
      <text:p text:style-name="P55"><text:span text:style-name="T12">Este</text:span><text:span text:style-name="T12"> </text:span><text:span text:style-name="T12">processo</text:span><text:span text:style-name="T12"> </text:span><text:span text:style-name="T12">de</text:span><text:span text:style-name="T12"> </text:span><text:span text:style-name="T12">forma</text:span><text:span text:style-name="T12"> </text:span><text:span text:style-name="T12">geral</text:span><text:span text:style-name="T12"> </text:span><text:span text:style-name="T12">é</text:span><text:span text:style-name="T12"> </text:span><text:span text:style-name="T12">frágil</text:span><text:span text:style-name="T12"> </text:span><text:span text:style-name="T12">e</text:span><text:span text:style-name="T12"> </text:span><text:span text:style-name="T12">apresenta</text:span><text:span text:style-name="T12"> </text:span><text:span text:style-name="T12">pontos</text:span><text:span text:style-name="T12"> </text:span><text:span text:style-name="T12">problemáticos</text:span><text:span text:style-name="T12"> </text:span><text:span text:style-name="T12">que</text:span><text:span text:style-name="T12"> </text:span><text:span text:style-name="T12">podem</text:span><text:span text:style-name="T12"> </text:span><text:span text:style-name="T12">ser</text:span><text:span text:style-name="T12"> </text:span><text:span text:style-name="T12">minimizados</text:span><text:span text:style-name="T12">, </text:span><text:span text:style-name="T12">ou</text:span><text:span text:style-name="T12"> </text:span><text:span text:style-name="T12">até</text:span><text:span text:style-name="T12"> </text:span><text:span text:style-name="T12">mesmo</text:span><text:span text:style-name="T12"> </text:span><text:span text:style-name="T12">solucionados</text:span><text:span text:style-name="T12"> </text:span><text:span text:style-name="T12">através</text:span><text:span text:style-name="T12"> </text:span><text:span text:style-name="T12">do</text:span><text:span text:style-name="T12"> </text:span><text:span text:style-name="T12">uso</text:span><text:span text:style-name="T12"> </text:span><text:span text:style-name="T12">de</text:span><text:span text:style-name="T12"> </text:span><text:span text:style-name="T12">um</text:span><text:span text:style-name="T12"> </text:span><text:span text:style-name="T12">sistema</text:span><text:span text:style-name="T12"> </text:span><text:span text:style-name="T12">específico</text:span><text:span text:style-name="T12"> </text:span><text:span text:style-name="T12">e</text:span><text:span text:style-name="T12"> </text:span><text:span text:style-name="T12">completo</text:span><text:span text:style-name="T12">. </text:span><text:span text:style-name="T12">A</text:span><text:span text:style-name="T12"> </text:span><text:span text:style-name="T12">universidade</text:span><text:span text:style-name="T12"> </text:span><text:span text:style-name="T12">utiliza</text:span><text:span text:style-name="T12"> </text:span><text:span text:style-name="T12">este</text:span><text:span text:style-name="T12"> "</text:span><text:span text:style-name="T12">sistema</text:span><text:span text:style-name="T12">" </text:span><text:span text:style-name="T12">já</text:span><text:span text:style-name="T12"> </text:span><text:span text:style-name="T12">a</text:span><text:span text:style-name="T12"> </text:span><text:span text:style-name="T12">bastante</text:span><text:span text:style-name="T12"> </text:span><text:span text:style-name="T12">tempo</text:span><text:span text:style-name="T12">, </text:span><text:span text:style-name="T12">mas</text:span><text:span text:style-name="T12"> </text:span><text:span text:style-name="T12">com</text:span><text:span text:style-name="T12"> </text:span><text:span text:style-name="T12">o</text:span><text:span text:style-name="T12"> </text:span><text:span text:style-name="T12">crescimento</text:span><text:span text:style-name="T12"> </text:span><text:span text:style-name="T12">significativo</text:span><text:span text:style-name="T12"> </text:span><text:span text:style-name="T12">da</text:span><text:span text:style-name="T12"> </text:span><text:span text:style-name="T12">instituição</text:span><text:span text:style-name="T12"> </text:span><text:span text:style-name="T12">passa</text:span><text:span text:style-name="T12"> </text:span><text:span text:style-name="T12">a</text:span><text:span text:style-name="T12"> </text:span><text:span text:style-name="T12">ser</text:span><text:span text:style-name="T12"> </text:span><text:span text:style-name="T12">inviável</text:span><text:span text:style-name="T12"> </text:span><text:span text:style-name="T12">mantê</text:span><text:span text:style-name="T12">-</text:span><text:span text:style-name="T12">lo</text:span><text:span text:style-name="T12"> </text:span><text:span text:style-name="T12">por</text:span><text:span text:style-name="T12"> </text:span><text:span text:style-name="T12">mais</text:span><text:span text:style-name="T12"> </text:span><text:span text:style-name="T12">tempo</text:span><text:span text:style-name="T12"> </text:span><text:span text:style-name="T12">sem</text:span><text:span text:style-name="T12"> </text:span><text:span text:style-name="T12">uma</text:span><text:span text:style-name="T12"> </text:span><text:span text:style-name="T12">automação</text:span><text:span text:style-name="T12"> </text:span><text:span text:style-name="T12">das</text:span><text:span text:style-name="T12"> </text:span><text:span text:style-name="T12">atividades</text:span><text:span text:style-name="T12">.</text:span></text:p>
      <text:h text:style-name="P83" text:outline-level="10"><text:bookmark-start text:name="h.fy4xoeazr113"/><text:span text:style-name="T10">3.4.</text:span><text:bookmark-end text:name="h.fy4xoeazr113"/><text:span text:style-name="T10"> </text:span><text:span text:style-name="T10">Modos</text:span><text:span text:style-name="T10"> </text:span><text:span text:style-name="T10">de</text:span><text:span text:style-name="T10"> </text:span><text:span text:style-name="T10">Operação</text:span><text:span text:style-name="T10"> </text:span><text:span text:style-name="T10">do</text:span><text:span text:style-name="T10"> </text:span><text:span text:style-name="T10">Sistema</text:span><text:span text:style-name="T10"> </text:span><text:span text:style-name="T10">Corrente</text:span></text:h>
      <text:p text:style-name="P55"><text:span text:style-name="T12">Os</text:span><text:span text:style-name="T12"> </text:span><text:span text:style-name="T12">modos</text:span><text:span text:style-name="T12"> </text:span><text:span text:style-name="T12">de</text:span><text:span text:style-name="T12"> </text:span><text:span text:style-name="T12">operação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corrente</text:span><text:span text:style-name="T12"> </text:span><text:span text:style-name="T12">são</text:span><text:span text:style-name="T12"> </text:span><text:span text:style-name="T12">descritos</text:span><text:span text:style-name="T12"> </text:span><text:span text:style-name="T12">através</text:span><text:span text:style-name="T12"> </text:span><text:span text:style-name="T12">de</text:span><text:span text:style-name="T12"> </text:span><text:span text:style-name="T12">modelos</text:span><text:span text:style-name="T12"> </text:span><text:span text:style-name="T12">detalhados</text:span><text:span text:style-name="T12"> </text:span><text:span text:style-name="T12">a</text:span><text:span text:style-name="T12"> </text:span><text:span text:style-name="T12">seguir</text:span><text:span text:style-name="T12">:</text:span></text:p>
      <text:p text:style-name="P32"/>
      <text:p text:style-name="P59"><text:span text:style-name="T16">[</text:span><text:span text:style-name="T16">Figura</text:span><text:span text:style-name="T16"> 1]</text:span><text:span text:style-name="T17"> </text:span><text:span text:style-name="T17">Docentes</text:span><text:span text:style-name="T17"> </text:span><text:span text:style-name="T17">e</text:span><text:span text:style-name="T17"> </text:span><text:span text:style-name="T17">Coordenadores</text:span><text:span text:style-name="T17"> </text:span><text:span text:style-name="T17">na</text:span><text:span text:style-name="T17"> </text:span><text:span text:style-name="T17">produção</text:span><text:span text:style-name="T17"> </text:span><text:span text:style-name="T17">dos</text:span><text:span text:style-name="T17"> </text:span><text:span text:style-name="T17">planos</text:span><text:span text:style-name="T17"> </text:span><text:span text:style-name="T17">e</text:span><text:span text:style-name="T17"> </text:span><text:span text:style-name="T17">projetos</text:span><text:span text:style-name="T17">.</text:span></text:p>
      <text:p text:style-name="P33"><text:soft-page-break/></text:p>
      <text:p text:style-name="P36"><text:span text:style-name="T16">[</text:span><text:span text:style-name="T16">Figura</text:span><text:span text:style-name="T16"> 2]</text:span><text:span text:style-name="T17"> </text:span><text:span text:style-name="T17">Conselheiro</text:span><text:span text:style-name="T17"> </text:span><text:span text:style-name="T17">buscando</text:span><text:span text:style-name="T17"> </text:span><text:span text:style-name="T17">informações</text:span><text:span text:style-name="T17"> </text:span><text:span text:style-name="T17">sobre</text:span><text:span text:style-name="T17"> </text:span><text:span text:style-name="T17">bibliografias</text:span><text:span text:style-name="T17">.</text:span></text:p>
      <text:p text:style-name="P33"/>
      <text:p text:style-name="P34"><text:span text:style-name="T16">[</text:span><text:span text:style-name="T16">Figura</text:span><text:span text:style-name="T16"> 3]</text:span><text:span text:style-name="T17"> </text:span><text:span text:style-name="T17">Conselheiro</text:span><text:span text:style-name="T17"> </text:span><text:span text:style-name="T17">recorre</text:span><text:span text:style-name="T17"> </text:span><text:span text:style-name="T17">aos</text:span><text:span text:style-name="T17"> </text:span><text:span text:style-name="T17">docentes</text:span><text:span text:style-name="T17"> </text:span><text:span text:style-name="T17">por</text:span><text:span text:style-name="T17"> </text:span><text:span text:style-name="T17">informações</text:span><text:span text:style-name="T17"> </text:span><text:span text:style-name="T17">de</text:span><text:span text:style-name="T17"> </text:span><text:span text:style-name="T17">bibliografias</text:span><text:span text:style-name="T17">. </text:span></text:p>
      <text:p text:style-name="P34"><text:span text:style-name="T16">[</text:span><text:span text:style-name="T16">Figura</text:span><text:span text:style-name="T16"> 4]</text:span><text:span text:style-name="T17"> </text:span><text:span text:style-name="T17">Conselheiro</text:span><text:span text:style-name="T17"> </text:span><text:span text:style-name="T17">produz</text:span><text:span text:style-name="T17"> </text:span><text:span text:style-name="T17">uma</text:span><text:span text:style-name="T17"> </text:span><text:span text:style-name="T17">planilha</text:span><text:span text:style-name="T17"> </text:span><text:span text:style-name="T17">final</text:span><text:span text:style-name="T17"> </text:span><text:span text:style-name="T17">unificada</text:span><text:span text:style-name="T17">.</text:span></text:p>
      <text:p text:style-name="P56"><text:span text:style-name="T16">[</text:span><text:span text:style-name="T16">Figura</text:span><text:span text:style-name="T16"> 5]</text:span><text:span text:style-name="T17"> </text:span><text:span text:style-name="T17">Funcionários</text:span><text:span text:style-name="T17"> </text:span><text:span text:style-name="T17">da</text:span><text:span text:style-name="T17"> </text:span><text:span text:style-name="T17">biblioteca</text:span><text:span text:style-name="T17"> </text:span><text:span text:style-name="T17">efetuam</text:span><text:span text:style-name="T17"> </text:span><text:span text:style-name="T17">a</text:span><text:span text:style-name="T17"> </text:span><text:span text:style-name="T17">compra</text:span><text:span text:style-name="T17"> </text:span><text:span text:style-name="T17">dos</text:span><text:span text:style-name="T17"> </text:span><text:span text:style-name="T17">livros</text:span><text:span text:style-name="T17">.</text:span></text:p>
      <text:p text:style-name="P14"/>
      <text:p text:style-name="P57"/>
      <text:h text:style-name="P83" text:outline-level="10"><text:bookmark-start text:name="h.tr4e0qrdrbno"/><text:span text:style-name="T10">3.5.</text:span><text:bookmark-end text:name="h.tr4e0qrdrbno"/><text:span text:style-name="T10"> </text:span><text:span text:style-name="T10">Classes</text:span><text:span text:style-name="T10"> </text:span><text:span text:style-name="T10">de</text:span><text:span text:style-name="T10"> </text:span><text:span text:style-name="T10">Usuário</text:span><text:span text:style-name="T10"> </text:span><text:span text:style-name="T10">e</text:span><text:span text:style-name="T10"> </text:span><text:span text:style-name="T10">de</text:span><text:span text:style-name="T10"> </text:span><text:span text:style-name="T10">Outros</text:span><text:span text:style-name="T10"> </text:span><text:span text:style-name="T10">Profissionais</text:span><text:span text:style-name="T10"> </text:span><text:span text:style-name="T10">Envolvidos</text:span></text:h>
      <text:h text:style-name="P87" text:outline-level="10"><text:bookmark-start text:name="h.82dcpahptkbd"/>3.5.1.<text:bookmark-end text:name="h.82dcpahptkbd"/> Estrutura Organizacional</text:h>
      <text:p text:style-name="P61"/>
      <text:p text:style-name="P62"><text:span text:style-name="T16">[</text:span><text:span text:style-name="T16">Figura</text:span><text:span text:style-name="T16"> 6]</text:span><text:span text:style-name="T17"> </text:span><text:span text:style-name="T17">Estrutura</text:span><text:span text:style-name="T17"> </text:span><text:span text:style-name="T17">oganizacional</text:span><text:span text:style-name="T17"> </text:span><text:span text:style-name="T17">da</text:span><text:span text:style-name="T17"> </text:span><text:span text:style-name="T17">UFG</text:span><text:span text:style-name="T17">.</text:span></text:p>
      <text:h text:style-name="P87" text:outline-level="10"><text:bookmark-start text:name="h.yb2qq54h6dqo"/>3.5.2.<text:bookmark-end text:name="h.yb2qq54h6dqo"/> Perfis dos Usuários de Classes</text:h>
      <text:p text:style-name="P66"><text:span text:style-name="T13">Docentes</text:span><text:span text:style-name="T13"> </text:span><text:span text:style-name="T13">e</text:span><text:span text:style-name="T13"> </text:span><text:span text:style-name="T13">Coordenadores</text:span><text:span text:style-name="T13">:</text:span><text:span text:style-name="T12"> </text:span><text:span text:style-name="T12">Os</text:span><text:span text:style-name="T12"> </text:span><text:span text:style-name="T12">docentes</text:span><text:span text:style-name="T12"> </text:span><text:span text:style-name="T12">em</text:span><text:span text:style-name="T12"> </text:span><text:span text:style-name="T12">conjunto</text:span><text:span text:style-name="T12"> </text:span><text:span text:style-name="T12">com</text:span><text:span text:style-name="T12"> </text:span><text:span text:style-name="T12">os</text:span><text:span text:style-name="T12"> </text:span><text:span text:style-name="T12">coordenadores</text:span><text:span text:style-name="T12"> </text:span><text:span text:style-name="T12">em</text:span><text:span text:style-name="T12"> </text:span><text:span text:style-name="T12">cada</text:span><text:span text:style-name="T12"> </text:span><text:span text:style-name="T12">instituto</text:span><text:span text:style-name="T12">, </text:span><text:span text:style-name="T12">se</text:span><text:span text:style-name="T12"> </text:span><text:span text:style-name="T12">reúnem</text:span><text:span text:style-name="T12"> </text:span><text:span text:style-name="T12">para</text:span><text:span text:style-name="T12"> </text:span><text:span text:style-name="T12">a</text:span><text:span text:style-name="T12"> </text:span><text:span text:style-name="T12">definição</text:span><text:span text:style-name="T12"> </text:span><text:span text:style-name="T12">do</text:span><text:span text:style-name="T12"> </text:span><text:span text:style-name="T12">plano</text:span><text:span text:style-name="T12"> </text:span><text:span text:style-name="T12">de</text:span><text:span text:style-name="T12"> </text:span><text:span text:style-name="T12">ensino</text:span><text:span text:style-name="T12"> </text:span><text:span text:style-name="T12">de</text:span><text:span text:style-name="T12"> </text:span><text:span text:style-name="T12">todas</text:span><text:span text:style-name="T12"> </text:span><text:span text:style-name="T12">as</text:span><text:span text:style-name="T12"> </text:span><text:span text:style-name="T12">disciplinas</text:span><text:span text:style-name="T12"> </text:span><text:span text:style-name="T12">ministradas</text:span><text:span text:style-name="T12"> </text:span><text:span text:style-name="T12">naquele</text:span><text:span text:style-name="T12"> </text:span><text:span text:style-name="T12">período</text:span><text:span text:style-name="T12">, </text:span><text:span text:style-name="T12">baseando</text:span><text:span text:style-name="T12">-</text:span><text:span text:style-name="T12">se</text:span><text:span text:style-name="T12"> </text:span><text:span text:style-name="T12">no</text:span><text:span text:style-name="T12"> </text:span><text:span text:style-name="T12">projeto</text:span><text:span text:style-name="T12"> </text:span><text:span text:style-name="T12">político</text:span><text:span text:style-name="T12"> </text:span><text:span text:style-name="T12">pedagógico</text:span><text:span text:style-name="T12"> </text:span><text:span text:style-name="T12">dos</text:span><text:span text:style-name="T12"> </text:span><text:span text:style-name="T12">cursos</text:span><text:span text:style-name="T12">. </text:span><text:span text:style-name="T12">Neste</text:span><text:span text:style-name="T12"> </text:span><text:span text:style-name="T12">documento</text:span><text:span text:style-name="T12">, </text:span><text:span text:style-name="T12">está</text:span><text:span text:style-name="T12"> </text:span><text:span text:style-name="T12">descrita</text:span><text:span text:style-name="T12"> </text:span><text:span text:style-name="T12">toda</text:span><text:span text:style-name="T12"> </text:span><text:span text:style-name="T12">a</text:span><text:span text:style-name="T12"> </text:span><text:span text:style-name="T12">bibliografia</text:span><text:span text:style-name="T12"> </text:span><text:span text:style-name="T12">da</text:span><text:span text:style-name="T12"> </text:span><text:span text:style-name="T12">disciplina</text:span><text:span text:style-name="T12">, </text:span><text:span text:style-name="T12">sendo</text:span><text:span text:style-name="T12"> </text:span><text:span text:style-name="T12">ela</text:span><text:span text:style-name="T12"> </text:span><text:span text:style-name="T12">em</text:span><text:span text:style-name="T12">: </text:span><text:span text:style-name="T12">básica</text:span><text:span text:style-name="T12">, </text:span><text:span text:style-name="T12">complementar</text:span><text:span text:style-name="T12"> </text:span><text:span text:style-name="T12">e</text:span><text:span text:style-name="T12"> </text:span><text:span text:style-name="T12">sugerida</text:span><text:span text:style-name="T12">. </text:span><text:span text:style-name="T12">Este</text:span><text:span text:style-name="T12"> </text:span><text:span text:style-name="T12">documento</text:span><text:span text:style-name="T12"> </text:span><text:span text:style-name="T12">é</text:span><text:span text:style-name="T12"> </text:span><text:span text:style-name="T12">criado</text:span><text:span text:style-name="T12"> </text:span><text:span text:style-name="T12">no</text:span><text:span text:style-name="T12"> </text:span><text:span text:style-name="T12">sistema</text:span><text:span text:style-name="T12"> </text:span><text:span text:style-name="T12">SIPA</text:span><text:span text:style-name="T12">. </text:span><text:span text:style-name="T12">Durante</text:span><text:span text:style-name="T12"> </text:span><text:span text:style-name="T12">a</text:span><text:span text:style-name="T12"> </text:span><text:span text:style-name="T12">elaboração</text:span><text:span text:style-name="T12"> </text:span><text:span text:style-name="T12">destes</text:span><text:span text:style-name="T12"> </text:span><text:span text:style-name="T12">documentos</text:span><text:span text:style-name="T12"> </text:span><text:span text:style-name="T12">os</text:span><text:span text:style-name="T12"> </text:span><text:span text:style-name="T12">envolvidos</text:span><text:span text:style-name="T12"> </text:span><text:span text:style-name="T12">respeitam</text:span><text:span text:style-name="T12"> </text:span><text:span text:style-name="T12">sempre</text:span><text:span text:style-name="T12"> </text:span><text:span text:style-name="T12">as</text:span><text:span text:style-name="T12"> </text:span><text:span text:style-name="T12">restrições</text:span><text:span text:style-name="T12"> </text:span><text:span text:style-name="T12">e</text:span><text:span text:style-name="T12"> </text:span><text:span text:style-name="T12">normaturas</text:span><text:span text:style-name="T12"> </text:span><text:span text:style-name="T12">do</text:span><text:span text:style-name="T12"> </text:span><text:span text:style-name="T12">MEC</text:span><text:span text:style-name="T12"> </text:span><text:span text:style-name="T12">e</text:span><text:span text:style-name="T12"> </text:span><text:span text:style-name="T12">de</text:span><text:span text:style-name="T12"> </text:span><text:span text:style-name="T12">outros</text:span><text:span text:style-name="T12"> </text:span><text:span text:style-name="T12">órgãos</text:span><text:span text:style-name="T12"> </text:span><text:span text:style-name="T12">reguladores</text:span><text:span text:style-name="T12"> </text:span><text:span text:style-name="T12">da</text:span><text:span text:style-name="T12"> </text:span><text:span text:style-name="T12">educação</text:span><text:span text:style-name="T12"> </text:span><text:span text:style-name="T12">brasileira</text:span><text:span text:style-name="T12">.</text:span></text:p>
      <text:p text:style-name="P66"><text:span text:style-name="T13">Conselheiro</text:span><text:span text:style-name="T13">:</text:span><text:span text:style-name="T12"> <text:s/></text:span><text:span text:style-name="T12">O</text:span><text:span text:style-name="T12"> </text:span><text:span text:style-name="T12">conselheiro</text:span><text:span text:style-name="T12"> </text:span><text:span text:style-name="T12">é</text:span><text:span text:style-name="T12"> </text:span><text:span text:style-name="T12">um</text:span><text:span text:style-name="T12"> </text:span><text:span text:style-name="T12">docente</text:span><text:span text:style-name="T12"> </text:span><text:span text:style-name="T12">representante</text:span><text:span text:style-name="T12"> </text:span><text:span text:style-name="T12">de</text:span><text:span text:style-name="T12"> </text:span><text:span text:style-name="T12">cada</text:span><text:span text:style-name="T12"> </text:span><text:span text:style-name="T12">instituto</text:span><text:span text:style-name="T12">, </text:span><text:span text:style-name="T12">e</text:span><text:span text:style-name="T12"> </text:span><text:span text:style-name="T12">é</text:span><text:span text:style-name="T12"> </text:span><text:span text:style-name="T12">responsável</text:span><text:span text:style-name="T12"> </text:span><text:span text:style-name="T12">por</text:span><text:span text:style-name="T12"> </text:span><text:span text:style-name="T12">sempre</text:span><text:span text:style-name="T12"> </text:span><text:span text:style-name="T12">que</text:span><text:span text:style-name="T12"> </text:span><text:span text:style-name="T12">houver</text:span><text:span text:style-name="T12"> </text:span><text:span text:style-name="T12">recursos</text:span><text:span text:style-name="T12"> </text:span><text:span text:style-name="T12">disponíveis</text:span><text:span text:style-name="T12"> </text:span><text:span text:style-name="T12">para</text:span><text:span text:style-name="T12"> </text:span><text:span text:style-name="T12">o</text:span><text:span text:style-name="T12"> </text:span><text:span text:style-name="T12">instituto</text:span><text:span text:style-name="T12">:</text:span></text:p>
      <text:list xml:id="list41190066" text:style-name="LS2">
        <text:list-item>
          <text:list>
            <text:list-item>
              <text:p text:style-name="P105"><text:span text:style-name="T12">Coletar</text:span><text:span text:style-name="T12"> </text:span><text:span text:style-name="T12">as</text:span><text:span text:style-name="T12"> </text:span><text:span text:style-name="T12">informações</text:span><text:span text:style-name="T12"> </text:span><text:span text:style-name="T12">de</text:span><text:span text:style-name="T12"> </text:span><text:span text:style-name="T12">quais</text:span><text:span text:style-name="T12"> </text:span><text:span text:style-name="T12">bibliografias</text:span><text:span text:style-name="T12"> </text:span><text:span text:style-name="T12">serão</text:span><text:span text:style-name="T12"> </text:span><text:span text:style-name="T12">utilizados</text:span><text:span text:style-name="T12"> </text:span><text:span text:style-name="T12">no</text:span><text:span text:style-name="T12"> </text:span><text:span text:style-name="T12">período</text:span><text:span text:style-name="T12">, </text:span><text:span text:style-name="T12">analisando</text:span><text:span text:style-name="T12"> </text:span><text:span text:style-name="T12">os</text:span><text:span text:style-name="T12"> </text:span><text:span text:style-name="T12">projetos</text:span><text:span text:style-name="T12"> </text:span><text:span text:style-name="T12">e</text:span><text:span text:style-name="T12"> </text:span><text:span text:style-name="T12">planos</text:span><text:span text:style-name="T12"> </text:span><text:span text:style-name="T12">produzidos</text:span><text:span text:style-name="T12"> </text:span><text:span text:style-name="T12">pelos</text:span><text:span text:style-name="T12"> </text:span><text:span text:style-name="T12">demai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; </text:span></text:p>
            </text:list-item>
            <text:list-item>
              <text:p text:style-name="P105"><text:span text:style-name="T12">Verificar</text:span><text:span text:style-name="T12"> </text:span><text:span text:style-name="T12">as</text:span><text:span text:style-name="T12"> </text:span><text:span text:style-name="T12">quantidades</text:span><text:span text:style-name="T12"> </text:span><text:span text:style-name="T12">necessárias</text:span><text:span text:style-name="T12"> </text:span><text:span text:style-name="T12">destes</text:span><text:span text:style-name="T12"> </text:span><text:span text:style-name="T12">itens</text:span><text:span text:style-name="T12"> </text:span><text:span text:style-name="T12">para</text:span><text:span text:style-name="T12"> </text:span><text:span text:style-name="T12">a</text:span><text:span text:style-name="T12"> </text:span><text:span text:style-name="T12">aquisição</text:span><text:span text:style-name="T12"> (</text:span><text:span text:style-name="T12">compra</text:span><text:span text:style-name="T12">), </text:span><text:span text:style-name="T12">certificando</text:span><text:span text:style-name="T12">-</text:span><text:span text:style-name="T12">se</text:span><text:span text:style-name="T12"> </text:span><text:span text:style-name="T12">das</text:span><text:span text:style-name="T12"> </text:span><text:span text:style-name="T12">quantidades</text:span><text:span text:style-name="T12"> </text:span><text:span text:style-name="T12">disponíveis</text:span><text:span text:style-name="T12"> </text:span><text:span text:style-name="T12">na</text:span><text:span text:style-name="T12"> </text:span><text:span text:style-name="T12">biblioteca</text:span><text:span text:style-name="T12">, </text:span><text:span text:style-name="T12">e</text:span><text:span text:style-name="T12"> </text:span><text:span text:style-name="T12">obdecendo</text:span><text:span text:style-name="T12"> </text:span><text:span text:style-name="T12">as</text:span><text:span text:style-name="T12"> </text:span><text:span text:style-name="T12">resoluções</text:span><text:span text:style-name="T12"> </text:span><text:span text:style-name="T12">do</text:span><text:span text:style-name="T12"> </text:span><text:span text:style-name="T12">MEC</text:span><text:span text:style-name="T12"> (</text:span><text:span text:style-name="T12">descritas</text:span><text:span text:style-name="T12"> </text:span><text:span text:style-name="T12">na</text:span><text:span text:style-name="T12"> </text:span><text:span text:style-name="T12">seção</text:span><text:span text:style-name="T12"> 3.2); </text:span></text:p>
            </text:list-item>
            <text:list-item>
              <text:p text:style-name="P105"><text:span text:style-name="T12">Efetuar</text:span><text:span text:style-name="T12"> </text:span><text:span text:style-name="T12">o</text:span><text:span text:style-name="T12"> </text:span><text:span text:style-name="T12">levantamento</text:span><text:span text:style-name="T12"> </text:span><text:span text:style-name="T12">dos</text:span><text:span text:style-name="T12"> </text:span><text:span text:style-name="T12">preços</text:span><text:span text:style-name="T12"> </text:span><text:span text:style-name="T12">destes</text:span><text:span text:style-name="T12"> </text:span><text:span text:style-name="T12">itens</text:span><text:span text:style-name="T12">, </text:span><text:span text:style-name="T12">a</text:span><text:span text:style-name="T12"> </text:span><text:span text:style-name="T12">cotação</text:span><text:span text:style-name="T12"> </text:span><text:span text:style-name="T12">propriamente</text:span><text:span text:style-name="T12"> </text:span><text:span text:style-name="T12">dita</text:span><text:span text:style-name="T12">; </text:span></text:p>
            </text:list-item>
            <text:list-item>
              <text:p text:style-name="P105"><text:span text:style-name="T12">Repassar</text:span><text:span text:style-name="T12"> </text:span><text:span text:style-name="T12">os</text:span><text:span text:style-name="T12"> </text:span><text:span text:style-name="T12">dados</text:span><text:span text:style-name="T12"> </text:span><text:span text:style-name="T12">finais</text:span><text:span text:style-name="T12"> </text:span><text:span text:style-name="T12">aos</text:span><text:span text:style-name="T12"> </text:span><text:span text:style-name="T12">funcionários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através</text:span><text:span text:style-name="T12"> </text:span><text:span text:style-name="T12">de</text:span><text:span text:style-name="T12"> </text:span><text:span text:style-name="T12">uma</text:span><text:span text:style-name="T12"> </text:span><text:span text:style-name="T12">planilha</text:span><text:span text:style-name="T12"> </text:span><text:span text:style-name="T12">única</text:span><text:span text:style-name="T12"> </text:span><text:span text:style-name="T12">devidamente</text:span><text:span text:style-name="T12"> </text:span><text:span text:style-name="T12">preenchida</text:span><text:span text:style-name="T12"> (</text:span><text:span text:style-name="T12">conforme</text:span><text:span text:style-name="T12"> </text:span><text:span text:style-name="T12">o</text:span><text:span text:style-name="T12"> </text:span><text:span text:style-name="T12">item</text:span><text:span text:style-name="T12"> 2 </text:span><text:span text:style-name="T12">do</text:span><text:span text:style-name="T12"> </text:span><text:span text:style-name="T12">apêndice</text:span><text:span text:style-name="T12">).</text:span><text:span text:style-name="T12"> </text:span></text:p>
            </text:list-item>
          </text:list>
        </text:list-item>
      </text:list>
      <text:p text:style-name="P66"><text:soft-page-break/><text:span text:style-name="T13">Funcionário</text:span><text:span text:style-name="T13"> </text:span><text:span text:style-name="T13">da</text:span><text:span text:style-name="T13"> </text:span><text:span text:style-name="T13">Biblioteca</text:span><text:span text:style-name="T13">:</text:span><text:span text:style-name="T12"> </text:span><text:span text:style-name="T12">Os</text:span><text:span text:style-name="T12"> </text:span><text:span text:style-name="T12">funcionários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serão</text:span><text:span text:style-name="T12"> </text:span><text:span text:style-name="T12">responsáveis</text:span><text:span text:style-name="T12"> </text:span><text:span text:style-name="T12">por</text:span><text:span text:style-name="T12"> </text:span><text:span text:style-name="T12">analisar</text:span><text:span text:style-name="T12"> </text:span><text:span text:style-name="T12">as</text:span><text:span text:style-name="T12"> </text:span><text:span text:style-name="T12">planilhas</text:span><text:span text:style-name="T12"> </text:span><text:span text:style-name="T12">enviadas</text:span><text:span text:style-name="T12"> </text:span><text:span text:style-name="T12">pelos</text:span><text:span text:style-name="T12"> </text:span><text:span text:style-name="T12">conselheiros</text:span><text:span text:style-name="T12"> </text:span><text:span text:style-name="T12">e</text:span><text:span text:style-name="T12"> </text:span><text:span text:style-name="T12">efetuar</text:span><text:span text:style-name="T12"> </text:span><text:span text:style-name="T12">a</text:span><text:span text:style-name="T12"> </text:span><text:span text:style-name="T12">aquisição</text:span><text:span text:style-name="T12"> </text:span><text:span text:style-name="T12">dos</text:span><text:span text:style-name="T12"> </text:span><text:span text:style-name="T12">livros</text:span><text:span text:style-name="T12"> </text:span><text:span text:style-name="T12">recomendados</text:span><text:span text:style-name="T12"> </text:span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</text:span><text:span text:style-name="T12"> </text:span><text:span text:style-name="T12">orçamento</text:span><text:span text:style-name="T12"> </text:span><text:span text:style-name="T12">disponível</text:span><text:span text:style-name="T12"> </text:span><text:span text:style-name="T12">para</text:span><text:span text:style-name="T12"> </text:span><text:span text:style-name="T12">cada</text:span><text:span text:style-name="T12"> </text:span><text:span text:style-name="T12">unidade</text:span><text:span text:style-name="T12">.</text:span></text:p>
      <text:h text:style-name="P87" text:outline-level="10"><text:bookmark-start text:name="h.yskilg6c596j"/>3.5.3.<text:bookmark-end text:name="h.yskilg6c596j"/> Interação entre os Usuários de Classes</text:h>
      <text:p text:style-name="P68">A interação entre os usuários de classe se segue principalmente em dois momentos distintos:</text:p>
      <text:p text:style-name="P69"><text:span text:style-name="T13">Docentes</text:span><text:span text:style-name="T13"> </text:span><text:span text:style-name="T13">e</text:span><text:span text:style-name="T13"> </text:span><text:span text:style-name="T13">Coordenadores</text:span><text:span text:style-name="T13"> </text:span><text:span text:style-name="T13">com</text:span><text:span text:style-name="T13"> </text:span><text:span text:style-name="T13">os</text:span><text:span text:style-name="T13"> </text:span><text:span text:style-name="T13">Conselheiros</text:span><text:span text:style-name="T12">:</text:span></text:p>
      <text:list xml:id="list41183627" text:style-name="LS3">
        <text:list-item>
          <text:list>
            <text:list-item>
              <text:p text:style-name="P95"><text:span text:style-name="T12">O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do</text:span><text:span text:style-name="T12"> </text:span><text:span text:style-name="T12">instituto</text:span><text:span text:style-name="T12"> </text:span><text:span text:style-name="T12">produzem</text:span><text:span text:style-name="T12"> </text:span><text:span text:style-name="T12">os</text:span><text:span text:style-name="T12"> </text:span><text:span text:style-name="T12">planos</text:span><text:span text:style-name="T12"> </text:span><text:span text:style-name="T12">e</text:span><text:span text:style-name="T12"> </text:span><text:span text:style-name="T12">projetos</text:span><text:span text:style-name="T12"> </text:span><text:span text:style-name="T12">com</text:span><text:span text:style-name="T12"> </text:span><text:span text:style-name="T12">as</text:span><text:span text:style-name="T12"> </text:span><text:span text:style-name="T12">devidas</text:span><text:span text:style-name="T12"> </text:span><text:span text:style-name="T12">bibliografias</text:span><text:span text:style-name="T12"> </text:span><text:span text:style-name="T12">das</text:span><text:span text:style-name="T12"> </text:span><text:span text:style-name="T12">disciplinas</text:span><text:span text:style-name="T12">.</text:span></text:p>
            </text:list-item>
            <text:list-item>
              <text:p text:style-name="P95"><text:span text:style-name="T12">Os</text:span><text:span text:style-name="T12"> </text:span><text:span text:style-name="T12">planos</text:span><text:span text:style-name="T12"> </text:span><text:span text:style-name="T12">são</text:span><text:span text:style-name="T12"> </text:span><text:span text:style-name="T12">formalizados</text:span><text:span text:style-name="T12"> </text:span><text:span text:style-name="T12">através</text:span><text:span text:style-name="T12"> </text:span><text:span text:style-name="T12">da</text:span><text:span text:style-name="T12"> </text:span><text:span text:style-name="T12">utilização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SIPA</text:span><text:span text:style-name="T12">.</text:span></text:p>
            </text:list-item>
            <text:list-item>
              <text:p text:style-name="P95"><text:span text:style-name="T12">O</text:span><text:span text:style-name="T12"> </text:span><text:span text:style-name="T12">conselheiro</text:span><text:span text:style-name="T12"> </text:span><text:span text:style-name="T12">é</text:span><text:span text:style-name="T12"> </text:span><text:span text:style-name="T12">responsável</text:span><text:span text:style-name="T12"> </text:span><text:span text:style-name="T12">por</text:span><text:span text:style-name="T12"> </text:span><text:span text:style-name="T12">analisar</text:span><text:span text:style-name="T12"> </text:span><text:span text:style-name="T12">estes</text:span><text:span text:style-name="T12"> </text:span><text:span text:style-name="T12">documentos</text:span><text:span text:style-name="T12"> </text:span><text:span text:style-name="T12">e</text:span><text:span text:style-name="T12"> </text:span><text:span text:style-name="T12">formular</text:span><text:span text:style-name="T12"> </text:span><text:span text:style-name="T12">a</text:span><text:span text:style-name="T12"> </text:span><text:span text:style-name="T12">planilha</text:span><text:span text:style-name="T12"> </text:span><text:span text:style-name="T12">de</text:span><text:span text:style-name="T12"> </text:span><text:span text:style-name="T12">pedidos</text:span><text:span text:style-name="T12">.</text:span></text:p>
            </text:list-item>
            <text:list-item>
              <text:p text:style-name="P95"><text:span text:style-name="T12">Devido</text:span><text:span text:style-name="T12"> </text:span><text:span text:style-name="T12">ao</text:span><text:span text:style-name="T12"> </text:span><text:span text:style-name="T12">sobrecaregamento</text:span><text:span text:style-name="T12"> </text:span><text:span text:style-name="T12">ou</text:span><text:span text:style-name="T12"> </text:span><text:span text:style-name="T12">pela</text:span><text:span text:style-name="T12"> </text:span><text:span text:style-name="T12">falta</text:span><text:span text:style-name="T12"> </text:span><text:span text:style-name="T12">de</text:span><text:span text:style-name="T12"> </text:span><text:span text:style-name="T12">material</text:span><text:span text:style-name="T12"> </text:span><text:span text:style-name="T12">a</text:span><text:span text:style-name="T12"> </text:span><text:span text:style-name="T12">analisar</text:span><text:span text:style-name="T12"> </text:span><text:span text:style-name="T12">o</text:span><text:span text:style-name="T12"> </text:span><text:span text:style-name="T12">conselheiro</text:span><text:span text:style-name="T12"> </text:span><text:span text:style-name="T12">pede</text:span><text:span text:style-name="T12"> </text:span><text:span text:style-name="T12">para</text:span><text:span text:style-name="T12"> </text:span><text:span text:style-name="T12">que</text:span><text:span text:style-name="T12"> </text:span><text:span text:style-name="T12">docentes</text:span><text:span text:style-name="T12"> </text:span><text:span text:style-name="T12">preencham</text:span><text:span text:style-name="T12"> </text:span><text:span text:style-name="T12">planilhas</text:span><text:span text:style-name="T12"> </text:span><text:span text:style-name="T12">com</text:span><text:span text:style-name="T12"> </text:span><text:span text:style-name="T12">as</text:span><text:span text:style-name="T12"> </text:span><text:span text:style-name="T12">informações</text:span><text:span text:style-name="T12"> </text:span><text:span text:style-name="T12">dos</text:span><text:span text:style-name="T12"> </text:span><text:span text:style-name="T12">livros</text:span><text:span text:style-name="T12"> </text:span><text:span text:style-name="T12">a</text:span><text:span text:style-name="T12"> </text:span><text:span text:style-name="T12">serem</text:span><text:span text:style-name="T12"> </text:span><text:span text:style-name="T12">adotados</text:span><text:span text:style-name="T12">.</text:span></text:p>
            </text:list-item>
            <text:list-item>
              <text:p text:style-name="P95"><text:span text:style-name="T12">O</text:span><text:span text:style-name="T12"> </text:span><text:span text:style-name="T12">conselheiro</text:span><text:span text:style-name="T12"> </text:span><text:span text:style-name="T12">recebe</text:span><text:span text:style-name="T12"> </text:span><text:span text:style-name="T12">todas</text:span><text:span text:style-name="T12"> </text:span><text:span text:style-name="T12">estas</text:span><text:span text:style-name="T12"> </text:span><text:span text:style-name="T12">planilhas</text:span><text:span text:style-name="T12"> </text:span><text:span text:style-name="T12">e</text:span><text:span text:style-name="T12"> </text:span><text:span text:style-name="T12">formula</text:span><text:span text:style-name="T12"> </text:span><text:span text:style-name="T12">uma</text:span><text:span text:style-name="T12"> </text:span><text:span text:style-name="T12">planilha</text:span><text:span text:style-name="T12"> </text:span><text:span text:style-name="T12">unificada</text:span><text:span text:style-name="T12"> </text:span><text:span text:style-name="T12">final</text:span><text:span text:style-name="T12">.</text:span></text:p>
            </text:list-item>
          </text:list>
        </text:list-item>
      </text:list>
      <text:p text:style-name="P69"><text:span text:style-name="T13">Conselheiros</text:span><text:span text:style-name="T13"> </text:span><text:span text:style-name="T13">com</text:span><text:span text:style-name="T13"> </text:span><text:span text:style-name="T13">os</text:span><text:span text:style-name="T13"> </text:span><text:span text:style-name="T13">Funcionários</text:span><text:span text:style-name="T13"> </text:span><text:span text:style-name="T13">da</text:span><text:span text:style-name="T13"> </text:span><text:span text:style-name="T13">Biblioteca</text:span><text:span text:style-name="T13">: </text:span></text:p>
      <text:list xml:id="list41183183" text:style-name="LS4">
        <text:list-item>
          <text:list>
            <text:list-item>
              <text:p text:style-name="P96"><text:span text:style-name="T12">A</text:span><text:span text:style-name="T12"> </text:span><text:span text:style-name="T12">planilha</text:span><text:span text:style-name="T12"> </text:span><text:span text:style-name="T12">única</text:span><text:span text:style-name="T12"> </text:span><text:span text:style-name="T12">formulada</text:span><text:span text:style-name="T12"> </text:span><text:span text:style-name="T12">por</text:span><text:span text:style-name="T12"> </text:span><text:span text:style-name="T12">cada</text:span><text:span text:style-name="T12"> </text:span><text:span text:style-name="T12">um</text:span><text:span text:style-name="T12"> </text:span><text:span text:style-name="T12">dos</text:span><text:span text:style-name="T12"> </text:span><text:span text:style-name="T12">conselheiros</text:span><text:span text:style-name="T12"> </text:span><text:span text:style-name="T12">é</text:span><text:span text:style-name="T12"> </text:span><text:span text:style-name="T12">enviada</text:span><text:span text:style-name="T12"> </text:span><text:span text:style-name="T12">para</text:span><text:span text:style-name="T12"> </text:span><text:span text:style-name="T12">os</text:span><text:span text:style-name="T12"> </text:span><text:span text:style-name="T12">funcionários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através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SOPHIA</text:span><text:span text:style-name="T12"> </text:span><text:span text:style-name="T12">de</text:span><text:span text:style-name="T12"> </text:span><text:span text:style-name="T12">bibliotecas</text:span><text:span text:style-name="T12">.</text:span></text:p>
            </text:list-item>
            <text:list-item>
              <text:p text:style-name="P96"><text:span text:style-name="T12">Estes</text:span><text:span text:style-name="T12"> </text:span><text:span text:style-name="T12">funcionários</text:span><text:span text:style-name="T12"> </text:span><text:span text:style-name="T12">por</text:span><text:span text:style-name="T12"> </text:span><text:span text:style-name="T12">sua</text:span><text:span text:style-name="T12"> </text:span><text:span text:style-name="T12">vez</text:span><text:span text:style-name="T12"> </text:span><text:span text:style-name="T12">são</text:span><text:span text:style-name="T12"> </text:span><text:span text:style-name="T12">responsáveis</text:span><text:span text:style-name="T12"> </text:span><text:span text:style-name="T12">pelo</text:span><text:span text:style-name="T12"> </text:span><text:span text:style-name="T12">pedido</text:span><text:span text:style-name="T12"> </text:span><text:span text:style-name="T12">dos</text:span><text:span text:style-name="T12"> </text:span><text:span text:style-name="T12">livros</text:span><text:span text:style-name="T12"> </text:span><text:span text:style-name="T12">através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SOLICITE</text:span><text:span text:style-name="T12"> </text:span><text:span text:style-name="T12">da</text:span><text:span text:style-name="T12"> </text:span><text:span text:style-name="T12">UFG</text:span><text:span text:style-name="T12">.</text:span></text:p>
            </text:list-item>
          </text:list>
        </text:list-item>
      </text:list>
      <text:h text:style-name="P88" text:outline-level="10"><text:bookmark-start text:name="h.e0j8y6tbnisj"/>3.5.4.<text:bookmark-end text:name="h.e0j8y6tbnisj"/> Outras Pessoas Envolvidas </text:h>
      <text:p text:style-name="P68"><text:span text:style-name="T18">PROAD</text:span><text:span text:style-name="T18">:</text:span> A Pró-Reitoria de Administração de Finanças tem como função definir o orçamento dos institutos para a compra dos livros e materias necessários par ao período.</text:p>
      <text:p text:style-name="P71"><text:span text:style-name="T18">CONSUNI</text:span><text:span text:style-name="T18">/</text:span><text:span text:style-name="T18">CEPEC</text:span><text:span text:style-name="T18">:</text:span> CONSUNI e o CEPEC são responsáveis pela autorização da criação de novos cursos na UFG. Apenas com a autorização deles poderá ser criadas novas grades estudantis, e consequentemente a aquisição de novos livros.</text:p>
      <text:h text:style-name="P83" text:outline-level="10"><text:bookmark-start text:name="h.6q59wlp3sjou"/><text:span text:style-name="T10">3.6</text:span><text:bookmark-end text:name="h.6q59wlp3sjou"/><text:span text:style-name="T10">. </text:span><text:span text:style-name="T10">Ambiente</text:span><text:span text:style-name="T10"> </text:span><text:span text:style-name="T10">de</text:span><text:span text:style-name="T10"> </text:span><text:span text:style-name="T10">Suporte</text:span></text:h>
      <text:p text:style-name="P58">Não existe um suporte real ao sistema como um todo, mas a PRPPG, responsável pelas orientações sobre o preenchimento das planilhas se torna responsável pelas atividades tomadas a partir da utilização de suas formalizações.</text:p>
      <text:p text:style-name="P58"/>
      <text:h text:style-name="P82" text:outline-level="10"><text:bookmark-start text:name="h.r35ojdh782nn"/><text:span text:style-name="T9">4.</text:span><text:bookmark-end text:name="h.r35ojdh782nn"/><text:span text:style-name="T9"> </text:span><text:span text:style-name="T9">Justificação</text:span><text:span text:style-name="T9"> </text:span><text:span text:style-name="T9">e</text:span><text:span text:style-name="T9"> </text:span><text:span text:style-name="T9">Natureza</text:span><text:span text:style-name="T9"> </text:span><text:span text:style-name="T9">d</text:span><text:span text:style-name="T9">as</text:span><text:span text:style-name="T9"> </text:span><text:span text:style-name="T9">Mudanças</text:span></text:h>
      <text:h text:style-name="P84" text:outline-level="10"><text:bookmark-start text:name="h.rhq5pu2qtjs9"/><text:span text:style-name="T10">4.1.</text:span><text:bookmark-end text:name="h.rhq5pu2qtjs9"/><text:span text:style-name="T10"> </text:span><text:span text:style-name="T10">Justificativa</text:span><text:span text:style-name="T10"> </text:span><text:span text:style-name="T10">das</text:span><text:span text:style-name="T10"> </text:span><text:span text:style-name="T10">Mudanças</text:span></text:h>
      <text:p text:style-name="P76">Muitos são os problemas associados ao processo que existe hoje. O uso sem controle dos recursos disponíveis é um deles. Em alguns casos, vários exemplares de um mesmo livro de <text:soft-page-break/>pouco importância são comprados, e não sobra recursos suficientes para a compra de livros de maior prioridade. </text:p>
      <text:p text:style-name="P76">Outro grande problema detectado é a dificuldade de comunicação entre as partes interessadas, principalmente no momento em que o conselheiro tem de verificar quais são as bibliografias necessárias para compra. O acesso aos planos e projetos pedagógicos não é fácil, o que acaba forçando uma comunicação extra entre os conselheiros e os docentes e coordenadores. Esta comunicação é fragilizada devida a falta de padrões para a troca de e-mails por exemplo, o que também torna o processo muito dispendioso.</text:p>
      <text:p text:style-name="P76">Como discorrido anteriormente, o processo passa a girar em torno do preenchimento de planilhas pelos docentes e enviadas ao conselheiro, responsável por unificar estas informações obtendo os itens necessários para se realizar o pedido. Esta atividade gera várias inconsistências, como: demora no envio das partes, demora da análise de todo o material, devido a não padronização do seu preenchimento, incoerência de valores médios inseridos, e vários outros.</text:p>
      <text:p text:style-name="P76">Para que haja qualidade no trabalho dos envolvidos, mas do que um sistema automatizado, é necessário um planejamento juntamente com a padronização das atividades. É importante ser definido quais papéis são relativos a cada um dos cargos e envolvidos da insitutição, de forma que cada um saiba das suas responsabilidades e associem seu tempo e esforço apenas as atividades as quais são diretamente responsáveis.</text:p>
      <text:h text:style-name="P84" text:outline-level="10"><text:bookmark-start text:name="h.or42qce54f0u"/><text:span text:style-name="T10">4.2.</text:span><text:bookmark-end text:name="h.or42qce54f0u"/><text:span text:style-name="T10"> </text:span><text:span text:style-name="T10">Descrição</text:span><text:span text:style-name="T10"> </text:span><text:span text:style-name="T10">das</text:span><text:span text:style-name="T10"> </text:span><text:span text:style-name="T10">Mudanças</text:span><text:span text:style-name="T10"> </text:span><text:span text:style-name="T10">Desejadas</text:span></text:h>
      <text:p text:style-name="P77"><text:span text:style-name="T12">As</text:span><text:span text:style-name="T12"> </text:span><text:span text:style-name="T12">mudanças</text:span><text:span text:style-name="T12"> </text:span><text:span text:style-name="T12">que</text:span><text:span text:style-name="T12"> </text:span><text:span text:style-name="T12">serão</text:span><text:span text:style-name="T12"> </text:span><text:span text:style-name="T12">aqui</text:span><text:span text:style-name="T12"> </text:span><text:span text:style-name="T12">propostas</text:span><text:span text:style-name="T12">, </text:span><text:span text:style-name="T12">apresentam</text:span><text:span text:style-name="T12"> </text:span><text:span text:style-name="T12">desde</text:span><text:span text:style-name="T12"> </text:span><text:span text:style-name="T12">um</text:span><text:span text:style-name="T12"> </text:span><text:span text:style-name="T12">caráter</text:span><text:span text:style-name="T12"> </text:span><text:span text:style-name="T12">processual</text:span><text:span text:style-name="T12"> </text:span><text:span text:style-name="T12">até</text:span><text:span text:style-name="T12"> </text:span><text:span text:style-name="T12">a</text:span><text:span text:style-name="T12"> </text:span><text:span text:style-name="T12">automatização</text:span><text:span text:style-name="T12"> </text:span><text:span text:style-name="T12">das</text:span><text:span text:style-name="T12"> </text:span><text:span text:style-name="T12">tarefas</text:span><text:span text:style-name="T12">. </text:span><text:span text:style-name="T12">Primeiramente</text:span><text:span text:style-name="T12"> </text:span><text:span text:style-name="T12">é</text:span><text:span text:style-name="T12"> </text:span><text:span text:style-name="T12">necessário</text:span><text:span text:style-name="T12"> </text:span><text:span text:style-name="T12">que</text:span><text:span text:style-name="T12"> </text:span><text:span text:style-name="T12">as</text:span><text:span text:style-name="T12"> </text:span><text:span text:style-name="T12">funções</text:span><text:span text:style-name="T12"> </text:span><text:span text:style-name="T12">dos</text:span><text:span text:style-name="T12"> </text:span><text:span text:style-name="T12">envolvidos</text:span><text:span text:style-name="T12"> </text:span><text:span text:style-name="T12">sejam</text:span><text:span text:style-name="T12"> </text:span><text:span text:style-name="T12">concretamente</text:span><text:span text:style-name="T12"> </text:span><text:span text:style-name="T12">definidas</text:span><text:span text:style-name="T12"> </text:span><text:span text:style-name="T12">desde</text:span><text:span text:style-name="T12"> </text:span><text:span text:style-name="T12">o</text:span><text:span text:style-name="T12"> </text:span><text:span text:style-name="T12">início</text:span><text:span text:style-name="T12"> </text:span><text:span text:style-name="T12">do</text:span><text:span text:style-name="T12"> </text:span><text:span text:style-name="T12">processo</text:span><text:span text:style-name="T12">, </text:span><text:span text:style-name="T12">produzindo</text:span><text:span text:style-name="T12"> </text:span><text:span text:style-name="T12">um</text:span><text:span text:style-name="T12"> </text:span><text:span text:style-name="T12">resultado</text:span><text:span text:style-name="T12"> </text:span><text:span text:style-name="T12">de</text:span><text:span text:style-name="T12"> </text:span><text:span text:style-name="T12">qualidade</text:span><text:span text:style-name="T12">. </text:span><text:span text:style-name="T12">Portanto</text:span><text:span text:style-name="T12">, </text:span><text:span text:style-name="T12">é</text:span><text:span text:style-name="T12"> </text:span><text:span text:style-name="T12">proposto</text:span><text:span text:style-name="T12"> </text:span><text:span text:style-name="T12">que</text:span><text:span text:style-name="T12">: </text:span><text:span text:style-name="T12">o</text:span><text:span text:style-name="T12"> </text:span><text:span text:style-name="T12">conselheiro</text:span><text:span text:style-name="T12"> </text:span><text:span text:style-name="T12">seja</text:span><text:span text:style-name="T12"> </text:span><text:span text:style-name="T12">o</text:span><text:span text:style-name="T12"> </text:span><text:span text:style-name="T12">único</text:span><text:span text:style-name="T12"> </text:span><text:span text:style-name="T12">responsável</text:span><text:span text:style-name="T12"> </text:span><text:span text:style-name="T12">pelo</text:span><text:span text:style-name="T12"> </text:span><text:span text:style-name="T12">preenchimento</text:span><text:span text:style-name="T12"> </text:span><text:span text:style-name="T12">da</text:span><text:span text:style-name="T12"> </text:span><text:span text:style-name="T12">planilha</text:span><text:span text:style-name="T12"> </text:span><text:span text:style-name="T12">de</text:span><text:span text:style-name="T12"> </text:span><text:span text:style-name="T12">pedido</text:span><text:span text:style-name="T12"> </text:span><text:span text:style-name="T12">de</text:span><text:span text:style-name="T12"> </text:span><text:span text:style-name="T12">materiais</text:span><text:span text:style-name="T12">, </text:span><text:span text:style-name="T12">e</text:span><text:span text:style-name="T12"> </text:span><text:span text:style-name="T12">que</text:span><text:span text:style-name="T12"> </text:span><text:span text:style-name="T12">esse</text:span><text:span text:style-name="T12"> </text:span><text:span text:style-name="T12">serviço</text:span><text:span text:style-name="T12"> </text:span><text:span text:style-name="T12">não</text:span><text:span text:style-name="T12"> </text:span><text:span text:style-name="T12">seja</text:span><text:span text:style-name="T12"> </text:span><text:span text:style-name="T12">mais</text:span><text:span text:style-name="T12"> </text:span><text:span text:style-name="T12">extendido</text:span><text:span text:style-name="T12"> </text:span><text:span text:style-name="T12">aos</text:span><text:span text:style-name="T12"> </text:span><text:span text:style-name="T12">demais</text:span><text:span text:style-name="T12"> </text:span><text:span text:style-name="T12">docentes</text:span><text:span text:style-name="T12">. </text:span><text:span text:style-name="T12">O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participam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apenas</text:span><text:span text:style-name="T12"> </text:span><text:span text:style-name="T12">produzindo</text:span><text:span text:style-name="T12"> </text:span><text:span text:style-name="T12">os</text:span><text:span text:style-name="T12"> </text:span><text:span text:style-name="T12">projetos</text:span><text:span text:style-name="T12"> </text:span><text:span text:style-name="T12">políticos</text:span><text:span text:style-name="T12"> </text:span><text:span text:style-name="T12">pedagógicos</text:span><text:span text:style-name="T12"> </text:span><text:span text:style-name="T12">e</text:span><text:span text:style-name="T12"> </text:span><text:span text:style-name="T12">planos</text:span><text:span text:style-name="T12"> </text:span><text:span text:style-name="T12">de</text:span><text:span text:style-name="T12"> </text:span><text:span text:style-name="T12">disciplina</text:span><text:span text:style-name="T12">, </text:span><text:span text:style-name="T12">disponibilizando</text:span><text:span text:style-name="T12">-</text:span><text:span text:style-name="T12">os</text:span><text:span text:style-name="T12"> </text:span><text:span text:style-name="T12">no</text:span><text:span text:style-name="T12"> </text:span><text:span text:style-name="T12">SIPA</text:span><text:span text:style-name="T12"> </text:span><text:span text:style-name="T12">em</text:span><text:span text:style-name="T12"> </text:span><text:span text:style-name="T12">um</text:span><text:span text:style-name="T12"> </text:span><text:span text:style-name="T12">período</text:span><text:span text:style-name="T12"> </text:span><text:span text:style-name="T12">anterior</text:span><text:span text:style-name="T12"> </text:span><text:span text:style-name="T12">ao</text:span><text:span text:style-name="T12"> </text:span><text:span text:style-name="T12">necessário</text:span><text:span text:style-name="T12"> </text:span><text:span text:style-name="T12">para</text:span><text:span text:style-name="T12"> </text:span><text:span text:style-name="T12">o</text:span><text:span text:style-name="T12"> </text:span><text:span text:style-name="T12">pedido</text:span><text:span text:style-name="T12"> </text:span><text:span text:style-name="T12">de</text:span><text:span text:style-name="T12"> </text:span><text:span text:style-name="T12">materiais</text:span><text:span text:style-name="T12">. </text:span><text:span text:style-name="T12">A</text:span><text:span text:style-name="T12"> </text:span><text:span text:style-name="T12">planilha</text:span><text:span text:style-name="T12"> </text:span><text:span text:style-name="T12">é</text:span><text:span text:style-name="T12"> </text:span><text:span text:style-name="T12">repassada</text:span><text:span text:style-name="T12"> </text:span><text:span text:style-name="T12">a</text:span><text:span text:style-name="T12"> </text:span><text:span text:style-name="T12">biblioteca</text:span><text:span text:style-name="T12"> </text:span><text:span text:style-name="T12">que</text:span><text:span text:style-name="T12"> </text:span><text:span text:style-name="T12">faz</text:span><text:span text:style-name="T12"> </text:span><text:span text:style-name="T12">o</text:span><text:span text:style-name="T12"> </text:span><text:span text:style-name="T12">compra</text:span><text:span text:style-name="T12"> </text:span><text:span text:style-name="T12">dos</text:span><text:span text:style-name="T12"> </text:span><text:span text:style-name="T12">materiais</text:span><text:span text:style-name="T12">, </text:span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</text:span><text:span text:style-name="T12"> </text:span><text:span text:style-name="T12">orçamento</text:span><text:span text:style-name="T12"> </text:span><text:span text:style-name="T12">disponível</text:span><text:span text:style-name="T12"> </text:span><text:span text:style-name="T12">para</text:span><text:span text:style-name="T12"> </text:span><text:span text:style-name="T12">cada</text:span><text:span text:style-name="T12"> </text:span><text:span text:style-name="T12">instituto</text:span><text:span text:style-name="T12">.</text:span></text:p>
      <text:p text:style-name="P77"><text:span text:style-name="T12">Para</text:span><text:span text:style-name="T12"> </text:span><text:span text:style-name="T12">auxiliar</text:span><text:span text:style-name="T12"> </text:span><text:span text:style-name="T12">esta</text:span><text:span text:style-name="T12"> </text:span><text:span text:style-name="T12">tarefa</text:span><text:span text:style-name="T12">, </text:span><text:span text:style-name="T12">o</text:span><text:span text:style-name="T12"> </text:span><text:span text:style-name="T12">SGB</text:span><text:span text:style-name="T12"> </text:span><text:span text:style-name="T12">promove</text:span><text:span text:style-name="T12"> </text:span><text:span text:style-name="T12">uma</text:span><text:span text:style-name="T12"> </text:span><text:span text:style-name="T12">interface</text:span><text:span text:style-name="T12"> </text:span><text:span text:style-name="T12">automatizada</text:span><text:span text:style-name="T12"> </text:span><text:span text:style-name="T12">para</text:span><text:span text:style-name="T12"> </text:span><text:span text:style-name="T12">a</text:span><text:span text:style-name="T12"> </text:span><text:span text:style-name="T12">realização</text:span><text:span text:style-name="T12"> </text:span><text:span text:style-name="T12">de</text:span><text:span text:style-name="T12"> </text:span><text:span text:style-name="T12">três</text:span><text:span text:style-name="T12"> </text:span><text:span text:style-name="T12">tarefas</text:span><text:span text:style-name="T12"> </text:span><text:span text:style-name="T12">principais</text:span><text:span text:style-name="T12">: </text:span><text:span text:style-name="T12">a</text:span><text:span text:style-name="T12"> </text:span><text:span text:style-name="T12">busca</text:span><text:span text:style-name="T12"> </text:span><text:span text:style-name="T12">dos</text:span><text:span text:style-name="T12"> </text:span><text:span text:style-name="T12">materiais</text:span><text:span text:style-name="T12"> </text:span><text:span text:style-name="T12">nas</text:span><text:span text:style-name="T12"> </text:span><text:span text:style-name="T12">bases</text:span><text:span text:style-name="T12"> </text:span><text:span text:style-name="T12">de</text:span><text:span text:style-name="T12"> </text:span><text:span text:style-name="T12">dados</text:span><text:span text:style-name="T12"> </text:span><text:span text:style-name="T12">disponíveis</text:span><text:span text:style-name="T12">; </text:span><text:span text:style-name="T12">o</text:span><text:span text:style-name="T12"> </text:span><text:span text:style-name="T12">confrontamento</text:span><text:span text:style-name="T12"> </text:span><text:span text:style-name="T12">das</text:span><text:span text:style-name="T12"> </text:span><text:span text:style-name="T12">quantidades</text:span><text:span text:style-name="T12"> </text:span><text:span text:style-name="T12">necessárias</text:span><text:span text:style-name="T12"> </text:span><text:span text:style-name="T12">e</text:span><text:span text:style-name="T12"> </text:span><text:span text:style-name="T12">disponíveis</text:span><text:span text:style-name="T12"> </text:span><text:span text:style-name="T12">da</text:span><text:span text:style-name="T12"> </text:span><text:span text:style-name="T12">biblioteca</text:span><text:span text:style-name="T12">, </text:span><text:span text:style-name="T12">através</text:span><text:span text:style-name="T12"> </text:span><text:span text:style-name="T12">de</text:span><text:span text:style-name="T12"> </text:span><text:span text:style-name="T12">uma</text:span><text:span text:style-name="T12"> </text:span><text:span text:style-name="T12">pesquisa</text:span><text:span text:style-name="T12"> </text:span><text:span text:style-name="T12">direta</text:span><text:span text:style-name="T12"> </text:span><text:span text:style-name="T12">na</text:span><text:span text:style-name="T12"> </text:span><text:span text:style-name="T12">base</text:span><text:span text:style-name="T12"> </text:span><text:span text:style-name="T12">de</text:span><text:span text:style-name="T12"> </text:span><text:span text:style-name="T12">dados</text:span><text:span text:style-name="T12"> </text:span><text:span text:style-name="T12">da</text:span><text:span text:style-name="T12"> </text:span><text:span text:style-name="T12">mesma</text:span><text:span text:style-name="T12">; </text:span><text:span text:style-name="T12">e</text:span><text:span text:style-name="T12"> </text:span><text:span text:style-name="T12">a</text:span><text:span text:style-name="T12"> </text:span><text:span text:style-name="T12">cotação</text:span><text:span text:style-name="T12"> </text:span><text:span text:style-name="T12">destes</text:span><text:span text:style-name="T12"> </text:span><text:span text:style-name="T12">materias</text:span><text:span text:style-name="T12">, </text:span><text:span text:style-name="T12">formando</text:span><text:span text:style-name="T12"> </text:span><text:span text:style-name="T12">uma</text:span><text:span text:style-name="T12"> </text:span><text:span text:style-name="T12">planilha</text:span><text:span text:style-name="T12"> </text:span><text:span text:style-name="T12">final</text:span><text:span text:style-name="T12"> </text:span><text:span text:style-name="T12">única</text:span><text:span text:style-name="T12">. </text:span><text:span text:style-name="T12">Também</text:span><text:span text:style-name="T12"> </text:span><text:span text:style-name="T12">com</text:span><text:span text:style-name="T12"> </text:span><text:span text:style-name="T12">o</text:span><text:span text:style-name="T12"> </text:span><text:span text:style-name="T12">auxilio</text:span><text:span text:style-name="T12"> </text:span><text:span text:style-name="T12">do</text:span><text:span text:style-name="T12"> </text:span><text:span text:style-name="T12">sistema</text:span><text:span text:style-name="T12">, </text:span><text:span text:style-name="T12">esta</text:span><text:span text:style-name="T12"> </text:span><text:span text:style-name="T12">planilha</text:span><text:span text:style-name="T12"> </text:span><text:span text:style-name="T12">pode</text:span><text:span text:style-name="T12"> </text:span><text:span text:style-name="T12">ser</text:span><text:span text:style-name="T12"> </text:span><text:span text:style-name="T12">enviada</text:span><text:span text:style-name="T12"> </text:span><text:span text:style-name="T12">para</text:span><text:span text:style-name="T12"> </text:span><text:span text:style-name="T12">o</text:span><text:span text:style-name="T12"> </text:span><text:span text:style-name="T12">sistema</text:span><text:span text:style-name="T12"> </text:span><text:span text:style-name="T12">SOPHIA</text:span><text:span text:style-name="T12">, </text:span><text:span text:style-name="T12">e</text:span><text:span text:style-name="T12"> </text:span><text:span text:style-name="T12">para</text:span><text:span text:style-name="T12"> </text:span><text:span text:style-name="T12">o</text:span><text:span text:style-name="T12"> </text:span><text:span text:style-name="T12">sistema</text:span><text:span text:style-name="T12"> </text:span><text:span text:style-name="T12">SOLICITE</text:span><text:span text:style-name="T12">, </text:span><text:span text:style-name="T12">para</text:span><text:span text:style-name="T12"> </text:span><text:span text:style-name="T12">que</text:span><text:span text:style-name="T12"> </text:span><text:span text:style-name="T12">os</text:span><text:span text:style-name="T12"> </text:span><text:span text:style-name="T12">responsáveis</text:span><text:span text:style-name="T12"> </text:span><text:span text:style-name="T12">efetuem</text:span><text:span text:style-name="T12"> </text:span><text:span text:style-name="T12">a</text:span><text:span text:style-name="T12"> </text:span><text:span text:style-name="T12">compra</text:span><text:span text:style-name="T12"> </text:span><text:span text:style-name="T12">dos</text:span><text:span text:style-name="T12"> </text:span><text:span text:style-name="T12">pedidos</text:span><text:span text:style-name="T12"> </text:span><text:span text:style-name="T12">feitos</text:span><text:span text:style-name="T12">. </text:span></text:p>
      <text:h text:style-name="P84" text:outline-level="10"><text:bookmark-start text:name="h.u7bfjem46dbk"/><text:span text:style-name="T10">4.3.</text:span><text:bookmark-end text:name="h.u7bfjem46dbk"/><text:span text:style-name="T10"> </text:span><text:span text:style-name="T10">Prioridade</text:span><text:span text:style-name="T10"> </text:span><text:span text:style-name="T10">entre</text:span><text:span text:style-name="T10"> </text:span><text:span text:style-name="T10">Mudanças</text:span></text:h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9">Mudança</text:p>
          </table:table-cell>
          <table:table-cell table:style-name="Tabela2.A1" office:value-type="string">
            <text:p text:style-name="P29">Prioridade</text:p>
          </table:table-cell>
        </table:table-row>
        <table:table-row>
          <table:table-cell table:style-name="Tabela2.A1" office:value-type="string">
            <text:p text:style-name="P31"><text:span text:style-name="T5">Formalização</text:span><text:span text:style-name="T5"> </text:span><text:span text:style-name="T5">das</text:span><text:span text:style-name="T5"> </text:span><text:span text:style-name="T5">Responsabilidades</text:span></text:p>
          </table:table-cell>
          <table:table-cell table:style-name="Tabela2.A1" office:value-type="string">
            <text:p text:style-name="P30">Altíssima</text:p>
          </table:table-cell>
        </table:table-row>
        <text:soft-page-break/>
        <table:table-row>
          <table:table-cell table:style-name="Tabela2.A1" office:value-type="string">
            <text:p text:style-name="P31"><text:span text:style-name="T5">Automatização</text:span><text:span text:style-name="T5"> </text:span><text:span text:style-name="T5">da</text:span><text:span text:style-name="T5"> </text:span><text:span text:style-name="T5">Busca</text:span><text:span text:style-name="T5"> </text:span><text:span text:style-name="T5">das</text:span><text:span text:style-name="T5"> </text:span><text:span text:style-name="T5">Bibliografias</text:span><text:span text:style-name="T5"> </text:span><text:span text:style-name="T5">no</text:span><text:span text:style-name="T5"> </text:span><text:span text:style-name="T5">SIPA</text:span></text:p>
          </table:table-cell>
          <table:table-cell table:style-name="Tabela2.A1" office:value-type="string">
            <text:p text:style-name="P30">Alta</text:p>
          </table:table-cell>
        </table:table-row>
        <table:table-row>
          <table:table-cell table:style-name="Tabela2.A1" office:value-type="string">
            <text:p text:style-name="P31"><text:span text:style-name="T5">Automatização</text:span><text:span text:style-name="T5"> </text:span><text:span text:style-name="T5">da</text:span><text:span text:style-name="T5"> </text:span><text:span text:style-name="T5">Pesquisa</text:span><text:span text:style-name="T5"> </text:span><text:span text:style-name="T5">de</text:span><text:span text:style-name="T5"> </text:span><text:span text:style-name="T5">Material</text:span><text:span text:style-name="T5"> </text:span><text:span text:style-name="T5">Existente</text:span></text:p>
          </table:table-cell>
          <table:table-cell table:style-name="Tabela2.A1" office:value-type="string">
            <text:p text:style-name="P30">Alta</text:p>
          </table:table-cell>
        </table:table-row>
        <table:table-row>
          <table:table-cell table:style-name="Tabela2.A1" office:value-type="string">
            <text:p text:style-name="P31"><text:span text:style-name="T5">Automatização</text:span><text:span text:style-name="T5"> </text:span><text:span text:style-name="T5">da</text:span><text:span text:style-name="T5"> </text:span><text:span text:style-name="T5">Cotação</text:span><text:span text:style-name="T5"> </text:span><text:span text:style-name="T5">de</text:span><text:span text:style-name="T5"> </text:span><text:span text:style-name="T5">Novo</text:span><text:span text:style-name="T5"> </text:span><text:span text:style-name="T5">Material</text:span></text:p>
          </table:table-cell>
          <table:table-cell table:style-name="Tabela2.A1" office:value-type="string">
            <text:p text:style-name="P30">Alta</text:p>
          </table:table-cell>
        </table:table-row>
        <table:table-row>
          <table:table-cell table:style-name="Tabela2.A1" office:value-type="string">
            <text:p text:style-name="P6"><text:span text:style-name="T5">Envio</text:span><text:span text:style-name="T5"> </text:span><text:span text:style-name="T5">das</text:span><text:span text:style-name="T5"> </text:span><text:span text:style-name="T5">Informações</text:span><text:span text:style-name="T5"> </text:span><text:span text:style-name="T5">Finais</text:span><text:span text:style-name="T5"> </text:span><text:span text:style-name="T5">ao</text:span><text:span text:style-name="T5"> </text:span><text:span text:style-name="T5">SOPHIA</text:span><text:span text:style-name="T5"> </text:span><text:span text:style-name="T5">e</text:span><text:span text:style-name="T5"> </text:span><text:span text:style-name="T5">ao</text:span><text:span text:style-name="T5"> </text:span><text:span text:style-name="T5">SOLICITE</text:span></text:p>
          </table:table-cell>
          <table:table-cell table:style-name="Tabela2.A1" office:value-type="string">
            <text:p text:style-name="P3">Média</text:p>
          </table:table-cell>
        </table:table-row>
      </table:table>
      <text:p text:style-name="P41"/>
      <text:h text:style-name="P82" text:outline-level="10"><text:bookmark-start text:name="h.vpi0egp4nd17"/><text:span text:style-name="T9">5.</text:span><text:bookmark-end text:name="h.vpi0egp4nd17"/><text:span text:style-name="T9"> </text:span><text:span text:style-name="T9">Conceitos</text:span><text:span text:style-name="T9"> </text:span><text:span text:style-name="T9">do</text:span><text:span text:style-name="T9"> </text:span><text:span text:style-name="T9">Sistema</text:span><text:span text:style-name="T9"> </text:span><text:span text:style-name="T9">Proposto</text:span></text:h>
      <text:h text:style-name="P83" text:outline-level="10"><text:bookmark-start text:name="h.j9oli115fmv7"/><text:span text:style-name="T10">5.1.</text:span><text:bookmark-end text:name="h.j9oli115fmv7"/><text:span text:style-name="T10"> </text:span><text:span text:style-name="T10">Background</text:span><text:span text:style-name="T10">, </text:span><text:span text:style-name="T10">Objetivos</text:span><text:span text:style-name="T10"> </text:span><text:span text:style-name="T10">e</text:span><text:span text:style-name="T10"> </text:span><text:span text:style-name="T10">Escopo</text:span></text:h>
      <text:p text:style-name="P51"><text:span text:style-name="T12">O</text:span><text:span text:style-name="T12"> </text:span><text:span text:style-name="T12">objetivo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aqui</text:span><text:span text:style-name="T12"> </text:span><text:span text:style-name="T12">proposto</text:span><text:span text:style-name="T12"> </text:span><text:span text:style-name="T12">é</text:span><text:span text:style-name="T12"> </text:span><text:span text:style-name="T12">auxiliar</text:span><text:span text:style-name="T12"> </text:span><text:span text:style-name="T12">a</text:span><text:span text:style-name="T12"> </text:span><text:span text:style-name="T12">organizar</text:span><text:span text:style-name="T12"> </text:span><text:span text:style-name="T12">e</text:span><text:span text:style-name="T12"> </text:span><text:span text:style-name="T12">formalizar</text:span><text:span text:style-name="T12"> </text:span><text:span text:style-name="T12">as</text:span><text:span text:style-name="T12"> </text:span><text:span text:style-name="T12">funções</text:span><text:span text:style-name="T12"> </text:span><text:span text:style-name="T12">dos</text:span><text:span text:style-name="T12"> </text:span><text:span text:style-name="T12">envolvidos</text:span><text:span text:style-name="T12"> </text:span><text:span text:style-name="T12">no</text:span><text:span text:style-name="T12"> </text:span><text:span text:style-name="T12">sistema</text:span><text:span text:style-name="T12"> </text:span><text:span text:style-name="T12">e</text:span><text:span text:style-name="T12"> </text:span><text:span text:style-name="T12">automatizar</text:span><text:span text:style-name="T12">: </text:span><text:span text:style-name="T12">a</text:span><text:span text:style-name="T12"> </text:span><text:span text:style-name="T12">busca</text:span><text:span text:style-name="T12"> </text:span><text:span text:style-name="T12">de</text:span><text:span text:style-name="T12"> </text:span><text:span text:style-name="T12">biografias</text:span><text:span text:style-name="T12">, </text:span><text:span text:style-name="T12">a</text:span><text:span text:style-name="T12"> </text:span><text:span text:style-name="T12">pesquisa</text:span><text:span text:style-name="T12"> </text:span><text:span text:style-name="T12">de</text:span><text:span text:style-name="T12"> </text:span><text:span text:style-name="T12">materiais</text:span><text:span text:style-name="T12"> </text:span><text:span text:style-name="T12">já</text:span><text:span text:style-name="T12"> </text:span><text:span text:style-name="T12">existentes</text:span><text:span text:style-name="T12"> </text:span><text:span text:style-name="T12">e</text:span><text:span text:style-name="T12"> </text:span><text:span text:style-name="T12">a</text:span><text:span text:style-name="T12"> </text:span><text:span text:style-name="T12">cotação</text:span><text:span text:style-name="T12"> </text:span><text:span text:style-name="T12">de</text:span><text:span text:style-name="T12"> </text:span><text:span text:style-name="T12">novo</text:span><text:span text:style-name="T12"> </text:span><text:span text:style-name="T12">material</text:span><text:span text:style-name="T12">, </text:span><text:span text:style-name="T12">auxiliar</text:span><text:span text:style-name="T12"> </text:span><text:span text:style-name="T12">no</text:span><text:span text:style-name="T12"> </text:span><text:span text:style-name="T12">controle</text:span><text:span text:style-name="T12"> </text:span><text:span text:style-name="T12">de</text:span><text:span text:style-name="T12"> </text:span><text:span text:style-name="T12">aquisção</text:span><text:span text:style-name="T12"> </text:span><text:span text:style-name="T12">de</text:span><text:span text:style-name="T12"> </text:span><text:span text:style-name="T12">novas</text:span><text:span text:style-name="T12"> </text:span><text:span text:style-name="T12">bibliografias</text:span><text:span text:style-name="T12">, </text:span><text:span text:style-name="T12">controle</text:span><text:span text:style-name="T12"> </text:span><text:span text:style-name="T12">de</text:span><text:span text:style-name="T12"> </text:span><text:span text:style-name="T12">preços</text:span><text:span text:style-name="T12"> </text:span><text:span text:style-name="T12">e</text:span><text:span text:style-name="T12"> </text:span><text:span text:style-name="T12">se</text:span><text:span text:style-name="T12"> </text:span><text:span text:style-name="T12">esses</text:span><text:span text:style-name="T12"> </text:span><text:span text:style-name="T12">pedidos</text:span><text:span text:style-name="T12"> </text:span><text:span text:style-name="T12">de</text:span><text:span text:style-name="T12"> </text:span><text:span text:style-name="T12">aquisição</text:span><text:span text:style-name="T12"> </text:span><text:span text:style-name="T12">estão</text:span><text:span text:style-name="T12"> </text:span><text:span text:style-name="T12">conforme</text:span><text:span text:style-name="T12"> </text:span><text:span text:style-name="T12">a</text:span><text:span text:style-name="T12"> </text:span><text:span text:style-name="T12">regra</text:span><text:span text:style-name="T12"> </text:span><text:span text:style-name="T12">imposta</text:span><text:span text:style-name="T12"> </text:span><text:span text:style-name="T12">pelo</text:span><text:span text:style-name="T12"> </text:span><text:span text:style-name="T12">MEC</text:span><text:span text:style-name="T12">, </text:span><text:span text:style-name="T12">controle</text:span><text:span text:style-name="T12"> </text:span><text:span text:style-name="T12">exirgido</text:span><text:span text:style-name="T12"> </text:span><text:span text:style-name="T12">para</text:span><text:span text:style-name="T12"> </text:span><text:span text:style-name="T12">um</text:span><text:span text:style-name="T12"> </text:span><text:span text:style-name="T12">cordernador</text:span><text:span text:style-name="T12"> </text:span><text:span text:style-name="T12">de</text:span><text:span text:style-name="T12"> </text:span><text:span text:style-name="T12">curso</text:span><text:span text:style-name="T12"> </text:span><text:span text:style-name="T12">faça</text:span><text:span text:style-name="T12"> </text:span><text:span text:style-name="T12">a</text:span><text:span text:style-name="T12"> </text:span><text:span text:style-name="T12">ementa</text:span><text:span text:style-name="T12"> </text:span><text:span text:style-name="T12">do</text:span><text:span text:style-name="T12"> </text:span><text:span text:style-name="T12">curso</text:span><text:span text:style-name="T12">, </text:span><text:span text:style-name="T12">sendo</text:span><text:span text:style-name="T12"> </text:span><text:span text:style-name="T12">exportada</text:span><text:span text:style-name="T12"> </text:span><text:span text:style-name="T12">uma</text:span><text:span text:style-name="T12"> </text:span><text:span text:style-name="T12">planilha</text:span><text:span text:style-name="T12"> </text:span><text:span text:style-name="T12">em</text:span><text:span text:style-name="T12"> </text:span><text:span text:style-name="T12">formatos</text:span><text:span text:style-name="T12"> </text:span><text:span text:style-name="T12">compatíveis</text:span><text:span text:style-name="T12"> </text:span><text:span text:style-name="T12">para</text:span><text:span text:style-name="T12"> </text:span><text:span text:style-name="T12">integração</text:span><text:span text:style-name="T12"> </text:span><text:span text:style-name="T12">com</text:span><text:span text:style-name="T12"> </text:span><text:span text:style-name="T12">os</text:span><text:span text:style-name="T12"> </text:span><text:span text:style-name="T12">softwares</text:span><text:span text:style-name="T12"> </text:span><text:span text:style-name="T12">já</text:span><text:span text:style-name="T12"> </text:span><text:span text:style-name="T12">existentes</text:span><text:span text:style-name="T12"> (</text:span><text:span text:style-name="T12">SIPA</text:span><text:span text:style-name="T12">, </text:span><text:span text:style-name="T12">SOPHIA</text:span><text:span text:style-name="T12"> </text:span><text:span text:style-name="T12">e</text:span><text:span text:style-name="T12"> </text:span><text:span text:style-name="T12">SOLICITE</text:span><text:span text:style-name="T12">). </text:span><text:span text:style-name="T12">Oferecendo</text:span><text:span text:style-name="T12"> </text:span><text:span text:style-name="T12">suporte</text:span><text:span text:style-name="T12"> </text:span><text:span text:style-name="T12">as</text:span><text:span text:style-name="T12"> </text:span><text:span text:style-name="T12">atividades</text:span><text:span text:style-name="T12"> </text:span><text:span text:style-name="T12">principalmente</text:span><text:span text:style-name="T12"> </text:span><text:span text:style-name="T12">dos</text:span><text:span text:style-name="T12"> </text:span><text:span text:style-name="T12">conselheiros</text:span><text:span text:style-name="T12"> </text:span><text:span text:style-name="T12">e</text:span><text:span text:style-name="T12"> </text:span><text:span text:style-name="T12">do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de</text:span><text:span text:style-name="T12"> </text:span><text:span text:style-name="T12">cada</text:span><text:span text:style-name="T12"> </text:span><text:span text:style-name="T12">unidade</text:span><text:span text:style-name="T12">. </text:span></text:p>
      <text:p text:style-name="P15"/>
      <text:h text:style-name="P85" text:outline-level="10"><text:bookmark-start text:name="h.b7dpviawppbg"/><text:span text:style-name="T10">5.2.</text:span><text:bookmark-end text:name="h.b7dpviawppbg"/><text:span text:style-name="T10"> </text:span><text:span text:style-name="T10">Políticas</text:span><text:span text:style-name="T10"> </text:span><text:span text:style-name="T10">e</text:span><text:span text:style-name="T10"> </text:span><text:span text:style-name="T10">Restrições</text:span><text:span text:style-name="T10"> </text:span><text:span text:style-name="T10">Operacionais</text:span></text:h>
      <text:p text:style-name="P52"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</text:span><text:span text:style-name="T12"> </text:span><text:span text:style-name="T12">Ministério</text:span><text:span text:style-name="T12"> </text:span><text:span text:style-name="T12">da</text:span><text:span text:style-name="T12"> </text:span><text:span text:style-name="T12">Educação</text:span><text:span text:style-name="T12"> (</text:span><text:span text:style-name="T12">MEC</text:span><text:span text:style-name="T12">), </text:span><text:span text:style-name="T12">a</text:span><text:span text:style-name="T12"> </text:span><text:span text:style-name="T12">quantidade</text:span><text:span text:style-name="T12"> </text:span><text:span text:style-name="T12">de</text:span><text:span text:style-name="T12"> </text:span><text:span text:style-name="T12">livros</text:span><text:span text:style-name="T12"> </text:span><text:span text:style-name="T12">que</text:span><text:span text:style-name="T12"> </text:span><text:span text:style-name="T12">deve</text:span><text:span text:style-name="T12"> </text:span><text:span text:style-name="T12">ser</text:span><text:span text:style-name="T12"> </text:span><text:span text:style-name="T12">adquirida</text:span><text:span text:style-name="T12"> </text:span><text:span text:style-name="T12">é</text:span><text:span text:style-name="T12"> </text:span><text:span text:style-name="T12">na</text:span><text:span text:style-name="T12"> </text:span><text:span text:style-name="T12">proporção</text:span><text:span text:style-name="T12"> </text:span><text:span text:style-name="T12">de</text:span><text:span text:style-name="T12">: 1 </text:span><text:span text:style-name="T12">livro</text:span><text:span text:style-name="T12"> </text:span><text:span text:style-name="T12">para</text:span><text:span text:style-name="T12"> </text:span><text:span text:style-name="T12">cada</text:span><text:span text:style-name="T12"> 5 </text:span><text:span text:style-name="T12">vagas</text:span><text:span text:style-name="T12"> </text:span><text:span text:style-name="T12">do</text:span><text:span text:style-name="T12"> </text:span><text:span text:style-name="T12">curso</text:span><text:span text:style-name="T12"> </text:span><text:span text:style-name="T12">a</text:span><text:span text:style-name="T12"> </text:span><text:span text:style-name="T12">qual</text:span><text:span text:style-name="T12"> </text:span><text:span text:style-name="T12">a</text:span><text:span text:style-name="T12"> </text:span><text:span text:style-name="T12">disciplina</text:span><text:span text:style-name="T12"> (</text:span><text:span text:style-name="T12">que</text:span><text:span text:style-name="T12"> </text:span><text:span text:style-name="T12">necessita</text:span><text:span text:style-name="T12"> </text:span><text:span text:style-name="T12">do</text:span><text:span text:style-name="T12"> </text:span><text:span text:style-name="T12">livro</text:span><text:span text:style-name="T12">), </text:span><text:span text:style-name="T12">está</text:span><text:span text:style-name="T12"> </text:span><text:span text:style-name="T12">vinculada</text:span><text:span text:style-name="T12">.</text:span></text:p>
      <text:p text:style-name="P52"><text:span text:style-name="T12">A</text:span><text:span text:style-name="T12"> </text:span><text:span text:style-name="T12">definição</text:span><text:span text:style-name="T12"> </text:span><text:span text:style-name="T12">da</text:span><text:span text:style-name="T12"> </text:span><text:span text:style-name="T12">bibliografia</text:span><text:span text:style-name="T12"> </text:span><text:span text:style-name="T12">utilizada</text:span><text:span text:style-name="T12"> </text:span><text:span text:style-name="T12">em</text:span><text:span text:style-name="T12"> </text:span><text:span text:style-name="T12">cada</text:span><text:span text:style-name="T12"> </text:span><text:span text:style-name="T12">um</text:span><text:span text:style-name="T12"> </text:span><text:span text:style-name="T12">dos</text:span><text:span text:style-name="T12"> </text:span><text:span text:style-name="T12">períodos</text:span><text:span text:style-name="T12"> </text:span><text:span text:style-name="T12">é</text:span><text:span text:style-name="T12"> </text:span><text:span text:style-name="T12">definida</text:span><text:span text:style-name="T12"> </text:span><text:span text:style-name="T12">pelo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das</text:span><text:span text:style-name="T12"> </text:span><text:span text:style-name="T12">unidades</text:span><text:span text:style-name="T12">, </text:span><text:span text:style-name="T12">através</text:span><text:span text:style-name="T12"> </text:span><text:span text:style-name="T12">da</text:span><text:span text:style-name="T12"> </text:span><text:span text:style-name="T12">formulação</text:span><text:span text:style-name="T12"> </text:span><text:span text:style-name="T12">dos</text:span><text:span text:style-name="T12"> </text:span><text:span text:style-name="T12">projetos</text:span><text:span text:style-name="T12"> </text:span><text:span text:style-name="T12">políticos</text:span><text:span text:style-name="T12"> </text:span><text:span text:style-name="T12">pedagógicos</text:span><text:span text:style-name="T12"> </text:span><text:span text:style-name="T12">e</text:span><text:span text:style-name="T12"> </text:span><text:span text:style-name="T12">dos</text:span><text:span text:style-name="T12"> </text:span><text:span text:style-name="T12">planos</text:span><text:span text:style-name="T12"> </text:span><text:span text:style-name="T12">de</text:span><text:span text:style-name="T12"> </text:span><text:span text:style-name="T12">ensino</text:span><text:span text:style-name="T12"> </text:span><text:span text:style-name="T12">das</text:span><text:span text:style-name="T12"> </text:span><text:span text:style-name="T12">disciplinas</text:span><text:span text:style-name="T12">. </text:span></text:p>
      <text:p text:style-name="P52"><text:span text:style-name="T12">Quem</text:span><text:span text:style-name="T12"> </text:span><text:span text:style-name="T12">tem</text:span><text:span text:style-name="T12"> </text:span><text:span text:style-name="T12">o</text:span><text:span text:style-name="T12"> </text:span><text:span text:style-name="T12">poder</text:span><text:span text:style-name="T12"> </text:span><text:span text:style-name="T12">de</text:span><text:span text:style-name="T12"> </text:span><text:span text:style-name="T12">definir</text:span><text:span text:style-name="T12"> </text:span><text:span text:style-name="T12">quais</text:span><text:span text:style-name="T12"> </text:span><text:span text:style-name="T12">livros</text:span><text:span text:style-name="T12"> </text:span><text:span text:style-name="T12">serão</text:span><text:span text:style-name="T12"> </text:span><text:span text:style-name="T12">pedidos</text:span><text:span text:style-name="T12">, </text:span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</text:span><text:span text:style-name="T12"> </text:span><text:span text:style-name="T12">orçamento</text:span><text:span text:style-name="T12"> </text:span><text:span text:style-name="T12">disponível</text:span><text:span text:style-name="T12">, </text:span><text:span text:style-name="T12">é</text:span><text:span text:style-name="T12"> </text:span><text:span text:style-name="T12">o</text:span><text:span text:style-name="T12"> </text:span><text:span text:style-name="T12">conselheiro</text:span><text:span text:style-name="T12"> </text:span><text:span text:style-name="T12">de</text:span><text:span text:style-name="T12"> </text:span><text:span text:style-name="T12">cada</text:span><text:span text:style-name="T12"> </text:span><text:span text:style-name="T12">unidade</text:span><text:span text:style-name="T12">.</text:span></text:p>
      <text:p text:style-name="P52"><text:span text:style-name="T12">Não</text:span><text:span text:style-name="T12"> </text:span><text:span text:style-name="T12">há</text:span><text:span text:style-name="T12"> </text:span><text:span text:style-name="T12">lojas</text:span><text:span text:style-name="T12"> </text:span><text:span text:style-name="T12">virtuais</text:span><text:span text:style-name="T12"> </text:span><text:span text:style-name="T12">específicas</text:span><text:span text:style-name="T12"> </text:span><text:span text:style-name="T12">para</text:span><text:span text:style-name="T12"> </text:span><text:span text:style-name="T12">se</text:span><text:span text:style-name="T12"> </text:span><text:span text:style-name="T12">efetuar</text:span><text:span text:style-name="T12"> </text:span><text:span text:style-name="T12">a</text:span><text:span text:style-name="T12"> </text:span><text:span text:style-name="T12">cotação</text:span><text:span text:style-name="T12"> </text:span><text:span text:style-name="T12">dos</text:span><text:span text:style-name="T12"> </text:span><text:span text:style-name="T12">livros</text:span><text:span text:style-name="T12">. </text:span><text:span text:style-name="T12">Os</text:span><text:span text:style-name="T12"> </text:span><text:span text:style-name="T12">conselheiros</text:span><text:span text:style-name="T12"> </text:span><text:span text:style-name="T12">e</text:span><text:span text:style-name="T12"> </text:span><text:span text:style-name="T12">docentes</text:span><text:span text:style-name="T12"> </text:span><text:span text:style-name="T12">fazem</text:span><text:span text:style-name="T12"> </text:span><text:span text:style-name="T12">suas</text:span><text:span text:style-name="T12"> </text:span><text:span text:style-name="T12">pesquisas</text:span><text:span text:style-name="T12"> </text:span><text:span text:style-name="T12">onde</text:span><text:span text:style-name="T12"> </text:span><text:span text:style-name="T12">acham</text:span><text:span text:style-name="T12"> </text:span><text:span text:style-name="T12">satisfatório</text:span><text:span text:style-name="T12">.</text:span></text:p>
      <text:p text:style-name="P52"><text:span text:style-name="T12">Para</text:span><text:span text:style-name="T12"> </text:span><text:span text:style-name="T12">cotações</text:span><text:span text:style-name="T12"> </text:span><text:span text:style-name="T12">de</text:span><text:span text:style-name="T12"> </text:span><text:span text:style-name="T12">livros</text:span><text:span text:style-name="T12"> </text:span><text:span text:style-name="T12">em</text:span><text:span text:style-name="T12"> </text:span><text:span text:style-name="T12">língua</text:span><text:span text:style-name="T12"> </text:span><text:span text:style-name="T12">estrangeira</text:span><text:span text:style-name="T12"> </text:span><text:span text:style-name="T12">deverá</text:span><text:span text:style-name="T12"> </text:span><text:span text:style-name="T12">ser</text:span><text:span text:style-name="T12"> </text:span><text:span text:style-name="T12">feita</text:span><text:span text:style-name="T12"> </text:span><text:span text:style-name="T12">uma</text:span><text:span text:style-name="T12"> </text:span><text:span text:style-name="T12">cotação</text:span><text:span text:style-name="T12"> </text:span><text:span text:style-name="T12">em</text:span><text:span text:style-name="T12"> </text:span><text:span text:style-name="T12">livrarias</text:span><text:span text:style-name="T12"> </text:span><text:span text:style-name="T12">do</text:span><text:span text:style-name="T12"> </text:span><text:span text:style-name="T12">exterior</text:span><text:span text:style-name="T12">. </text:span><text:span text:style-name="T12">O</text:span><text:span text:style-name="T12"> </text:span><text:span text:style-name="T12">sistema</text:span><text:span text:style-name="T12"> </text:span><text:span text:style-name="T12">deve</text:span><text:span text:style-name="T12"> </text:span><text:span text:style-name="T12">fazer</text:span><text:span text:style-name="T12"> </text:span><text:span text:style-name="T12">a</text:span><text:span text:style-name="T12"> </text:span><text:span text:style-name="T12">conversa</text:span><text:span text:style-name="T12">̃</text:span><text:span text:style-name="T12">o</text:span><text:span text:style-name="T12"> </text:span><text:span text:style-name="T12">para</text:span><text:span text:style-name="T12"> </text:span><text:span text:style-name="T12">reais</text:span><text:span text:style-name="T12"> </text:span><text:span text:style-name="T12">tendo</text:span><text:span text:style-name="T12"> </text:span><text:span text:style-name="T12">como</text:span><text:span text:style-name="T12"> </text:span><text:span text:style-name="T12">refere</text:span><text:span text:style-name="T12">̂</text:span><text:span text:style-name="T12">ncia</text:span><text:span text:style-name="T12"> </text:span><text:span text:style-name="T12">o</text:span><text:span text:style-name="T12"> </text:span><text:span text:style-name="T12">valor</text:span><text:span text:style-name="T12"> </text:span><text:span text:style-name="T12">do</text:span><text:span text:style-name="T12"> </text:span><text:span text:style-name="T12">do</text:span><text:span text:style-name="T12">́</text:span><text:span text:style-name="T12">lar</text:span><text:span text:style-name="T12"> </text:span><text:span text:style-name="T12">no</text:span><text:span text:style-name="T12"> </text:span><text:span text:style-name="T12">momento</text:span><text:span text:style-name="T12"> </text:span><text:span text:style-name="T12">da</text:span><text:span text:style-name="T12"> </text:span><text:span text:style-name="T12">cotac</text:span><text:span text:style-name="T12">̧</text:span><text:span text:style-name="T12">a</text:span><text:span text:style-name="T12">̃</text:span><text:span text:style-name="T12">o</text:span><text:span text:style-name="T12">. </text:span></text:p>
      <text:p text:style-name="P52"><text:soft-page-break/><text:span text:style-name="T12">A</text:span><text:span text:style-name="T12"> </text:span><text:span text:style-name="T12">orientação</text:span><text:span text:style-name="T12"> </text:span><text:span text:style-name="T12">atual</text:span><text:span text:style-name="T12"> </text:span><text:span text:style-name="T12">a</text:span><text:span text:style-name="T12"> </text:span><text:span text:style-name="T12">ser</text:span><text:span text:style-name="T12"> </text:span><text:span text:style-name="T12">seguida</text:span><text:span text:style-name="T12"> </text:span><text:span text:style-name="T12">é</text:span><text:span text:style-name="T12"> </text:span><text:span text:style-name="T12">produzida</text:span><text:span text:style-name="T12"> </text:span><text:span text:style-name="T12">pela</text:span><text:span text:style-name="T12"> </text:span><text:span text:style-name="T15">PRPPG</text:span><text:span text:style-name="T15"> </text:span><text:span text:style-name="T15">e</text:span><text:span text:style-name="T15"> </text:span><text:span text:style-name="T15">é</text:span><text:span text:style-name="T15"> </text:span><text:span text:style-name="T15">apenas</text:span><text:span text:style-name="T15"> </text:span><text:span text:style-name="T12">parcialmente</text:span><text:span text:style-name="T12"> </text:span><text:span text:style-name="T12">documentada</text:span><text:span text:style-name="T12">. </text:span><text:span text:style-name="T12">Documentação</text:span><text:span text:style-name="T12"> </text:span><text:span text:style-name="T12">disponível</text:span><text:span text:style-name="T12"> </text:span><text:span text:style-name="T12">nos</text:span><text:span text:style-name="T12"> </text:span><text:span text:style-name="T12">itens</text:span><text:span text:style-name="T12"> 1, 2 </text:span><text:span text:style-name="T12">e</text:span><text:span text:style-name="T12"> 3 </text:span><text:span text:style-name="T12">do</text:span><text:span text:style-name="T12"> </text:span><text:span text:style-name="T12">apêndice</text:span><text:span text:style-name="T12"> </text:span><text:span text:style-name="T12">deste</text:span><text:span text:style-name="T12"> </text:span><text:span text:style-name="T12">documento</text:span><text:span text:style-name="T12">.</text:span></text:p>
      <text:p text:style-name="P58"><text:span text:style-name="T12">O</text:span><text:span text:style-name="T12"> </text:span><text:span text:style-name="T12">pedido</text:span><text:span text:style-name="T12"> </text:span><text:span text:style-name="T12">de</text:span><text:span text:style-name="T12"> </text:span><text:span text:style-name="T12">todos</text:span><text:span text:style-name="T12"> </text:span><text:span text:style-name="T12">os</text:span><text:span text:style-name="T12"> </text:span><text:span text:style-name="T12">materiais</text:span><text:span text:style-name="T12"> </text:span><text:span text:style-name="T12">deve</text:span><text:span text:style-name="T12"> </text:span><text:span text:style-name="T12">ser</text:span><text:span text:style-name="T12"> </text:span><text:span text:style-name="T12">feito</text:span><text:span text:style-name="T12"> </text:span><text:span text:style-name="T12">tomando</text:span><text:span text:style-name="T12"> </text:span><text:span text:style-name="T12">em</text:span><text:span text:style-name="T12"> </text:span><text:span text:style-name="T12">conta</text:span><text:span text:style-name="T12"> </text:span><text:span text:style-name="T12">o</text:span><text:span text:style-name="T12"> </text:span><text:span text:style-name="T12">orçamento</text:span><text:span text:style-name="T12"> </text:span><text:span text:style-name="T12">disponível</text:span><text:span text:style-name="T12"> </text:span><text:span text:style-name="T12">para</text:span><text:span text:style-name="T12"> </text:span><text:span text:style-name="T12">cada</text:span><text:span text:style-name="T12"> </text:span><text:span text:style-name="T12">unidade</text:span><text:span text:style-name="T12"> </text:span><text:span text:style-name="T12">no</text:span><text:span text:style-name="T12"> </text:span><text:span text:style-name="T12">período</text:span><text:span text:style-name="T12"> </text:span><text:span text:style-name="T12">referente</text:span><text:span text:style-name="T12">. (</text:span><text:span text:style-name="T12">Exemplo</text:span><text:span text:style-name="T12"> </text:span><text:span text:style-name="T12">de</text:span><text:span text:style-name="T12"> </text:span><text:span text:style-name="T12">planilha</text:span><text:span text:style-name="T12"> </text:span><text:span text:style-name="T12">orçamentária</text:span><text:span text:style-name="T12"> </text:span><text:span text:style-name="T12">disponível</text:span><text:span text:style-name="T12"> </text:span><text:span text:style-name="T12">no</text:span><text:span text:style-name="T12"> </text:span><text:span text:style-name="T12">item</text:span><text:span text:style-name="T12"> 4 </text:span><text:span text:style-name="T12">do</text:span><text:span text:style-name="T12"> </text:span><text:span text:style-name="T12">apêndice</text:span><text:span text:style-name="T12">).</text:span></text:p>
      <text:h text:style-name="P86" text:outline-level="10"><text:bookmark-start text:name="h.kqfm2ilvgocv"/><text:span text:style-name="T10">5.3.</text:span><text:bookmark-end text:name="h.kqfm2ilvgocv"/><text:span text:style-name="T10"> </text:span><text:span text:style-name="T10">Descrição</text:span><text:span text:style-name="T10"> </text:span><text:span text:style-name="T10">do</text:span><text:span text:style-name="T10"> </text:span><text:span text:style-name="T10">Sistema</text:span><text:span text:style-name="T10"> </text:span><text:span text:style-name="T10">Proposto</text:span></text:h>
      <text:p text:style-name="P78"><text:span text:style-name="T12">O</text:span><text:span text:style-name="T12"> </text:span><text:span text:style-name="T12">sistema</text:span><text:span text:style-name="T12"> </text:span><text:span text:style-name="T12">proposto</text:span><text:span text:style-name="T12"> </text:span><text:span text:style-name="T12">basicamente</text:span><text:span text:style-name="T12"> </text:span><text:span text:style-name="T12">é</text:span><text:span text:style-name="T12"> </text:span><text:span text:style-name="T12">uma</text:span><text:span text:style-name="T12"> </text:span><text:span text:style-name="T12">atualização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corrente</text:span><text:span text:style-name="T12">, </text:span><text:span text:style-name="T12">automatizando</text:span><text:span text:style-name="T12"> </text:span><text:span text:style-name="T12">as</text:span><text:span text:style-name="T12"> </text:span><text:span text:style-name="T12">atividades</text:span><text:span text:style-name="T12"> </text:span><text:span text:style-name="T12">manuais</text:span><text:span text:style-name="T12">. </text:span><text:span text:style-name="T12">Antes</text:span><text:span text:style-name="T12"> </text:span><text:span text:style-name="T12">de</text:span><text:span text:style-name="T12"> </text:span><text:span text:style-name="T12">qualquer</text:span><text:span text:style-name="T12"> </text:span><text:span text:style-name="T12">mudança</text:span><text:span text:style-name="T12">, </text:span><text:span text:style-name="T12">é</text:span><text:span text:style-name="T12"> </text:span><text:span text:style-name="T12">proposto</text:span><text:span text:style-name="T12"> </text:span><text:span text:style-name="T12">que</text:span><text:span text:style-name="T12"> </text:span><text:span text:style-name="T12">haja</text:span><text:span text:style-name="T12"> </text:span><text:span text:style-name="T12">uma</text:span><text:span text:style-name="T12"> </text:span><text:span text:style-name="T12">definição</text:span><text:span text:style-name="T12"> </text:span><text:span text:style-name="T12">dos</text:span><text:span text:style-name="T12"> </text:span><text:span text:style-name="T12">cargos</text:span><text:span text:style-name="T12">, </text:span><text:span text:style-name="T12">funções</text:span><text:span text:style-name="T12"> </text:span><text:span text:style-name="T12">e</text:span><text:span text:style-name="T12"> </text:span><text:span text:style-name="T12">papéis</text:span><text:span text:style-name="T12"> </text:span><text:span text:style-name="T12">na</text:span><text:span text:style-name="T12"> </text:span><text:span text:style-name="T12">instituição</text:span><text:span text:style-name="T12">, </text:span><text:span text:style-name="T12">ou</text:span><text:span text:style-name="T12"> </text:span><text:span text:style-name="T12">seja</text:span><text:span text:style-name="T12">, </text:span><text:span text:style-name="T12">as</text:span><text:span text:style-name="T12"> </text:span><text:span text:style-name="T12">responsabilidades</text:span><text:span text:style-name="T12"> </text:span><text:span text:style-name="T12">tem</text:span><text:span text:style-name="T12"> </text:span><text:span text:style-name="T12">de</text:span><text:span text:style-name="T12"> </text:span><text:span text:style-name="T12">estar</text:span><text:span text:style-name="T12"> </text:span><text:span text:style-name="T12">muito</text:span><text:span text:style-name="T12"> </text:span><text:span text:style-name="T12">bem</text:span><text:span text:style-name="T12"> </text:span><text:span text:style-name="T12">definidas</text:span><text:span text:style-name="T12"> </text:span><text:span text:style-name="T12">para</text:span><text:span text:style-name="T12"> </text:span><text:span text:style-name="T12">que</text:span><text:span text:style-name="T12"> </text:span><text:span text:style-name="T12">não</text:span><text:span text:style-name="T12"> </text:span><text:span text:style-name="T12">haja</text:span><text:span text:style-name="T12"> </text:span><text:span text:style-name="T12">retrabalho</text:span><text:span text:style-name="T12"> </text:span><text:span text:style-name="T12">ou</text:span><text:span text:style-name="T12"> "</text:span><text:span text:style-name="T12">terceirização</text:span><text:span text:style-name="T12">" </text:span><text:span text:style-name="T12">de</text:span><text:span text:style-name="T12"> </text:span><text:span text:style-name="T12">atividades</text:span><text:span text:style-name="T12">. </text:span></text:p>
      <text:p text:style-name="P78"><text:span text:style-name="T12">Há</text:span><text:span text:style-name="T12"> </text:span><text:span text:style-name="T12">uma</text:span><text:span text:style-name="T12"> </text:span><text:span text:style-name="T12">mistura</text:span><text:span text:style-name="T12"> </text:span><text:span text:style-name="T12">no</text:span><text:span text:style-name="T12"> </text:span><text:span text:style-name="T12">que</text:span><text:span text:style-name="T12"> </text:span><text:span text:style-name="T12">diz</text:span><text:span text:style-name="T12"> </text:span><text:span text:style-name="T12">respeito</text:span><text:span text:style-name="T12"> </text:span><text:span text:style-name="T12">as</text:span><text:span text:style-name="T12"> </text:span><text:span text:style-name="T12">atividades</text:span><text:span text:style-name="T12"> </text:span><text:span text:style-name="T12">realizadas</text:span><text:span text:style-name="T12"> </text:span><text:span text:style-name="T12">pelo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e</text:span><text:span text:style-name="T12"> </text:span><text:span text:style-name="T12">pelos</text:span><text:span text:style-name="T12"> </text:span><text:span text:style-name="T12">conselheiros</text:span><text:span text:style-name="T12">. </text:span><text:span text:style-name="T12">Este</text:span><text:span text:style-name="T12"> </text:span><text:span text:style-name="T12">problema</text:span><text:span text:style-name="T12"> </text:span><text:span text:style-name="T12">pode</text:span><text:span text:style-name="T12"> </text:span><text:span text:style-name="T12">ser</text:span><text:span text:style-name="T12"> </text:span><text:span text:style-name="T12">sanado</text:span><text:span text:style-name="T12"> </text:span><text:span text:style-name="T12">da</text:span><text:span text:style-name="T12"> </text:span><text:span text:style-name="T12">seguinte</text:span><text:span text:style-name="T12"> </text:span><text:span text:style-name="T12">forma</text:span><text:span text:style-name="T12">: </text:span><text:span text:style-name="T12">A</text:span><text:span text:style-name="T12"> </text:span><text:span text:style-name="T12">responsabilidade</text:span><text:span text:style-name="T12"> </text:span><text:span text:style-name="T12">do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é</text:span><text:span text:style-name="T12"> </text:span><text:span text:style-name="T12">de</text:span><text:span text:style-name="T12"> </text:span><text:span text:style-name="T12">produzir</text:span><text:span text:style-name="T12"> </text:span><text:span text:style-name="T12">os</text:span><text:span text:style-name="T12"> </text:span><text:span text:style-name="T12">documentos</text:span><text:span text:style-name="T12"> </text:span><text:span text:style-name="T12">necessários</text:span><text:span text:style-name="T12"> </text:span><text:span text:style-name="T12">para</text:span><text:span text:style-name="T12"> </text:span><text:span text:style-name="T12">a</text:span><text:span text:style-name="T12"> </text:span><text:span text:style-name="T12">análise</text:span><text:span text:style-name="T12"> </text:span><text:span text:style-name="T12">futura</text:span><text:span text:style-name="T12">, </text:span><text:span text:style-name="T12">incluindo</text:span><text:span text:style-name="T12"> </text:span><text:span text:style-name="T12">toda</text:span><text:span text:style-name="T12"> </text:span><text:span text:style-name="T12">a</text:span><text:span text:style-name="T12"> </text:span><text:span text:style-name="T12">bibliografia</text:span><text:span text:style-name="T12"> </text:span><text:span text:style-name="T12">básica</text:span><text:span text:style-name="T12">, </text:span><text:span text:style-name="T12">complementar</text:span><text:span text:style-name="T12"> </text:span><text:span text:style-name="T12">e</text:span><text:span text:style-name="T12"> </text:span><text:span text:style-name="T12">sugerida</text:span><text:span text:style-name="T12">. </text:span><text:span text:style-name="T12">O</text:span><text:span text:style-name="T12"> </text:span><text:span text:style-name="T12">conselheiro</text:span><text:span text:style-name="T12"> </text:span><text:span text:style-name="T12">é</text:span><text:span text:style-name="T12"> </text:span><text:span text:style-name="T12">o</text:span><text:span text:style-name="T12"> </text:span><text:span text:style-name="T12">responsável</text:span><text:span text:style-name="T12"> </text:span><text:span text:style-name="T12">por</text:span><text:span text:style-name="T12"> </text:span><text:span text:style-name="T12">toda</text:span><text:span text:style-name="T12"> </text:span><text:span text:style-name="T12">a</text:span><text:span text:style-name="T12"> </text:span><text:span text:style-name="T12">parte</text:span><text:span text:style-name="T12"> </text:span><text:span text:style-name="T12">que</text:span><text:span text:style-name="T12"> </text:span><text:span text:style-name="T12">tange</text:span><text:span text:style-name="T12"> </text:span><text:span text:style-name="T12">a</text:span><text:span text:style-name="T12"> </text:span><text:span text:style-name="T12">utilização</text:span><text:span text:style-name="T12"> </text:span><text:span text:style-name="T12">do</text:span><text:span text:style-name="T12"> </text:span><text:span text:style-name="T12">sistema</text:span><text:span text:style-name="T12">: </text:span><text:span text:style-name="T12">coletar</text:span><text:span text:style-name="T12"> </text:span><text:span text:style-name="T12">informações</text:span><text:span text:style-name="T12">, </text:span><text:span text:style-name="T12">verificar</text:span><text:span text:style-name="T12"> </text:span><text:span text:style-name="T12">quantidades</text:span><text:span text:style-name="T12">, </text:span><text:span text:style-name="T12">fazer</text:span><text:span text:style-name="T12"> </text:span><text:span text:style-name="T12">a</text:span><text:span text:style-name="T12"> </text:span><text:span text:style-name="T12">cotação</text:span><text:span text:style-name="T12"> </text:span><text:span text:style-name="T12">dos</text:span><text:span text:style-name="T12"> </text:span><text:span text:style-name="T12">livros</text:span><text:span text:style-name="T12"> </text:span><text:span text:style-name="T12">e</text:span><text:span text:style-name="T12"> </text:span><text:span text:style-name="T12">enviar</text:span><text:span text:style-name="T12"> </text:span><text:span text:style-name="T12">estes</text:span><text:span text:style-name="T12"> </text:span><text:span text:style-name="T12">dados</text:span><text:span text:style-name="T12"> </text:span><text:span text:style-name="T12">a</text:span><text:span text:style-name="T12"> </text:span><text:span text:style-name="T12">biblioteca</text:span><text:span text:style-name="T12">, </text:span><text:span text:style-name="T12">ou</text:span><text:span text:style-name="T12"> </text:span><text:span text:style-name="T12">seja</text:span><text:span text:style-name="T12">, </text:span><text:span text:style-name="T12">é</text:span><text:span text:style-name="T12"> </text:span><text:span text:style-name="T12">ele</text:span><text:span text:style-name="T12"> </text:span><text:span text:style-name="T12">que</text:span><text:span text:style-name="T12"> </text:span><text:span text:style-name="T12">opera</text:span><text:span text:style-name="T12"> </text:span><text:span text:style-name="T12">o</text:span><text:span text:style-name="T12"> </text:span><text:span text:style-name="T12">sistema</text:span><text:span text:style-name="T12">. (</text:span><text:span text:style-name="T12">Informações</text:span><text:span text:style-name="T12"> </text:span><text:span text:style-name="T12">detalhadas</text:span><text:span text:style-name="T12"> </text:span><text:span text:style-name="T12">de</text:span><text:span text:style-name="T12"> </text:span><text:span text:style-name="T12">perfis</text:span><text:span text:style-name="T12"> </text:span><text:span text:style-name="T12">de</text:span><text:span text:style-name="T12"> </text:span><text:span text:style-name="T12">usuários</text:span><text:span text:style-name="T12"> </text:span><text:span text:style-name="T12">na</text:span><text:span text:style-name="T12"> </text:span><text:span text:style-name="T12">seção</text:span><text:span text:style-name="T12"> 5.5). </text:span></text:p>
      <text:p text:style-name="P78"><text:span text:style-name="T12">O</text:span><text:span text:style-name="T12"> </text:span><text:span text:style-name="T12">sistema</text:span><text:span text:style-name="T12"> </text:span><text:span text:style-name="T12">irá</text:span><text:span text:style-name="T12"> </text:span><text:span text:style-name="T12">automatizar</text:span><text:span text:style-name="T12"> </text:span><text:span text:style-name="T12">pelo</text:span><text:span text:style-name="T12"> </text:span><text:span text:style-name="T12">menos</text:span><text:span text:style-name="T12"> </text:span><text:span text:style-name="T12">estas</text:span><text:span text:style-name="T12"> </text:span><text:span text:style-name="T12">cinco</text:span><text:span text:style-name="T12"> </text:span><text:span text:style-name="T12">atividades</text:span><text:span text:style-name="T12"> </text:span><text:span text:style-name="T12">desempenhadas</text:span><text:span text:style-name="T12"> </text:span><text:span text:style-name="T12">pelo</text:span><text:span text:style-name="T12"> </text:span><text:span text:style-name="T12">conselheiro</text:span><text:span text:style-name="T12">:</text:span></text:p>
      <text:list xml:id="list41205321" text:style-name="LS5">
        <text:list-item>
          <text:p text:style-name="P97"><text:span text:style-name="T13">Busca</text:span><text:span text:style-name="T13"> </text:span><text:span text:style-name="T13">de</text:span><text:span text:style-name="T13"> </text:span><text:span text:style-name="T13">Bibliografias</text:span><text:span text:style-name="T13"> (</text:span><text:span text:style-name="T13">SIPA</text:span><text:span text:style-name="T13">): </text:span><text:span text:style-name="T12">Inicialmente</text:span><text:span text:style-name="T12">, </text:span><text:span text:style-name="T12">o</text:span><text:span text:style-name="T12"> </text:span><text:span text:style-name="T12">usuário</text:span><text:span text:style-name="T12"> </text:span><text:span text:style-name="T12">irá</text:span><text:span text:style-name="T12"> </text:span><text:span text:style-name="T12">acessar</text:span><text:span text:style-name="T12"> </text:span><text:span text:style-name="T12">as</text:span><text:span text:style-name="T12"> </text:span><text:span text:style-name="T12">informações</text:span><text:span text:style-name="T12"> </text:span><text:span text:style-name="T12">a</text:span><text:span text:style-name="T12"> </text:span><text:span text:style-name="T12">partir</text:span><text:span text:style-name="T12"> </text:span><text:span text:style-name="T12">de</text:span><text:span text:style-name="T12"> </text:span><text:span text:style-name="T12">uma</text:span><text:span text:style-name="T12"> </text:span><text:span text:style-name="T12">base</text:span><text:span text:style-name="T12"> </text:span><text:span text:style-name="T12">de</text:span><text:span text:style-name="T12"> </text:span><text:span text:style-name="T12">dados</text:span><text:span text:style-name="T12"> </text:span><text:span text:style-name="T12">centralizada</text:span><text:span text:style-name="T12">, </text:span><text:span text:style-name="T12">o</text:span><text:span text:style-name="T12"> </text:span><text:span text:style-name="T12">SIPA</text:span><text:span text:style-name="T12">, </text:span><text:span text:style-name="T12">tento</text:span><text:span text:style-name="T12"> </text:span><text:span text:style-name="T12">acesso</text:span><text:span text:style-name="T12"> </text:span><text:span text:style-name="T12">a</text:span><text:span text:style-name="T12"> </text:span><text:span text:style-name="T12">todas</text:span><text:span text:style-name="T12"> </text:span><text:span text:style-name="T12">as</text:span><text:span text:style-name="T12"> </text:span><text:span text:style-name="T12">bibliografias</text:span><text:span text:style-name="T12">: </text:span><text:span text:style-name="T12">básica</text:span><text:span text:style-name="T12">, </text:span><text:span text:style-name="T12">complementar</text:span><text:span text:style-name="T12"> </text:span><text:span text:style-name="T12">e</text:span><text:span text:style-name="T12"> </text:span><text:span text:style-name="T12">sugerida</text:span><text:span text:style-name="T13">;</text:span></text:p>
        </text:list-item>
        <text:list-item>
          <text:p text:style-name="P97"><text:span text:style-name="T13">Pesquisa</text:span><text:span text:style-name="T13"> </text:span><text:span text:style-name="T13">de</text:span><text:span text:style-name="T13"> </text:span><text:span text:style-name="T13">Material</text:span><text:span text:style-name="T13"> </text:span><text:span text:style-name="T13">Existente</text:span><text:span text:style-name="T13"> (</text:span><text:span text:style-name="T13">SOPHIA</text:span><text:span text:style-name="T13">): </text:span><text:span text:style-name="T12">Com</text:span><text:span text:style-name="T12"> </text:span><text:span text:style-name="T12">os</text:span><text:span text:style-name="T12"> </text:span><text:span text:style-name="T12">dados</text:span><text:span text:style-name="T12"> </text:span><text:span text:style-name="T12">necessários</text:span><text:span text:style-name="T12"> </text:span><text:span text:style-name="T12">de</text:span><text:span text:style-name="T12"> </text:span><text:span text:style-name="T12">quais</text:span><text:span text:style-name="T12"> </text:span><text:span text:style-name="T12">livros</text:span><text:span text:style-name="T12"> </text:span><text:span text:style-name="T12">serão</text:span><text:span text:style-name="T12"> </text:span><text:span text:style-name="T12">utilizados</text:span><text:span text:style-name="T12">, </text:span><text:span text:style-name="T12">o</text:span><text:span text:style-name="T12"> </text:span><text:span text:style-name="T12">sistema</text:span><text:span text:style-name="T12"> </text:span><text:span text:style-name="T12">automatizará</text:span><text:span text:style-name="T12"> </text:span><text:span text:style-name="T12">a</text:span><text:span text:style-name="T12"> </text:span><text:span text:style-name="T12">busca</text:span><text:span text:style-name="T12"> </text:span><text:span text:style-name="T12">destes</text:span><text:span text:style-name="T12"> </text:span><text:span text:style-name="T12">títulos</text:span><text:span text:style-name="T12"> </text:span><text:span text:style-name="T12">na</text:span><text:span text:style-name="T12"> </text:span><text:span text:style-name="T12">base</text:span><text:span text:style-name="T12"> </text:span><text:span text:style-name="T12">de</text:span><text:span text:style-name="T12"> </text:span><text:span text:style-name="T12">dados</text:span><text:span text:style-name="T12"> </text:span><text:span text:style-name="T12">centralizada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da</text:span><text:span text:style-name="T12"> </text:span><text:span text:style-name="T12">UFG</text:span><text:span text:style-name="T12"> (</text:span><text:span text:style-name="T12">SOPHIA</text:span><text:span text:style-name="T12">), </text:span><text:span text:style-name="T12">possibilitando</text:span><text:span text:style-name="T12"> </text:span><text:span text:style-name="T12">uma</text:span><text:span text:style-name="T12"> </text:span><text:span text:style-name="T12">rápida</text:span><text:span text:style-name="T12"> </text:span><text:span text:style-name="T12">verificação</text:span><text:span text:style-name="T12"> </text:span><text:span text:style-name="T12">das</text:span><text:span text:style-name="T12"> </text:span><text:span text:style-name="T12">cópias</text:span><text:span text:style-name="T12"> </text:span><text:span text:style-name="T12">existentes</text:span><text:span text:style-name="T12">. </text:span><text:span text:style-name="T12">Caso</text:span><text:span text:style-name="T12"> </text:span><text:span text:style-name="T12">a</text:span><text:span text:style-name="T12"> </text:span><text:span text:style-name="T12">bibliografia</text:span><text:span text:style-name="T12"> </text:span><text:span text:style-name="T12">já</text:span><text:span text:style-name="T12"> </text:span><text:span text:style-name="T12">estiver</text:span><text:span text:style-name="T12"> </text:span><text:span text:style-name="T12">com</text:span><text:span text:style-name="T12"> </text:span><text:span text:style-name="T12">as</text:span><text:span text:style-name="T12"> </text:span><text:span text:style-name="T12">quantidades</text:span><text:span text:style-name="T12"> </text:span><text:span text:style-name="T12">exigidas</text:span><text:span text:style-name="T12"> </text:span><text:span text:style-name="T12">pelo</text:span><text:span text:style-name="T12"> </text:span><text:span text:style-name="T12">MEC</text:span><text:span text:style-name="T12">, </text:span><text:span text:style-name="T12">ela</text:span><text:span text:style-name="T12"> </text:span><text:span text:style-name="T12">continuara</text:span><text:span text:style-name="T12"> </text:span><text:span text:style-name="T12">na</text:span><text:span text:style-name="T12"> </text:span><text:span text:style-name="T12">lista</text:span><text:span text:style-name="T12"> </text:span><text:span text:style-name="T12">de</text:span><text:span text:style-name="T12"> </text:span><text:span text:style-name="T12">aquisição</text:span><text:span text:style-name="T12">, </text:span><text:span text:style-name="T12">mas</text:span><text:span text:style-name="T12"> </text:span><text:span text:style-name="T12">a</text:span><text:span text:style-name="T12"> </text:span><text:span text:style-name="T12">quantidade</text:span><text:span text:style-name="T12"> </text:span><text:span text:style-name="T12">a</text:span><text:span text:style-name="T12"> </text:span><text:span text:style-name="T12">ser</text:span><text:span text:style-name="T12"> </text:span><text:span text:style-name="T12">comprada</text:span><text:span text:style-name="T12"> </text:span><text:span text:style-name="T12">ficará</text:span><text:span text:style-name="T12"> </text:span><text:span text:style-name="T12">marcada</text:span><text:span text:style-name="T12"> </text:span><text:span text:style-name="T12">com</text:span><text:span text:style-name="T12"> </text:span><text:span text:style-name="T12">o</text:span><text:span text:style-name="T12"> </text:span><text:span text:style-name="T12">valor</text:span><text:span text:style-name="T12"> </text:span><text:span text:style-name="T12">nulo</text:span><text:span text:style-name="T12">. </text:span><text:span text:style-name="T12">Caso</text:span><text:span text:style-name="T12"> </text:span><text:span text:style-name="T12">exista</text:span><text:span text:style-name="T12"> </text:span><text:span text:style-name="T12">algum</text:span><text:span text:style-name="T12"> </text:span><text:span text:style-name="T12">exemplar</text:span><text:span text:style-name="T12">, </text:span><text:span text:style-name="T12">mas</text:span><text:span text:style-name="T12"> </text:span><text:span text:style-name="T12">não</text:span><text:span text:style-name="T12"> </text:span><text:span text:style-name="T12">o</text:span><text:span text:style-name="T12"> </text:span><text:span text:style-name="T12">suficiente</text:span><text:span text:style-name="T12"> </text:span><text:span text:style-name="T12">pelas</text:span><text:span text:style-name="T12"> </text:span><text:span text:style-name="T12">normas</text:span><text:span text:style-name="T12">, </text:span><text:span text:style-name="T12">será</text:span><text:span text:style-name="T12"> </text:span><text:span text:style-name="T12">colocado</text:span><text:span text:style-name="T12"> </text:span><text:span text:style-name="T12">na</text:span><text:span text:style-name="T12"> </text:span><text:span text:style-name="T12">lista</text:span><text:span text:style-name="T12"> </text:span><text:span text:style-name="T12">de</text:span><text:span text:style-name="T12"> </text:span><text:span text:style-name="T12">aquisição</text:span><text:span text:style-name="T12"> </text:span><text:span text:style-name="T12">apenas</text:span><text:span text:style-name="T12"> </text:span><text:span text:style-name="T12">a</text:span><text:span text:style-name="T12"> </text:span><text:span text:style-name="T12">quantidade</text:span><text:span text:style-name="T12"> </text:span><text:span text:style-name="T12">necessária</text:span><text:span text:style-name="T12"> </text:span><text:span text:style-name="T12">para</text:span><text:span text:style-name="T12"> </text:span><text:span text:style-name="T12">que</text:span><text:span text:style-name="T12"> </text:span><text:span text:style-name="T12">cumpra</text:span><text:span text:style-name="T12"> </text:span><text:span text:style-name="T12">a</text:span><text:span text:style-name="T12"> </text:span><text:span text:style-name="T12">cota</text:span><text:span text:style-name="T12">. </text:span><text:span text:style-name="T12">E</text:span><text:span text:style-name="T12"> </text:span><text:span text:style-name="T12">caso</text:span><text:span text:style-name="T12"> </text:span><text:span text:style-name="T12">não</text:span><text:span text:style-name="T12"> </text:span><text:span text:style-name="T12">tenha</text:span><text:span text:style-name="T12"> </text:span><text:span text:style-name="T12">nenhum</text:span><text:span text:style-name="T12"> </text:span><text:span text:style-name="T12">exemplar</text:span><text:span text:style-name="T12"> </text:span><text:span text:style-name="T12">a</text:span><text:span text:style-name="T12"> </text:span><text:span text:style-name="T12">lista</text:span><text:span text:style-name="T12"> </text:span><text:span text:style-name="T12">de</text:span><text:span text:style-name="T12"> </text:span><text:span text:style-name="T12">aquisisção</text:span><text:span text:style-name="T12"> </text:span><text:span text:style-name="T12">ficara</text:span><text:span text:style-name="T12"> </text:span><text:span text:style-name="T12">com</text:span><text:span text:style-name="T12"> </text:span><text:span text:style-name="T12">a</text:span><text:span text:style-name="T12"> </text:span><text:span text:style-name="T12">quantidade</text:span><text:span text:style-name="T12"> </text:span><text:span text:style-name="T12">exirgida</text:span><text:span text:style-name="T12"> </text:span><text:span text:style-name="T12">pelo</text:span><text:span text:style-name="T12"> </text:span><text:span text:style-name="T12">MEC</text:span><text:span text:style-name="T12">;</text:span></text:p>
        </text:list-item>
        <text:list-item>
          <text:p text:style-name="P97"><text:span text:style-name="T13">Cotação</text:span><text:span text:style-name="T13"> </text:span><text:span text:style-name="T13">de</text:span><text:span text:style-name="T13"> </text:span><text:span text:style-name="T13">Novo</text:span><text:span text:style-name="T13"> </text:span><text:span text:style-name="T13">Material</text:span><text:span text:style-name="T13">: </text:span><text:span text:style-name="T12">Tendo</text:span><text:span text:style-name="T12"> </text:span><text:span text:style-name="T12">em</text:span><text:span text:style-name="T12"> </text:span><text:span text:style-name="T12">mãos</text:span><text:span text:style-name="T12"> </text:span><text:span text:style-name="T12">quais</text:span><text:span text:style-name="T12"> </text:span><text:span text:style-name="T12">livros</text:span><text:span text:style-name="T12"> </text:span><text:span text:style-name="T12">devem</text:span><text:span text:style-name="T12"> </text:span><text:span text:style-name="T12">ser</text:span><text:span text:style-name="T12"> </text:span><text:span text:style-name="T12">requisitados</text:span><text:span text:style-name="T12"> </text:span><text:span text:style-name="T12">e</text:span><text:span text:style-name="T12"> </text:span><text:span text:style-name="T12">as</text:span><text:span text:style-name="T12"> </text:span><text:span text:style-name="T12">suas</text:span><text:span text:style-name="T12"> </text:span><text:span text:style-name="T12">respectivas</text:span><text:span text:style-name="T12"> </text:span><text:span text:style-name="T12">quantidades</text:span><text:span text:style-name="T12"> </text:span><text:span text:style-name="T12">a</text:span><text:span text:style-name="T12"> </text:span><text:span text:style-name="T12">serem</text:span><text:span text:style-name="T12"> </text:span><text:span text:style-name="T12">compras</text:span><text:span text:style-name="T12">, </text:span><text:span text:style-name="T12">o</text:span><text:span text:style-name="T12"> </text:span><text:span text:style-name="T12">sistema</text:span><text:span text:style-name="T12"> </text:span><text:span text:style-name="T12">já</text:span><text:span text:style-name="T12"> </text:span><text:span text:style-name="T12">irá</text:span><text:span text:style-name="T12"> </text:span><text:span text:style-name="T12">preencher</text:span><text:span text:style-name="T12"> </text:span><text:span text:style-name="T12">o</text:span><text:span text:style-name="T12"> </text:span><text:span text:style-name="T12">preço</text:span><text:span text:style-name="T12"> </text:span><text:span text:style-name="T12">médio</text:span><text:span text:style-name="T12"> </text:span><text:span text:style-name="T12">de</text:span><text:span text:style-name="T12"> </text:span><text:span text:style-name="T12">cada</text:span><text:span text:style-name="T12"> </text:span><text:span text:style-name="T12">exemplar</text:span><text:span text:style-name="T12"> </text:span><text:span text:style-name="T12">facilitando</text:span><text:span text:style-name="T12"> </text:span><text:span text:style-name="T12">a</text:span><text:span text:style-name="T12"> </text:span><text:span text:style-name="T12">cotação</text:span><text:span text:style-name="T12">. </text:span><text:span text:style-name="T12">Os</text:span><text:span text:style-name="T12"> </text:span><text:span text:style-name="T12">registros</text:span><text:span text:style-name="T12"> </text:span><text:span text:style-name="T12">de</text:span><text:span text:style-name="T12"> </text:span><text:span text:style-name="T12">cotação</text:span><text:span text:style-name="T12"> </text:span><text:span text:style-name="T12">deveram</text:span><text:span text:style-name="T12"> </text:span><text:span text:style-name="T12">ser</text:span><text:span text:style-name="T12"> </text:span><text:span text:style-name="T12">salvos</text:span><text:span text:style-name="T12"> </text:span><text:span text:style-name="T12">para</text:span><text:span text:style-name="T12"> </text:span><text:span text:style-name="T12">eventuais</text:span><text:span text:style-name="T12"> </text:span><text:span text:style-name="T12">análises</text:span><text:span text:style-name="T12"> </text:span><text:span text:style-name="T12">futuras</text:span><text:span text:style-name="T12">, </text:span><text:span text:style-name="T12">mantendo</text:span><text:span text:style-name="T12"> </text:span><text:span text:style-name="T12">assim</text:span><text:span text:style-name="T12"> </text:span><text:span text:style-name="T12">o</text:span><text:span text:style-name="T12"> </text:span><text:span text:style-name="T12">histórico</text:span><text:span text:style-name="T12">. </text:span><text:span text:style-name="T12">É</text:span><text:span text:style-name="T12"> </text:span><text:span text:style-name="T12">importante</text:span><text:span text:style-name="T12"> </text:span><text:span text:style-name="T12">ressaltar</text:span><text:span text:style-name="T12"> </text:span><text:span text:style-name="T12">que</text:span><text:span text:style-name="T12"> </text:span><text:span text:style-name="T12">o</text:span><text:span text:style-name="T12"> </text:span><text:span text:style-name="T12">preço</text:span><text:span text:style-name="T12"> </text:span><text:span text:style-name="T12">médio</text:span><text:span text:style-name="T12"> </text:span><text:span text:style-name="T12">será</text:span><text:span text:style-name="T12"> </text:span><text:span text:style-name="T12">calculado</text:span><text:span text:style-name="T12"> </text:span><text:span text:style-name="T12">em</text:span><text:span text:style-name="T12"> </text:span><text:span text:style-name="T12">reais</text:span><text:span text:style-name="T12">, </text:span><text:span text:style-name="T12">e</text:span><text:span text:style-name="T12"> </text:span><text:span text:style-name="T12">por</text:span><text:span text:style-name="T12"> </text:span><text:span text:style-name="T12">tanto</text:span><text:span text:style-name="T12"> </text:span><text:span text:style-name="T12">para</text:span><text:span text:style-name="T12"> </text:span><text:span text:style-name="T12">cotações</text:span><text:span text:style-name="T12"> </text:span><text:span text:style-name="T12">feitas</text:span><text:span text:style-name="T12"> </text:span><text:span text:style-name="T12">em</text:span><text:span text:style-name="T12"> </text:span><text:span text:style-name="T12">livrarias</text:span><text:span text:style-name="T12"> </text:span><text:span text:style-name="T12">do</text:span><text:span text:style-name="T12"> </text:span><text:span text:style-name="T12">exterior</text:span><text:span text:style-name="T12"> </text:span><text:span text:style-name="T12">o</text:span><text:span text:style-name="T12"> </text:span><text:span text:style-name="T12">preço</text:span><text:span text:style-name="T12"> </text:span><text:span text:style-name="T12">será</text:span><text:span text:style-name="T12"> </text:span><text:span text:style-name="T12">convertido</text:span><text:span text:style-name="T12"> </text:span><text:span text:style-name="T12">de</text:span><text:span text:style-name="T12"> </text:span><text:span text:style-name="T12">dólares</text:span><text:span text:style-name="T12"> </text:span><text:span text:style-name="T12">para</text:span><text:span text:style-name="T12"> </text:span><text:span text:style-name="T12">reais</text:span><text:span text:style-name="T12"> </text:span><text:span text:style-name="T12">com</text:span><text:span text:style-name="T12"> </text:span><text:span text:style-name="T12">o</text:span><text:span text:style-name="T12"> </text:span><text:span text:style-name="T12">valor</text:span><text:span text:style-name="T12"> </text:span><text:span text:style-name="T12">de</text:span><text:span text:style-name="T12"> </text:span><text:span text:style-name="T12">cotação</text:span><text:span text:style-name="T12"> </text:span><text:span text:style-name="T12">do</text:span><text:span text:style-name="T12"> </text:span><text:span text:style-name="T12">dia</text:span><text:span text:style-name="T12">;</text:span></text:p>
        </text:list-item>
        <text:list-item>
          <text:p text:style-name="P97"><text:span text:style-name="T13">Compra</text:span><text:span text:style-name="T13"> </text:span><text:span text:style-name="T13">de</text:span><text:span text:style-name="T13"> </text:span><text:span text:style-name="T13">Material</text:span><text:span text:style-name="T13"> (</text:span><text:span text:style-name="T13">SOLICITE</text:span><text:span text:style-name="T13">): </text:span><text:span text:style-name="T12">Feita</text:span><text:span text:style-name="T12"> </text:span><text:span text:style-name="T12">uma</text:span><text:span text:style-name="T12"> </text:span><text:span text:style-name="T12">análise</text:span><text:span text:style-name="T12"> </text:span><text:span text:style-name="T12">minusciosa</text:span><text:span text:style-name="T12"> </text:span><text:span text:style-name="T12">deste</text:span><text:span text:style-name="T12"> </text:span><text:span text:style-name="T12">material</text:span><text:span text:style-name="T12">, </text:span><text:span text:style-name="T12">é</text:span><text:span text:style-name="T12"> </text:span><text:span text:style-name="T12">produzida</text:span><text:span text:style-name="T12"> </text:span><text:span text:style-name="T12">uma</text:span><text:span text:style-name="T12"> </text:span><text:span text:style-name="T12">planilha</text:span><text:span text:style-name="T12"> </text:span><text:span text:style-name="T12">final</text:span><text:span text:style-name="T12"> </text:span><text:span text:style-name="T12">única</text:span><text:span text:style-name="T12">, </text:span><text:span text:style-name="T12">no</text:span><text:span text:style-name="T12"> </text:span><text:span text:style-name="T12">formato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SOLICITE</text:span><text:span text:style-name="T12">, </text:span><text:span text:style-name="T12">que</text:span><text:span text:style-name="T12"> </text:span><text:span text:style-name="T12">é</text:span><text:span text:style-name="T12"> </text:span><text:span text:style-name="T12">enviada</text:span><text:span text:style-name="T12"> </text:span><text:span text:style-name="T12">para</text:span><text:span text:style-name="T12"> </text:span><text:span text:style-name="T12">compra</text:span><text:span text:style-name="T12"> </text:span><text:span text:style-name="T12">do</text:span><text:span text:style-name="T12"> </text:span><text:span text:style-name="T12">material</text:span><text:span text:style-name="T12">. </text:span></text:p>
        </text:list-item>
      </text:list>
      <text:h text:style-name="P86" text:outline-level="10"><text:bookmark-start text:name="h.tgf9yr4zrnog"/><text:soft-page-break/><text:span text:style-name="T10">5.4.</text:span><text:bookmark-end text:name="h.tgf9yr4zrnog"/><text:span text:style-name="T10"> </text:span><text:span text:style-name="T10">Modos</text:span><text:span text:style-name="T10"> </text:span><text:span text:style-name="T10">de</text:span><text:span text:style-name="T10"> </text:span><text:span text:style-name="T10">Operação</text:span></text:h>
      <text:p text:style-name="P78"><text:span text:style-name="T12">Os</text:span><text:span text:style-name="T12"> </text:span><text:span text:style-name="T12">modos</text:span><text:span text:style-name="T12"> </text:span><text:span text:style-name="T12">de</text:span><text:span text:style-name="T12"> </text:span><text:span text:style-name="T12">operação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proposto</text:span><text:span text:style-name="T12"> </text:span><text:span text:style-name="T12">são</text:span><text:span text:style-name="T12"> </text:span><text:span text:style-name="T12">descritos</text:span><text:span text:style-name="T12"> </text:span><text:span text:style-name="T12">através</text:span><text:span text:style-name="T12"> </text:span><text:span text:style-name="T12">de</text:span><text:span text:style-name="T12"> </text:span><text:span text:style-name="T12">modelos</text:span><text:span text:style-name="T12"> </text:span><text:span text:style-name="T12">detalhados</text:span><text:span text:style-name="T12"> </text:span><text:span text:style-name="T12">a</text:span><text:span text:style-name="T12"> </text:span><text:span text:style-name="T12">seguir</text:span><text:span text:style-name="T12">:</text:span></text:p>
      <text:p text:style-name="P70"/>
      <text:p text:style-name="P70"><text:span text:style-name="T16">[</text:span><text:span text:style-name="T16">Figura</text:span><text:span text:style-name="T16"> 7]</text:span><text:span text:style-name="T17"> </text:span><text:span text:style-name="T17">Docentes</text:span><text:span text:style-name="T17"> </text:span><text:span text:style-name="T17">e</text:span><text:span text:style-name="T17"> </text:span><text:span text:style-name="T17">Coordenadores</text:span><text:span text:style-name="T17"> </text:span><text:span text:style-name="T17">na</text:span><text:span text:style-name="T17"> </text:span><text:span text:style-name="T17">produção</text:span><text:span text:style-name="T17"> </text:span><text:span text:style-name="T17">dos</text:span><text:span text:style-name="T17"> </text:span><text:span text:style-name="T17">planos</text:span><text:span text:style-name="T17"> </text:span><text:span text:style-name="T17">e</text:span><text:span text:style-name="T17"> </text:span><text:span text:style-name="T17">projetos</text:span><text:span text:style-name="T17">.</text:span></text:p>
      <text:p text:style-name="P72"/>
      <text:p text:style-name="P70"/>
      <text:p text:style-name="P70"><text:span text:style-name="T16">[</text:span><text:span text:style-name="T16">Figura</text:span><text:span text:style-name="T16"> 8]</text:span><text:span text:style-name="T17"> </text:span><text:span text:style-name="T17">Conselheiros</text:span><text:span text:style-name="T17"> </text:span><text:span text:style-name="T17">acessam</text:span><text:span text:style-name="T17"> </text:span><text:span text:style-name="T17">o</text:span><text:span text:style-name="T17"> </text:span><text:span text:style-name="T17">SGB</text:span><text:span text:style-name="T17"> </text:span><text:span text:style-name="T17">para</text:span><text:span text:style-name="T17"> </text:span><text:span text:style-name="T17">encontrar</text:span><text:span text:style-name="T17"> </text:span><text:span text:style-name="T17">as</text:span><text:span text:style-name="T17"> </text:span><text:span text:style-name="T17">bibliografias</text:span><text:span text:style-name="T17"> </text:span><text:span text:style-name="T17">necessárias</text:span><text:span text:style-name="T17">.</text:span></text:p>
      <text:p text:style-name="P70"/>
      <text:p text:style-name="P70"><text:span text:style-name="T16">[</text:span><text:span text:style-name="T16">Figura</text:span><text:span text:style-name="T16"> 9]</text:span><text:span text:style-name="T17"> </text:span><text:span text:style-name="T17">Conselheiros</text:span><text:span text:style-name="T17"> </text:span><text:span text:style-name="T17">acessam</text:span><text:span text:style-name="T17"> </text:span><text:span text:style-name="T17">o</text:span><text:span text:style-name="T17"> </text:span><text:span text:style-name="T17">SGB</text:span><text:span text:style-name="T17"> </text:span><text:span text:style-name="T17">para</text:span><text:span text:style-name="T17"> </text:span><text:span text:style-name="T17">acessar</text:span><text:span text:style-name="T17"> </text:span><text:span text:style-name="T17">as</text:span><text:span text:style-name="T17"> </text:span><text:span text:style-name="T17">informações</text:span><text:span text:style-name="T17"> </text:span><text:span text:style-name="T17">da</text:span><text:span text:style-name="T17"> </text:span><text:span text:style-name="T17">biblioteca</text:span><text:span text:style-name="T17">.</text:span></text:p>
      <text:p text:style-name="P74"/>
      <text:p text:style-name="P70"/>
      <text:p text:style-name="P70"><text:span text:style-name="T16">[</text:span><text:span text:style-name="T16">Figura</text:span><text:span text:style-name="T16"> 10]</text:span><text:span text:style-name="T17"> </text:span><text:span text:style-name="T17">Conselheiros</text:span><text:span text:style-name="T17"> </text:span><text:span text:style-name="T17">acessam</text:span><text:span text:style-name="T17"> </text:span><text:span text:style-name="T17">o</text:span><text:span text:style-name="T17"> </text:span><text:span text:style-name="T17">SGB</text:span><text:span text:style-name="T17"> </text:span><text:span text:style-name="T17">para</text:span><text:span text:style-name="T17"> </text:span><text:span text:style-name="T17">fazer</text:span><text:span text:style-name="T17"> </text:span><text:span text:style-name="T17">a</text:span><text:span text:style-name="T17"> </text:span><text:span text:style-name="T17">cotação</text:span><text:span text:style-name="T17"> </text:span><text:span text:style-name="T17">dos</text:span><text:span text:style-name="T17"> </text:span><text:span text:style-name="T17">livros</text:span><text:span text:style-name="T17"> </text:span><text:span text:style-name="T17">selecionados</text:span><text:span text:style-name="T17">.</text:span></text:p>
      <text:p text:style-name="P70"/>
      <text:p text:style-name="P70"><text:span text:style-name="T16">[</text:span><text:span text:style-name="T16">Figura</text:span><text:span text:style-name="T16"> 11]</text:span><text:span text:style-name="T17"> </text:span><text:span text:style-name="T17">Conselheiros</text:span><text:span text:style-name="T17"> </text:span><text:span text:style-name="T17">através</text:span><text:span text:style-name="T17"> </text:span><text:span text:style-name="T17">do</text:span><text:span text:style-name="T17"> </text:span><text:span text:style-name="T17">SGB</text:span><text:span text:style-name="T17"> </text:span><text:span text:style-name="T17">enviam</text:span><text:span text:style-name="T17"> </text:span><text:span text:style-name="T17">a</text:span><text:span text:style-name="T17"> </text:span><text:span text:style-name="T17">planilha</text:span><text:span text:style-name="T17"> </text:span><text:span text:style-name="T17">final</text:span><text:span text:style-name="T17"> </text:span><text:span text:style-name="T17">unificada</text:span><text:span text:style-name="T17"> </text:span><text:span text:style-name="T17">para</text:span><text:span text:style-name="T17"> </text:span><text:span text:style-name="T17">os</text:span><text:span text:style-name="T17"> </text:span><text:span text:style-name="T17">funcionários</text:span><text:span text:style-name="T17"> </text:span><text:span text:style-name="T17">da</text:span><text:span text:style-name="T17"> </text:span><text:span text:style-name="T17">biblioteca</text:span><text:span text:style-name="T17">.</text:span></text:p>
      <text:p text:style-name="P69"/>
      <text:p text:style-name="P73"/>
      <text:p text:style-name="P70"><text:span text:style-name="T16">[</text:span><text:span text:style-name="T16">Figura</text:span><text:span text:style-name="T16"> 12]</text:span><text:span text:style-name="T17"> </text:span><text:span text:style-name="T17">Funcionários</text:span><text:span text:style-name="T17"> </text:span><text:span text:style-name="T17">da</text:span><text:span text:style-name="T17"> </text:span><text:span text:style-name="T17">biblioteca</text:span><text:span text:style-name="T17"> </text:span><text:span text:style-name="T17">efetuam</text:span><text:span text:style-name="T17"> </text:span><text:span text:style-name="T17">a</text:span><text:span text:style-name="T17"> </text:span><text:span text:style-name="T17">compra</text:span><text:span text:style-name="T17"> </text:span><text:span text:style-name="T17">dos</text:span><text:span text:style-name="T17"> </text:span><text:span text:style-name="T17">livros</text:span><text:span text:style-name="T17">.</text:span></text:p>
      <text:p text:style-name="P17"/>
      <text:h text:style-name="P86" text:outline-level="10"><text:bookmark-start text:name="h.9myybyqpp5xb"/><text:span text:style-name="T10">5.5.</text:span><text:bookmark-end text:name="h.9myybyqpp5xb"/><text:span text:style-name="T10"> </text:span><text:span text:style-name="T10">Classes</text:span><text:span text:style-name="T10"> </text:span><text:span text:style-name="T10">de</text:span><text:span text:style-name="T10"> </text:span><text:span text:style-name="T10">Usuário</text:span><text:span text:style-name="T10"> </text:span><text:span text:style-name="T10">e</text:span><text:span text:style-name="T10"> </text:span><text:span text:style-name="T10">de</text:span><text:span text:style-name="T10"> </text:span><text:span text:style-name="T10">Outros</text:span><text:span text:style-name="T10"> </text:span><text:span text:style-name="T10">Profissionais</text:span><text:span text:style-name="T10"> </text:span><text:span text:style-name="T10">Envolvidos</text:span></text:h>
      <text:p text:style-name="P67"><text:span text:style-name="T20">3.5.1. </text:span><text:span text:style-name="T20">Estrutura</text:span><text:span text:style-name="T20"> </text:span><text:span text:style-name="T20">Organizacional</text:span></text:p>
      <text:p text:style-name="P67">A estrutura organizacional é a mesma do sistema atual, descrita na figura 6.</text:p>
      <text:p text:style-name="P67"><text:span text:style-name="T20">3.5.2. </text:span><text:span text:style-name="T20">Perfis</text:span><text:span text:style-name="T20"> </text:span><text:span text:style-name="T20">dos</text:span><text:span text:style-name="T20"> </text:span><text:span text:style-name="T20">Usuários</text:span><text:span text:style-name="T20"> </text:span><text:span text:style-name="T20">de</text:span><text:span text:style-name="T20"> </text:span><text:span text:style-name="T20">Classes</text:span></text:p>
      <text:p text:style-name="P69"><text:span text:style-name="T13">Docentes</text:span><text:span text:style-name="T13"> </text:span><text:span text:style-name="T13">e</text:span><text:span text:style-name="T13"> </text:span><text:span text:style-name="T13">Coordenadores</text:span><text:span text:style-name="T13">: </text:span><text:span text:style-name="T12">Estes</text:span><text:span text:style-name="T12"> </text:span><text:span text:style-name="T12">papéis</text:span><text:span text:style-name="T12"> </text:span><text:span text:style-name="T12">são</text:span><text:span text:style-name="T12"> </text:span><text:span text:style-name="T12">os</text:span><text:span text:style-name="T12"> </text:span><text:span text:style-name="T12">mesmos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atual</text:span><text:span text:style-name="T12">. </text:span><text:span text:style-name="T12">Os</text:span><text:span text:style-name="T12"> </text:span><text:span text:style-name="T12">docentes</text:span><text:span text:style-name="T12"> </text:span><text:span text:style-name="T12">em</text:span><text:span text:style-name="T12"> </text:span><text:span text:style-name="T12">conjunto</text:span><text:span text:style-name="T12"> </text:span><text:span text:style-name="T12">com</text:span><text:span text:style-name="T12"> </text:span><text:span text:style-name="T12">os</text:span><text:span text:style-name="T12"> </text:span><text:span text:style-name="T12">coordenadores</text:span><text:span text:style-name="T12"> </text:span><text:span text:style-name="T12">em</text:span><text:span text:style-name="T12"> </text:span><text:span text:style-name="T12">cada</text:span><text:span text:style-name="T12"> </text:span><text:span text:style-name="T12">instituto</text:span><text:span text:style-name="T12">, </text:span><text:span text:style-name="T12">se</text:span><text:span text:style-name="T12"> </text:span><text:span text:style-name="T12">reúnem</text:span><text:span text:style-name="T12"> </text:span><text:span text:style-name="T12">para</text:span><text:span text:style-name="T12"> </text:span><text:span text:style-name="T12">a</text:span><text:span text:style-name="T12"> </text:span><text:span text:style-name="T12">definição</text:span><text:span text:style-name="T12"> </text:span><text:span text:style-name="T12">do</text:span><text:span text:style-name="T12"> </text:span><text:span text:style-name="T12">plano</text:span><text:span text:style-name="T12"> </text:span><text:span text:style-name="T12">de</text:span><text:span text:style-name="T12"> </text:span><text:span text:style-name="T12">ensino</text:span><text:span text:style-name="T12"> </text:span><text:span text:style-name="T12">de</text:span><text:span text:style-name="T12"> </text:span><text:span text:style-name="T12">todas</text:span><text:span text:style-name="T12"> </text:span><text:span text:style-name="T12">as</text:span><text:span text:style-name="T12"> </text:span><text:span text:style-name="T12">disciplinas</text:span><text:span text:style-name="T12"> </text:span><text:span text:style-name="T12">ministradas</text:span><text:span text:style-name="T12"> </text:span><text:span text:style-name="T12">naquele</text:span><text:span text:style-name="T12"> </text:span><text:span text:style-name="T12">período</text:span><text:span text:style-name="T12">, </text:span><text:span text:style-name="T12">baseando</text:span><text:span text:style-name="T12">-</text:span><text:span text:style-name="T12">se</text:span><text:span text:style-name="T12"> </text:span><text:span text:style-name="T12">no</text:span><text:span text:style-name="T12"> </text:span><text:span text:style-name="T12">projeto</text:span><text:span text:style-name="T12"> </text:span><text:span text:style-name="T12">político</text:span><text:span text:style-name="T12"> </text:span><text:span text:style-name="T12">pedagógico</text:span><text:span text:style-name="T12"> </text:span><text:span text:style-name="T12">dos</text:span><text:span text:style-name="T12"> </text:span><text:span text:style-name="T12">cursos</text:span><text:span text:style-name="T12">. </text:span><text:span text:style-name="T12">Neste</text:span><text:span text:style-name="T12"> </text:span><text:span text:style-name="T12">documento</text:span><text:span text:style-name="T12">, </text:span><text:span text:style-name="T12">está</text:span><text:span text:style-name="T12"> </text:span><text:span text:style-name="T12">descrita</text:span><text:span text:style-name="T12"> </text:span><text:span text:style-name="T12">toda</text:span><text:span text:style-name="T12"> </text:span><text:span text:style-name="T12">a</text:span><text:span text:style-name="T12"> </text:span><text:span text:style-name="T12">bibliografia</text:span><text:span text:style-name="T12"> </text:span><text:span text:style-name="T12">da</text:span><text:span text:style-name="T12"> </text:span><text:span text:style-name="T12">disciplina</text:span><text:span text:style-name="T12">, </text:span><text:span text:style-name="T12">sendo</text:span><text:span text:style-name="T12"> </text:span><text:span text:style-name="T12">ela</text:span><text:span text:style-name="T12"> </text:span><text:span text:style-name="T12">subdividida</text:span><text:span text:style-name="T12"> </text:span><text:span text:style-name="T12">em</text:span><text:span text:style-name="T12">: </text:span><text:span text:style-name="T12">básica</text:span><text:span text:style-name="T12">, </text:span><text:span text:style-name="T12">complementar</text:span><text:span text:style-name="T12"> </text:span><text:span text:style-name="T12">e</text:span><text:span text:style-name="T12"> </text:span><text:span text:style-name="T12">sugerida</text:span><text:span text:style-name="T12">. </text:span><text:span text:style-name="T12">Durante</text:span><text:span text:style-name="T12"> </text:span><text:span text:style-name="T12">a</text:span><text:span text:style-name="T12"> </text:span><text:span text:style-name="T12">elaboração</text:span><text:span text:style-name="T12"> </text:span><text:span text:style-name="T12">destes</text:span><text:span text:style-name="T12"> </text:span><text:span text:style-name="T12">documentos</text:span><text:span text:style-name="T12"> </text:span><text:span text:style-name="T12">os</text:span><text:span text:style-name="T12"> </text:span><text:span text:style-name="T12">envolvidos</text:span><text:span text:style-name="T12"> </text:span><text:span text:style-name="T12">respeitam</text:span><text:span text:style-name="T12"> </text:span><text:span text:style-name="T12">sempre</text:span><text:span text:style-name="T12"> </text:span><text:span text:style-name="T12">as</text:span><text:span text:style-name="T12"> </text:span><text:span text:style-name="T12">restrições</text:span><text:span text:style-name="T12"> </text:span><text:span text:style-name="T12">e</text:span><text:span text:style-name="T12"> </text:span><text:soft-page-break/><text:span text:style-name="T12">normaturas</text:span><text:span text:style-name="T12"> </text:span><text:span text:style-name="T12">do</text:span><text:span text:style-name="T12"> </text:span><text:span text:style-name="T12">MEC</text:span><text:span text:style-name="T12"> </text:span><text:span text:style-name="T12">e</text:span><text:span text:style-name="T12"> </text:span><text:span text:style-name="T12">de</text:span><text:span text:style-name="T12"> </text:span><text:span text:style-name="T12">outros</text:span><text:span text:style-name="T12"> </text:span><text:span text:style-name="T12">órgãos</text:span><text:span text:style-name="T12"> </text:span><text:span text:style-name="T12">reguladores</text:span><text:span text:style-name="T12"> </text:span><text:span text:style-name="T12">da</text:span><text:span text:style-name="T12"> </text:span><text:span text:style-name="T12">educação</text:span><text:span text:style-name="T12"> </text:span><text:span text:style-name="T12">brasileira</text:span><text:span text:style-name="T12">. </text:span><text:span text:style-name="T12">Os</text:span><text:span text:style-name="T12"> </text:span><text:span text:style-name="T12">Coordenadores</text:span><text:span text:style-name="T12"> </text:span><text:span text:style-name="T12">tem</text:span><text:span text:style-name="T12"> </text:span><text:span text:style-name="T12">como</text:span><text:span text:style-name="T12"> </text:span><text:span text:style-name="T12">responsabilidade</text:span><text:span text:style-name="T12"> </text:span><text:span text:style-name="T12">registrar</text:span><text:span text:style-name="T12"> </text:span><text:span text:style-name="T12">e</text:span><text:span text:style-name="T12"> </text:span><text:span text:style-name="T12">manter</text:span><text:span text:style-name="T12"> </text:span><text:span text:style-name="T12">todas</text:span><text:span text:style-name="T12"> </text:span><text:span text:style-name="T12">as</text:span><text:span text:style-name="T12"> </text:span><text:span text:style-name="T12">informações</text:span><text:span text:style-name="T12"> </text:span><text:span text:style-name="T12">bibliograficas</text:span><text:span text:style-name="T12"> </text:span><text:span text:style-name="T12">básicas</text:span><text:span text:style-name="T12"> </text:span><text:span text:style-name="T12">e</text:span><text:span text:style-name="T12"> </text:span><text:span text:style-name="T12">complementares</text:span><text:span text:style-name="T12"> </text:span><text:span text:style-name="T12">do</text:span><text:span text:style-name="T12"> </text:span><text:span text:style-name="T12">seu</text:span><text:span text:style-name="T12"> </text:span><text:span text:style-name="T12">respectivo</text:span><text:span text:style-name="T12"> </text:span><text:span text:style-name="T12">curso</text:span><text:span text:style-name="T12"> </text:span><text:span text:style-name="T12">pelo</text:span><text:span text:style-name="T12"> </text:span><text:span text:style-name="T12">SIPA</text:span><text:span text:style-name="T12">.</text:span></text:p>
      <text:p text:style-name="P66"><text:span text:style-name="T13">Conselheiros</text:span><text:span text:style-name="T13">: </text:span><text:span text:style-name="T12">O</text:span><text:span text:style-name="T12"> </text:span><text:span text:style-name="T12">conselheiro</text:span><text:span text:style-name="T12"> </text:span><text:span text:style-name="T12">é</text:span><text:span text:style-name="T12"> </text:span><text:span text:style-name="T12">um</text:span><text:span text:style-name="T12"> </text:span><text:span text:style-name="T12">docente</text:span><text:span text:style-name="T12"> </text:span><text:span text:style-name="T12">representante</text:span><text:span text:style-name="T12"> </text:span><text:span text:style-name="T12">de</text:span><text:span text:style-name="T12"> </text:span><text:span text:style-name="T12">cada</text:span><text:span text:style-name="T12"> </text:span><text:span text:style-name="T12">instituto</text:span><text:span text:style-name="T12">, </text:span><text:span text:style-name="T12">e</text:span><text:span text:style-name="T12"> </text:span><text:span text:style-name="T12">é</text:span><text:span text:style-name="T12"> </text:span><text:span text:style-name="T12">responsável</text:span><text:span text:style-name="T12"> </text:span><text:span text:style-name="T12">por</text:span><text:span text:style-name="T12">, </text:span><text:span text:style-name="T12">sempre</text:span><text:span text:style-name="T12"> </text:span><text:span text:style-name="T12">que</text:span><text:span text:style-name="T12"> </text:span><text:span text:style-name="T12">houver</text:span><text:span text:style-name="T12"> </text:span><text:span text:style-name="T12">recursos</text:span><text:span text:style-name="T12"> </text:span><text:span text:style-name="T12">disponíveis</text:span><text:span text:style-name="T12"> </text:span><text:span text:style-name="T12">para</text:span><text:span text:style-name="T12"> </text:span><text:span text:style-name="T12">o</text:span><text:span text:style-name="T12"> </text:span><text:span text:style-name="T12">instituto</text:span><text:span text:style-name="T12">:</text:span></text:p>
      <text:list xml:id="list23" text:style-name="LS2">
        <text:list-item>
          <text:list>
            <text:list-item>
              <text:p text:style-name="P105"><text:span text:style-name="T12">Coletar</text:span><text:span text:style-name="T12"> </text:span><text:span text:style-name="T12">as</text:span><text:span text:style-name="T12"> </text:span><text:span text:style-name="T12">informações</text:span><text:span text:style-name="T12"> </text:span><text:span text:style-name="T12">de</text:span><text:span text:style-name="T12"> </text:span><text:span text:style-name="T12">quais</text:span><text:span text:style-name="T12"> <text:s/></text:span><text:span text:style-name="T12">serão</text:span><text:span text:style-name="T12"> </text:span><text:span text:style-name="T12">utilizados</text:span><text:span text:style-name="T12"> </text:span><text:span text:style-name="T12">no</text:span><text:span text:style-name="T12"> </text:span><text:span text:style-name="T12">período</text:span><text:span text:style-name="T12">, </text:span><text:span text:style-name="T12">analisando</text:span><text:span text:style-name="T12"> </text:span><text:span text:style-name="T12">os</text:span><text:span text:style-name="T12"> </text:span><text:span text:style-name="T12">projetos</text:span><text:span text:style-name="T12"> </text:span><text:span text:style-name="T12">e</text:span><text:span text:style-name="T12"> </text:span><text:span text:style-name="T12">planos</text:span><text:span text:style-name="T12"> </text:span><text:span text:style-name="T12">produzidos</text:span><text:span text:style-name="T12"> </text:span><text:span text:style-name="T12">pelos</text:span><text:span text:style-name="T12"> </text:span><text:span text:style-name="T12">demai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; </text:span></text:p>
            </text:list-item>
            <text:list-item>
              <text:p text:style-name="P105"><text:span text:style-name="T12">Verificar</text:span><text:span text:style-name="T12"> </text:span><text:span text:style-name="T12">as</text:span><text:span text:style-name="T12"> </text:span><text:span text:style-name="T12">quantidades</text:span><text:span text:style-name="T12"> </text:span><text:span text:style-name="T12">necessárias</text:span><text:span text:style-name="T12"> </text:span><text:span text:style-name="T12">destes</text:span><text:span text:style-name="T12"> </text:span><text:span text:style-name="T12">itens</text:span><text:span text:style-name="T12"> </text:span><text:span text:style-name="T12">para</text:span><text:span text:style-name="T12"> </text:span><text:span text:style-name="T12">a</text:span><text:span text:style-name="T12"> </text:span><text:span text:style-name="T12">aquisição</text:span><text:span text:style-name="T12"> (</text:span><text:span text:style-name="T12">compra</text:span><text:span text:style-name="T12">), </text:span><text:span text:style-name="T12">certificando</text:span><text:span text:style-name="T12">-</text:span><text:span text:style-name="T12">se</text:span><text:span text:style-name="T12"> </text:span><text:span text:style-name="T12">das</text:span><text:span text:style-name="T12"> </text:span><text:span text:style-name="T12">quantidades</text:span><text:span text:style-name="T12"> </text:span><text:span text:style-name="T12">disponíveis</text:span><text:span text:style-name="T12"> </text:span><text:span text:style-name="T12">na</text:span><text:span text:style-name="T12"> </text:span><text:span text:style-name="T12">biblioteca</text:span><text:span text:style-name="T12">, </text:span><text:span text:style-name="T12">e</text:span><text:span text:style-name="T12"> </text:span><text:span text:style-name="T12">obdecendo</text:span><text:span text:style-name="T12"> </text:span><text:span text:style-name="T12">as</text:span><text:span text:style-name="T12"> </text:span><text:span text:style-name="T12">resoluções</text:span><text:span text:style-name="T12"> </text:span><text:span text:style-name="T12">do</text:span><text:span text:style-name="T12"> </text:span><text:span text:style-name="T12">MEC</text:span><text:span text:style-name="T12"> (</text:span><text:span text:style-name="T12">descritas</text:span><text:span text:style-name="T12"> </text:span><text:span text:style-name="T12">na</text:span><text:span text:style-name="T12"> </text:span><text:span text:style-name="T12">seção</text:span><text:span text:style-name="T12"> 3.2); </text:span></text:p>
            </text:list-item>
            <text:list-item>
              <text:p text:style-name="P105"><text:span text:style-name="T12">Efetuar</text:span><text:span text:style-name="T12"> </text:span><text:span text:style-name="T12">o</text:span><text:span text:style-name="T12"> </text:span><text:span text:style-name="T12">levantamento</text:span><text:span text:style-name="T12"> </text:span><text:span text:style-name="T12">dos</text:span><text:span text:style-name="T12"> </text:span><text:span text:style-name="T12">preços</text:span><text:span text:style-name="T12"> </text:span><text:span text:style-name="T12">destes</text:span><text:span text:style-name="T12"> </text:span><text:span text:style-name="T12">itens</text:span><text:span text:style-name="T12">, </text:span><text:span text:style-name="T12">a</text:span><text:span text:style-name="T12"> </text:span><text:span text:style-name="T12">cotação</text:span><text:span text:style-name="T12"> </text:span><text:span text:style-name="T12">propriamente</text:span><text:span text:style-name="T12"> </text:span><text:span text:style-name="T12">dita</text:span><text:span text:style-name="T12">; </text:span></text:p>
            </text:list-item>
            <text:list-item>
              <text:p text:style-name="P98"><text:span text:style-name="T12">Repassar</text:span><text:span text:style-name="T12"> </text:span><text:span text:style-name="T12">os</text:span><text:span text:style-name="T12"> </text:span><text:span text:style-name="T12">dados</text:span><text:span text:style-name="T12"> </text:span><text:span text:style-name="T12">finais</text:span><text:span text:style-name="T12"> </text:span><text:span text:style-name="T12">ao</text:span><text:span text:style-name="T12"> </text:span><text:span text:style-name="T12">sistema</text:span><text:span text:style-name="T12"> </text:span><text:span text:style-name="T12">SOLICITE</text:span><text:span text:style-name="T12"> </text:span><text:span text:style-name="T12">para</text:span><text:span text:style-name="T12"> </text:span><text:span text:style-name="T12">a</text:span><text:span text:style-name="T12"> </text:span><text:span text:style-name="T12">compra</text:span><text:span text:style-name="T12"> </text:span><text:span text:style-name="T12">dos</text:span><text:span text:style-name="T12"> </text:span><text:span text:style-name="T12">livros</text:span><text:span text:style-name="T12">.</text:span></text:p>
            </text:list-item>
          </text:list>
        </text:list-item>
      </text:list>
      <text:p text:style-name="P69"><text:span text:style-name="T12">Diferentemente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atual</text:span><text:span text:style-name="T12">, </text:span><text:span text:style-name="T12">o</text:span><text:span text:style-name="T12"> </text:span><text:span text:style-name="T12">conselheiro</text:span><text:span text:style-name="T12"> </text:span><text:span text:style-name="T12">agora</text:span><text:span text:style-name="T12"> </text:span><text:span text:style-name="T12">terá</text:span><text:span text:style-name="T12"> </text:span><text:span text:style-name="T12">o</text:span><text:span text:style-name="T12"> </text:span><text:span text:style-name="T12">SGB</text:span><text:span text:style-name="T12"> </text:span><text:span text:style-name="T12">para</text:span><text:span text:style-name="T12"> </text:span><text:span text:style-name="T12">ajudá</text:span><text:span text:style-name="T12">-</text:span><text:span text:style-name="T12">lo</text:span><text:span text:style-name="T12"> </text:span><text:span text:style-name="T12">nas</text:span><text:span text:style-name="T12"> </text:span><text:span text:style-name="T12">suas</text:span><text:span text:style-name="T12"> </text:span><text:span text:style-name="T12">atividades</text:span><text:span text:style-name="T12">. </text:span><text:span text:style-name="T12">A</text:span><text:span text:style-name="T12"> </text:span><text:span text:style-name="T12">coleta</text:span><text:span text:style-name="T12">, </text:span><text:span text:style-name="T12">a</text:span><text:span text:style-name="T12"> </text:span><text:span text:style-name="T12">verificação</text:span><text:span text:style-name="T12">, </text:span><text:span text:style-name="T12">a</text:span><text:span text:style-name="T12"> </text:span><text:span text:style-name="T12">cotação</text:span><text:span text:style-name="T12"> </text:span><text:span text:style-name="T12">e</text:span><text:span text:style-name="T12"> </text:span><text:span text:style-name="T12">o</text:span><text:span text:style-name="T12"> </text:span><text:span text:style-name="T12">repasse</text:span><text:span text:style-name="T12"> </text:span><text:span text:style-name="T12">das</text:span><text:span text:style-name="T12"> </text:span><text:span text:style-name="T12">informações</text:span><text:span text:style-name="T12"> </text:span><text:span text:style-name="T12">fazem</text:span><text:span text:style-name="T12"> </text:span><text:span text:style-name="T12">parte</text:span><text:span text:style-name="T12"> </text:span><text:span text:style-name="T12">deste</text:span><text:span text:style-name="T12"> </text:span><text:span text:style-name="T12">sistema</text:span><text:span text:style-name="T12"> </text:span><text:span text:style-name="T12">automatizado</text:span><text:span text:style-name="T12">.</text:span></text:p>
      <text:p text:style-name="P75"><text:span text:style-name="T13">Funcionário</text:span><text:span text:style-name="T13"> </text:span><text:span text:style-name="T13">da</text:span><text:span text:style-name="T13"> </text:span><text:span text:style-name="T13">Biblioteca</text:span><text:span text:style-name="T13">:</text:span><text:span text:style-name="T12"> </text:span><text:span text:style-name="T12">Este</text:span><text:span text:style-name="T12"> </text:span><text:span text:style-name="T12">papel</text:span><text:span text:style-name="T12"> </text:span><text:span text:style-name="T12">é</text:span><text:span text:style-name="T12"> </text:span><text:span text:style-name="T12">o</text:span><text:span text:style-name="T12"> </text:span><text:span text:style-name="T12">mesmo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atual</text:span><text:span text:style-name="T12">. </text:span><text:span text:style-name="T12">Os</text:span><text:span text:style-name="T12"> </text:span><text:span text:style-name="T12">funcionários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serão</text:span><text:span text:style-name="T12"> </text:span><text:span text:style-name="T12">responsáveis</text:span><text:span text:style-name="T12"> </text:span><text:span text:style-name="T12">por</text:span><text:span text:style-name="T12"> </text:span><text:span text:style-name="T12">os</text:span><text:span text:style-name="T12"> </text:span><text:span text:style-name="T12">dados</text:span><text:span text:style-name="T12"> </text:span><text:span text:style-name="T12">enviadas</text:span><text:span text:style-name="T12"> </text:span><text:span text:style-name="T12">ao</text:span><text:span text:style-name="T12"> </text:span><text:span text:style-name="T12">sistema</text:span><text:span text:style-name="T12"> </text:span><text:span text:style-name="T12">SOLICITE</text:span><text:span text:style-name="T12"> </text:span><text:span text:style-name="T12">pelos</text:span><text:span text:style-name="T12"> </text:span><text:span text:style-name="T12">conselheiros</text:span><text:span text:style-name="T12"> </text:span><text:span text:style-name="T12">e</text:span><text:span text:style-name="T12"> </text:span><text:span text:style-name="T12">efetuar</text:span><text:span text:style-name="T12"> </text:span><text:span text:style-name="T12">a</text:span><text:span text:style-name="T12"> </text:span><text:span text:style-name="T12">aquisição</text:span><text:span text:style-name="T12"> </text:span><text:span text:style-name="T12">dos</text:span><text:span text:style-name="T12"> </text:span><text:span text:style-name="T12">livros</text:span><text:span text:style-name="T12"> </text:span><text:span text:style-name="T12">recomendados</text:span><text:span text:style-name="T12"> </text:span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</text:span><text:span text:style-name="T12"> </text:span><text:span text:style-name="T12">orçamento</text:span><text:span text:style-name="T12"> </text:span><text:span text:style-name="T12">disponível</text:span><text:span text:style-name="T12"> </text:span><text:span text:style-name="T12">para</text:span><text:span text:style-name="T12"> </text:span><text:span text:style-name="T12">cada</text:span><text:span text:style-name="T12"> </text:span><text:span text:style-name="T12">unidade</text:span><text:span text:style-name="T12">.</text:span></text:p>
      <text:h text:style-name="P89" text:outline-level="10"><text:bookmark-start text:name="h.gwqrhpyfkqs5"/>3.5.3.<text:bookmark-end text:name="h.gwqrhpyfkqs5"/> Interação entre os Usuários de Classes</text:h>
      <text:p text:style-name="P68">A interação entre os usuários de classe se segue principalmente em dois momentos distintos:</text:p>
      <text:p text:style-name="P66"><text:span text:style-name="T13">Docentes</text:span><text:span text:style-name="T13"> </text:span><text:span text:style-name="T13">e</text:span><text:span text:style-name="T13"> </text:span><text:span text:style-name="T13">Coordenadores</text:span><text:span text:style-name="T13"> </text:span><text:span text:style-name="T13">com</text:span><text:span text:style-name="T13"> </text:span><text:span text:style-name="T13">os</text:span><text:span text:style-name="T13"> </text:span><text:span text:style-name="T13">Conselheiros</text:span><text:span text:style-name="T12">:</text:span></text:p>
      <text:list xml:id="list27" text:style-name="LS3">
        <text:list-item>
          <text:list>
            <text:list-item>
              <text:p text:style-name="P106"><text:span text:style-name="T12">Os</text:span><text:span text:style-name="T12"> </text:span><text:span text:style-name="T12">docentes</text:span><text:span text:style-name="T12"> </text:span><text:span text:style-name="T12">e</text:span><text:span text:style-name="T12"> </text:span><text:span text:style-name="T12">coordenadores</text:span><text:span text:style-name="T12"> </text:span><text:span text:style-name="T12">do</text:span><text:span text:style-name="T12"> </text:span><text:span text:style-name="T12">instituto</text:span><text:span text:style-name="T12"> </text:span><text:span text:style-name="T12">produzem</text:span><text:span text:style-name="T12"> </text:span><text:span text:style-name="T12">os</text:span><text:span text:style-name="T12"> </text:span><text:span text:style-name="T12">planos</text:span><text:span text:style-name="T12"> </text:span><text:span text:style-name="T12">e</text:span><text:span text:style-name="T12"> </text:span><text:span text:style-name="T12">projetos</text:span><text:span text:style-name="T12"> </text:span><text:span text:style-name="T12">com</text:span><text:span text:style-name="T12"> </text:span><text:span text:style-name="T12">as</text:span><text:span text:style-name="T12"> </text:span><text:span text:style-name="T12">devidas</text:span><text:span text:style-name="T12"> </text:span><text:span text:style-name="T12">bibliografias</text:span><text:span text:style-name="T12"> </text:span><text:span text:style-name="T12">das</text:span><text:span text:style-name="T12"> </text:span><text:span text:style-name="T12">disciplinas</text:span><text:span text:style-name="T12">.</text:span></text:p>
            </text:list-item>
            <text:list-item>
              <text:p text:style-name="P95"><text:span text:style-name="T12">O</text:span><text:span text:style-name="T12"> </text:span><text:span text:style-name="T12">conselheiro</text:span><text:span text:style-name="T12"> </text:span><text:span text:style-name="T12">é</text:span><text:span text:style-name="T12"> </text:span><text:span text:style-name="T12">responsável</text:span><text:span text:style-name="T12"> </text:span><text:span text:style-name="T12">por</text:span><text:span text:style-name="T12"> </text:span><text:span text:style-name="T12">analisar</text:span><text:span text:style-name="T12"> </text:span><text:span text:style-name="T12">estes</text:span><text:span text:style-name="T12"> </text:span><text:span text:style-name="T12">documentos</text:span><text:span text:style-name="T12">, </text:span><text:span text:style-name="T12">através</text:span><text:span text:style-name="T12"> </text:span><text:span text:style-name="T12">do</text:span><text:span text:style-name="T12"> </text:span><text:span text:style-name="T12">SGB</text:span><text:span text:style-name="T12"> </text:span><text:span text:style-name="T12">e</text:span><text:span text:style-name="T12"> </text:span><text:span text:style-name="T12">formular</text:span><text:span text:style-name="T12"> </text:span><text:span text:style-name="T12">a</text:span><text:span text:style-name="T12"> </text:span><text:span text:style-name="T12">planilha</text:span><text:span text:style-name="T12"> </text:span><text:span text:style-name="T12">de</text:span><text:span text:style-name="T12"> </text:span><text:span text:style-name="T12">pedidos</text:span><text:span text:style-name="T12">.</text:span></text:p>
            </text:list-item>
          </text:list>
        </text:list-item>
      </text:list>
      <text:p text:style-name="P66"><text:span text:style-name="T13">Conselheiros</text:span><text:span text:style-name="T13"> </text:span><text:span text:style-name="T13">com</text:span><text:span text:style-name="T13"> </text:span><text:span text:style-name="T13">os</text:span><text:span text:style-name="T13"> </text:span><text:span text:style-name="T13">Funcionários</text:span><text:span text:style-name="T13"> </text:span><text:span text:style-name="T13">da</text:span><text:span text:style-name="T13"> </text:span><text:span text:style-name="T13">Biblioteca</text:span><text:span text:style-name="T13">: </text:span></text:p>
      <text:list xml:id="list29" text:style-name="LS4">
        <text:list-item>
          <text:list>
            <text:list-item>
              <text:p text:style-name="P107"><text:span text:style-name="T12">Os</text:span><text:span text:style-name="T12"> </text:span><text:span text:style-name="T12">conselheiros</text:span><text:span text:style-name="T12"> </text:span><text:span text:style-name="T12">enviam</text:span><text:span text:style-name="T12"> </text:span><text:span text:style-name="T12">os</text:span><text:span text:style-name="T12"> </text:span><text:span text:style-name="T12">dados</text:span><text:span text:style-name="T12"> </text:span><text:span text:style-name="T12">para</text:span><text:span text:style-name="T12"> </text:span><text:span text:style-name="T12">o</text:span><text:span text:style-name="T12"> </text:span><text:span text:style-name="T12">SOLICITE</text:span><text:span text:style-name="T12">;</text:span></text:p>
            </text:list-item>
            <text:list-item>
              <text:p text:style-name="P96"><text:span text:style-name="T12">Os</text:span><text:span text:style-name="T12"> </text:span><text:span text:style-name="T12">funcionários</text:span><text:span text:style-name="T12"> </text:span><text:span text:style-name="T12">da</text:span><text:span text:style-name="T12"> </text:span><text:span text:style-name="T12">biblioteca</text:span><text:span text:style-name="T12"> </text:span><text:span text:style-name="T12">em</text:span><text:span text:style-name="T12"> </text:span><text:span text:style-name="T12">posse</text:span><text:span text:style-name="T12"> </text:span><text:span text:style-name="T12">dos</text:span><text:span text:style-name="T12"> </text:span><text:span text:style-name="T12">dados</text:span><text:span text:style-name="T12"> </text:span><text:span text:style-name="T12">do</text:span><text:span text:style-name="T12"> </text:span><text:span text:style-name="T12">SOLICITE</text:span><text:span text:style-name="T12">, </text:span><text:span text:style-name="T12">são</text:span><text:span text:style-name="T12"> </text:span><text:span text:style-name="T12">responsáveis</text:span><text:span text:style-name="T12"> </text:span><text:span text:style-name="T12">pelo</text:span><text:span text:style-name="T12"> </text:span><text:span text:style-name="T12">pedido</text:span><text:span text:style-name="T12"> </text:span><text:span text:style-name="T12">dos</text:span><text:span text:style-name="T12"> </text:span><text:span text:style-name="T12">livros</text:span><text:span text:style-name="T12">.</text:span></text:p>
            </text:list-item>
          </text:list>
        </text:list-item>
      </text:list>
      <text:h text:style-name="P90" text:outline-level="10"><text:bookmark-start text:name="h.7hzv91l6lx1f"/>3.5.4.<text:bookmark-end text:name="h.7hzv91l6lx1f"/> Outras Pessoas Envolvidas </text:h>
      <text:p text:style-name="P68"><text:span text:style-name="T18">PROAD</text:span><text:span text:style-name="T18">:</text:span> A Pró-Reitoria de Administração de Fincanças tem como função defininir o orçamento dos institutos. Logo, mesmo que o levantamento seja criado automaticamente. É apenas com o orçamento repassado da PROAD que será possivel as compras dos livros gerados.</text:p>
      <text:p text:style-name="P68"><text:soft-page-break/><text:span text:style-name="T18">CONSUNI</text:span><text:span text:style-name="T18">/</text:span><text:span text:style-name="T18">CEPEC</text:span><text:span text:style-name="T18">:</text:span> CONSUNI e o CEPEC, são responsaveis pela autorização da criação de novos cursos na UFG. Logo, apenas com a autorização deles que podera ser criado novas grades estudantis, e consequentemente, aquisição de novos livros.</text:p>
      <text:h text:style-name="P86" text:outline-level="10"><text:bookmark-start text:name="h.dtpszipxtv3p"/><text:span text:style-name="T10">5.6.</text:span><text:bookmark-end text:name="h.dtpszipxtv3p"/><text:span text:style-name="T10"> </text:span><text:span text:style-name="T10">Ambiente</text:span><text:span text:style-name="T10"> </text:span><text:span text:style-name="T10">de</text:span><text:span text:style-name="T10"> </text:span><text:span text:style-name="T10">Suporte</text:span></text:h>
      <text:p text:style-name="P79"><text:span text:style-name="T12">O</text:span><text:span text:style-name="T12"> </text:span><text:span text:style-name="T12">sistema</text:span><text:span text:style-name="T12"> </text:span><text:span text:style-name="T12">proposto</text:span><text:span text:style-name="T12"> </text:span><text:span text:style-name="T12">terá</text:span><text:span text:style-name="T12"> </text:span><text:span text:style-name="T12">principalmente</text:span><text:span text:style-name="T12"> </text:span><text:span text:style-name="T12">a</text:span><text:span text:style-name="T12"> </text:span><text:span text:style-name="T12">Fábrica</text:span><text:span text:style-name="T12"> </text:span><text:span text:style-name="T12">de</text:span><text:span text:style-name="T12"> </text:span><text:span text:style-name="T12">Software</text:span><text:span text:style-name="T12"> </text:span><text:span text:style-name="T12">do</text:span><text:span text:style-name="T12"> </text:span><text:span text:style-name="T12">Instituto</text:span><text:span text:style-name="T12"> </text:span><text:span text:style-name="T12">de</text:span><text:span text:style-name="T12"> </text:span><text:span text:style-name="T12">Informática</text:span><text:span text:style-name="T12"> (</text:span><text:span text:style-name="T12">INF</text:span><text:span text:style-name="T12">) </text:span><text:span text:style-name="T12">e</text:span><text:span text:style-name="T12"> </text:span><text:span text:style-name="T12">toda</text:span><text:span text:style-name="T12"> </text:span><text:span text:style-name="T12">a</text:span><text:span text:style-name="T12"> </text:span><text:span text:style-name="T12">sua</text:span><text:span text:style-name="T12"> </text:span><text:span text:style-name="T12">infraestrutura</text:span><text:span text:style-name="T12"> </text:span><text:span text:style-name="T12">como</text:span><text:span text:style-name="T12"> </text:span><text:span text:style-name="T12">suporte</text:span><text:span text:style-name="T12"> </text:span><text:span text:style-name="T12">de</text:span><text:span text:style-name="T12"> </text:span><text:span text:style-name="T12">funcionamento</text:span><text:span text:style-name="T12">. </text:span><text:span text:style-name="T12">Todos</text:span><text:span text:style-name="T12"> </text:span><text:span text:style-name="T12">os</text:span><text:span text:style-name="T12"> </text:span><text:span text:style-name="T12">usuários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tem</text:span><text:span text:style-name="T12"> </text:span><text:span text:style-name="T12">acesso</text:span><text:span text:style-name="T12"> </text:span><text:span text:style-name="T12">a</text:span><text:span text:style-name="T12"> </text:span><text:span text:style-name="T12">computadores</text:span><text:span text:style-name="T12"> </text:span><text:span text:style-name="T12">com</text:span><text:span text:style-name="T12"> </text:span><text:span text:style-name="T12">acesso</text:span><text:span text:style-name="T12"> </text:span><text:span text:style-name="T12">a</text:span><text:span text:style-name="T12"> </text:span><text:span text:style-name="T12">internet</text:span><text:span text:style-name="T12">, </text:span><text:span text:style-name="T12">o</text:span><text:span text:style-name="T12"> </text:span><text:span text:style-name="T12">que</text:span><text:span text:style-name="T12"> </text:span><text:span text:style-name="T12">possibilita</text:span><text:span text:style-name="T12"> </text:span><text:span text:style-name="T12">o</text:span><text:span text:style-name="T12"> </text:span><text:span text:style-name="T12">acesso</text:span><text:span text:style-name="T12"> </text:span><text:span text:style-name="T12">ao</text:span><text:span text:style-name="T12"> </text:span><text:span text:style-name="T12">sistema</text:span><text:span text:style-name="T12"> </text:span><text:span text:style-name="T12">computacional</text:span><text:span text:style-name="T12">. </text:span></text:p>
      <text:p text:style-name="P78"><text:span text:style-name="T12">Todos</text:span><text:span text:style-name="T12"> </text:span><text:span text:style-name="T12">os</text:span><text:span text:style-name="T12"> </text:span><text:span text:style-name="T12">usuários</text:span><text:span text:style-name="T12"> </text:span><text:span text:style-name="T12">receberão</text:span><text:span text:style-name="T12"> </text:span><text:span text:style-name="T12">o</text:span><text:span text:style-name="T12"> </text:span><text:span text:style-name="T12">treinamento</text:span><text:span text:style-name="T12"> </text:span><text:span text:style-name="T12">necessário</text:span><text:span text:style-name="T12"> </text:span><text:span text:style-name="T12">para</text:span><text:span text:style-name="T12"> </text:span><text:span text:style-name="T12">a</text:span><text:span text:style-name="T12"> </text:span><text:span text:style-name="T12">utilização</text:span><text:span text:style-name="T12"> </text:span><text:span text:style-name="T12">do</text:span><text:span text:style-name="T12"> </text:span><text:span text:style-name="T12">sistema</text:span><text:span text:style-name="T12"> </text:span><text:span text:style-name="T12">e</text:span><text:span text:style-name="T12"> </text:span><text:span text:style-name="T12">haverá</text:span><text:span text:style-name="T12"> </text:span><text:span text:style-name="T12">suporte</text:span><text:span text:style-name="T12"> </text:span><text:span text:style-name="T12">especializado</text:span><text:span text:style-name="T12"> </text:span><text:span text:style-name="T12">e</text:span><text:span text:style-name="T12"> </text:span><text:span text:style-name="T12">manutenção</text:span><text:span text:style-name="T12"> </text:span><text:span text:style-name="T12">a</text:span><text:span text:style-name="T12"> </text:span><text:span text:style-name="T12">qualquer</text:span><text:span text:style-name="T12"> </text:span><text:span text:style-name="T12">momento</text:span><text:span text:style-name="T12"> </text:span><text:span text:style-name="T12">que</text:span><text:span text:style-name="T12"> </text:span><text:span text:style-name="T12">for</text:span><text:span text:style-name="T12"> </text:span><text:span text:style-name="T12">solicitado</text:span><text:span text:style-name="T12"> </text:span><text:span text:style-name="T12">pelo</text:span><text:span text:style-name="T12"> </text:span><text:span text:style-name="T12">usuário</text:span><text:span text:style-name="T12">.</text:span></text:p>
      <text:h text:style-name="P82" text:outline-level="10"><text:bookmark-start text:name="h.aiuyyqfgg1s0"/><text:span text:style-name="T9">6</text:span><text:bookmark-end text:name="h.aiuyyqfgg1s0"/><text:span text:style-name="T9">. </text:span><text:span text:style-name="T9">Notas</text:span></text:h>
      <text:p text:style-name="P35"><text:span text:style-name="T12">Nenhuma</text:span><text:span text:style-name="T12"> </text:span><text:span text:style-name="T12">nota</text:span><text:span text:style-name="T12"> </text:span><text:span text:style-name="T12">pertintente</text:span><text:span text:style-name="T12"> </text:span><text:span text:style-name="T12">foi</text:span><text:span text:style-name="T12"> </text:span><text:span text:style-name="T12">aplicada</text:span><text:span text:style-name="T12"> </text:span><text:span text:style-name="T12">durante</text:span><text:span text:style-name="T12"> </text:span><text:span text:style-name="T12">o</text:span><text:span text:style-name="T12"> </text:span><text:span text:style-name="T12">período</text:span><text:span text:style-name="T12"> </text:span><text:span text:style-name="T12">de</text:span><text:span text:style-name="T12"> </text:span><text:span text:style-name="T12">concepção</text:span><text:span text:style-name="T12"> </text:span><text:span text:style-name="T12">do</text:span><text:span text:style-name="T12"> </text:span><text:span text:style-name="T12">projeto</text:span><text:span text:style-name="T12">.</text:span></text:p>
      <text:h text:style-name="P82" text:outline-level="10"><text:bookmark-start text:name="h.hcxpgkb14br"/><text:span text:style-name="T9">7</text:span><text:bookmark-end text:name="h.hcxpgkb14br"/><text:span text:style-name="T9">. </text:span><text:span text:style-name="T9">Apêndice</text:span></text:h>
      <text:p text:style-name="P37">Estão aqui expostos alguns documentos e arquivos que foram de suma importância para a obtenção dos requisitos declados no decorrer do documento:</text:p>
      <text:list xml:id="list41208318" text:style-name="LS6">
        <text:list-item>
          <text:p text:style-name="P99"><office:annotation><dc:date>2012-11-01T19:36:43.54</dc:date><text:p text:style-name="P108"><text:span text:style-name="T23">bruno:</text:span></text:p><text:p text:style-name="P108"><text:span text:style-name="T23">INSERIR LINKS</text:span></text:p></office:annotation>Modelo de Pedido BC 2012; [INSERIR LINK PARA O DOCUMENTO]</text:p>
        </text:list-item>
        <text:list-item>
          <text:p text:style-name="P99">Formulário 2012; [INSERIR LINK PARA O DOCUMENTO]</text:p>
        </text:list-item>
        <text:list-item>
          <text:p text:style-name="P99">Orientações aos Conselheiros; [INSERIR LINK PARA O DOCUMENTO]</text:p>
        </text:list-item>
        <text:list-item>
          <text:p text:style-name="P99">Modelo de Distribuição de Recursos; [INSERIR LINK PARA O DOCUMENTO]</text:p>
        </text:list-item>
      </text:list>
      <text:h text:style-name="P82" text:outline-level="10"><text:bookmark-start text:name="h.i4g3d6vcqh8e"/><text:span text:style-name="T9">8</text:span><text:bookmark-end text:name="h.i4g3d6vcqh8e"/><text:span text:style-name="T9">. </text:span><text:span text:style-name="T9">Glossário</text:span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Termo</text:p>
          </table:table-cell>
          <table:table-cell table:style-name="Tabela3.A1" office:value-type="string">
            <text:p text:style-name="P8">Descrição</text:p>
          </table:table-cell>
        </table:table-row>
        <table:table-row>
          <table:table-cell table:style-name="Tabela3.A2" office:value-type="string">
            <text:p text:style-name="P9">INF</text:p>
          </table:table-cell>
          <table:table-cell table:style-name="Tabela3.B2" office:value-type="string">
            <text:p text:style-name="P12"><text:span text:style-name="T7">Instituto</text:span><text:span text:style-name="T7"> </text:span><text:span text:style-name="T7">de</text:span><text:span text:style-name="T7"> </text:span><text:span text:style-name="T7">Informática</text:span></text:p>
          </table:table-cell>
        </table:table-row>
        <table:table-row>
          <table:table-cell table:style-name="Tabela3.A3" office:value-type="string">
            <text:p text:style-name="P9">UFG</text:p>
          </table:table-cell>
          <table:table-cell table:style-name="Tabela3.B3" office:value-type="string">
            <text:p text:style-name="P12"><text:span text:style-name="T7">Universidade</text:span><text:span text:style-name="T7"> </text:span><text:span text:style-name="T7">Federal</text:span><text:span text:style-name="T7"> </text:span><text:span text:style-name="T7">de</text:span><text:span text:style-name="T7"> </text:span><text:span text:style-name="T7">Goiás</text:span></text:p>
          </table:table-cell>
        </table:table-row>
        <table:table-row>
          <table:table-cell table:style-name="Tabela3.A4" office:value-type="string">
            <text:p text:style-name="P9">RGCG</text:p>
          </table:table-cell>
          <table:table-cell table:style-name="Tabela3.B4" office:value-type="string">
            <text:p text:style-name="P12"><text:span text:style-name="T7">Regimento</text:span><text:span text:style-name="T7"> </text:span><text:span text:style-name="T7">Geral</text:span><text:span text:style-name="T7"> </text:span><text:span text:style-name="T7">dos</text:span><text:span text:style-name="T7"> </text:span><text:span text:style-name="T7">Cursos</text:span><text:span text:style-name="T7"> </text:span><text:span text:style-name="T7">de</text:span><text:span text:style-name="T7"> </text:span><text:span text:style-name="T7">Graduação</text:span></text:p>
          </table:table-cell>
        </table:table-row>
        <table:table-row>
          <table:table-cell table:style-name="Tabela3.A5" office:value-type="string">
            <text:p text:style-name="P9">MEC</text:p>
          </table:table-cell>
          <table:table-cell table:style-name="Tabela3.B5" office:value-type="string">
            <text:p text:style-name="P12"><text:span text:style-name="T7">Ministério</text:span><text:span text:style-name="T7"> </text:span><text:span text:style-name="T7">da</text:span><text:span text:style-name="T7"> </text:span><text:span text:style-name="T7">Educação</text:span></text:p>
          </table:table-cell>
        </table:table-row>
        <table:table-row>
          <table:table-cell table:style-name="Tabela3.A6" office:value-type="string">
            <text:p text:style-name="P10">CONSUNI</text:p>
          </table:table-cell>
          <table:table-cell table:style-name="Tabela3.B6" office:value-type="string">
            <text:p text:style-name="P12"><text:span text:style-name="T6">Conselho</text:span><text:span text:style-name="T6"> </text:span><text:span text:style-name="T6">Universitário</text:span></text:p>
          </table:table-cell>
        </table:table-row>
        <table:table-row>
          <table:table-cell table:style-name="Tabela3.A7" office:value-type="string">
            <text:p text:style-name="P10">SGB</text:p>
          </table:table-cell>
          <table:table-cell table:style-name="Tabela3.B7" office:value-type="string">
            <text:p text:style-name="P12"><text:span text:style-name="T6">Sistema</text:span><text:span text:style-name="T6"> </text:span><text:span text:style-name="T6">de</text:span><text:span text:style-name="T6"> </text:span><text:span text:style-name="T6">Gestão</text:span><text:span text:style-name="T6"> </text:span><text:span text:style-name="T6">Bibliográfica</text:span></text:p>
          </table:table-cell>
        </table:table-row>
        <table:table-row>
          <table:table-cell table:style-name="Tabela3.A8" office:value-type="string">
            <text:p text:style-name="P10">CERCOMP</text:p>
          </table:table-cell>
          <table:table-cell table:style-name="Tabela3.B8" office:value-type="string">
            <text:p text:style-name="P12"><text:span text:style-name="T6">Centro</text:span><text:span text:style-name="T6"> </text:span><text:span text:style-name="T6">de</text:span><text:span text:style-name="T6"> </text:span><text:span text:style-name="T6">Recursos</text:span><text:span text:style-name="T6"> </text:span><text:span text:style-name="T6">Computacionais</text:span></text:p>
          </table:table-cell>
        </table:table-row>
        <table:table-row>
          <table:table-cell table:style-name="Tabela3.A9" office:value-type="string">
            <text:p text:style-name="P11">PRPPG</text:p>
          </table:table-cell>
          <table:table-cell table:style-name="Tabela3.B9" office:value-type="string">
            <text:p text:style-name="P12"><text:span text:style-name="T6">Pró</text:span><text:span text:style-name="T6">-</text:span><text:span text:style-name="T6">Reitoria</text:span><text:span text:style-name="T6"> </text:span><text:span text:style-name="T6">de</text:span><text:span text:style-name="T6"> </text:span><text:span text:style-name="T6">Pesquisa</text:span><text:span text:style-name="T6"> </text:span><text:span text:style-name="T6">e</text:span><text:span text:style-name="T6"> </text:span><text:span text:style-name="T6">Pós</text:span><text:span text:style-name="T6">-</text:span><text:span text:style-name="T6">Graduação</text:span></text:p>
          </table:table-cell>
        </table:table-row>
        <table:table-row>
          <table:table-cell table:style-name="Tabela3.A10" office:value-type="string">
            <text:p text:style-name="P10">CONSUNI</text:p>
          </table:table-cell>
          <table:table-cell table:style-name="Tabela3.B10" office:value-type="string">
            <text:p text:style-name="P12"><text:span text:style-name="T6">Conselho</text:span><text:span text:style-name="T6"> </text:span><text:span text:style-name="T6">Universitário</text:span></text:p>
          </table:table-cell>
        </table:table-row>
        <table:table-row>
          <table:table-cell table:style-name="Tabela3.A11" office:value-type="string">
            <text:p text:style-name="P2">CEPEC</text:p>
          </table:table-cell>
          <table:table-cell table:style-name="Tabela3.B11" office:value-type="string">
            <text:p text:style-name="P4"/>
          </table:table-cell>
        </table:table-row>
        <table:table-row>
          <table:table-cell table:style-name="Tabela3.A12" office:value-type="string">
            <text:p text:style-name="P2">PROAD</text:p>
          </table:table-cell>
          <table:table-cell table:style-name="Tabela3.B12" office:value-type="string">
            <text:p text:style-name="P7"><text:span text:style-name="T6">Pró</text:span><text:span text:style-name="T6">-</text:span><text:span text:style-name="T6">Reitoria</text:span><text:span text:style-name="T6"> </text:span><text:span text:style-name="T6">de</text:span><text:span text:style-name="T6"> </text:span><text:span text:style-name="T6">Administração</text:span><text:span text:style-name="T6"> </text:span><text:span text:style-name="T6">e</text:span><text:span text:style-name="T6"> </text:span><text:span text:style-name="T6">Finanças</text:span></text:p>
          </table:table-cell>
        </table:table-row>
        <text:soft-page-break/>
        <table:table-row>
          <table:table-cell table:style-name="Tabela3.A13" office:value-type="string">
            <text:p text:style-name="P2">SIPA</text:p>
          </table:table-cell>
          <table:table-cell table:style-name="Tabela3.B13" office:value-type="string">
            <text:p text:style-name="P4"/>
          </table:table-cell>
        </table:table-row>
        <table:table-row>
          <table:table-cell table:style-name="Tabela3.A14" office:value-type="string">
            <text:p text:style-name="P2">BC</text:p>
          </table:table-cell>
          <table:table-cell table:style-name="Tabela3.B14" office:value-type="string">
            <text:p text:style-name="P7"><text:span text:style-name="T6">Biblioteca</text:span><text:span text:style-name="T6"> </text:span><text:span text:style-name="T6">Central</text:span></text:p>
          </table:table-cell>
        </table:table-row>
        <table:table-row>
          <table:table-cell table:style-name="Tabela3.A15" office:value-type="string">
            <text:p text:style-name="P2">SOPHIA</text:p>
          </table:table-cell>
          <table:table-cell table:style-name="Tabela3.B15" office:value-type="string">
            <text:p text:style-name="P4"/>
          </table:table-cell>
        </table:table-row>
        <table:table-row>
          <table:table-cell table:style-name="Tabela3.A16" office:value-type="string">
            <text:p text:style-name="P2">SOLICITE</text:p>
          </table:table-cell>
          <table:table-cell table:style-name="Tabela3.B16" office:value-type="string">
            <text:p text:style-name="P4"/>
          </table:table-cell>
        </table:table-row>
      </table:table>
      <text:p text:style-name="P42"><text:span text:style-name="T13">[</text:span><text:span text:style-name="T13">Tabela</text:span><text:span text:style-name="T13"> 1]</text:span><text:span text:style-name="T12"> </text:span><text:span text:style-name="T12">Glossário</text:span></text:p>
      <text:p text:style-name="P43"/>
      <text:p text:style-name="P43"/>
      <text:p text:style-name="P27"><text:span text:style-name="T12">Eu</text:span><text:span text:style-name="T12"> </text:span><text:span text:style-name="T12">Cássio</text:span><text:span text:style-name="T12"> </text:span><text:span text:style-name="T12">Leonardo</text:span><text:span text:style-name="T12"> </text:span><text:span text:style-name="T12">Rodrigues</text:span><text:span text:style-name="T12"> </text:span><text:span text:style-name="T12">abaixo</text:span><text:span text:style-name="T12"> </text:span><text:span text:style-name="T12">assinado</text:span><text:span text:style-name="T12"> </text:span><text:span text:style-name="T12">confirmo</text:span><text:span text:style-name="T12"> </text:span><text:span text:style-name="T12">que</text:span><text:span text:style-name="T12"> </text:span><text:span text:style-name="T12">estou</text:span><text:span text:style-name="T12"> </text:span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todas</text:span><text:span text:style-name="T12"> </text:span><text:span text:style-name="T12">as</text:span><text:span text:style-name="T12"> </text:span><text:span text:style-name="T12">informações</text:span><text:span text:style-name="T12"> </text:span><text:span text:style-name="T12">citadas</text:span><text:span text:style-name="T12"> </text:span><text:span text:style-name="T12">e</text:span><text:span text:style-name="T12"> </text:span><text:span text:style-name="T12">descritas</text:span><text:span text:style-name="T12"> </text:span><text:span text:style-name="T12">neste</text:span><text:span text:style-name="T12"> </text:span><text:span text:style-name="T12">documento</text:span><text:span text:style-name="T12"> </text:span><text:span text:style-name="T12">até</text:span><text:span text:style-name="T12"> </text:span><text:span text:style-name="T12">a</text:span><text:span text:style-name="T12"> </text:span><text:span text:style-name="T12">data</text:span><text:span text:style-name="T12"> </text:span><text:span text:style-name="T12">de</text:span><text:span text:style-name="T12"> </text:span><text:span text:style-name="T12">hoje</text:span><text:span text:style-name="T12">. </text:span><text:span text:style-name="T12">Afirmo</text:span><text:span text:style-name="T12"> </text:span><text:span text:style-name="T12">que</text:span><text:span text:style-name="T12"> </text:span><text:span text:style-name="T12">todas</text:span><text:span text:style-name="T12"> </text:span><text:span text:style-name="T12">as</text:span><text:span text:style-name="T12"> </text:span><text:span text:style-name="T12">informações</text:span><text:span text:style-name="T12"> </text:span><text:span text:style-name="T12">são</text:span><text:span text:style-name="T12"> </text:span><text:span text:style-name="T12">válidas</text:span><text:span text:style-name="T12"> </text:span><text:span text:style-name="T12">para</text:span><text:span text:style-name="T12"> </text:span><text:span text:style-name="T12">a</text:span><text:span text:style-name="T12"> </text:span><text:span text:style-name="T12">produção</text:span><text:span text:style-name="T12"> </text:span><text:span text:style-name="T12">do</text:span><text:span text:style-name="T12"> </text:span><text:span text:style-name="T12">software</text:span><text:span text:style-name="T12"> </text:span><text:span text:style-name="T12">do</text:span><text:span text:style-name="T12"> </text:span><text:span text:style-name="T12">SGB</text:span><text:span text:style-name="T12">, </text:span><text:span text:style-name="T12">exceto</text:span><text:span text:style-name="T12"> </text:span><text:span text:style-name="T12">aquelas</text:span><text:span text:style-name="T12"> </text:span><text:span text:style-name="T12">marcadas</text:span><text:span text:style-name="T12"> </text:span><text:span text:style-name="T12">com</text:span><text:span text:style-name="T12"> </text:span><text:span text:style-name="T12">modificações</text:span><text:span text:style-name="T12"> </text:span><text:span text:style-name="T12">que</text:span><text:span text:style-name="T12"> </text:span><text:span text:style-name="T12">deverão</text:span><text:span text:style-name="T12"> </text:span><text:span text:style-name="T12">ser</text:span><text:span text:style-name="T12"> </text:span><text:span text:style-name="T12">alteradas</text:span><text:span text:style-name="T12"> </text:span><text:span text:style-name="T12">para</text:span><text:span text:style-name="T12"> </text:span><text:span text:style-name="T12">atender</text:span><text:span text:style-name="T12"> </text:span><text:span text:style-name="T12">as</text:span><text:span text:style-name="T12"> </text:span><text:span text:style-name="T12">minhas</text:span><text:span text:style-name="T12"> </text:span><text:span text:style-name="T12">necessidades</text:span><text:span text:style-name="T12"> </text:span><text:span text:style-name="T12">e</text:span><text:span text:style-name="T12"> </text:span><text:span text:style-name="T12">da</text:span><text:span text:style-name="T12"> </text:span><text:span text:style-name="T12">fábrica</text:span><text:span text:style-name="T12"> </text:span><text:span text:style-name="T12">de</text:span><text:span text:style-name="T12"> </text:span><text:span text:style-name="T12">software</text:span><text:span text:style-name="T12">.</text:span></text:p>
      <text:p text:style-name="P44"><text:line-break/></text:p>
      <text:p text:style-name="P44"/>
      <text:p text:style-name="P43">___________________________________________________</text:p>
      <text:p text:style-name="P42"><text:span text:style-name="T12">Cássio</text:span><text:span text:style-name="T12"> </text:span><text:span text:style-name="T12">Leonardo</text:span><text:span text:style-name="T12"> </text:span><text:span text:style-name="T12">Rodrigues</text:span></text:p>
      <text:p text:style-name="P43"/>
      <text:p text:style-name="P43">___________________________________________________</text:p>
      <text:p text:style-name="P42"><text:span text:style-name="T12">Engenheiro</text:span><text:span text:style-name="T12"> </text:span><text:span text:style-name="T12">de</text:span><text:span text:style-name="T12"> </text:span><text:span text:style-name="T12">Requisitos</text:span><text:span text:style-name="T12"> </text:span><text:span text:style-name="T12">Responsável</text:span></text:p>
      <text:p text:style-name="P63"><text:span text:style-name="T12"><text:s text:c="7"/></text:span><text:span text:style-name="T13">Nome</text:span><text:span text:style-name="T12">: </text:span></text:p>
      <text:p text:style-name="P65"/>
      <text:p text:style-name="P64"><text:span text:style-name="T12">Goiânia</text:span><text:span text:style-name="T12"><text:tab/>, </text:span><text:span text:style-name="T12">de</text:span><text:span text:style-name="T12"><text:tab/><text:tab/><text:tab/></text:span><text:span text:style-name="T12">de</text:span><text:span text:style-name="T12"> 20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mbria" svg:font-family="Cambri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1" fo:font-size="11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cm" fo:line-height="100%" fo:break-before="auto" fo:break-after="auto" style:writing-mode="lr-tb"/>
      <style:text-properties fo:color="#365f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18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auto-update="true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6Level0" style:family="text"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List6Level1" style:family="text"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List6Level2" style:family="text"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List6Level3" style:family="text"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List6Level4" style:family="text"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List6Level5" style:family="text"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List6Level6" style:family="text"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List6Level7" style:family="text"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List6Level8" style:family="text"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indent="0cm" style:auto-text-indent="false" style:page-number="auto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MP2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MP3" style:family="paragraph" style:parent-style-name="Standard">
      <style:paragraph-properties fo:margin-left="0cm" fo:margin-right="0cm" fo:margin-top="0cm" fo:margin-bottom="0cm" fo:line-height="100%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4.316cm" svg:y="0.31cm" svg:width="2.514cm" style:rel-width="scale" svg:height="1.741cm" style:rel-height="scale" draw:z-index="22"><draw:image xlink:href="Pictures/1000020100000140000000F06BA53021.png" xlink:type="simple" xlink:show="embed" xlink:actuate="onLoad"/></draw:frame>Fábrica de Software – Instituto de Informática – Universidade Federal de Goiás </text:p>
        <text:p text:style-name="MP2">Sistema de Gestão Bibliográfica</text:p>
        <text:p text:style-name="MP2">SGB_REQ_DocumentoConOps Versão 1.0</text:p>
        <text:p text:style-name="MP3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editing-cycles>3</meta:editing-cycles>
    <dc:date>2012-11-01T21:06:39.03</dc:date>
    <meta:editing-duration>PT23M14S</meta:editing-duration>
    <meta:document-statistic meta:table-count="3" meta:image-count="2" meta:object-count="0" meta:page-count="22" meta:paragraph-count="279" meta:word-count="5146" meta:character-count="33893" meta:non-whitespace-character-count="29007"/>
  </office:meta>
</office:document-meta>
</file>